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ill Sans MT" svg:font-family="'Gill Sans MT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modern" style:font-pitch="variable"/>
    <style:font-face style:name="Noto Sans CJK SC1" svg:font-family="'Noto Sans CJK SC'" style:font-pitch="variable"/>
    <style:font-face style:name="Noto Sans CJK SC2" svg:font-family="'Noto Sans CJK SC'" style:font-family-generic="system" style:font-pitch="variable"/>
    <style:font-face style:name="Roboto" svg:font-family="Roboto" style:font-pitch="variable"/>
    <style:font-face style:name="Roboto Condensed" svg:font-family="'Roboto Condensed'" style:font-pitch="variable"/>
    <style:font-face style:name="Roboto Slab" svg:font-family="'Roboto Slab'" style:font-pitch="variable"/>
    <style:font-face style:name="Roboto Slab1" svg:font-family="'Roboto Slab'" style:font-family-generic="swiss" style:font-pitch="variable"/>
    <style:font-face style:name="宋体" svg:font-family="宋体" style:font-pitch="variable"/>
    <style:font-face style:name="宋体1" svg:font-family="宋体" style:font-family-generic="modern" style:font-pitch="variable"/>
    <style:font-face style:name="宋体2" svg:font-family="宋体" style:font-family-generic="modern"/>
    <style:font-face style:name="宋体3" svg:font-family="宋体"/>
  </office:font-face-decls>
  <office:automatic-styles>
    <style:style style:name="dp1" style:family="drawing-page">
      <style:drawing-page-properties draw:fill="solid" draw:fill-color="#000000"/>
    </style:style>
    <style:style style:name="dp2" style:family="drawing-page"/>
    <style:style style:name="gr1" style:family="graphic" style:parent-style-name="standard">
      <style:graphic-properties svg:stroke-width="0.106cm" svg:stroke-color="#ffffff" draw:marker-start-width="0.359cm" draw:marker-end-width="0.359cm" draw:fill="none" draw:fill-color="#f47920" draw:textarea-horizontal-align="justify" draw:textarea-vertical-align="middle" draw:auto-grow-height="false" fo:min-height="1.936cm" fo:min-width="8.798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svg:stroke-width="0.106cm" svg:stroke-color="#ffffff" draw:marker-start-width="0.359cm" draw:marker-end-width="0.359cm" draw:fill="none" draw:fill-color="#f47920" draw:textarea-horizontal-align="justify" draw:textarea-vertical-align="middle" draw:auto-grow-height="false" fo:min-height="1.593cm" fo:min-width="2.867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width="0.106cm" svg:stroke-color="#ffffff" draw:marker-start-width="0.359cm" draw:marker-end-width="0.359cm" draw:fill="solid" draw:fill-color="#ff860d" draw:textarea-horizontal-align="justify" draw:textarea-vertical-align="middle" draw:auto-grow-height="false" fo:min-height="1.593cm" fo:min-width="2.867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width="0.106cm" svg:stroke-color="#ffffff" draw:marker-start-width="0.359cm" draw:marker-end-width="0.359cm" draw:fill="none" draw:fill-color="#f47920" draw:textarea-horizontal-align="justify" draw:textarea-vertical-align="middle" draw:auto-grow-height="false" fo:min-height="0.905cm" fo:min-width="2.179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svg:stroke-width="0.106cm" svg:stroke-color="#ffffff" draw:marker-start-width="0.359cm" draw:marker-end-width="0.359cm" draw:fill="none" draw:fill-color="#f47920" draw:textarea-horizontal-align="justify" draw:textarea-vertical-align="middle" draw:auto-grow-height="false" fo:min-height="1.104cm" fo:min-width="2.159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svg:stroke-width="0.106cm" svg:stroke-color="#ffffff" draw:marker-start-width="0.359cm" draw:marker-end-width="0.359cm" draw:fill="solid" draw:fill-color="#ff860d" draw:textarea-horizontal-align="justify" draw:textarea-vertical-align="middle" draw:auto-grow-height="false" fo:min-height="0.905cm" fo:min-width="2.179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svg:stroke-width="0.106cm" svg:stroke-color="#ffffff" draw:marker-start-width="0.359cm" draw:marker-end-width="0.359cm" draw:fill="none" draw:fill-color="#f47920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ffffff" draw:marker-start-width="0.359cm" draw:marker-end-width="0.359cm" draw:fill="solid" draw:fill-color="#ff860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ffffff" draw:fill="none" draw:fill-color="#ff860d" fo:min-height="0.766cm"/>
      <style:paragraph-properties style:writing-mode="lr-tb"/>
    </style:style>
    <style:style style:name="gr10" style:family="graphic" style:parent-style-name="standard">
      <style:graphic-properties svg:stroke-width="0.106cm" svg:stroke-color="#ffffff" draw:marker-start-width="0.359cm" draw:marker-end-width="0.359cm" draw:fill="none" draw:fill-color="#f47920" draw:textarea-horizontal-align="justify" draw:textarea-vertical-align="middle" draw:auto-grow-height="false" fo:min-height="1.593cm" fo:min-width="3.168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svg:stroke-width="0.106cm" svg:stroke-color="#ffffff" draw:marker-start-width="0.359cm" draw:marker-end-width="0.359cm" draw:fill="none" draw:fill-color="#f47920" draw:textarea-horizontal-align="justify" draw:textarea-vertical-align="middle" draw:auto-grow-height="false" fo:min-height="1.517cm" fo:min-width="4.335cm" fo:padding-top="0.178cm" fo:padding-bottom="0.178cm" fo:padding-left="0.303cm" fo:padding-right="0.303cm"/>
      <style:paragraph-properties style:writing-mode="lr-tb"/>
    </style:style>
    <style:style style:name="gr12" style:family="graphic" style:parent-style-name="standard" style:list-style-name="L1">
      <style:graphic-properties svg:stroke-width="0.106cm" svg:stroke-color="#ffffff" draw:marker-start-width="0.359cm" draw:marker-end-width="0.359cm" draw:fill="none" draw:fill-color="#f47920" draw:textarea-horizontal-align="justify" draw:textarea-vertical-align="middle" draw:auto-grow-height="false" fo:min-height="2.823cm" fo:min-width="4.64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657cm" fo:min-width="2.225cm"/>
      <style:paragraph-properties style:writing-mode="lr-tb"/>
    </style:style>
    <style:style style:name="gr14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1.313cm" fo:min-width="2.157cm"/>
      <style:paragraph-properties style:writing-mode="lr-tb"/>
    </style:style>
    <style:style style:name="gr15" style:family="graphic" style:parent-style-name="standard" style:list-style-name="L1">
      <style:graphic-properties svg:stroke-width="0.106cm" svg:stroke-color="#ffffff" draw:marker-start-width="0.359cm" draw:marker-end-width="0.359cm" draw:fill="none" draw:fill-color="#f47920" draw:textarea-horizontal-align="justify" draw:textarea-vertical-align="middle" draw:auto-grow-height="false" fo:min-height="3.797cm" fo:min-width="4.534cm" fo:padding-top="0.178cm" fo:padding-bottom="0.178cm" fo:padding-left="0.303cm" fo:padding-right="0.303cm"/>
      <style:paragraph-properties style:writing-mode="lr-tb"/>
    </style:style>
    <style:style style:name="gr16" style:family="graphic" style:parent-style-name="standard">
      <style:graphic-properties svg:stroke-width="0.106cm" svg:stroke-color="#ffffff" draw:marker-start-width="0.359cm" draw:marker-end-width="0.359cm" draw:fill="none" draw:fill-color="#f47920" draw:textarea-horizontal-align="justify" draw:textarea-vertical-align="middle" draw:auto-grow-height="false" fo:min-height="2.205cm" fo:min-width="4.261cm" fo:padding-top="0.178cm" fo:padding-bottom="0.178cm" fo:padding-left="0.303cm" fo:padding-right="0.303cm"/>
      <style:paragraph-properties style:writing-mode="lr-tb"/>
    </style:style>
    <style:style style:name="gr17" style:family="graphic" style:parent-style-name="standard">
      <style:graphic-properties svg:stroke-width="0.106cm" svg:stroke-color="#ffffff" draw:marker-start-width="0.359cm" draw:marker-end-width="0.359cm" draw:fill="none" draw:fill-color="#f47920" draw:textarea-horizontal-align="justify" draw:textarea-vertical-align="middle" draw:auto-grow-height="false" fo:min-height="3.008cm" fo:min-width="4.623cm" fo:padding-top="0.178cm" fo:padding-bottom="0.178cm" fo:padding-left="0.303cm" fo:padding-right="0.303cm"/>
      <style:paragraph-properties style:writing-mode="lr-tb"/>
    </style:style>
    <style:style style:name="gr18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657cm" fo:min-width="3.723cm"/>
      <style:paragraph-properties style:writing-mode="lr-tb"/>
    </style:style>
    <style:style style:name="gr19" style:family="graphic" style:parent-style-name="standard">
      <style:graphic-properties svg:stroke-width="0.106cm" svg:stroke-color="#ffffff" draw:marker-start-width="0.359cm" draw:marker-end-width="0.359cm" draw:fill="solid" draw:fill-color="#f47920" draw:textarea-horizontal-align="justify" draw:textarea-vertical-align="middle" draw:auto-grow-height="false" fo:min-height="1.593cm" fo:min-width="2.867cm" fo:padding-top="0.178cm" fo:padding-bottom="0.178cm" fo:padding-left="0.303cm" fo:padding-right="0.303cm"/>
      <style:paragraph-properties style:writing-mode="lr-tb"/>
    </style:style>
    <style:style style:name="gr20" style:family="graphic" style:parent-style-name="standard">
      <style:graphic-properties svg:stroke-width="0.106cm" svg:stroke-color="#ffffff" draw:marker-start-width="0.359cm" draw:marker-end-width="0.359cm" draw:fill="solid" draw:fill-color="#f47920" draw:textarea-horizontal-align="justify" draw:textarea-vertical-align="middle" draw:auto-grow-height="false" fo:min-height="1.517cm" fo:min-width="4.335cm" fo:padding-top="0.178cm" fo:padding-bottom="0.178cm" fo:padding-left="0.303cm" fo:padding-right="0.303cm"/>
      <style:paragraph-properties style:writing-mode="lr-tb"/>
    </style:style>
    <style:style style:name="gr21" style:family="graphic" style:parent-style-name="standard" style:list-style-name="L1">
      <style:graphic-properties svg:stroke-width="0.106cm" svg:stroke-color="#ffffff" draw:marker-start-width="0.359cm" draw:marker-end-width="0.359cm" draw:fill="solid" draw:fill-color="#f47920" draw:textarea-horizontal-align="justify" draw:textarea-vertical-align="middle" draw:auto-grow-height="false" fo:min-height="2.823cm" fo:min-width="4.64cm" fo:padding-top="0.178cm" fo:padding-bottom="0.178cm" fo:padding-left="0.303cm" fo:padding-right="0.303cm"/>
      <style:paragraph-properties style:writing-mode="lr-tb"/>
    </style:style>
    <style:style style:name="gr22" style:family="graphic" style:parent-style-name="standard" style:list-style-name="L1">
      <style:graphic-properties svg:stroke-width="0.106cm" svg:stroke-color="#ffffff" draw:marker-start-width="0.359cm" draw:marker-end-width="0.359cm" draw:fill="none" draw:fill-color="#f47920" draw:textarea-horizontal-align="justify" draw:textarea-vertical-align="middle" draw:auto-grow-height="false" fo:min-height="3.797cm" fo:min-width="4.534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>
      <style:graphic-properties svg:stroke-width="0.081cm" svg:stroke-color="#ffffff" draw:marker-start-width="0.321cm" draw:marker-end="Rounded_20_short_20_Arrow" draw:marker-end-width="0.321cm" draw:fill-color="#ff8000" draw:textarea-horizontal-align="justify" draw:textarea-vertical-align="middle" draw:auto-grow-height="false" fo:min-height="1.782cm" fo:min-width="5.414cm" fo:padding-top="0.165cm" fo:padding-bottom="0.165cm" fo:padding-left="0.091cm" fo:padding-right="0.29cm"/>
      <style:paragraph-properties style:writing-mode="lr-tb"/>
    </style:style>
    <style:style style:name="gr24" style:family="graphic" style:parent-style-name="standard">
      <style:graphic-properties svg:stroke-width="0.081cm" svg:stroke-color="#ffffff" draw:marker-start-width="0.321cm" draw:marker-end="Rounded_20_short_20_Arrow" draw:marker-end-width="0.321cm" draw:fill-color="#ff8000" draw:textarea-horizontal-align="justify" draw:textarea-vertical-align="middle" draw:auto-grow-height="false" fo:min-height="1.782cm" fo:min-width="6.732cm" fo:padding-top="0.165cm" fo:padding-bottom="0.165cm" fo:padding-left="0.091cm" fo:padding-right="0.29cm"/>
      <style:paragraph-properties style:writing-mode="lr-tb"/>
    </style:style>
    <style:style style:name="gr25" style:family="graphic" style:parent-style-name="standard">
      <style:graphic-properties svg:stroke-width="0.081cm" svg:stroke-color="#ffffff" draw:marker-start-width="0.321cm" draw:marker-end="Rounded_20_short_20_Arrow" draw:marker-end-width="0.321cm" draw:fill-color="#ff8000" draw:textarea-horizontal-align="justify" draw:textarea-vertical-align="middle" draw:auto-grow-height="false" fo:min-height="1.782cm" fo:min-width="5.768cm" fo:padding-top="0.165cm" fo:padding-bottom="0.165cm" fo:padding-left="0.091cm" fo:padding-right="0.29cm"/>
      <style:paragraph-properties style:writing-mode="lr-tb"/>
    </style:style>
    <style:style style:name="gr26" style:family="graphic" style:parent-style-name="standard">
      <style:graphic-properties svg:stroke-width="0.081cm" svg:stroke-color="#ffffff" draw:marker-start-width="0.321cm" draw:marker-end="Rounded_20_short_20_Arrow" draw:marker-end-width="0.321cm" draw:fill-color="#ff8000" draw:textarea-horizontal-align="justify" draw:textarea-vertical-align="middle" draw:auto-grow-height="false" fo:min-height="0.894cm" fo:min-width="5.414cm" fo:padding-top="0.165cm" fo:padding-bottom="0.165cm" fo:padding-left="0.091cm" fo:padding-right="0.29cm"/>
      <style:paragraph-properties style:writing-mode="lr-tb"/>
    </style:style>
    <style:style style:name="gr27" style:family="graphic" style:parent-style-name="objectwithoutfill">
      <style:graphic-properties svg:stroke-width="0.081cm" svg:stroke-color="#ffffff" draw:marker-start-width="0.321cm" draw:marker-end="Rounded_20_short_20_Arrow" draw:marker-end-width="0.421cm" draw:fill="solid" draw:textarea-vertical-align="middle" fo:padding-top="0.165cm" fo:padding-bottom="0.165cm" fo:padding-left="0.091cm" fo:padding-right="0.29cm"/>
    </style:style>
    <style:style style:name="gr28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top" draw:auto-grow-height="false" fo:min-height="7.29cm" fo:min-width="5.897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svg:stroke-width="0.081cm" svg:stroke-color="#ffffff" draw:marker-start-width="0.321cm" draw:marker-end-width="0.321cm" draw:fill="none" draw:fill-color="#ffffff" draw:textarea-horizontal-align="justify" draw:textarea-vertical-align="top" draw:auto-grow-height="false" fo:min-height="11.481cm" fo:min-width="9.327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>
      <style:graphic-properties svg:stroke-width="0.053cm" svg:stroke-color="#ffffff" draw:marker-start-width="0.279cm" draw:marker-end-width="0.279cm" draw:fill-color="#ff860d" draw:textarea-horizontal-align="justify" draw:textarea-vertical-align="middle" draw:auto-grow-height="false" fo:min-height="1.73cm" fo:min-width="5.033cm" fo:padding-top="0.151cm" fo:padding-bottom="0.151cm" fo:padding-left="0.276cm" fo:padding-right="0.276cm"/>
      <style:paragraph-properties style:writing-mode="lr-tb"/>
    </style:style>
    <style:style style:name="gr31" style:family="graphic" style:parent-style-name="objectwithoutfill">
      <style:graphic-properties svg:stroke-width="0.053cm" svg:stroke-color="#ff860d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ffffff" draw:marker-start-width="0.279cm" draw:marker-end-width="0.279cm" draw:fill-color="#ff860d" draw:textarea-horizontal-align="justify" draw:textarea-vertical-align="middle" draw:auto-grow-height="false" fo:min-height="0.538cm" fo:min-width="5.033cm" fo:padding-top="0.151cm" fo:padding-bottom="0.151cm" fo:padding-left="0.276cm" fo:padding-right="0.276cm"/>
      <style:paragraph-properties style:writing-mode="lr-tb"/>
    </style:style>
    <style:style style:name="gr33" style:family="graphic" style:parent-style-name="standard">
      <style:graphic-properties svg:stroke-width="0.053cm" svg:stroke-color="#ffffff" draw:marker-start-width="0.279cm" draw:marker-end-width="0.279cm" draw:fill-color="#ff860d" draw:textarea-horizontal-align="justify" draw:textarea-vertical-align="middle" draw:auto-grow-height="false" fo:min-height="1.73cm" fo:min-width="5.023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>
      <style:graphic-properties svg:stroke-width="0.053cm" svg:stroke-color="#ffffff" draw:marker-start-width="0.279cm" draw:marker-end-width="0.279cm" draw:fill-color="#ff860d" draw:textarea-horizontal-align="justify" draw:textarea-vertical-align="middle" draw:auto-grow-height="false" fo:min-height="2.423cm" fo:min-width="4.68cm" fo:padding-top="0.151cm" fo:padding-bottom="0.151cm" fo:padding-left="0.276cm" fo:padding-right="0.276cm"/>
      <style:paragraph-properties style:writing-mode="lr-tb"/>
    </style:style>
    <style:style style:name="gr35" style:family="graphic" style:parent-style-name="objectwithoutfill">
      <style:graphic-properties draw:stroke="dash" draw:stroke-dash="Fine_20_Dashed" svg:stroke-width="0.081cm" svg:stroke-color="#ffffff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top" draw:auto-grow-height="false" fo:min-height="2.958cm" fo:min-width="4.373cm" fo:padding-top="0.165cm" fo:padding-bottom="0.165cm" fo:padding-left="0.29cm" fo:padding-right="0.29cm"/>
      <style:paragraph-properties style:writing-mode="lr-tb"/>
    </style:style>
    <style:style style:name="gr37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top" draw:auto-grow-height="false" fo:min-height="1.942cm" fo:min-width="4.373cm" fo:padding-top="0.165cm" fo:padding-bottom="0.165cm" fo:padding-left="0.29cm" fo:padding-right="0.29cm"/>
      <style:paragraph-properties style:writing-mode="lr-tb"/>
    </style:style>
    <style:style style:name="gr38" style:family="graphic" style:parent-style-name="standard">
      <style:graphic-properties svg:stroke-width="0.081cm" svg:stroke-color="#ffffff" draw:marker-start-width="0.321cm" draw:marker-end-width="0.321cm" draw:fill="none" draw:fill-color="#ffffff" draw:textarea-horizontal-align="justify" draw:textarea-vertical-align="top" draw:auto-grow-height="false" fo:min-height="6.909cm" fo:min-width="11.104cm" fo:padding-top="0.165cm" fo:padding-bottom="0.165cm" fo:padding-left="0.29cm" fo:padding-right="0.29cm"/>
      <style:paragraph-properties style:writing-mode="lr-tb"/>
    </style:style>
    <style:style style:name="gr39" style:family="graphic" style:parent-style-name="standard">
      <style:graphic-properties svg:stroke-width="0.053cm" svg:stroke-color="#ffffff" draw:marker-start-width="0.279cm" draw:marker-end-width="0.279cm" draw:fill-color="#ff860d" draw:textarea-horizontal-align="justify" draw:textarea-vertical-align="middle" draw:auto-grow-height="false" fo:min-height="5.921cm" fo:min-width="11.767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>
      <style:graphic-properties svg:stroke-width="0.053cm" svg:stroke-color="#ffffff" draw:marker-start-width="0.279cm" draw:marker-end-width="0.279cm" draw:fill-color="#ff860d" draw:textarea-horizontal-align="justify" draw:textarea-vertical-align="middle" draw:auto-grow-height="false" fo:min-height="0.534cm" fo:min-width="4.68cm" fo:padding-top="0.151cm" fo:padding-bottom="0.151cm" fo:padding-left="0.276cm" fo:padding-right="0.276cm"/>
      <style:paragraph-properties style:writing-mode="lr-tb"/>
    </style:style>
    <style:style style:name="gr41" style:family="graphic" style:parent-style-name="standard">
      <style:graphic-properties svg:stroke-width="0.053cm" svg:stroke-color="#ffffff" draw:marker-start-width="0.279cm" draw:marker-end-width="0.279cm" draw:fill-color="#ff860d" draw:textarea-horizontal-align="justify" draw:textarea-vertical-align="middle" draw:auto-grow-height="false" fo:min-height="0.538cm" fo:min-width="4.68cm" fo:padding-top="0.151cm" fo:padding-bottom="0.151cm" fo:padding-left="0.276cm" fo:padding-right="0.276cm"/>
      <style:paragraph-properties style:writing-mode="lr-tb"/>
    </style:style>
    <style:style style:name="gr42" style:family="graphic" style:parent-style-name="standard">
      <style:graphic-properties svg:stroke-width="0.053cm" svg:stroke-color="#ffffff" draw:marker-start-width="0.279cm" draw:marker-end-width="0.279cm" draw:fill-color="#ff860d" draw:textarea-horizontal-align="justify" draw:textarea-vertical-align="middle" draw:auto-grow-height="false" fo:min-height="1.73cm" fo:min-width="4.68cm" fo:padding-top="0.151cm" fo:padding-bottom="0.151cm" fo:padding-left="0.276cm" fo:padding-right="0.276cm"/>
      <style:paragraph-properties style:writing-mode="lr-tb"/>
    </style:style>
    <style:style style:name="gr43" style:family="graphic" style:parent-style-name="standard">
      <style:graphic-properties draw:stroke="dash" draw:stroke-dash="Fine_20_Dashed" svg:stroke-width="0.081cm" svg:stroke-color="#ff860d" draw:marker-start-width="0.269cm" draw:marker-end-width="0.269cm" draw:stroke-linejoin="miter" draw:fill="none" draw:fill-color="#ffffff" draw:textarea-vertical-align="middle" draw:auto-grow-height="false" draw:fit-to-size="false" style:shrink-to-fit="false" fo:min-height="13.243cm" fo:min-width="16.9cm" fo:padding-top="0.148cm" fo:padding-bottom="0.148cm" fo:padding-left="0.273cm" fo:padding-right="0.273cm" fo:wrap-option="no-wrap"/>
    </style:style>
    <style:style style:name="gr44" style:family="graphic" style:parent-style-name="standard" style:list-style-name="L2">
      <style:graphic-properties draw:stroke="solid" svg:stroke-width="0.035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79cm" svg:stroke-color="#ffffff" draw:stroke-linejoin="miter" draw:fill="none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3">
      <style:graphic-properties draw:stroke="none" svg:stroke-width="0cm" svg:stroke-color="#fffff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3">
      <style:graphic-properties draw:stroke="solid" svg:stroke-width="0.079cm" svg:stroke-color="#ffffff" draw:stroke-linejoin="miter" draw:fill="none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>
      <style:graphic-properties draw:stroke="solid" svg:stroke-width="0.079cm" svg:stroke-color="#ffffff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9" style:family="graphic" style:parent-style-name="standard" style:list-style-name="L3">
      <style:graphic-properties draw:stroke="solid" svg:stroke-width="0.079cm" svg:stroke-color="#ffffff" draw:stroke-linejoin="miter" draw:fill="none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4">
      <style:graphic-properties draw:stroke="solid" svg:stroke-width="0.079cm" svg:stroke-color="#ffffff" draw:stroke-linejoin="miter" draw:fill="none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79cm" svg:stroke-color="#ffffff" draw:stroke-linejoin="miter" draw:fill="none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3">
      <style:graphic-properties draw:stroke="solid" svg:stroke-width="0.079cm" svg:stroke-color="#ffffff" draw:stroke-linejoin="miter" draw:fill="none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79cm" svg:stroke-color="#ffffff" draw:stroke-linejoin="miter" draw:fill="none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>
      <style:graphic-properties draw:stroke="solid" svg:stroke-width="0.079cm" svg:stroke-color="#ffffff" draw:marker-start="msArrowEnd_20_5" draw:marker-start-width="0.237cm" draw:marker-start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79cm" svg:stroke-color="#ffffff" draw:stroke-linejoin="miter" draw:fill="none" draw:fill-color="#ffffff" draw:textarea-vertical-align="middle" draw:auto-grow-height="false" draw:fit-to-size="false" style:shrink-to-fit="false" fo:min-height="2.132cm" fo:min-width="1.786cm" fo:padding-top="0.125cm" fo:padding-bottom="0.125cm" fo:padding-left="0.25cm" fo:padding-right="0.25cm" fo:wrap-option="no-wrap"/>
    </style:style>
    <style:style style:name="gr56" style:family="graphic" style:parent-style-name="standard" style:list-style-name="L3">
      <style:graphic-properties draw:stroke="none" svg:stroke-width="0cm" svg:stroke-color="#ffffff" draw:fill="none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>
      <style:graphic-properties draw:stroke="solid" svg:stroke-width="0.079cm" svg:stroke-color="#ffffff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8" style:family="graphic" style:parent-style-name="standard" style:list-style-name="L3">
      <style:graphic-properties draw:stroke="solid" svg:stroke-width="0.079cm" svg:stroke-color="#ffffff" draw:stroke-linejoin="miter" draw:fill="none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5">
      <style:graphic-properties draw:stroke="none" svg:stroke-width="0cm" svg:stroke-color="#fffff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>
      <style:graphic-properties draw:stroke="solid" svg:stroke-width="0.079cm" svg:stroke-color="#ffffff" draw:stroke-linejoin="miter" draw:fill="none" draw:fill-color="#ffffff" draw:textarea-vertical-align="middle" draw:auto-grow-height="false" draw:fit-to-size="false" style:shrink-to-fit="false" fo:min-height="1.814cm" fo:min-width="1.436cm" fo:padding-top="0.125cm" fo:padding-bottom="0.125cm" fo:padding-left="0.25cm" fo:padding-right="0.25cm" fo:wrap-option="no-wrap"/>
    </style:style>
    <style:style style:name="gr61" style:family="graphic" style:parent-style-name="standard" style:list-style-name="L3">
      <style:graphic-properties draw:stroke="none" svg:stroke-width="0cm" svg:stroke-color="#ffffff" draw:fill="none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>
      <style:graphic-properties draw:stroke="solid" svg:stroke-width="0.079cm" svg:stroke-color="#ffffff" draw:marker-start="msArrowEnd_20_5" draw:marker-start-width="0.237cm" draw:marker-start-center="false" draw:stroke-linejoin="round" draw:fill="none" draw:fill-color="#ffffff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79cm" svg:stroke-color="#ffffff" draw:stroke-linejoin="round" draw:fill="none" draw:fill-color="#ffffff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4" style:family="graphic" style:parent-style-name="standard" style:list-style-name="L5">
      <style:graphic-properties draw:stroke="none" svg:stroke-width="0cm" svg:stroke-color="#fffff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3">
      <style:graphic-properties draw:stroke="solid" svg:stroke-width="0.079cm" svg:stroke-color="#ffffff" draw:stroke-linejoin="miter" draw:fill="none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5">
      <style:graphic-properties draw:stroke="none" svg:stroke-width="0cm" svg:stroke-color="#ffffff" draw:fill="none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top" draw:auto-grow-height="false" fo:min-height="3.391cm" fo:min-width="6.913cm" fo:padding-top="0.165cm" fo:padding-bottom="0.165cm" fo:padding-left="0.29cm" fo:padding-right="0.29cm"/>
      <style:paragraph-properties style:writing-mode="lr-tb"/>
    </style:style>
    <style:style style:name="gr68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top" draw:auto-grow-height="false" fo:min-height="3.391cm" fo:min-width="9.58cm" fo:padding-top="0.165cm" fo:padding-bottom="0.165cm" fo:padding-left="0.29cm" fo:padding-right="0.29cm"/>
      <style:paragraph-properties style:writing-mode="lr-tb"/>
    </style:style>
    <style:style style:name="gr69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top" draw:auto-grow-height="false" fo:min-height="2.615cm" fo:min-width="12.755cm" fo:padding-top="0.165cm" fo:padding-bottom="0.165cm" fo:padding-left="0.29cm" fo:padding-right="0.29cm"/>
      <style:paragraph-properties style:writing-mode="lr-tb"/>
    </style:style>
    <style:style style:name="gr70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top" draw:auto-grow-height="false" fo:min-height="2.629cm" fo:min-width="9.58cm" fo:padding-top="0.165cm" fo:padding-bottom="0.165cm" fo:padding-left="0.29cm" fo:padding-right="0.29cm"/>
      <style:paragraph-properties style:writing-mode="lr-tb"/>
    </style:style>
    <style:style style:name="gr71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top" draw:auto-grow-height="false" fo:min-height="3.964cm" fo:min-width="9.58cm" fo:padding-top="0.165cm" fo:padding-bottom="0.165cm" fo:padding-left="0.29cm" fo:padding-right="0.29cm"/>
      <style:paragraph-properties style:writing-mode="lr-tb"/>
    </style:style>
    <style:style style:name="gr72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top" draw:auto-grow-height="false" fo:min-height="2.012cm" fo:min-width="10.342cm" fo:padding-top="0.165cm" fo:padding-bottom="0.165cm" fo:padding-left="0.29cm" fo:padding-right="0.29cm"/>
      <style:paragraph-properties style:writing-mode="lr-tb"/>
    </style:style>
    <style:style style:name="gr73" style:family="graphic" style:parent-style-name="standard">
      <style:graphic-properties svg:stroke-width="0.106cm" svg:stroke-color="#ffffff" draw:marker-start-width="0.359cm" draw:marker-end-width="0.359cm" draw:fill="solid" draw:fill-color="#f47920" draw:textarea-horizontal-align="justify" draw:textarea-vertical-align="middle" draw:auto-grow-height="false" fo:min-height="1.593cm" fo:min-width="3.168cm" fo:padding-top="0.178cm" fo:padding-bottom="0.178cm" fo:padding-left="0.303cm" fo:padding-right="0.303cm"/>
      <style:paragraph-properties style:writing-mode="lr-tb"/>
    </style:style>
    <style:style style:name="gr74" style:family="graphic" style:parent-style-name="standard" style:list-style-name="L1">
      <style:graphic-properties svg:stroke-width="0.106cm" svg:stroke-color="#ffffff" draw:marker-start-width="0.359cm" draw:marker-end-width="0.359cm" draw:fill="none" draw:fill-color="#f47920" draw:textarea-horizontal-align="justify" draw:textarea-vertical-align="middle" draw:auto-grow-height="false" fo:min-height="2.823cm" fo:min-width="4.64cm" fo:padding-top="0.178cm" fo:padding-bottom="0.178cm" fo:padding-left="0.303cm" fo:padding-right="0.303cm"/>
      <style:paragraph-properties style:writing-mode="lr-tb"/>
    </style:style>
    <style:style style:name="gr75" style:family="graphic" style:parent-style-name="standard" style:list-style-name="L1">
      <style:graphic-properties svg:stroke-width="0.106cm" svg:stroke-color="#ffffff" draw:marker-start-width="0.359cm" draw:marker-end-width="0.359cm" draw:fill="solid" draw:fill-color="#f47920" draw:textarea-horizontal-align="justify" draw:textarea-vertical-align="middle" draw:auto-grow-height="false" fo:min-height="3.797cm" fo:min-width="4.534cm" fo:padding-top="0.178cm" fo:padding-bottom="0.178cm" fo:padding-left="0.303cm" fo:padding-right="0.303cm"/>
      <style:paragraph-properties style:writing-mode="lr-tb"/>
    </style:style>
    <style:style style:name="gr76" style:family="graphic" style:parent-style-name="standard">
      <style:graphic-properties svg:stroke-width="0.081cm" svg:stroke-color="#ffffff" draw:marker-start-width="0.321cm" draw:marker-end-width="0.321cm" draw:fill="none" draw:fill-color="#ffffff" draw:textarea-horizontal-align="justify" draw:textarea-vertical-align="middle" draw:auto-grow-height="false" fo:min-height="11.1cm" fo:min-width="15.621cm" fo:padding-top="0.165cm" fo:padding-bottom="0.165cm" fo:padding-left="0.091cm" fo:padding-right="0.29cm"/>
    </style:style>
    <style:style style:name="gr77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6.989cm" fo:min-width="5.541cm" fo:padding-top="0.151cm" fo:padding-bottom="0.151cm" fo:padding-left="0.077cm" fo:padding-right="0.276cm"/>
    </style:style>
    <style:style style:name="gr78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1.02cm" fo:min-width="4.779cm" fo:padding-top="0.151cm" fo:padding-bottom="0.151cm" fo:padding-left="0.077cm" fo:padding-right="0.276cm"/>
      <style:paragraph-properties style:writing-mode="lr-tb"/>
    </style:style>
    <style:style style:name="gr79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1.056cm" fo:min-width="5.541cm" fo:padding-top="0.151cm" fo:padding-bottom="0.151cm" fo:padding-left="0.077cm" fo:padding-right="0.276cm"/>
      <style:paragraph-properties style:writing-mode="lr-tb"/>
    </style:style>
    <style:style style:name="gr80" style:family="graphic" style:parent-style-name="standard">
      <style:graphic-properties svg:stroke-width="0.053cm" svg:stroke-color="#ffffff" draw:marker-start-width="0.279cm" draw:marker-end-width="0.279cm" draw:fill="none" draw:fill-color="#ffffff" draw:opacity="95%" draw:textarea-horizontal-align="justify" draw:textarea-vertical-align="middle" draw:auto-grow-height="false" fo:min-height="1.056cm" fo:min-width="5.541cm" fo:padding-top="0.151cm" fo:padding-bottom="0.151cm" fo:padding-left="0.077cm" fo:padding-right="0.276cm"/>
      <style:paragraph-properties style:writing-mode="lr-tb"/>
    </style:style>
    <style:style style:name="gr81" style:family="graphic" style:parent-style-name="objectwithoutfill">
      <style:graphic-properties svg:stroke-width="0.053cm" svg:stroke-color="#ffffff" draw:marker-start-width="0.279cm" draw:marker-end="Rounded_20_short_20_Arrow" draw:marker-end-width="0.379cm" draw:fill="solid" draw:textarea-vertical-align="middle" fo:padding-top="0.151cm" fo:padding-bottom="0.151cm" fo:padding-left="0.077cm" fo:padding-right="0.276cm"/>
    </style:style>
    <style:style style:name="gr82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657cm" fo:min-width="1.581cm"/>
      <style:paragraph-properties style:writing-mode="lr-tb"/>
    </style:style>
    <style:style style:name="gr83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84cm" fo:min-width="2.534cm"/>
      <style:paragraph-properties style:writing-mode="lr-tb"/>
    </style:style>
    <style:style style:name="gr84" style:family="graphic" style:parent-style-name="objectwithoutfill">
      <style:graphic-properties svg:stroke-width="0.053cm" svg:stroke-color="#ffffff" draw:marker-start-width="0.279cm" draw:marker-end="Triangle_20_unfilled" draw:marker-end-width="0.379cm" draw:fill="solid" draw:textarea-vertical-align="middle" fo:padding-top="0.151cm" fo:padding-bottom="0.151cm" fo:padding-left="0.077cm" fo:padding-right="0.276cm"/>
    </style:style>
    <style:style style:name="gr85" style:family="graphic" style:parent-style-name="objectwithoutfill">
      <style:graphic-properties draw:stroke="dash" draw:stroke-dash="Fine_20_Dashed" svg:stroke-width="0.053cm" svg:stroke-color="#ffffff" draw:marker-start-width="0.279cm" draw:marker-end="Rounded_20_short_20_Arrow" draw:marker-end-width="0.379cm" draw:fill="solid" draw:textarea-vertical-align="middle" fo:padding-top="0.151cm" fo:padding-bottom="0.151cm" fo:padding-left="0.077cm" fo:padding-right="0.276cm"/>
    </style:style>
    <style:style style:name="gr86" style:family="graphic" style:parent-style-name="standard">
      <style:graphic-properties draw:stroke="solid" svg:stroke-width="0.081cm" svg:stroke-color="#ffffff" draw:marker-start-width="0.321cm" draw:marker-end-width="0.321cm" draw:fill="none" draw:fill-color="#ffffff" draw:textarea-horizontal-align="justify" draw:textarea-vertical-align="middle" draw:auto-grow-height="false" fo:min-height="4.068cm" fo:min-width="5.668cm" fo:padding-top="0.165cm" fo:padding-bottom="0.165cm" fo:padding-left="0.091cm" fo:padding-right="0.29cm"/>
      <style:paragraph-properties style:writing-mode="lr-tb"/>
    </style:style>
    <style:style style:name="gr87" style:family="graphic" style:parent-style-name="standard">
      <style:graphic-properties svg:stroke-width="0.081cm" svg:stroke-color="#ffffff" draw:marker-start-width="0.321cm" draw:marker-end-width="0.321cm" draw:fill="none" draw:fill-color="#ffffff" draw:textarea-horizontal-align="justify" draw:textarea-vertical-align="middle" draw:auto-grow-height="false" fo:min-height="0.686cm" fo:min-width="8.563cm" fo:padding-top="0.165cm" fo:padding-bottom="0.165cm" fo:padding-left="0.091cm" fo:padding-right="0.29cm"/>
      <style:paragraph-properties style:writing-mode="lr-tb"/>
    </style:style>
    <style:style style:name="gr88" style:family="graphic" style:parent-style-name="objectwithoutfill">
      <style:graphic-properties svg:stroke-width="0.081cm" svg:stroke-color="#ff860d" draw:marker-start-width="0.321cm" draw:marker-end-width="0.477cm" draw:fill="none" draw:textarea-vertical-align="middle" fo:padding-top="0.165cm" fo:padding-bottom="0.165cm" fo:padding-left="0.091cm" fo:padding-right="0.29cm"/>
    </style:style>
    <style:style style:name="gr89" style:family="graphic" style:parent-style-name="objectwithoutfill">
      <style:graphic-properties draw:stroke="solid" draw:stroke-dash="Fine_20_Dashed" svg:stroke-width="0.053cm" svg:stroke-color="#ffffff" draw:marker-start-width="0.279cm" draw:marker-end="Rounded_20_short_20_Arrow" draw:marker-end-width="0.379cm" draw:fill="solid" draw:textarea-vertical-align="middle" fo:padding-top="0.151cm" fo:padding-bottom="0.151cm" fo:padding-left="0.077cm" fo:padding-right="0.276cm"/>
    </style:style>
    <style:style style:name="gr90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3cm" fo:min-width="3.838cm" fo:padding-top="0.151cm" fo:padding-bottom="0.151cm" fo:padding-left="0.077cm" fo:padding-right="0.276cm"/>
      <style:paragraph-properties style:writing-mode="lr-tb"/>
    </style:style>
    <style:style style:name="gr91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0.768cm" fo:min-width="4.453cm" fo:padding-top="0.151cm" fo:padding-bottom="0.151cm" fo:padding-left="0.077cm" fo:padding-right="0.276cm"/>
      <style:paragraph-properties style:writing-mode="lr-tb"/>
    </style:style>
    <style:style style:name="gr92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3.052cm" fo:min-width="0.291cm" fo:padding-top="0.151cm" fo:padding-bottom="0.151cm" fo:padding-left="0.077cm" fo:padding-right="0.276cm"/>
      <style:paragraph-properties style:writing-mode="lr-tb"/>
    </style:style>
    <style:style style:name="gr93" style:family="graphic" style:parent-style-name="objectwithoutfill">
      <style:graphic-properties svg:stroke-width="0.081cm" svg:stroke-color="#282828" draw:marker-start-width="0.321cm" draw:marker-end-width="0.321cm" draw:fill="none" draw:textarea-vertical-align="middle" fo:padding-top="0.165cm" fo:padding-bottom="0.165cm" fo:padding-left="0.091cm" fo:padding-right="0.29cm"/>
    </style:style>
    <style:style style:name="gr94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1.413cm" fo:min-width="3.838cm" fo:padding-top="0.151cm" fo:padding-bottom="0.151cm" fo:padding-left="0.077cm" fo:padding-right="0.276cm"/>
      <style:paragraph-properties style:writing-mode="lr-tb"/>
    </style:style>
    <style:style style:name="gr95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0.716cm" fo:min-width="4.6cm" fo:padding-top="0.151cm" fo:padding-bottom="0.151cm" fo:padding-left="0.077cm" fo:padding-right="0.276cm"/>
      <style:paragraph-properties style:writing-mode="lr-tb"/>
    </style:style>
    <style:style style:name="gr96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1.409cm" fo:min-width="0.438cm" fo:padding-top="0.151cm" fo:padding-bottom="0.151cm" fo:padding-left="0.077cm" fo:padding-right="0.276cm"/>
      <style:paragraph-properties style:writing-mode="lr-tb"/>
    </style:style>
    <style:style style:name="gr97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1.42cm" fo:min-width="0.438cm" fo:padding-top="0.151cm" fo:padding-bottom="0.151cm" fo:padding-left="0.077cm" fo:padding-right="0.276cm"/>
      <style:paragraph-properties style:writing-mode="lr-tb"/>
    </style:style>
    <style:style style:name="gr98" style:family="graphic" style:parent-style-name="objectwithoutfill">
      <style:graphic-properties draw:stroke="solid" svg:stroke-width="0.053cm" svg:stroke-color="#ffffff" draw:marker-start-width="0.279cm" draw:marker-end="Triangle_20_unfilled" draw:marker-end-width="0.379cm" draw:fill="none" draw:textarea-vertical-align="middle" fo:padding-top="0.151cm" fo:padding-bottom="0.151cm" fo:padding-left="0.077cm" fo:padding-right="0.276cm"/>
    </style:style>
    <style:style style:name="gr99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1.409cm" fo:min-width="0.438cm" fo:padding-top="0.151cm" fo:padding-bottom="0.151cm" fo:padding-left="0.077cm" fo:padding-right="0.276cm"/>
      <style:paragraph-properties style:writing-mode="lr-tb"/>
    </style:style>
    <style:style style:name="gr100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2.491cm" fo:min-width="0.438cm" fo:padding-top="0.151cm" fo:padding-bottom="0.151cm" fo:padding-left="0.077cm" fo:padding-right="0.276cm"/>
      <style:paragraph-properties style:writing-mode="lr-tb"/>
    </style:style>
    <style:style style:name="gr101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2.487cm" fo:min-width="3.838cm" fo:padding-top="0.151cm" fo:padding-bottom="0.151cm" fo:padding-left="0.077cm" fo:padding-right="0.276cm"/>
      <style:paragraph-properties style:writing-mode="lr-tb"/>
    </style:style>
    <style:style style:name="gr102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1.413cm" fo:min-width="4.934cm" fo:padding-top="0.151cm" fo:padding-bottom="0.151cm" fo:padding-left="0.077cm" fo:padding-right="0.276cm"/>
      <style:paragraph-properties style:writing-mode="lr-tb"/>
    </style:style>
    <style:style style:name="gr103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0.716cm" fo:min-width="5.696cm" fo:padding-top="0.151cm" fo:padding-bottom="0.151cm" fo:padding-left="0.077cm" fo:padding-right="0.276cm"/>
      <style:paragraph-properties style:writing-mode="lr-tb"/>
    </style:style>
    <style:style style:name="gr104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1.409cm" fo:min-width="0.438cm" fo:padding-top="0.151cm" fo:padding-bottom="0.151cm" fo:padding-left="0.077cm" fo:padding-right="0.276cm"/>
      <style:paragraph-properties style:writing-mode="lr-tb"/>
    </style:style>
    <style:style style:name="gr105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1.42cm" fo:min-width="0.438cm" fo:padding-top="0.151cm" fo:padding-bottom="0.151cm" fo:padding-left="0.077cm" fo:padding-right="0.276cm"/>
      <style:paragraph-properties style:writing-mode="lr-tb"/>
    </style:style>
    <style:style style:name="gr106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1.413cm" fo:min-width="4.935cm" fo:padding-top="0.151cm" fo:padding-bottom="0.151cm" fo:padding-left="0.077cm" fo:padding-right="0.276cm"/>
      <style:paragraph-properties style:writing-mode="lr-tb"/>
    </style:style>
    <style:style style:name="gr107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1.413cm" fo:min-width="6.514cm" fo:padding-top="0.151cm" fo:padding-bottom="0.151cm" fo:padding-left="0.077cm" fo:padding-right="0.276cm"/>
      <style:paragraph-properties style:writing-mode="lr-tb"/>
    </style:style>
    <style:style style:name="gr108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0.716cm" fo:min-width="7.276cm" fo:padding-top="0.151cm" fo:padding-bottom="0.151cm" fo:padding-left="0.077cm" fo:padding-right="0.276cm"/>
      <style:paragraph-properties style:writing-mode="lr-tb"/>
    </style:style>
    <style:style style:name="gr109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1.409cm" fo:min-width="0.438cm" fo:padding-top="0.151cm" fo:padding-bottom="0.151cm" fo:padding-left="0.077cm" fo:padding-right="0.276cm"/>
      <style:paragraph-properties style:writing-mode="lr-tb"/>
    </style:style>
    <style:style style:name="gr110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2.491cm" fo:min-width="0.438cm" fo:padding-top="0.151cm" fo:padding-bottom="0.151cm" fo:padding-left="0.077cm" fo:padding-right="0.276cm"/>
      <style:paragraph-properties style:writing-mode="lr-tb"/>
    </style:style>
    <style:style style:name="gr111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2.487cm" fo:min-width="6.515cm" fo:padding-top="0.151cm" fo:padding-bottom="0.151cm" fo:padding-left="0.077cm" fo:padding-right="0.276cm"/>
      <style:paragraph-properties style:writing-mode="lr-tb"/>
    </style:style>
    <style:style style:name="gr112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5.396cm" fo:min-width="6.514cm" fo:padding-top="0.151cm" fo:padding-bottom="0.151cm" fo:padding-left="0.077cm" fo:padding-right="0.276cm"/>
      <style:paragraph-properties style:writing-mode="lr-tb"/>
    </style:style>
    <style:style style:name="gr113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5.393cm" fo:min-width="0.438cm" fo:padding-top="0.151cm" fo:padding-bottom="0.151cm" fo:padding-left="0.077cm" fo:padding-right="0.276cm"/>
      <style:paragraph-properties style:writing-mode="lr-tb"/>
    </style:style>
    <style:style style:name="gr114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1.33cm" fo:min-width="0.438cm" fo:padding-top="0.151cm" fo:padding-bottom="0.151cm" fo:padding-left="0.077cm" fo:padding-right="0.276cm"/>
      <style:paragraph-properties style:writing-mode="lr-tb"/>
    </style:style>
    <style:style style:name="gr115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1.326cm" fo:min-width="6.515cm" fo:padding-top="0.151cm" fo:padding-bottom="0.151cm" fo:padding-left="0.077cm" fo:padding-right="0.276cm"/>
      <style:paragraph-properties style:writing-mode="lr-tb"/>
    </style:style>
    <style:style style:name="gr116" style:family="graphic" style:parent-style-name="standard">
      <style:graphic-properties svg:stroke-width="0.053cm" svg:stroke-color="#ffffff" draw:marker-start-width="0.279cm" draw:marker-end-width="0.279cm" draw:fill-color="#ffb66c" draw:textarea-horizontal-align="justify" draw:textarea-vertical-align="top" draw:auto-grow-height="false" fo:min-height="3.381cm" fo:min-width="4.727cm" fo:padding-top="0.151cm" fo:padding-bottom="0.151cm" fo:padding-left="0.077cm" fo:padding-right="0.276cm"/>
      <style:paragraph-properties style:writing-mode="lr-tb"/>
    </style:style>
    <style:style style:name="gr117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0.701cm" fo:min-width="3.838cm" fo:padding-top="0.151cm" fo:padding-bottom="0.151cm" fo:padding-left="0.077cm" fo:padding-right="0.276cm"/>
      <style:paragraph-properties style:writing-mode="lr-tb"/>
    </style:style>
    <style:style style:name="gr118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0.698cm" fo:min-width="0.438cm" fo:padding-top="0.151cm" fo:padding-bottom="0.151cm" fo:padding-left="0.077cm" fo:padding-right="0.276cm"/>
      <style:paragraph-properties style:writing-mode="lr-tb"/>
    </style:style>
    <style:style style:name="gr119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2.491cm" fo:min-width="0.438cm" fo:padding-top="0.151cm" fo:padding-bottom="0.151cm" fo:padding-left="0.077cm" fo:padding-right="0.276cm"/>
      <style:paragraph-properties style:writing-mode="lr-tb"/>
    </style:style>
    <style:style style:name="gr120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0.698cm" fo:min-width="0.438cm" fo:padding-top="0.151cm" fo:padding-bottom="0.151cm" fo:padding-left="0.077cm" fo:padding-right="0.276cm"/>
      <style:paragraph-properties style:writing-mode="lr-tb"/>
    </style:style>
    <style:style style:name="gr121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2.491cm" fo:min-width="0.438cm" fo:padding-top="0.151cm" fo:padding-bottom="0.151cm" fo:padding-left="0.077cm" fo:padding-right="0.276cm"/>
      <style:paragraph-properties style:writing-mode="lr-tb"/>
    </style:style>
    <style:style style:name="gr122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1.413cm" fo:min-width="7.132cm" fo:padding-top="0.151cm" fo:padding-bottom="0.151cm" fo:padding-left="0.077cm" fo:padding-right="0.276cm"/>
      <style:paragraph-properties style:writing-mode="lr-tb"/>
    </style:style>
    <style:style style:name="gr123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0.716cm" fo:min-width="7.894cm" fo:padding-top="0.151cm" fo:padding-bottom="0.151cm" fo:padding-left="0.077cm" fo:padding-right="0.276cm"/>
      <style:paragraph-properties style:writing-mode="lr-tb"/>
    </style:style>
    <style:style style:name="gr124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1.409cm" fo:min-width="0.438cm" fo:padding-top="0.151cm" fo:padding-bottom="0.151cm" fo:padding-left="0.077cm" fo:padding-right="0.276cm"/>
      <style:paragraph-properties style:writing-mode="lr-tb"/>
    </style:style>
    <style:style style:name="gr125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3.932cm" fo:min-width="0.438cm" fo:padding-top="0.151cm" fo:padding-bottom="0.151cm" fo:padding-left="0.077cm" fo:padding-right="0.276cm"/>
      <style:paragraph-properties style:writing-mode="lr-tb"/>
    </style:style>
    <style:style style:name="gr126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3.929cm" fo:min-width="7.133cm" fo:padding-top="0.151cm" fo:padding-bottom="0.151cm" fo:padding-left="0.077cm" fo:padding-right="0.276cm"/>
      <style:paragraph-properties style:writing-mode="lr-tb"/>
    </style:style>
    <style:style style:name="gr127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1.413cm" fo:min-width="3.863cm" fo:padding-top="0.151cm" fo:padding-bottom="0.151cm" fo:padding-left="0.077cm" fo:padding-right="0.276cm"/>
      <style:paragraph-properties style:writing-mode="lr-tb"/>
    </style:style>
    <style:style style:name="gr128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0.716cm" fo:min-width="3.871cm" fo:padding-top="0.151cm" fo:padding-bottom="0.151cm" fo:padding-left="0.077cm" fo:padding-right="0.276cm"/>
      <style:paragraph-properties style:writing-mode="lr-tb"/>
    </style:style>
    <style:style style:name="gr129" style:family="graphic" style:parent-style-name="objectwithoutfill">
      <style:graphic-properties draw:stroke="solid" svg:stroke-width="0.053cm" svg:stroke-color="#ffffff" draw:marker-start-width="0.279cm" draw:marker-end="Triangle_20_unfilled" draw:marker-end-width="0.379cm" draw:fill="solid" draw:textarea-vertical-align="middle" fo:padding-top="0.151cm" fo:padding-bottom="0.151cm" fo:padding-left="0.077cm" fo:padding-right="0.276cm"/>
    </style:style>
    <style:style style:name="gr130" style:family="graphic" style:parent-style-name="standard">
      <style:graphic-properties svg:stroke-width="0.053cm" svg:stroke-color="#111111" draw:marker-start-width="0.279cm" draw:marker-end-width="0.279cm" draw:fill-color="#ffb66c" draw:textarea-horizontal-align="justify" draw:textarea-vertical-align="top" draw:auto-grow-height="false" fo:min-height="2.118cm" fo:min-width="4.727cm" fo:padding-top="0.151cm" fo:padding-bottom="0.151cm" fo:padding-left="0.077cm" fo:padding-right="0.276cm"/>
      <style:paragraph-properties style:writing-mode="lr-tb"/>
    </style:style>
    <style:style style:name="gr131" style:family="graphic" style:parent-style-name="standard" style:list-style-name="L1">
      <style:graphic-properties svg:stroke-width="0.053cm" svg:stroke-color="#111111" draw:marker-start-width="0.279cm" draw:marker-end-width="0.279cm" draw:fill-color="#ffb66c" draw:textarea-horizontal-align="justify" draw:textarea-vertical-align="top" draw:auto-grow-height="false" fo:min-height="2.115cm" fo:min-width="0.438cm" fo:padding-top="0.151cm" fo:padding-bottom="0.151cm" fo:padding-left="0.077cm" fo:padding-right="0.276cm"/>
      <style:paragraph-properties style:writing-mode="lr-tb"/>
    </style:style>
    <style:style style:name="gr132" style:family="graphic" style:parent-style-name="objectwithoutfill">
      <style:graphic-properties svg:stroke-width="0.106cm" svg:stroke-color="#ffb66c" draw:marker-start-width="0.358cm" draw:marker-end-width="0.358cm" draw:fill="solid" draw:textarea-vertical-align="middle" fo:padding-top="0.177cm" fo:padding-bottom="0.177cm" fo:padding-left="0.103cm" fo:padding-right="0.302cm"/>
    </style:style>
    <style:style style:name="gr133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1.409cm" fo:min-width="0.438cm" fo:padding-top="0.151cm" fo:padding-bottom="0.151cm" fo:padding-left="0.077cm" fo:padding-right="0.276cm"/>
      <style:paragraph-properties style:writing-mode="lr-tb"/>
    </style:style>
    <style:style style:name="gr134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1.42cm" fo:min-width="0.438cm" fo:padding-top="0.151cm" fo:padding-bottom="0.151cm" fo:padding-left="0.077cm" fo:padding-right="0.276cm"/>
      <style:paragraph-properties style:writing-mode="lr-tb"/>
    </style:style>
    <style:style style:name="gr135" style:family="graphic" style:parent-style-name="standard">
      <style:graphic-properties svg:stroke-width="0.053cm" svg:stroke-color="#111111" draw:marker-start-width="0.279cm" draw:marker-end-width="0.279cm" draw:fill-color="#ffb66c" draw:textarea-horizontal-align="justify" draw:textarea-vertical-align="top" draw:auto-grow-height="false" fo:min-height="2.118cm" fo:min-width="4.917cm" fo:padding-top="0.151cm" fo:padding-bottom="0.151cm" fo:padding-left="0.077cm" fo:padding-right="0.276cm"/>
      <style:paragraph-properties style:writing-mode="lr-tb"/>
    </style:style>
    <style:style style:name="gr136" style:family="graphic" style:parent-style-name="standard" style:list-style-name="L1">
      <style:graphic-properties svg:stroke-width="0.053cm" svg:stroke-color="#111111" draw:marker-start-width="0.279cm" draw:marker-end-width="0.279cm" draw:fill-color="#ffb66c" draw:textarea-horizontal-align="justify" draw:textarea-vertical-align="top" draw:auto-grow-height="false" fo:min-height="2.115cm" fo:min-width="0.438cm" fo:padding-top="0.151cm" fo:padding-bottom="0.151cm" fo:padding-left="0.077cm" fo:padding-right="0.276cm"/>
      <style:paragraph-properties style:writing-mode="lr-tb"/>
    </style:style>
    <style:style style:name="gr137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1.409cm" fo:min-width="0.438cm" fo:padding-top="0.151cm" fo:padding-bottom="0.151cm" fo:padding-left="0.077cm" fo:padding-right="0.276cm"/>
      <style:paragraph-properties style:writing-mode="lr-tb"/>
    </style:style>
    <style:style style:name="gr138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1.42cm" fo:min-width="0.438cm" fo:padding-top="0.151cm" fo:padding-bottom="0.151cm" fo:padding-left="0.077cm" fo:padding-right="0.276cm"/>
      <style:paragraph-properties style:writing-mode="lr-tb"/>
    </style:style>
    <style:style style:name="gr139" style:family="graphic" style:parent-style-name="standard">
      <style:graphic-properties svg:stroke-width="0.053cm" svg:stroke-color="#111111" draw:marker-start-width="0.279cm" draw:marker-end-width="0.279cm" draw:fill-color="#ffb66c" draw:textarea-horizontal-align="justify" draw:textarea-vertical-align="top" draw:auto-grow-height="false" fo:min-height="2.558cm" fo:min-width="6.695cm" fo:padding-top="0.151cm" fo:padding-bottom="0.151cm" fo:padding-left="0.077cm" fo:padding-right="0.276cm"/>
      <style:paragraph-properties style:writing-mode="lr-tb"/>
    </style:style>
    <style:style style:name="gr140" style:family="graphic" style:parent-style-name="standard" style:list-style-name="L1">
      <style:graphic-properties svg:stroke-width="0.053cm" svg:stroke-color="#111111" draw:marker-start-width="0.279cm" draw:marker-end-width="0.279cm" draw:fill-color="#ffb66c" draw:textarea-horizontal-align="justify" draw:textarea-vertical-align="top" draw:auto-grow-height="false" fo:min-height="2.556cm" fo:min-width="0.438cm" fo:padding-top="0.151cm" fo:padding-bottom="0.151cm" fo:padding-left="0.077cm" fo:padding-right="0.276cm"/>
      <style:paragraph-properties style:writing-mode="lr-tb"/>
    </style:style>
    <style:style style:name="gr141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1.409cm" fo:min-width="0.438cm" fo:padding-top="0.151cm" fo:padding-bottom="0.151cm" fo:padding-left="0.077cm" fo:padding-right="0.276cm"/>
      <style:paragraph-properties style:writing-mode="lr-tb"/>
    </style:style>
    <style:style style:name="gr142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1.42cm" fo:min-width="0.438cm" fo:padding-top="0.151cm" fo:padding-bottom="0.151cm" fo:padding-left="0.077cm" fo:padding-right="0.276cm"/>
      <style:paragraph-properties style:writing-mode="lr-tb"/>
    </style:style>
    <style:style style:name="gr143" style:family="graphic" style:parent-style-name="standard">
      <style:graphic-properties svg:stroke-width="0.053cm" svg:stroke-color="#111111" draw:marker-start-width="0.279cm" draw:marker-end-width="0.279cm" draw:fill-color="#ffb66c" draw:textarea-horizontal-align="justify" draw:textarea-vertical-align="top" draw:auto-grow-height="false" fo:min-height="2.605cm" fo:min-width="5.457cm" fo:padding-top="0.151cm" fo:padding-bottom="0.151cm" fo:padding-left="0.077cm" fo:padding-right="0.276cm"/>
      <style:paragraph-properties style:writing-mode="lr-tb"/>
    </style:style>
    <style:style style:name="gr144" style:family="graphic" style:parent-style-name="standard" style:list-style-name="L1">
      <style:graphic-properties svg:stroke-width="0.053cm" svg:stroke-color="#111111" draw:marker-start-width="0.279cm" draw:marker-end-width="0.279cm" draw:fill-color="#ffb66c" draw:textarea-horizontal-align="justify" draw:textarea-vertical-align="top" draw:auto-grow-height="false" fo:min-height="2.603cm" fo:min-width="0.438cm" fo:padding-top="0.151cm" fo:padding-bottom="0.151cm" fo:padding-left="0.077cm" fo:padding-right="0.276cm"/>
      <style:paragraph-properties style:writing-mode="lr-tb"/>
    </style:style>
    <style:style style:name="gr145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1.409cm" fo:min-width="0.438cm" fo:padding-top="0.151cm" fo:padding-bottom="0.151cm" fo:padding-left="0.077cm" fo:padding-right="0.276cm"/>
      <style:paragraph-properties style:writing-mode="lr-tb"/>
    </style:style>
    <style:style style:name="gr146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1.42cm" fo:min-width="0.438cm" fo:padding-top="0.151cm" fo:padding-bottom="0.151cm" fo:padding-left="0.077cm" fo:padding-right="0.276cm"/>
      <style:paragraph-properties style:writing-mode="lr-tb"/>
    </style:style>
    <style:style style:name="gr147" style:family="graphic" style:parent-style-name="standard" style:list-style-name="L1">
      <style:graphic-properties svg:stroke-width="0.053cm" svg:stroke-color="#111111" draw:marker-start-width="0.279cm" draw:marker-end-width="0.279cm" draw:fill-color="#ffb66c" draw:textarea-horizontal-align="justify" draw:textarea-vertical-align="top" draw:auto-grow-height="false" fo:min-height="2.603cm" fo:min-width="0.438cm" fo:padding-top="0.151cm" fo:padding-bottom="0.151cm" fo:padding-left="0.077cm" fo:padding-right="0.276cm"/>
      <style:paragraph-properties style:writing-mode="lr-tb"/>
    </style:style>
    <style:style style:name="gr148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1.409cm" fo:min-width="0.438cm" fo:padding-top="0.151cm" fo:padding-bottom="0.151cm" fo:padding-left="0.077cm" fo:padding-right="0.276cm"/>
      <style:paragraph-properties style:writing-mode="lr-tb"/>
    </style:style>
    <style:style style:name="gr149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0.716cm" fo:min-width="2.789cm" fo:padding-top="0.151cm" fo:padding-bottom="0.151cm" fo:padding-left="0.077cm" fo:padding-right="0.276cm"/>
      <style:paragraph-properties style:writing-mode="lr-tb"/>
    </style:style>
    <style:style style:name="gr150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0.902cm" fo:min-width="0.438cm" fo:padding-top="0.151cm" fo:padding-bottom="0.151cm" fo:padding-left="0.077cm" fo:padding-right="0.276cm"/>
      <style:paragraph-properties style:writing-mode="lr-tb"/>
    </style:style>
    <style:style style:name="gr151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0.899cm" fo:min-width="2.028cm" fo:padding-top="0.151cm" fo:padding-bottom="0.151cm" fo:padding-left="0.077cm" fo:padding-right="0.276cm"/>
      <style:paragraph-properties style:writing-mode="lr-tb"/>
    </style:style>
    <style:style style:name="gr152" style:family="graphic" style:parent-style-name="standard">
      <style:graphic-properties svg:stroke-width="0.053cm" svg:stroke-color="#111111" draw:marker-start-width="0.279cm" draw:marker-end-width="0.279cm" draw:fill-color="#ffb66c" draw:textarea-horizontal-align="justify" draw:textarea-vertical-align="top" draw:auto-grow-height="false" fo:min-height="1.971cm" fo:min-width="6.694cm" fo:padding-top="0.151cm" fo:padding-bottom="0.151cm" fo:padding-left="0.077cm" fo:padding-right="0.276cm"/>
      <style:paragraph-properties style:writing-mode="lr-tb"/>
    </style:style>
    <style:style style:name="gr153" style:family="graphic" style:parent-style-name="standard" style:list-style-name="L1">
      <style:graphic-properties svg:stroke-width="0.053cm" svg:stroke-color="#111111" draw:marker-start-width="0.279cm" draw:marker-end-width="0.279cm" draw:fill-color="#ffb66c" draw:textarea-horizontal-align="justify" draw:textarea-vertical-align="top" draw:auto-grow-height="false" fo:min-height="1.968cm" fo:min-width="0.438cm" fo:padding-top="0.151cm" fo:padding-bottom="0.151cm" fo:padding-left="0.077cm" fo:padding-right="0.276cm"/>
      <style:paragraph-properties style:writing-mode="lr-tb"/>
    </style:style>
    <style:style style:name="gr154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0.889cm" fo:min-width="0.438cm" fo:padding-top="0.151cm" fo:padding-bottom="0.151cm" fo:padding-left="0.077cm" fo:padding-right="0.276cm"/>
      <style:paragraph-properties style:writing-mode="lr-tb"/>
    </style:style>
    <style:style style:name="gr155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0.885cm" fo:min-width="2.028cm" fo:padding-top="0.151cm" fo:padding-bottom="0.151cm" fo:padding-left="0.077cm" fo:padding-right="0.276cm"/>
      <style:paragraph-properties style:writing-mode="lr-tb"/>
    </style:style>
    <style:style style:name="gr156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1.409cm" fo:min-width="0.438cm" fo:padding-top="0.151cm" fo:padding-bottom="0.151cm" fo:padding-left="0.077cm" fo:padding-right="0.276cm"/>
      <style:paragraph-properties style:writing-mode="lr-tb"/>
    </style:style>
    <style:style style:name="gr157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0.902cm" fo:min-width="0.438cm" fo:padding-top="0.151cm" fo:padding-bottom="0.151cm" fo:padding-left="0.077cm" fo:padding-right="0.276cm"/>
      <style:paragraph-properties style:writing-mode="lr-tb"/>
    </style:style>
    <style:style style:name="gr158" style:family="graphic" style:parent-style-name="standard">
      <style:graphic-properties svg:stroke-width="0.053cm" svg:stroke-color="#111111" draw:marker-start-width="0.279cm" draw:marker-end-width="0.279cm" draw:fill-color="#ffb66c" draw:textarea-horizontal-align="justify" draw:textarea-vertical-align="top" draw:auto-grow-height="false" fo:min-height="3.247cm" fo:min-width="8.472cm" fo:padding-top="0.151cm" fo:padding-bottom="0.151cm" fo:padding-left="0.077cm" fo:padding-right="0.276cm"/>
      <style:paragraph-properties style:writing-mode="lr-tb"/>
    </style:style>
    <style:style style:name="gr159" style:family="graphic" style:parent-style-name="standard" style:list-style-name="L1">
      <style:graphic-properties svg:stroke-width="0.053cm" svg:stroke-color="#111111" draw:marker-start-width="0.279cm" draw:marker-end-width="0.279cm" draw:fill-color="#ffb66c" draw:textarea-horizontal-align="justify" draw:textarea-vertical-align="top" draw:auto-grow-height="false" fo:min-height="3.244cm" fo:min-width="0.438cm" fo:padding-top="0.151cm" fo:padding-bottom="0.151cm" fo:padding-left="0.077cm" fo:padding-right="0.276cm"/>
      <style:paragraph-properties style:writing-mode="lr-tb"/>
    </style:style>
    <style:style style:name="gr160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0.889cm" fo:min-width="0.438cm" fo:padding-top="0.151cm" fo:padding-bottom="0.151cm" fo:padding-left="0.077cm" fo:padding-right="0.276cm"/>
      <style:paragraph-properties style:writing-mode="lr-tb"/>
    </style:style>
    <style:style style:name="gr161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0.698cm" fo:min-width="0.438cm" fo:padding-top="0.151cm" fo:padding-bottom="0.151cm" fo:padding-left="0.077cm" fo:padding-right="0.276cm"/>
      <style:paragraph-properties style:writing-mode="lr-tb"/>
    </style:style>
    <style:style style:name="gr162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0.716cm" fo:min-width="7.775cm" fo:padding-top="0.151cm" fo:padding-bottom="0.151cm" fo:padding-left="0.077cm" fo:padding-right="0.276cm"/>
      <style:paragraph-properties style:writing-mode="lr-tb"/>
    </style:style>
    <style:style style:name="gr163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1.985cm" fo:min-width="0.438cm" fo:padding-top="0.151cm" fo:padding-bottom="0.151cm" fo:padding-left="0.077cm" fo:padding-right="0.276cm"/>
      <style:paragraph-properties style:writing-mode="lr-tb"/>
    </style:style>
    <style:style style:name="gr164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1.982cm" fo:min-width="7.014cm" fo:padding-top="0.151cm" fo:padding-bottom="0.151cm" fo:padding-left="0.077cm" fo:padding-right="0.276cm"/>
      <style:paragraph-properties style:writing-mode="lr-tb"/>
    </style:style>
    <style:style style:name="gr165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0.698cm" fo:min-width="0.438cm" fo:padding-top="0.151cm" fo:padding-bottom="0.151cm" fo:padding-left="0.077cm" fo:padding-right="0.276cm"/>
      <style:paragraph-properties style:writing-mode="lr-tb"/>
    </style:style>
    <style:style style:name="gr166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1.985cm" fo:min-width="0.438cm" fo:padding-top="0.151cm" fo:padding-bottom="0.151cm" fo:padding-left="0.077cm" fo:padding-right="0.276cm"/>
      <style:paragraph-properties style:writing-mode="lr-tb"/>
    </style:style>
    <style:style style:name="gr167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0.698cm" fo:min-width="0.438cm" fo:padding-top="0.151cm" fo:padding-bottom="0.151cm" fo:padding-left="0.077cm" fo:padding-right="0.276cm"/>
      <style:paragraph-properties style:writing-mode="lr-tb"/>
    </style:style>
    <style:style style:name="gr168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1.414cm" fo:min-width="0.438cm" fo:padding-top="0.151cm" fo:padding-bottom="0.151cm" fo:padding-left="0.077cm" fo:padding-right="0.276cm"/>
      <style:paragraph-properties style:writing-mode="lr-tb"/>
    </style:style>
    <style:style style:name="gr169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1.41cm" fo:min-width="7.014cm" fo:padding-top="0.151cm" fo:padding-bottom="0.151cm" fo:padding-left="0.077cm" fo:padding-right="0.276cm"/>
      <style:paragraph-properties style:writing-mode="lr-tb"/>
    </style:style>
    <style:style style:name="gr170" style:family="graphic" style:parent-style-name="standard">
      <style:graphic-properties svg:stroke-width="0.053cm" svg:stroke-color="#111111" draw:marker-start-width="0.279cm" draw:marker-end-width="0.279cm" draw:fill-color="#ffb66c" draw:textarea-horizontal-align="justify" draw:textarea-vertical-align="top" draw:auto-grow-height="false" fo:min-height="1.971cm" fo:min-width="5.712cm" fo:padding-top="0.151cm" fo:padding-bottom="0.151cm" fo:padding-left="0.077cm" fo:padding-right="0.276cm"/>
      <style:paragraph-properties style:writing-mode="lr-tb"/>
    </style:style>
    <style:style style:name="gr171" style:family="graphic" style:parent-style-name="standard" style:list-style-name="L1">
      <style:graphic-properties svg:stroke-width="0.053cm" svg:stroke-color="#111111" draw:marker-start-width="0.279cm" draw:marker-end-width="0.279cm" draw:fill-color="#ffb66c" draw:textarea-horizontal-align="justify" draw:textarea-vertical-align="top" draw:auto-grow-height="false" fo:min-height="1.968cm" fo:min-width="0.438cm" fo:padding-top="0.151cm" fo:padding-bottom="0.151cm" fo:padding-left="0.077cm" fo:padding-right="0.276cm"/>
      <style:paragraph-properties style:writing-mode="lr-tb"/>
    </style:style>
    <style:style style:name="gr172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5.889cm" fo:min-width="4.552cm" fo:padding-top="0.151cm" fo:padding-bottom="0.151cm" fo:padding-left="0.077cm" fo:padding-right="0.276cm"/>
      <style:paragraph-properties style:writing-mode="lr-tb"/>
    </style:style>
    <style:style style:name="gr173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0.716cm" fo:min-width="5.314cm" fo:padding-top="0.151cm" fo:padding-bottom="0.151cm" fo:padding-left="0.077cm" fo:padding-right="0.276cm"/>
      <style:paragraph-properties style:writing-mode="lr-tb"/>
    </style:style>
    <style:style style:name="gr174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5.885cm" fo:min-width="0.438cm" fo:padding-top="0.151cm" fo:padding-bottom="0.151cm" fo:padding-left="0.077cm" fo:padding-right="0.276cm"/>
      <style:paragraph-properties style:writing-mode="lr-tb"/>
    </style:style>
    <style:style style:name="gr175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5.885cm" fo:min-width="0.438cm" fo:padding-top="0.151cm" fo:padding-bottom="0.151cm" fo:padding-left="0.077cm" fo:padding-right="0.276cm"/>
      <style:paragraph-properties style:writing-mode="lr-tb"/>
    </style:style>
    <style:style style:name="gr176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2.718cm" fo:min-width="5.062cm" fo:padding-top="0.151cm" fo:padding-bottom="0.151cm" fo:padding-left="0.077cm" fo:padding-right="0.276cm"/>
      <style:paragraph-properties style:writing-mode="lr-tb"/>
    </style:style>
    <style:style style:name="gr177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0.716cm" fo:min-width="5.824cm" fo:padding-top="0.151cm" fo:padding-bottom="0.151cm" fo:padding-left="0.077cm" fo:padding-right="0.276cm"/>
      <style:paragraph-properties style:writing-mode="lr-tb"/>
    </style:style>
    <style:style style:name="gr178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2.714cm" fo:min-width="0.438cm" fo:padding-top="0.151cm" fo:padding-bottom="0.151cm" fo:padding-left="0.077cm" fo:padding-right="0.276cm"/>
      <style:paragraph-properties style:writing-mode="lr-tb"/>
    </style:style>
    <style:style style:name="gr179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2.714cm" fo:min-width="0.438cm" fo:padding-top="0.151cm" fo:padding-bottom="0.151cm" fo:padding-left="0.077cm" fo:padding-right="0.276cm"/>
      <style:paragraph-properties style:writing-mode="lr-tb"/>
    </style:style>
    <style:style style:name="gr180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2.053cm" fo:min-width="2.523cm" fo:padding-top="0.151cm" fo:padding-bottom="0.151cm" fo:padding-left="0.077cm" fo:padding-right="0.276cm"/>
      <style:paragraph-properties style:writing-mode="lr-tb"/>
    </style:style>
    <style:style style:name="gr181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0.716cm" fo:min-width="3.285cm" fo:padding-top="0.151cm" fo:padding-bottom="0.151cm" fo:padding-left="0.077cm" fo:padding-right="0.276cm"/>
      <style:paragraph-properties style:writing-mode="lr-tb"/>
    </style:style>
    <style:style style:name="gr182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2.049cm" fo:min-width="0.438cm" fo:padding-top="0.151cm" fo:padding-bottom="0.151cm" fo:padding-left="0.077cm" fo:padding-right="0.276cm"/>
      <style:paragraph-properties style:writing-mode="lr-tb"/>
    </style:style>
    <style:style style:name="gr183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2.053cm" fo:min-width="2.904cm" fo:padding-top="0.151cm" fo:padding-bottom="0.151cm" fo:padding-left="0.077cm" fo:padding-right="0.276cm"/>
      <style:paragraph-properties style:writing-mode="lr-tb"/>
    </style:style>
    <style:style style:name="gr184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0.716cm" fo:min-width="3.666cm" fo:padding-top="0.151cm" fo:padding-bottom="0.151cm" fo:padding-left="0.077cm" fo:padding-right="0.276cm"/>
      <style:paragraph-properties style:writing-mode="lr-tb"/>
    </style:style>
    <style:style style:name="gr185" style:family="graphic" style:parent-style-name="standard" style:list-style-name="L1">
      <style:graphic-properties svg:stroke-width="0.053cm" svg:stroke-color="#ffffff" draw:marker-start-width="0.279cm" draw:marker-end-width="0.279cm" draw:fill="none" draw:fill-color="#ffffff" draw:textarea-horizontal-align="justify" draw:textarea-vertical-align="top" draw:auto-grow-height="false" fo:min-height="2.049cm" fo:min-width="0.438cm" fo:padding-top="0.151cm" fo:padding-bottom="0.151cm" fo:padding-left="0.077cm" fo:padding-right="0.276cm"/>
      <style:paragraph-properties style:writing-mode="lr-tb"/>
    </style:style>
    <style:style style:name="gr186" style:family="graphic" style:parent-style-name="standard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1.936cm" fo:min-width="8.798cm" fo:padding-top="0.178cm" fo:padding-bottom="0.178cm" fo:padding-left="0.303cm" fo:padding-right="0.303cm"/>
      <style:paragraph-properties style:writing-mode="lr-tb"/>
    </style:style>
    <style:style style:name="gr187" style:family="graphic" style:parent-style-name="standard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1.593cm" fo:min-width="2.867cm" fo:padding-top="0.178cm" fo:padding-bottom="0.178cm" fo:padding-left="0.303cm" fo:padding-right="0.303cm"/>
      <style:paragraph-properties style:writing-mode="lr-tb"/>
    </style:style>
    <style:style style:name="gr188" style:family="graphic" style:parent-style-name="standard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1.593cm" fo:min-width="3.168cm" fo:padding-top="0.178cm" fo:padding-bottom="0.178cm" fo:padding-left="0.303cm" fo:padding-right="0.303cm"/>
      <style:paragraph-properties style:writing-mode="lr-tb"/>
    </style:style>
    <style:style style:name="gr189" style:family="graphic" style:parent-style-name="standard">
      <style:graphic-properties svg:stroke-width="0.106cm" svg:stroke-color="#1c1c1c" draw:marker-start-width="0.359cm" draw:marker-end-width="0.359cm" draw:fill="solid" draw:fill-color="#f47920" draw:textarea-horizontal-align="justify" draw:textarea-vertical-align="middle" draw:auto-grow-height="false" fo:min-height="1.593cm" fo:min-width="2.867cm" fo:padding-top="0.178cm" fo:padding-bottom="0.178cm" fo:padding-left="0.303cm" fo:padding-right="0.303cm"/>
      <style:paragraph-properties style:writing-mode="lr-tb"/>
    </style:style>
    <style:style style:name="gr190" style:family="graphic" style:parent-style-name="standard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1.517cm" fo:min-width="4.335cm" fo:padding-top="0.178cm" fo:padding-bottom="0.178cm" fo:padding-left="0.303cm" fo:padding-right="0.303cm"/>
      <style:paragraph-properties style:writing-mode="lr-tb"/>
    </style:style>
    <style:style style:name="gr191" style:family="graphic" style:parent-style-name="standard" style:list-style-name="L1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2.823cm" fo:min-width="4.64cm" fo:padding-top="0.178cm" fo:padding-bottom="0.178cm" fo:padding-left="0.303cm" fo:padding-right="0.303cm"/>
      <style:paragraph-properties style:writing-mode="lr-tb"/>
    </style:style>
    <style:style style:name="gr192" style:family="graphic" style:parent-style-name="standard">
      <style:graphic-properties svg:stroke-width="0.106cm" svg:stroke-color="#1c1c1c" draw:marker-start-width="0.359cm" draw:marker-end-width="0.359cm" draw:fill="none" draw:fill-color="#f47920" draw:textarea-vertical-align="middle" fo:padding-top="0.178cm" fo:padding-bottom="0.178cm" fo:padding-left="0.303cm" fo:padding-right="0.303cm"/>
    </style:style>
    <style:style style:name="gr193" style:family="graphic" style:parent-style-name="standard">
      <style:graphic-properties draw:stroke="none" svg:stroke-color="#1c1c1c" draw:fill="none" draw:fill-color="#ffffff" draw:textarea-horizontal-align="left" draw:auto-grow-height="true" draw:auto-grow-width="true" fo:min-height="0.657cm" fo:min-width="2.225cm"/>
      <style:paragraph-properties style:writing-mode="lr-tb"/>
    </style:style>
    <style:style style:name="gr194" style:family="graphic" style:parent-style-name="standard">
      <style:graphic-properties draw:stroke="none" svg:stroke-color="#1c1c1c" draw:fill="none" draw:fill-color="#ffffff" draw:textarea-horizontal-align="left" draw:auto-grow-height="true" draw:auto-grow-width="true" fo:min-height="1.313cm" fo:min-width="2.157cm"/>
      <style:paragraph-properties style:writing-mode="lr-tb"/>
    </style:style>
    <style:style style:name="gr195" style:family="graphic" style:parent-style-name="standard" style:list-style-name="L1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3.797cm" fo:min-width="4.534cm" fo:padding-top="0.178cm" fo:padding-bottom="0.178cm" fo:padding-left="0.303cm" fo:padding-right="0.303cm"/>
      <style:paragraph-properties style:writing-mode="lr-tb"/>
    </style:style>
    <style:style style:name="gr196" style:family="graphic" style:parent-style-name="standard">
      <style:graphic-properties svg:stroke-width="0.106cm" svg:stroke-color="#1c1c1c" draw:marker-start-width="0.359cm" draw:marker-end-width="0.359cm" draw:fill="solid" draw:fill-color="#f47920" draw:textarea-horizontal-align="justify" draw:textarea-vertical-align="middle" draw:auto-grow-height="false" fo:min-height="2.205cm" fo:min-width="4.261cm" fo:padding-top="0.178cm" fo:padding-bottom="0.178cm" fo:padding-left="0.303cm" fo:padding-right="0.303cm"/>
      <style:paragraph-properties style:writing-mode="lr-tb"/>
    </style:style>
    <style:style style:name="gr197" style:family="graphic" style:parent-style-name="standard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2.205cm" fo:min-width="4.261cm" fo:padding-top="0.178cm" fo:padding-bottom="0.178cm" fo:padding-left="0.303cm" fo:padding-right="0.303cm"/>
      <style:paragraph-properties style:writing-mode="lr-tb"/>
    </style:style>
    <style:style style:name="gr198" style:family="graphic" style:parent-style-name="standard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3.008cm" fo:min-width="4.623cm" fo:padding-top="0.178cm" fo:padding-bottom="0.178cm" fo:padding-left="0.303cm" fo:padding-right="0.303cm"/>
      <style:paragraph-properties style:writing-mode="lr-tb"/>
    </style:style>
    <style:style style:name="gr199" style:family="graphic" style:parent-style-name="standard">
      <style:graphic-properties draw:stroke="none" svg:stroke-color="#1c1c1c" draw:fill="none" draw:fill-color="#ffffff" draw:textarea-horizontal-align="left" draw:auto-grow-height="true" draw:auto-grow-width="true" fo:min-height="0.657cm" fo:min-width="3.723cm"/>
      <style:paragraph-properties style:writing-mode="lr-tb"/>
    </style:style>
    <style:style style:name="gr200" style:family="graphic" style:parent-style-name="standard">
      <style:graphic-properties svg:stroke-width="0.081cm" svg:stroke-color="#111111" draw:marker-start-width="0.321cm" draw:marker-end-width="0.321cm" draw:fill="solid" draw:fill-color="#ffffff" draw:textarea-horizontal-align="justify" draw:textarea-vertical-align="middle" draw:auto-grow-height="false" fo:min-height="8.513cm" fo:min-width="11.51cm" fo:padding-top="0.165cm" fo:padding-bottom="0.165cm" fo:padding-left="0.091cm" fo:padding-right="0.29cm"/>
    </style:style>
    <style:style style:name="gr201" style:family="graphic" style:parent-style-name="standard">
      <style:graphic-properties svg:stroke-width="0.081cm" svg:stroke-color="#111111" draw:marker-start-width="0.321cm" draw:marker-end-width="0.321cm" draw:fill="solid" draw:fill-color="#ffffff" draw:textarea-horizontal-align="justify" draw:textarea-vertical-align="middle" draw:auto-grow-height="false" fo:min-height="1.528cm" fo:min-width="3.636cm" fo:padding-top="0.165cm" fo:padding-bottom="0.165cm" fo:padding-left="0.091cm" fo:padding-right="0.29cm"/>
      <style:paragraph-properties style:writing-mode="lr-tb"/>
    </style:style>
    <style:style style:name="gr202" style:family="graphic" style:parent-style-name="standard">
      <style:graphic-properties svg:stroke-width="0.081cm" svg:stroke-color="#111111" draw:marker-start-width="0.321cm" draw:marker-end-width="0.321cm" draw:fill-color="#ff860d" draw:textarea-horizontal-align="justify" draw:textarea-vertical-align="middle" draw:auto-grow-height="false" fo:min-height="1.188cm" fo:min-width="1.137cm" fo:padding-top="0.165cm" fo:padding-bottom="0.165cm" fo:padding-left="0.091cm" fo:padding-right="0.29cm"/>
      <style:paragraph-properties style:writing-mode="lr-tb"/>
    </style:style>
    <style:style style:name="gr203" style:family="graphic" style:parent-style-name="objectwithoutfill">
      <style:graphic-properties svg:stroke-width="0.081cm" draw:marker-start-width="0.321cm" draw:marker-end="Rounded_20_short_20_Arrow" draw:marker-end-width="0.421cm" draw:fill="solid" draw:textarea-vertical-align="middle" fo:padding-top="0.165cm" fo:padding-bottom="0.165cm" fo:padding-left="0.091cm" fo:padding-right="0.29cm"/>
    </style:style>
    <style:style style:name="gr204" style:family="graphic" style:parent-style-name="objectwithoutfill">
      <style:graphic-properties svg:stroke-width="0.081cm" svg:stroke-color="#111111" draw:marker-start-width="0.321cm" draw:marker-end="Rounded_20_short_20_Arrow" draw:marker-end-width="0.421cm" draw:fill="solid" draw:textarea-vertical-align="middle" fo:padding-top="0.165cm" fo:padding-bottom="0.165cm" fo:padding-left="0.091cm" fo:padding-right="0.29cm"/>
    </style:style>
    <style:style style:name="gr205" style:family="graphic" style:parent-style-name="standard">
      <style:graphic-properties svg:stroke-width="0.081cm" svg:stroke-color="#111111" draw:marker-start-width="0.321cm" draw:marker-end-width="0.321cm" draw:fill="solid" draw:fill-color="#ffffff" draw:textarea-horizontal-align="justify" draw:textarea-vertical-align="middle" draw:auto-grow-height="false" fo:min-height="8.433cm" fo:min-width="11.43cm" fo:padding-top="0.165cm" fo:padding-bottom="0.165cm" fo:padding-left="0.091cm" fo:padding-right="0.29cm"/>
    </style:style>
    <style:style style:name="gr206" style:family="graphic" style:parent-style-name="standard">
      <style:graphic-properties svg:stroke-width="0.081cm" svg:stroke-color="#111111" draw:marker-start-width="0.321cm" draw:marker-end-width="0.321cm" draw:fill="solid" draw:fill-color="#ffffff" draw:textarea-horizontal-align="justify" draw:textarea-vertical-align="middle" draw:auto-grow-height="false" fo:min-height="1.448cm" fo:min-width="3.556cm" fo:padding-top="0.165cm" fo:padding-bottom="0.165cm" fo:padding-left="0.091cm" fo:padding-right="0.29cm"/>
      <style:paragraph-properties style:writing-mode="lr-tb"/>
    </style:style>
    <style:style style:name="gr207" style:family="graphic" style:parent-style-name="standard">
      <style:graphic-properties svg:stroke-width="0.081cm" svg:stroke-color="#111111" draw:marker-start-width="0.321cm" draw:marker-end-width="0.321cm" draw:fill-color="#ff860d" draw:textarea-horizontal-align="justify" draw:textarea-vertical-align="middle" draw:auto-grow-height="false" fo:min-height="1.108cm" fo:min-width="1.057cm" fo:padding-top="0.165cm" fo:padding-bottom="0.165cm" fo:padding-left="0.091cm" fo:padding-right="0.29cm"/>
      <style:paragraph-properties style:writing-mode="lr-tb"/>
    </style:style>
    <style:style style:name="gr208" style:family="graphic" style:parent-style-name="objectwithoutfill">
      <style:graphic-properties svg:stroke-width="0.106cm" svg:stroke-color="#111111" draw:marker-start-width="0.359cm" draw:marker-end="Rounded_20_short_20_Arrow" draw:marker-end-width="0.459cm" draw:fill="solid" draw:textarea-vertical-align="middle" fo:padding-top="0.178cm" fo:padding-bottom="0.178cm" fo:padding-left="0.104cm" fo:padding-right="0.303cm"/>
      <style:paragraph-properties style:writing-mode="lr-tb"/>
    </style:style>
    <style:style style:name="gr209" style:family="graphic" style:parent-style-name="standard">
      <style:graphic-properties svg:stroke-width="0.081cm" svg:stroke-color="#111111" draw:marker-start-width="0.321cm" draw:marker-end-width="0.321cm" draw:fill-color="#eeeeee" draw:textarea-horizontal-align="justify" draw:textarea-vertical-align="top" draw:auto-grow-height="false" fo:min-height="5.846cm" fo:min-width="7.319cm" fo:padding-top="0.165cm" fo:padding-bottom="0.165cm" fo:padding-left="0.091cm" fo:padding-right="0.29cm"/>
      <style:paragraph-properties style:writing-mode="lr-tb"/>
    </style:style>
    <style:style style:name="gr210" style:family="graphic" style:parent-style-name="standard">
      <style:graphic-properties svg:stroke-width="0.081cm" svg:stroke-color="#111111" draw:marker-start-width="0.321cm" draw:marker-end-width="0.321cm" draw:fill-color="#eeeeee" draw:textarea-horizontal-align="justify" draw:textarea-vertical-align="top" draw:auto-grow-height="false" fo:min-height="5.766cm" fo:min-width="9.779cm" fo:padding-top="0.165cm" fo:padding-bottom="0.165cm" fo:padding-left="0.091cm" fo:padding-right="0.29cm"/>
      <style:paragraph-properties style:writing-mode="lr-tb"/>
    </style:style>
    <style:style style:name="gr211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212" style:family="graphic" style:parent-style-name="objectwithoutfill">
      <style:graphic-properties svg:stroke-width="0.081cm" svg:stroke-color="#c9211e" draw:marker-start-width="0.321cm" draw:marker-end-width="0.477cm" draw:fill="solid" draw:textarea-vertical-align="middle" fo:padding-top="0.165cm" fo:padding-bottom="0.165cm" fo:padding-left="0.091cm" fo:padding-right="0.29cm"/>
    </style:style>
    <style:style style:name="gr213" style:family="graphic" style:parent-style-name="objectwithoutfill">
      <style:graphic-properties svg:stroke-width="0.081cm" svg:stroke-color="#c9211e" draw:marker-start-width="0.321cm" draw:marker-end="Rounded_20_short_20_Arrow" draw:marker-end-width="0.477cm" draw:fill="solid" draw:textarea-vertical-align="middle" fo:padding-top="0.165cm" fo:padding-bottom="0.165cm" fo:padding-left="0.091cm" fo:padding-right="0.29cm"/>
    </style:style>
    <style:style style:name="gr214" style:family="graphic" style:parent-style-name="standard">
      <style:graphic-properties svg:stroke-width="0.081cm" svg:stroke-color="#111111" draw:marker-start-width="0.321cm" draw:marker-end-width="0.321cm" draw:fill-color="#ffffff" draw:textarea-horizontal-align="justify" draw:textarea-vertical-align="top" draw:auto-grow-height="false" fo:min-height="3.404cm" fo:min-width="7.309cm" fo:padding-top="0.165cm" fo:padding-bottom="0.165cm" fo:padding-left="0.091cm" fo:padding-right="0.29cm"/>
      <style:paragraph-properties style:writing-mode="lr-tb"/>
    </style:style>
    <style:style style:name="gr215" style:family="graphic" style:parent-style-name="standard" style:list-style-name="L1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2.823cm" fo:min-width="4.64cm" fo:padding-top="0.178cm" fo:padding-bottom="0.178cm" fo:padding-left="0.303cm" fo:padding-right="0.303cm"/>
      <style:paragraph-properties style:writing-mode="lr-tb"/>
    </style:style>
    <style:style style:name="gr216" style:family="graphic" style:parent-style-name="standard" style:list-style-name="L1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3.797cm" fo:min-width="4.534cm" fo:padding-top="0.178cm" fo:padding-bottom="0.178cm" fo:padding-left="0.303cm" fo:padding-right="0.303cm"/>
      <style:paragraph-properties style:writing-mode="lr-tb"/>
    </style:style>
    <style:style style:name="gr217" style:family="graphic" style:parent-style-name="standard">
      <style:graphic-properties svg:stroke-width="0.106cm" svg:stroke-color="#1c1c1c" draw:marker-start-width="0.359cm" draw:marker-end-width="0.359cm" draw:fill="solid" draw:fill-color="#f47920" draw:textarea-horizontal-align="justify" draw:textarea-vertical-align="middle" draw:auto-grow-height="false" fo:min-height="3.008cm" fo:min-width="4.623cm" fo:padding-top="0.178cm" fo:padding-bottom="0.178cm" fo:padding-left="0.303cm" fo:padding-right="0.303cm"/>
      <style:paragraph-properties style:writing-mode="lr-tb"/>
    </style:style>
    <style:style style:name="gr218" style:family="graphic" style:parent-style-name="standard">
      <style:graphic-properties svg:stroke-width="0.081cm" svg:stroke-color="#111111" draw:marker-start-width="0.321cm" draw:marker-end-width="0.321cm" draw:fill-color="#ff860d" draw:textarea-horizontal-align="justify" draw:textarea-vertical-align="middle" draw:auto-grow-height="false" fo:min-height="1.557cm" fo:min-width="2.404cm" fo:padding-top="0.165cm" fo:padding-bottom="0.165cm" fo:padding-left="0.091cm" fo:padding-right="0.29cm"/>
      <style:paragraph-properties style:writing-mode="lr-tb"/>
    </style:style>
    <style:style style:name="gr219" style:family="graphic" style:parent-style-name="objectwithoutfill">
      <style:graphic-properties svg:stroke-width="0.081cm" svg:stroke-color="#111111" draw:marker-start-width="0.321cm" draw:marker-end="Rounded_20_short_20_Arrow" draw:marker-end-width="0.477cm" draw:fill="solid" draw:textarea-vertical-align="middle" fo:padding-top="0.165cm" fo:padding-bottom="0.165cm" fo:padding-left="0.091cm" fo:padding-right="0.29cm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2.483cm"/>
      <style:paragraph-properties style:writing-mode="lr-tb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1.708cm"/>
      <style:paragraph-properties style:writing-mode="lr-tb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6.267cm"/>
      <style:paragraph-properties style:writing-mode="lr-tb"/>
    </style:style>
    <style:style style:name="gr223" style:family="graphic" style:parent-style-name="standard">
      <style:graphic-properties svg:stroke-width="0.081cm" svg:stroke-color="#111111" draw:marker-start-width="0.321cm" draw:marker-end-width="0.321cm" draw:fill-color="#ff860d" draw:textarea-horizontal-align="justify" draw:textarea-vertical-align="middle" draw:auto-grow-height="false" fo:min-height="0.739cm" fo:min-width="0.688cm" fo:padding-top="0.165cm" fo:padding-bottom="0.165cm" fo:padding-left="0.091cm" fo:padding-right="0.29cm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  <style:paragraph-properties style:writing-mode="lr-tb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  <style:paragraph-properties style:writing-mode="lr-tb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03cm"/>
      <style:paragraph-properties style:writing-mode="lr-tb"/>
    </style:style>
    <style:style style:name="gr2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29" style:family="graphic" style:parent-style-name="standard">
      <style:graphic-properties svg:stroke-width="0.081cm" svg:stroke-color="#111111" draw:marker-start-width="0.321cm" draw:marker-end="Rounded_20_short_20_Arrow" draw:marker-end-width="0.321cm" draw:fill="none" draw:textarea-horizontal-align="justify" draw:textarea-vertical-align="middle" draw:auto-grow-height="false" fo:min-height="5.973cm" fo:min-width="4.906cm" fo:padding-top="0.165cm" fo:padding-bottom="0.165cm" fo:padding-left="0.091cm" fo:padding-right="0.29cm"/>
    </style:style>
    <style:style style:name="gr230" style:family="graphic" style:parent-style-name="standard">
      <style:graphic-properties svg:stroke-width="0.081cm" svg:stroke-color="#111111" draw:marker-start-width="0.321cm" draw:marker-end="Rounded_20_short_20_Arrow" draw:marker-end-width="0.321cm" draw:fill-color="#ff860d" draw:textarea-horizontal-align="justify" draw:textarea-vertical-align="middle" draw:auto-grow-height="false" fo:min-height="1.401cm" fo:min-width="1.096cm" fo:padding-top="0.165cm" fo:padding-bottom="0.165cm" fo:padding-left="0.091cm" fo:padding-right="0.29cm"/>
      <style:paragraph-properties style:writing-mode="lr-tb"/>
    </style:style>
    <style:style style:name="gr231" style:family="graphic" style:parent-style-name="standard">
      <style:graphic-properties svg:stroke-width="0.081cm" svg:stroke-color="#111111" draw:marker-start-width="0.321cm" draw:marker-end="Rounded_20_short_20_Arrow" draw:marker-end-width="0.321cm" draw:fill-color="#ff860d" draw:textarea-horizontal-align="justify" draw:textarea-vertical-align="middle" draw:auto-grow-height="false" fo:min-height="0.862cm" fo:min-width="1.605cm" fo:padding-top="0.165cm" fo:padding-bottom="0.165cm" fo:padding-left="0.091cm" fo:padding-right="0.29cm"/>
      <style:paragraph-properties style:writing-mode="lr-tb"/>
    </style:style>
    <style:style style:name="gr232" style:family="graphic" style:parent-style-name="standard">
      <style:graphic-properties svg:stroke-width="0.081cm" svg:stroke-color="#111111" draw:marker-start-width="0.321cm" draw:marker-end="Rounded_20_short_20_Arrow" draw:marker-end-width="0.321cm" draw:fill="none" draw:textarea-horizontal-align="justify" draw:textarea-vertical-align="middle" draw:auto-grow-height="false" fo:min-height="9.195cm" fo:min-width="4.826cm" fo:padding-top="0.165cm" fo:padding-bottom="0.165cm" fo:padding-left="0.091cm" fo:padding-right="0.29cm"/>
    </style:style>
    <style:style style:name="gr233" style:family="graphic" style:parent-style-name="standard">
      <style:graphic-properties svg:stroke-width="0.081cm" svg:stroke-color="#111111" draw:marker-start-width="0.321cm" draw:marker-end="Rounded_20_short_20_Arrow" draw:marker-end-width="0.321cm" draw:fill-color="#ff860d" draw:textarea-horizontal-align="justify" draw:textarea-vertical-align="middle" draw:auto-grow-height="false" fo:min-height="1.321cm" fo:min-width="1.016cm" fo:padding-top="0.165cm" fo:padding-bottom="0.165cm" fo:padding-left="0.091cm" fo:padding-right="0.29cm"/>
      <style:paragraph-properties style:writing-mode="lr-tb"/>
    </style:style>
    <style:style style:name="gr234" style:family="graphic" style:parent-style-name="standard">
      <style:graphic-properties svg:stroke-width="0.081cm" svg:stroke-color="#111111" draw:marker-start-width="0.321cm" draw:marker-end="Rounded_20_short_20_Arrow" draw:marker-end-width="0.321cm" draw:fill-color="#ff860d" draw:textarea-horizontal-align="justify" draw:textarea-vertical-align="middle" draw:auto-grow-height="false" fo:min-height="0.782cm" fo:min-width="1.525cm" fo:padding-top="0.165cm" fo:padding-bottom="0.165cm" fo:padding-left="0.091cm" fo:padding-right="0.29cm"/>
      <style:paragraph-properties style:writing-mode="lr-tb"/>
    </style:style>
    <style:style style:name="gr235" style:family="graphic" style:parent-style-name="objectwithoutfill">
      <style:graphic-properties svg:stroke-width="0.081cm" draw:marker-start="Rounded_20_short_20_Arrow" draw:marker-start-width="0.421cm" draw:marker-end="Rounded_20_short_20_Arrow" draw:marker-end-width="0.421cm" draw:fill="solid" draw:textarea-vertical-align="middle" fo:padding-top="0.165cm" fo:padding-bottom="0.165cm" fo:padding-left="0.091cm" fo:padding-right="0.29cm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017cm"/>
      <style:paragraph-properties style:writing-mode="lr-tb"/>
    </style:style>
    <style:style style:name="gr237" style:family="graphic" style:parent-style-name="standard">
      <style:graphic-properties svg:stroke-width="0.081cm" svg:stroke-color="#111111" draw:marker-start-width="0.321cm" draw:marker-end="Rounded_20_short_20_Arrow" draw:marker-end-width="0.321cm" draw:fill="none" draw:textarea-horizontal-align="justify" draw:textarea-vertical-align="middle" draw:auto-grow-height="false" fo:min-height="10.519cm" fo:min-width="8.193cm" fo:padding-top="0.165cm" fo:padding-bottom="0.165cm" fo:padding-left="0.091cm" fo:padding-right="0.29cm"/>
    </style:style>
    <style:style style:name="gr238" style:family="graphic" style:parent-style-name="standard">
      <style:graphic-properties svg:stroke-width="0.081cm" svg:stroke-color="#111111" draw:marker-start-width="0.321cm" draw:marker-end="Rounded_20_short_20_Arrow" draw:marker-end-width="0.321cm" draw:fill-color="#ff860d" draw:textarea-horizontal-align="justify" draw:textarea-vertical-align="middle" draw:auto-grow-height="false" fo:min-height="1.752cm" fo:min-width="1.525cm" fo:padding-top="0.165cm" fo:padding-bottom="0.165cm" fo:padding-left="0.091cm" fo:padding-right="0.29cm"/>
      <style:paragraph-properties style:writing-mode="lr-tb"/>
    </style:style>
    <style:style style:name="gr2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144cm"/>
      <style:paragraph-properties style:writing-mode="lr-tb"/>
    </style:style>
    <style:style style:name="gr240" style:family="graphic" style:parent-style-name="standard">
      <style:graphic-properties svg:stroke-width="0.081cm" svg:stroke-color="#111111" draw:marker-start-width="0.321cm" draw:marker-end-width="0.321cm" draw:fill-color="#ff860d" draw:textarea-horizontal-align="justify" draw:textarea-vertical-align="middle" draw:auto-grow-height="false" fo:min-height="0.919cm" fo:min-width="1.675cm" fo:padding-top="0.165cm" fo:padding-bottom="0.165cm" fo:padding-left="0.091cm" fo:padding-right="0.29cm"/>
      <style:paragraph-properties style:writing-mode="lr-tb"/>
    </style:style>
    <style:style style:name="gr241" style:family="graphic" style:parent-style-name="standard">
      <style:graphic-properties svg:stroke-width="0.081cm" svg:stroke-color="#111111" draw:marker-start-width="0.321cm" draw:marker-end="Rounded_20_short_20_Arrow" draw:marker-end-width="0.321cm" draw:fill-color="#ff860d" draw:textarea-horizontal-align="justify" draw:textarea-vertical-align="middle" draw:auto-grow-height="false" fo:min-height="0.782cm" fo:min-width="2.525cm" fo:padding-top="0.165cm" fo:padding-bottom="0.165cm" fo:padding-left="0.091cm" fo:padding-right="0.29cm"/>
      <style:paragraph-properties style:writing-mode="lr-tb"/>
    </style:style>
    <style:style style:name="gr242" style:family="graphic" style:parent-style-name="standard">
      <style:graphic-properties draw:stroke="solid" svg:stroke-width="0.159cm" svg:stroke-color="#ff860d" svg:stroke-linecap="butt" draw:fill="none" draw:textarea-vertical-align="middle" draw:auto-grow-height="false" draw:fit-to-size="false" style:shrink-to-fit="false" fo:min-height="14.39cm" fo:min-width="13.743cm" fo:padding-top="0.125cm" fo:padding-bottom="0.125cm" fo:padding-left="0.25cm" fo:padding-right="0.25cm" fo:wrap-option="wrap"/>
    </style:style>
    <style:style style:name="gr243" style:family="graphic" style:parent-style-name="standard">
      <style:graphic-properties draw:stroke="solid" svg:stroke-width="0.159cm" svg:stroke-color="#ff0000" svg:stroke-linecap="butt" draw:fill="none" draw:textarea-vertical-align="middle" draw:auto-grow-height="false" draw:fit-to-size="false" style:shrink-to-fit="false" fo:min-height="13.5cm" fo:min-width="14.008cm" fo:padding-top="0.125cm" fo:padding-bottom="0.125cm" fo:padding-left="0.25cm" fo:padding-right="0.25cm" fo:wrap-option="wrap"/>
    </style:style>
    <style:style style:name="gr244" style:family="graphic" style:parent-style-name="standard">
      <style:graphic-properties draw:stroke="solid" svg:stroke-width="0.159cm" svg:stroke-color="#800080" svg:stroke-linecap="butt" draw:fill="none" draw:textarea-vertical-align="middle" draw:auto-grow-height="false" draw:fit-to-size="false" style:shrink-to-fit="false" fo:min-height="9.18cm" fo:min-width="10.427cm" fo:padding-top="0.125cm" fo:padding-bottom="0.125cm" fo:padding-left="0.25cm" fo:padding-right="0.25cm" fo:wrap-option="wrap"/>
    </style:style>
    <style:style style:name="gr245" style:family="graphic" style:parent-style-name="standard" style:list-style-name="L5">
      <style:graphic-properties draw:stroke="solid" svg:stroke-width="0.159cm" svg:stroke-color="#ff860d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6" style:family="graphic" style:parent-style-name="standard" style:list-style-name="L5">
      <style:graphic-properties draw:stroke="solid" svg:stroke-width="0.159cm" svg:stroke-color="#ff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7" style:family="graphic" style:parent-style-name="standard" style:list-style-name="L5">
      <style:graphic-properties draw:stroke="solid" svg:stroke-width="0.159cm" svg:stroke-color="#80008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8" style:family="graphic" style:parent-style-name="standard">
      <style:graphic-properties draw:stroke="solid" svg:stroke-width="0.071cm" svg:stroke-color="#ffffff" svg:stroke-linecap="butt" draw:fill="solid" draw:fill-color="#d9d9d9" draw:textarea-vertical-align="middle" draw:auto-grow-height="false" draw:fit-to-size="false" style:shrink-to-fit="false" fo:min-height="10.377cm" fo:min-width="11.624cm" fo:padding-top="0.125cm" fo:padding-bottom="0.125cm" fo:padding-left="0.25cm" fo:padding-right="0.25cm" fo:wrap-option="wrap"/>
    </style:style>
    <style:style style:name="gr249" style:family="graphic" style:parent-style-name="standard" style:list-style-name="L2">
      <style:graphic-properties draw:stroke="solid" svg:stroke-width="0.159cm" svg:stroke-color="#ff860d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0" style:family="graphic" style:parent-style-name="standard" style:list-style-name="L2">
      <style:graphic-properties draw:stroke="solid" svg:stroke-width="0.159cm" svg:stroke-color="#ff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1" style:family="graphic" style:parent-style-name="standard" style:list-style-name="L2">
      <style:graphic-properties draw:stroke="solid" svg:stroke-width="0.159cm" svg:stroke-color="#80008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2" style:family="graphic" style:parent-style-name="standard" style:list-style-name="L2">
      <style:graphic-properties draw:stroke="solid" svg:stroke-width="0.035cm" svg:stroke-color="#111111" draw:stroke-linejoin="miter" draw:fill="solid" draw:fill-color="#b2b2b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text-align="center" style:writing-mode="lr-tb"/>
      <style:text-properties style:font-name="Roboto" fo:font-weight="bold"/>
    </style:style>
    <style:style style:name="P2" style:family="paragraph">
      <loext:graphic-properties draw:fill="none" draw:fill-color="#f47920"/>
      <style:paragraph-properties fo:text-align="center" style:writing-mode="lr-tb"/>
      <style:text-properties style:font-name="Roboto" fo:font-weight="bold"/>
    </style:style>
    <style:style style:name="P3" style:family="paragraph">
      <loext:graphic-properties draw:fill="solid" draw:fill-color="#ff860d"/>
      <style:paragraph-properties fo:text-align="center" style:writing-mode="lr-tb"/>
      <style:text-properties style:font-name="Roboto" fo:font-weight="bold"/>
    </style:style>
    <style:style style:name="P4" style:family="paragraph">
      <loext:graphic-properties draw:fill="none" draw:fill-color="#f47920"/>
      <style:paragraph-properties fo:text-align="center"/>
      <style:text-properties style:font-name="Roboto" fo:font-weight="bold"/>
    </style:style>
    <style:style style:name="P5" style:family="paragraph">
      <loext:graphic-properties draw:fill="solid" draw:fill-color="#ff860d"/>
      <style:paragraph-properties fo:text-align="center"/>
      <style:text-properties style:font-name="Roboto" fo:font-weight="bold"/>
    </style:style>
    <style:style style:name="P6" style:family="paragraph">
      <style:text-properties style:font-name="Roboto"/>
    </style:style>
    <style:style style:name="P7" style:family="paragraph">
      <loext:graphic-properties draw:fill="none" draw:fill-color="#ff860d"/>
      <style:paragraph-properties style:writing-mode="lr-tb"/>
      <style:text-properties style:font-name="Roboto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text-align="start" style:writing-mode="lr-tb"/>
      <style:text-properties style:font-name="Roboto" fo:font-size="14pt" fo:font-weight="normal" style:font-size-asian="14pt" style:font-weight-asian="normal" style:font-size-complex="14pt" style:font-weight-complex="normal"/>
    </style:style>
    <style:style style:name="P9" style:family="paragraph">
      <loext:graphic-properties draw:fill="none" draw:fill-color="#f47920"/>
      <style:paragraph-properties fo:text-align="start" style:writing-mode="lr-tb"/>
      <style:text-properties style:font-name="Roboto" fo:font-size="14pt" fo:font-weight="normal" style:font-size-asian="14pt" style:font-weight-asian="normal" style:font-size-complex="14pt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Roboto" fo:font-size="14pt" fo:font-weight="normal" style:font-size-asian="14pt" style:font-weight-asian="normal" style:font-size-complex="14pt" style:font-weight-complex="normal"/>
    </style:style>
    <style:style style:name="P11" style:family="paragraph">
      <loext:graphic-properties draw:fill="none" draw:fill-color="#f47920"/>
      <style:paragraph-properties fo:margin-left="0cm" fo:margin-right="0cm" fo:margin-top="0cm" fo:margin-bottom="0cm" fo:line-height="100%" fo:text-align="start" fo:text-indent="0cm" style:writing-mode="lr-tb"/>
      <style:text-properties style:font-name="Roboto" fo:font-size="14pt" fo:font-weight="normal" style:font-size-asian="14pt" style:font-weight-asian="normal" style:font-size-complex="14pt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P13" style:family="paragraph">
      <loext:graphic-properties draw:fill="solid" draw:fill-color="#f47920"/>
      <style:paragraph-properties fo:text-align="center" style:writing-mode="lr-tb"/>
      <style:text-properties style:font-name="Roboto" fo:font-weight="bold"/>
    </style:style>
    <style:style style:name="P14" style:family="paragraph">
      <loext:graphic-properties draw:fill="solid" draw:fill-color="#f47920"/>
      <style:paragraph-properties fo:text-align="start" style:writing-mode="lr-tb"/>
      <style:text-properties style:font-name="Roboto" fo:font-size="14pt" fo:font-weight="normal" style:font-size-asian="14pt" style:font-weight-asian="normal" style:font-size-complex="14pt" style:font-weight-complex="normal"/>
    </style:style>
    <style:style style:name="P15" style:family="paragraph">
      <loext:graphic-properties draw:fill="solid" draw:fill-color="#f47920"/>
      <style:paragraph-properties fo:margin-left="0cm" fo:margin-right="0cm" fo:margin-top="0cm" fo:margin-bottom="0cm" fo:line-height="100%" fo:text-align="start" fo:text-indent="0cm" style:writing-mode="lr-tb"/>
      <style:text-properties style:font-name="Roboto" fo:font-size="14pt" fo:font-weight="normal" style:font-size-asian="14pt" style:font-weight-asian="normal" style:font-size-complex="14pt" style:font-weight-complex="normal"/>
    </style:style>
    <style:style style:name="P16" style:family="paragraph">
      <style:paragraph-properties fo:text-align="center" style:writing-mode="lr-tb"/>
      <style:text-properties style:font-name="Roboto" fo:font-size="16pt" style:font-size-asian="16pt" style:font-size-complex="16pt"/>
    </style:style>
    <style:style style:name="P17" style:family="paragraph">
      <loext:graphic-properties draw:fill-color="#ff8000"/>
      <style:paragraph-properties fo:text-align="center" style:writing-mode="lr-tb"/>
      <style:text-properties style:font-name="Roboto" fo:font-size="16pt" style:font-size-asian="16pt" style:font-size-complex="16pt"/>
    </style:style>
    <style:style style:name="P18" style:family="paragraph">
      <loext:graphic-properties draw:fill="solid"/>
      <style:paragraph-properties fo:text-align="center"/>
      <style:text-properties style:font-name="Roboto"/>
    </style:style>
    <style:style style:name="P19" style:family="paragraph">
      <style:paragraph-properties fo:text-align="center" style:writing-mode="lr-tb"/>
      <style:text-properties style:font-name="Roboto Slab" fo:font-size="14pt" style:font-size-asian="14pt" style:font-size-complex="14pt"/>
    </style:style>
    <style:style style:name="P20" style:family="paragraph">
      <style:paragraph-properties fo:text-align="start" style:writing-mode="lr-tb"/>
      <style:text-properties style:font-name="Roboto Slab" fo:font-size="14pt" style:font-size-asian="14pt" style:font-size-complex="14pt"/>
    </style:style>
    <style:style style:name="P21" style:family="paragraph">
      <loext:graphic-properties draw:fill="none"/>
      <style:paragraph-properties fo:text-align="center" style:writing-mode="lr-tb"/>
      <style:text-properties style:font-name="Roboto Slab" fo:font-size="14pt" style:font-size-asian="14pt" style:font-size-complex="14pt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Roboto Slab" fo:font-size="14pt" style:font-size-asian="14pt" style:font-size-complex="14pt"/>
    </style:style>
    <style:style style:name="P23" style:family="paragraph">
      <style:paragraph-properties fo:text-align="start" style:writing-mode="lr-tb"/>
      <style:text-properties style:font-name="Roboto" fo:font-size="16pt" fo:font-style="italic" style:font-size-asian="16pt" style:font-style-asian="italic" style:font-size-complex="16pt" style:font-style-complex="italic"/>
    </style:style>
    <style:style style:name="P24" style:family="paragraph">
      <loext:graphic-properties draw:fill-color="#ff860d"/>
      <style:paragraph-properties fo:text-align="start" style:writing-mode="lr-tb"/>
      <style:text-properties style:font-name="Roboto" fo:font-size="16pt" fo:font-style="italic" style:font-size-asian="16pt" style:font-style-asian="italic" style:font-size-complex="16pt" style:font-style-complex="italic"/>
    </style:style>
    <style:style style:name="P25" style:family="paragraph">
      <loext:graphic-properties draw:fill="solid"/>
      <style:paragraph-properties fo:text-align="center"/>
    </style:style>
    <style:style style:name="P26" style:family="paragraph">
      <loext:graphic-properties draw:fill="none"/>
      <style:paragraph-properties fo:text-align="start" style:writing-mode="lr-tb"/>
      <style:text-properties style:font-name="Roboto Slab" fo:font-size="14pt" style:font-size-asian="14pt" style:font-size-complex="14pt"/>
    </style:style>
    <style:style style:name="P27" style:family="paragraph">
      <loext:graphic-properties draw:fill="none" draw:fill-color="#ffffff"/>
      <style:paragraph-properties fo:text-align="start" style:writing-mode="lr-tb"/>
      <style:text-properties style:font-name="Roboto Slab" fo:font-size="14pt" style:font-size-asian="14pt" style:font-size-complex="14pt"/>
    </style:style>
    <style:style style:name="P28" style:family="paragraph">
      <style:paragraph-properties fo:text-align="start" style:writing-mode="lr-tb"/>
      <style:text-properties style:font-name="Roboto"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P29" style:family="paragraph">
      <loext:graphic-properties draw:fill-color="#ff860d"/>
      <style:paragraph-properties fo:text-align="start" style:writing-mode="lr-tb"/>
      <style:text-properties style:font-name="Roboto"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P30" style:family="paragraph">
      <style:paragraph-properties fo:text-align="start" style:writing-mode="lr-tb"/>
      <style:text-properties style:font-name="Roboto" fo:font-size="16pt" fo:font-style="normal" style:font-size-asian="16pt" style:font-style-asian="normal" style:font-size-complex="16pt" style:font-style-complex="normal"/>
    </style:style>
    <style:style style:name="P31" style:family="paragraph">
      <loext:graphic-properties draw:fill-color="#ff860d"/>
      <style:paragraph-properties fo:text-align="start" style:writing-mode="lr-tb"/>
      <style:text-properties style:font-name="Roboto" fo:font-size="16pt" fo:font-style="normal" style:font-size-asian="16pt" style:font-style-asian="normal" style:font-size-complex="16pt" style:font-style-complex="normal"/>
    </style:style>
    <style:style style:name="P32" style:family="paragraph">
      <loext:graphic-properties draw:fill="none" draw:fill-color="#ffffff"/>
      <style:paragraph-properties fo:text-align="center" style:font-independent-line-spacing="true"/>
      <style:text-properties fo:color="#000000" loext:opacity="100%" style:font-name="Roboto Slab" fo:font-size="18pt"/>
    </style:style>
    <style:style style:name="P33" style:family="paragraph">
      <style:paragraph-properties fo:margin-top="0.353cm" fo:margin-bottom="0cm" fo:line-height="100%" fo:text-align="center" style:punctuation-wrap="simple" style:writing-mode="lr-tb"/>
      <style:text-properties fo:color="#ff860d" loext:opacity="100%" style:font-name="Roboto" fo:font-size="18pt" style:font-size-asian="18pt" style:font-size-complex="18pt"/>
    </style:style>
    <style:style style:name="P34" style:family="paragraph">
      <loext:graphic-properties draw:fill="none"/>
      <style:paragraph-properties fo:margin-top="0.353cm" fo:margin-bottom="0cm" fo:line-height="100%" fo:text-align="center" style:punctuation-wrap="simple" style:writing-mode="lr-tb" style:font-independent-line-spacing="true"/>
      <style:text-properties fo:color="#ff860d" loext:opacity="100%" style:font-name="Roboto" fo:font-size="18pt" style:font-size-asian="18pt" style:font-size-complex="18pt"/>
    </style:style>
    <style:style style:name="P35" style:family="paragraph">
      <style:paragraph-properties fo:margin-top="0.353cm" fo:margin-bottom="0cm" fo:line-height="100%" fo:text-align="center" style:punctuation-wrap="simple" style:writing-mode="lr-tb"/>
      <style:text-properties style:use-window-font-color="true" loext:opacity="0%" style:font-name="Roboto" fo:font-size="18pt"/>
    </style:style>
    <style:style style:name="P36" style:family="paragraph">
      <loext:graphic-properties draw:fill="none" draw:fill-color="#ffffff"/>
      <style:paragraph-properties fo:margin-top="0.353cm" fo:margin-bottom="0cm" fo:line-height="100%" fo:text-align="center" style:punctuation-wrap="simple" style:writing-mode="lr-tb" style:font-independent-line-spacing="true"/>
      <style:text-properties style:use-window-font-color="true" loext:opacity="0%" style:font-name="Roboto" fo:font-size="18pt"/>
    </style:style>
    <style:style style:name="P37" style:family="paragraph">
      <style:paragraph-properties fo:margin-top="0.353cm" fo:margin-bottom="0cm" fo:line-height="100%" fo:text-align="start" style:punctuation-wrap="simple" style:writing-mode="lr-tb"/>
      <style:text-properties style:use-window-font-color="true" loext:opacity="0%" style:font-name="Roboto" fo:font-size="18pt"/>
    </style:style>
    <style:style style:name="P38" style:family="paragraph">
      <loext:graphic-properties draw:fill="none"/>
      <style:paragraph-properties fo:margin-top="0.353cm" fo:margin-bottom="0cm" fo:line-height="100%" fo:text-align="start" style:punctuation-wrap="simple" style:writing-mode="lr-tb" style:font-independent-line-spacing="true"/>
      <style:text-properties style:use-window-font-color="true" loext:opacity="0%" style:font-name="Roboto" fo:font-size="18pt"/>
    </style:style>
    <style:style style:name="P39" style:family="paragraph">
      <loext:graphic-properties draw:fill="none"/>
      <style:paragraph-properties fo:text-align="center" style:font-independent-line-spacing="true"/>
      <style:text-properties style:use-window-font-color="true" loext:opacity="0%" style:font-name="Roboto" fo:font-size="18pt"/>
    </style:style>
    <style:style style:name="P40" style:family="paragraph">
      <style:paragraph-properties fo:margin-top="0.353cm" fo:margin-bottom="0cm" fo:line-height="100%" fo:text-align="center" style:punctuation-wrap="simple" style:writing-mode="lr-tb"/>
      <style:text-properties style:use-window-font-color="true" loext:opacity="0%" style:font-name="Roboto" fo:font-size="18pt" style:font-size-asian="18pt" style:font-size-complex="18pt"/>
    </style:style>
    <style:style style:name="P41" style:family="paragraph">
      <loext:graphic-properties draw:fill="none" draw:fill-color="#ffffff"/>
      <style:paragraph-properties fo:margin-top="0.353cm" fo:margin-bottom="0cm" fo:line-height="100%" fo:text-align="center" style:punctuation-wrap="simple" style:writing-mode="lr-tb" style:font-independent-line-spacing="true"/>
      <style:text-properties style:use-window-font-color="true" loext:opacity="0%" style:font-name="Roboto" fo:font-size="18pt" style:font-size-asian="18pt" style:font-size-complex="18pt"/>
    </style:style>
    <style:style style:name="P42" style:family="paragraph">
      <style:paragraph-properties fo:margin-top="0.353cm" fo:margin-bottom="0cm" fo:line-height="70%" fo:text-align="start" style:punctuation-wrap="simple" style:writing-mode="lr-tb"/>
      <style:text-properties style:use-window-font-color="true" loext:opacity="0%" style:font-name="Roboto" fo:font-size="18pt" style:font-size-asian="18pt" style:font-size-complex="18pt" fo:hyphenate="false"/>
    </style:style>
    <style:style style:name="P43" style:family="paragraph">
      <loext:graphic-properties draw:fill="none" draw:fill-color="#ffffff"/>
      <style:paragraph-properties fo:margin-top="0.353cm" fo:margin-bottom="0cm" fo:line-height="70%" fo:text-align="start" style:punctuation-wrap="simple" style:writing-mode="lr-tb" style:font-independent-line-spacing="true"/>
      <style:text-properties style:use-window-font-color="true" loext:opacity="0%" style:font-name="Roboto" fo:font-size="18pt" style:font-size-asian="18pt" style:font-size-complex="18pt" fo:hyphenate="false"/>
    </style:style>
    <style:style style:name="P44" style:family="paragraph">
      <loext:graphic-properties draw:fill="none" draw:fill-color="#ffffff"/>
      <style:paragraph-properties fo:text-align="center" style:font-independent-line-spacing="true"/>
      <style:text-properties fo:color="#ffffff" loext:opacity="100%" style:font-name="Roboto" fo:font-size="18pt"/>
    </style:style>
    <style:style style:name="P45" style:family="paragraph">
      <style:paragraph-properties fo:margin-top="0.353cm" fo:margin-bottom="0cm" fo:line-height="100%" fo:text-align="center" style:punctuation-wrap="simple" style:writing-mode="lr-tb"/>
      <style:text-properties fo:color="#ffffff" loext:opacity="100%" style:font-name="Roboto" fo:font-size="18pt" style:font-size-asian="18pt" style:font-size-complex="18pt"/>
    </style:style>
    <style:style style:name="P46" style:family="paragraph">
      <loext:graphic-properties draw:fill="none" draw:fill-color="#ffffff"/>
      <style:paragraph-properties fo:margin-top="0.353cm" fo:margin-bottom="0cm" fo:line-height="100%" fo:text-align="center" style:punctuation-wrap="simple" style:writing-mode="lr-tb" style:font-independent-line-spacing="true"/>
      <style:text-properties fo:color="#ffffff" loext:opacity="100%" style:font-name="Roboto" fo:font-size="18pt" style:font-size-asian="18pt" style:font-size-complex="18pt"/>
    </style:style>
    <style:style style:name="P47" style:family="paragraph">
      <loext:graphic-properties draw:fill="none"/>
      <style:paragraph-properties fo:text-align="center" style:font-independent-line-spacing="true"/>
      <style:text-properties fo:color="#ffffff" loext:opacity="100%" style:font-name="Roboto" fo:font-size="18pt"/>
    </style:style>
    <style:style style:name="P48" style:family="paragraph">
      <loext:graphic-properties draw:fill="none"/>
      <style:paragraph-properties fo:text-align="center" style:font-independent-line-spacing="true"/>
      <style:text-properties style:use-window-font-color="true" loext:opacity="0%" style:font-name="Roboto" fo:font-size="18pt" style:font-size-asian="18pt" style:font-size-complex="18pt"/>
    </style:style>
    <style:style style:name="P49" style:family="paragraph">
      <loext:graphic-properties draw:fill="none"/>
      <style:paragraph-properties fo:margin-top="0.353cm" fo:margin-bottom="0cm" fo:line-height="100%" fo:text-align="center" style:punctuation-wrap="simple" style:writing-mode="lr-tb" style:font-independent-line-spacing="true"/>
      <style:text-properties fo:color="#ffffff" loext:opacity="100%" style:font-name="Roboto" fo:font-size="18pt" style:font-size-asian="18pt" style:font-size-complex="18pt"/>
    </style:style>
    <style:style style:name="P50" style:family="paragraph">
      <loext:graphic-properties draw:fill="none" draw:fill-color="#ffffff"/>
      <style:paragraph-properties fo:text-align="center" style:font-independent-line-spacing="true"/>
      <style:text-properties fo:color="#ffffff" loext:opacity="100%" style:font-name="Roboto" fo:font-size="18pt" style:font-size-asian="18pt" style:font-size-complex="18pt"/>
    </style:style>
    <style:style style:name="P51" style:family="paragraph">
      <loext:graphic-properties draw:fill="none" draw:fill-color="#ffffff"/>
      <style:paragraph-properties fo:text-align="center" style:font-independent-line-spacing="true"/>
      <style:text-properties style:use-window-font-color="true" loext:opacity="0%" style:font-name="Roboto" fo:font-size="18pt"/>
    </style:style>
    <style:style style:name="P52" style:family="paragraph">
      <style:paragraph-properties fo:margin-top="0.353cm" fo:margin-bottom="0cm" fo:line-height="100%" fo:text-align="center" style:punctuation-wrap="simple" style:writing-mode="lr-tb"/>
      <style:text-properties fo:color="#ffffff" loext:opacity="100%" style:font-name="Roboto" fo:font-size="18pt"/>
    </style:style>
    <style:style style:name="P53" style:family="paragraph">
      <loext:graphic-properties draw:fill="none" draw:fill-color="#ffffff"/>
      <style:paragraph-properties fo:margin-top="0.353cm" fo:margin-bottom="0cm" fo:line-height="100%" fo:text-align="center" style:punctuation-wrap="simple" style:writing-mode="lr-tb" style:font-independent-line-spacing="true"/>
      <style:text-properties fo:color="#ffffff" loext:opacity="100%" style:font-name="Roboto" fo:font-size="18pt"/>
    </style:style>
    <style:style style:name="P54" style:family="paragraph">
      <loext:graphic-properties draw:fill="none" draw:fill-color="#ffffff"/>
      <style:paragraph-properties fo:text-align="center"/>
      <style:text-properties style:font-name="Roboto Slab" fo:font-size="14pt"/>
    </style:style>
    <style:style style:name="P55" style:family="paragraph">
      <style:paragraph-properties fo:text-align="center" style:writing-mode="lr-tb"/>
      <style:text-properties style:font-name="Roboto Slab" fo:font-size="14pt"/>
    </style:style>
    <style:style style:name="P56" style:family="paragraph">
      <loext:graphic-properties draw:fill="none" draw:fill-color="#ffffff"/>
      <style:paragraph-properties fo:text-align="center" style:writing-mode="lr-tb"/>
      <style:text-properties style:font-name="Roboto Slab" fo:font-size="14pt"/>
    </style:style>
    <style:style style:name="P57" style:family="paragraph">
      <loext:graphic-properties draw:fill="none" draw:fill-color="#ffffff" draw:opacity="95%"/>
      <style:paragraph-properties fo:text-align="center" style:writing-mode="lr-tb"/>
      <style:text-properties style:font-name="Roboto Slab" fo:font-size="14pt"/>
    </style:style>
    <style:style style:name="P58" style:family="paragraph">
      <loext:graphic-properties draw:fill="none" draw:fill-color="#ffffff"/>
      <style:paragraph-properties style:writing-mode="lr-tb"/>
      <style:text-properties style:font-name="Roboto Slab" fo:font-size="14pt" style:font-size-asian="14pt" style:font-size-complex="14pt"/>
    </style:style>
    <style:style style:name="P59" style:family="paragraph">
      <loext:graphic-properties draw:fill="none" draw:fill-color="#ffffff"/>
      <style:paragraph-properties style:writing-mode="lr-tb"/>
      <style:text-properties style:font-name="Roboto Slab"/>
    </style:style>
    <style:style style:name="P60" style:family="paragraph">
      <style:paragraph-properties fo:text-align="center" style:writing-mode="lr-tb"/>
      <style:text-properties style:font-name="Roboto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1" style:family="paragraph">
      <loext:graphic-properties draw:fill="none" draw:fill-color="#ffffff"/>
      <style:paragraph-properties fo:text-align="center" style:writing-mode="lr-tb"/>
      <style:text-properties style:font-name="Roboto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2" style:family="paragraph">
      <style:paragraph-properties fo:margin-left="0cm" fo:margin-right="0cm" fo:text-align="start" fo:text-indent="0cm" style:writing-mode="lr-tb"/>
      <style:text-properties style:font-name="Roboto"/>
    </style:style>
    <style:style style:name="P63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Roboto"/>
    </style:style>
    <style:style style:name="P64" style:family="paragraph">
      <loext:graphic-properties draw:fill="none"/>
      <style:paragraph-properties fo:text-align="center"/>
      <style:text-properties style:font-name="Roboto"/>
    </style:style>
    <style:style style:name="P65" style:family="paragraph">
      <style:paragraph-properties fo:text-align="start" style:writing-mode="lr-tb"/>
      <style:text-properties style:font-name="Roboto Slab" fo:font-size="14pt"/>
    </style:style>
    <style:style style:name="P66" style:family="paragraph">
      <loext:graphic-properties draw:fill="none" draw:fill-color="#ffffff"/>
      <style:paragraph-properties fo:text-align="start" style:writing-mode="lr-tb"/>
      <style:text-properties style:font-name="Roboto Slab" fo:font-size="14pt"/>
    </style:style>
    <style:style style:name="P6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4pt" fo:font-style="normal" fo:text-shadow="none" style:text-underline-style="none" fo:font-weight="normal" style:letter-kerning="true" style:font-name-asian="Noto Sans CJK SC2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4pt" fo:font-style="normal" fo:text-shadow="none" style:text-underline-style="none" fo:font-weight="normal" style:letter-kerning="true" style:font-name-asian="Noto Sans CJK SC2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none"/>
      <style:paragraph-properties fo:text-align="center"/>
      <style:text-properties style:font-name="Roboto Slab" fo:font-size="14pt"/>
    </style:style>
    <style:style style:name="P70" style:family="paragraph">
      <loext:graphic-properties draw:fill="none"/>
      <style:paragraph-properties fo:text-align="center"/>
    </style:style>
    <style:style style:name="P71" style:family="paragraph">
      <style:paragraph-properties fo:margin-left="0.203cm" fo:margin-right="0cm" fo:text-align="start" fo:text-indent="0cm" style:writing-mode="lr-tb"/>
      <style:text-properties style:font-name="Roboto Slab" fo:font-size="14pt" style:font-size-asian="14pt" style:font-size-complex="14pt"/>
    </style:style>
    <style:style style:name="P72" style:family="paragraph">
      <loext:graphic-properties draw:fill-color="#ffb66c"/>
      <style:paragraph-properties fo:margin-left="0.203cm" fo:margin-right="0cm" fo:text-align="start" fo:text-indent="0cm" style:writing-mode="lr-tb"/>
      <style:text-properties style:font-name="Roboto Slab" fo:font-size="14pt" style:font-size-asian="14pt" style:font-size-complex="14pt"/>
    </style:style>
    <style:style style:name="P73" style:family="paragraph">
      <loext:graphic-properties draw:fill-color="#ffb66c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4pt" fo:font-style="normal" fo:text-shadow="none" style:text-underline-style="none" fo:font-weight="normal" style:letter-kerning="true" style:font-name-asian="Noto Sans CJK SC2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/>
      <style:paragraph-properties fo:text-align="center"/>
      <style:text-properties style:font-name="Roboto Slab" fo:font-size="14pt"/>
    </style:style>
    <style:style style:name="P75" style:family="paragraph">
      <style:paragraph-properties fo:margin-left="0.203cm" fo:margin-right="0cm" fo:text-align="center" fo:text-indent="0cm" style:writing-mode="lr-tb"/>
      <style:text-properties style:font-name="Roboto Slab" fo:font-size="14pt"/>
    </style:style>
    <style:style style:name="P76" style:family="paragraph">
      <loext:graphic-properties draw:fill="none" draw:fill-color="#ffffff"/>
      <style:paragraph-properties fo:margin-left="0.203cm" fo:margin-right="0cm" fo:text-align="center" fo:text-indent="0cm" style:writing-mode="lr-tb"/>
      <style:text-properties style:font-name="Roboto Slab" fo:font-size="14pt"/>
    </style:style>
    <style:style style:name="P77" style:family="paragraph">
      <loext:graphic-properties draw:fill="none" draw:fill-color="#ffffff"/>
      <style:paragraph-properties fo:margin-left="0.203cm" fo:margin-right="0cm" fo:text-align="start" fo:text-indent="0cm" style:writing-mode="lr-tb"/>
      <style:text-properties style:font-name="Roboto Slab" fo:font-size="14pt"/>
    </style:style>
    <style:style style:name="P78" style:family="paragraph">
      <style:paragraph-properties fo:margin-left="0.203cm" fo:margin-right="0cm" fo:text-align="start" fo:text-indent="0cm" style:writing-mode="lr-tb"/>
      <style:text-properties style:font-name="Roboto Slab" fo:font-size="14pt"/>
    </style:style>
    <style:style style:name="P79" style:family="paragraph">
      <style:paragraph-properties fo:text-align="center" style:writing-mode="lr-tb"/>
      <style:text-properties style:font-name="Roboto Slab" fo:font-weight="bold"/>
    </style:style>
    <style:style style:name="P80" style:family="paragraph">
      <loext:graphic-properties draw:fill="none" draw:fill-color="#f47920"/>
      <style:paragraph-properties fo:text-align="center" style:writing-mode="lr-tb"/>
      <style:text-properties style:font-name="Roboto Slab" fo:font-weight="bold"/>
    </style:style>
    <style:style style:name="P81" style:family="paragraph">
      <loext:graphic-properties draw:fill="solid" draw:fill-color="#f47920"/>
      <style:paragraph-properties fo:text-align="center" style:writing-mode="lr-tb"/>
      <style:text-properties style:font-name="Roboto Slab" fo:font-weight="bold"/>
    </style:style>
    <style:style style:name="P82" style:family="paragraph">
      <style:paragraph-properties fo:text-align="start" style:writing-mode="lr-tb"/>
      <style:text-properties style:font-name="Roboto Slab" fo:font-size="14pt" fo:font-weight="normal" style:font-size-asian="14pt" style:font-weight-asian="normal" style:font-size-complex="14pt" style:font-weight-complex="normal"/>
    </style:style>
    <style:style style:name="P83" style:family="paragraph">
      <loext:graphic-properties draw:fill="none" draw:fill-color="#f47920"/>
      <style:paragraph-properties fo:text-align="start" style:writing-mode="lr-tb"/>
      <style:text-properties style:font-name="Roboto Slab" fo:font-size="14pt" fo:font-weight="normal" style:font-size-asian="14pt" style:font-weight-asian="normal" style:font-size-complex="14pt" style:font-weight-complex="normal"/>
    </style:style>
    <style:style style:name="P84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Roboto Slab" fo:font-size="14pt" fo:font-weight="normal" style:font-size-asian="14pt" style:font-weight-asian="normal" style:font-size-complex="14pt" style:font-weight-complex="normal"/>
    </style:style>
    <style:style style:name="P85" style:family="paragraph">
      <loext:graphic-properties draw:fill="none" draw:fill-color="#f47920"/>
      <style:paragraph-properties fo:margin-left="0cm" fo:margin-right="0cm" fo:margin-top="0cm" fo:margin-bottom="0cm" fo:line-height="100%" fo:text-align="start" fo:text-indent="0cm" style:writing-mode="lr-tb"/>
      <style:text-properties style:font-name="Roboto Slab" fo:font-size="14pt" fo:font-weight="normal" style:font-size-asian="14pt" style:font-weight-asian="normal" style:font-size-complex="14pt" style:font-weight-complex="normal"/>
    </style:style>
    <style:style style:name="P86" style:family="paragraph">
      <loext:graphic-properties draw:fill="none" draw:fill-color="#f47920"/>
      <style:paragraph-properties fo:text-align="center"/>
      <style:text-properties style:font-name="Roboto Slab" fo:font-weight="bold"/>
    </style:style>
    <style:style style:name="P87" style:family="paragraph">
      <loext:graphic-properties draw:fill="solid" draw:fill-color="#f47920"/>
      <style:paragraph-properties fo:text-align="start" style:writing-mode="lr-tb"/>
      <style:text-properties style:font-name="Roboto Slab" fo:font-size="14pt" fo:font-weight="normal" style:font-size-asian="14pt" style:font-weight-asian="normal" style:font-size-complex="14pt" style:font-weight-complex="normal"/>
    </style:style>
    <style:style style:name="P88" style:family="paragraph">
      <loext:graphic-properties draw:fill="solid" draw:fill-color="#ffffff"/>
      <style:paragraph-properties fo:text-align="center"/>
      <style:text-properties style:font-name="Roboto Slab"/>
    </style:style>
    <style:style style:name="P89" style:family="paragraph">
      <style:paragraph-properties fo:text-align="center" style:writing-mode="lr-tb"/>
      <style:text-properties style:font-name="Roboto Slab"/>
    </style:style>
    <style:style style:name="P90" style:family="paragraph">
      <loext:graphic-properties draw:fill="solid" draw:fill-color="#ffffff"/>
      <style:paragraph-properties fo:text-align="center" style:writing-mode="lr-tb"/>
      <style:text-properties style:font-name="Roboto Slab"/>
    </style:style>
    <style:style style:name="P91" style:family="paragraph">
      <style:paragraph-properties fo:margin-left="0.203cm" fo:margin-right="0cm" fo:text-align="center" fo:text-indent="0cm" style:writing-mode="lr-tb"/>
      <style:text-properties style:font-name="Roboto Slab" fo:font-size="20pt" fo:font-weight="bold"/>
    </style:style>
    <style:style style:name="P92" style:family="paragraph">
      <loext:graphic-properties draw:fill-color="#ff860d"/>
      <style:paragraph-properties fo:margin-left="0.203cm" fo:margin-right="0cm" fo:text-align="center" fo:text-indent="0cm" style:writing-mode="lr-tb"/>
      <style:text-properties style:font-name="Roboto Slab" fo:font-size="20pt" fo:font-weight="bold"/>
    </style:style>
    <style:style style:name="P93" style:family="paragraph">
      <loext:graphic-properties draw:fill="solid"/>
      <style:paragraph-properties fo:text-align="center"/>
      <style:text-properties style:font-name="Roboto Slab" fo:font-size="20pt" fo:font-weight="bold"/>
    </style:style>
    <style:style style:name="P94" style:family="paragraph">
      <loext:graphic-properties draw:fill="solid"/>
      <style:paragraph-properties fo:text-align="center"/>
      <style:text-properties style:font-name="Roboto Slab"/>
    </style:style>
    <style:style style:name="P95" style:family="paragraph">
      <style:paragraph-properties fo:text-align="center"/>
    </style:style>
    <style:style style:name="P96" style:family="paragraph">
      <loext:graphic-properties draw:fill="solid"/>
      <style:paragraph-properties fo:text-align="center" style:writing-mode="lr-tb"/>
    </style:style>
    <style:style style:name="P97" style:family="paragraph">
      <style:paragraph-properties fo:text-align="start" style:writing-mode="lr-tb"/>
      <style:text-properties style:font-name="Roboto Slab"/>
    </style:style>
    <style:style style:name="P98" style:family="paragraph">
      <loext:graphic-properties draw:fill-color="#eeeeee"/>
      <style:paragraph-properties fo:text-align="start" style:writing-mode="lr-tb"/>
      <style:text-properties style:font-name="Roboto Slab"/>
    </style:style>
    <style:style style:name="P99" style:family="paragraph">
      <style:paragraph-properties fo:margin-left="0.203cm" fo:margin-right="0cm" fo:text-align="start" fo:text-indent="0cm" style:writing-mode="lr-tb"/>
      <style:text-properties style:font-name="Roboto Slab"/>
    </style:style>
    <style:style style:name="P100" style:family="paragraph">
      <loext:graphic-properties draw:fill-color="#ffffff"/>
      <style:paragraph-properties fo:margin-left="0.203cm" fo:margin-right="0cm" fo:text-align="start" fo:text-indent="0cm" style:writing-mode="lr-tb"/>
      <style:text-properties style:font-name="Roboto Slab"/>
    </style:style>
    <style:style style:name="P101" style:family="paragraph">
      <style:paragraph-properties fo:text-align="center" style:writing-mode="lr-tb"/>
      <style:text-properties style:font-name="Roboto Slab" fo:font-size="20pt"/>
    </style:style>
    <style:style style:name="P102" style:family="paragraph">
      <loext:graphic-properties draw:fill-color="#ff860d"/>
      <style:paragraph-properties fo:text-align="center" style:writing-mode="lr-tb"/>
      <style:text-properties style:font-name="Roboto Slab" fo:font-size="20pt"/>
    </style:style>
    <style:style style:name="P103" style:family="paragraph">
      <loext:graphic-properties draw:fill="solid"/>
      <style:paragraph-properties fo:text-align="center"/>
      <style:text-properties style:font-name="Roboto Slab" fo:font-size="20pt"/>
    </style:style>
    <style:style style:name="P104" style:family="paragraph">
      <loext:graphic-properties draw:fill="none" draw:fill-color="#ffffff"/>
      <style:paragraph-properties style:writing-mode="lr-tb"/>
      <style:text-properties style:font-name="Roboto Slab" fo:font-size="20pt"/>
    </style:style>
    <style:style style:name="P105" style:family="paragraph">
      <loext:graphic-properties draw:fill-color="#ff860d"/>
      <style:paragraph-properties fo:text-align="center"/>
    </style:style>
    <style:style style:name="P106" style:family="paragraph">
      <loext:graphic-properties draw:fill="none" draw:fill-color="#ffffff"/>
      <style:paragraph-properties style:writing-mode="lr-tb"/>
    </style:style>
    <style:style style:name="P107" style:family="paragraph">
      <loext:graphic-properties draw:fill="none"/>
      <style:paragraph-properties fo:text-align="center"/>
      <style:text-properties style:font-name="Roboto Slab"/>
    </style:style>
    <style:style style:name="P108" style:family="paragraph">
      <style:paragraph-properties fo:margin-left="0.203cm" fo:margin-right="0cm" fo:text-align="center" fo:text-indent="0cm" style:writing-mode="lr-tb"/>
      <style:text-properties style:font-name="Roboto Slab"/>
    </style:style>
    <style:style style:name="P109" style:family="paragraph">
      <loext:graphic-properties draw:fill-color="#ff860d"/>
      <style:paragraph-properties fo:margin-left="0.203cm" fo:margin-right="0cm" fo:text-align="center" fo:text-indent="0cm" style:writing-mode="lr-tb"/>
      <style:text-properties style:font-name="Roboto Slab"/>
    </style:style>
    <style:style style:name="P110" style:family="paragraph">
      <loext:graphic-properties draw:fill="none" draw:fill-color="#ffffff"/>
      <style:paragraph-properties style:writing-mode="lr-tb"/>
      <style:text-properties style:font-name="Roboto Slab" fo:font-size="22pt"/>
    </style:style>
    <style:style style:name="P111" style:family="paragraph">
      <loext:graphic-properties draw:fill="none"/>
      <style:paragraph-properties fo:text-align="center" style:font-independent-line-spacing="true"/>
      <style:text-properties fo:font-size="20pt"/>
    </style:style>
    <style:style style:name="P112" style:family="paragraph">
      <style:paragraph-properties fo:margin-top="0cm" fo:margin-bottom="0cm" fo:line-height="100%" fo:text-align="center" style:punctuation-wrap="simple" style:writing-mode="lr-tb"/>
      <style:text-properties fo:color="#111111" loext:opacity="100%" style:font-name="Roboto Slab" fo:font-size="20pt"/>
    </style:style>
    <style:style style:name="P113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color="#111111" loext:opacity="100%" style:font-name="Roboto Slab" fo:font-size="20pt"/>
    </style:style>
    <style:style style:name="P114" style:family="paragraph">
      <loext:graphic-properties draw:fill="solid" draw:fill-color="#d9d9d9"/>
      <style:paragraph-properties fo:text-align="center" style:font-independent-line-spacing="true"/>
      <style:text-properties style:font-name="Roboto Slab" fo:font-size="20pt"/>
    </style:style>
    <style:style style:name="P115" style:family="paragraph">
      <loext:graphic-properties draw:fill="none"/>
      <style:paragraph-properties fo:text-align="center" style:font-independent-line-spacing="true"/>
      <style:text-properties style:font-name="Roboto Slab" fo:font-size="20pt"/>
    </style:style>
    <style:style style:name="P116" style:family="paragraph">
      <loext:graphic-properties draw:fill="solid" draw:fill-color="#b2b2b2"/>
      <style:paragraph-properties fo:margin-top="0cm" fo:margin-bottom="0cm" fo:line-height="100%" fo:text-align="center" style:punctuation-wrap="simple" style:writing-mode="lr-tb" style:font-independent-line-spacing="true"/>
      <style:text-properties fo:color="#111111" loext:opacity="100%" style:font-name="Roboto Slab" fo:font-size="20pt"/>
    </style:style>
    <style:style style:name="T1" style:family="text">
      <style:text-properties fo:font-weight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style:font-name="Roboto Slab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style:font-name="Roboto Slab" fo:font-size="14pt" style:font-size-asian="14pt" style:font-size-complex="14pt"/>
    </style:style>
    <style:style style:name="T9" style:family="text">
      <style:text-properties fo:font-variant="normal" fo:text-transform="none" fo:color="#ff860d" loext:opacity="100%" style:text-line-through-style="none" style:text-line-through-type="none" style:text-position="0% 100%" style:font-name="Roboto Condensed" fo:font-size="14pt" fo:letter-spacing="normal" fo:font-style="normal" style:text-underline-style="none" fo:font-weight="bold" style:font-name-asian="宋体2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variant="normal" fo:text-transform="none" fo:color="#c9211e" loext:opacity="100%" style:text-line-through-style="none" style:text-line-through-type="none" style:text-position="0% 100%" style:font-name="Roboto Condensed" fo:font-size="14pt" fo:letter-spacing="normal" fo:font-style="normal" style:text-underline-style="none" fo:font-weight="bold" style:font-name-asian="宋体2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style:font-name="Roboto Slab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Roboto" fo:font-size="16pt" fo:font-style="italic" style:font-size-asian="16pt" style:font-style-asian="italic" style:font-size-complex="16pt" style:font-style-complex="italic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Roboto Condensed" fo:font-size="14pt" fo:letter-spacing="normal" fo:font-style="normal" style:text-underline-style="none" fo:font-weight="bold" style:font-name-asian="宋体2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Roboto Slab" fo:font-size="14pt" fo:letter-spacing="normal" fo:font-style="normal" style:text-underline-style="none" fo:font-weight="bold" style:font-name-asian="宋体2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Roboto"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T16" style:family="text">
      <style:text-properties style:font-name="Roboto" fo:font-size="16pt" fo:font-style="normal" style:text-underline-style="none" style:font-size-asian="16pt" style:font-style-asian="normal" style:font-size-complex="16pt" style:font-style-complex="normal"/>
    </style:style>
    <style:style style:name="T17" style:family="text">
      <style:text-properties style:font-name="Roboto" fo:font-size="16pt" fo:font-style="normal" style:font-size-asian="16pt" style:font-style-asian="normal" style:font-size-complex="16pt" style:font-style-complex="normal"/>
    </style:style>
    <style:style style:name="T18" style:family="text">
      <style:text-properties fo:font-variant="normal" fo:text-transform="none" fo:color="#ff860d" loext:opacity="100%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Gill Sans MT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4pt" fo:font-style="normal" fo:text-shadow="none" style:text-underline-style="solid" style:text-underline-width="auto" style:text-underline-color="font-color" fo:font-weight="normal" style:letter-kerning="true" style:font-name-asian="Noto Sans CJK SC2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4pt" fo:font-style="normal" fo:text-shadow="none" style:text-underline-style="none" fo:font-weight="normal" style:letter-kerning="true" style:font-name-asian="Noto Sans CJK SC2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860d" loext:opacity="100%" style:text-outline="false" style:text-line-through-style="none" style:text-line-through-type="none" style:text-position="0% 100%" style:font-name="Roboto Condensed" fo:font-size="14pt" fo:letter-spacing="normal" fo:font-style="normal" fo:text-shadow="none" style:text-underline-style="none" fo:font-weight="bold" style:letter-kerning="true" style:font-name-asian="宋体2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 Condensed" fo:font-size="14pt" fo:letter-spacing="normal" fo:font-style="normal" fo:text-shadow="none" style:text-underline-style="none" fo:font-weight="bold" style:letter-kerning="true" style:font-name-asian="宋体2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 Slab" fo:font-size="14pt" fo:letter-spacing="normal" fo:font-style="normal" fo:text-shadow="none" style:text-underline-style="none" fo:font-weight="bold" style:letter-kerning="true" style:font-name-asian="宋体2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Roboto Condensed" fo:font-size="14pt" fo:letter-spacing="normal" fo:font-style="normal" fo:text-shadow="none" style:text-underline-style="none" fo:font-weight="bold" style:letter-kerning="true" style:font-name-asian="宋体2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Roboto Slab" fo:font-size="14pt" fo:letter-spacing="normal" fo:font-style="normal" fo:text-shadow="none" style:text-underline-style="none" fo:font-weight="bold" style:letter-kerning="true" style:font-name-asian="宋体2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4pt" fo:font-style="normal" fo:text-shadow="none" style:text-underline-style="none" fo:font-weight="bold" style:letter-kerning="true" style:font-name-asian="Noto Sans CJK SC2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 Slab" fo:font-size="14pt" fo:letter-spacing="normal" fo:font-style="normal" fo:text-shadow="none" style:text-underline-style="none" fo:font-weight="bold" style:letter-kerning="true" style:font-name-asian="Noto Sans CJK SC2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 Slab" fo:font-size="14pt" fo:letter-spacing="normal" fo:font-style="normal" fo:text-shadow="none" style:text-underline-style="none" fo:font-weight="normal" style:letter-kerning="true" style:font-name-asian="Noto Sans CJK SC2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Roboto Slab" fo:font-size="14pt"/>
    </style:style>
    <style:style style:name="T36" style:family="text">
      <style:text-properties style:font-name="Roboto Slab"/>
    </style:style>
    <style:style style:name="T3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4pt" fo:font-style="normal" fo:text-shadow="none" style:text-underline-style="none" fo:font-weight="normal" style:letter-kerning="true" style:font-name-asian="Noto Sans CJK SC2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Roboto Slab" fo:font-size="14pt" fo:font-weight="bold" style:font-weight-asian="bold" style:font-weight-complex="bold"/>
    </style:style>
    <style:style style:name="T41" style:family="text">
      <style:text-properties style:font-name="Roboto Slab" fo:font-size="14pt" fo:font-weight="normal" style:font-weight-asian="normal" style:font-weight-complex="normal"/>
    </style:style>
    <style:style style:name="T42" style:family="text">
      <style:text-properties style:font-name="Roboto Slab" fo:font-weight="bold"/>
    </style:style>
    <style:style style:name="T43" style:family="text">
      <style:text-properties style:font-name="Roboto Slab" fo:font-size="14pt" fo:font-weight="normal" style:font-size-asian="14pt" style:font-weight-asian="normal" style:font-size-complex="14pt" style:font-weight-complex="normal"/>
    </style:style>
    <style:style style:name="T44" style:family="text">
      <style:text-properties style:font-name="Roboto Slab" fo:font-size="20pt" fo:font-weight="bold"/>
    </style:style>
    <style:style style:name="T45" style:family="text">
      <style:text-properties fo:color="#ff860d" loext:opacity="100%" style:font-name="Roboto Slab" fo:font-weight="bold" style:font-weight-asian="bold" style:font-weight-complex="bold"/>
    </style:style>
    <style:style style:name="T46" style:family="text">
      <style:text-properties style:font-name="Roboto Slab" fo:font-style="normal" style:font-style-asian="normal" style:font-style-complex="normal"/>
    </style:style>
    <style:style style:name="T47" style:family="text">
      <style:text-properties style:font-name="Roboto Slab" fo:font-style="italic"/>
    </style:style>
    <style:style style:name="T48" style:family="text">
      <style:text-properties style:font-name="Roboto Slab" fo:font-style="italic" style:font-style-asian="normal" style:font-style-complex="normal"/>
    </style:style>
    <style:style style:name="T49" style:family="text">
      <style:text-properties style:font-name="Roboto Slab" fo:font-size="20pt"/>
    </style:style>
    <style:style style:name="T50" style:family="text">
      <style:text-properties style:font-name="Roboto Slab" fo:font-size="22pt"/>
    </style:style>
    <style:style style:name="T51" style:family="text">
      <style:text-properties fo:font-variant="normal" fo:text-transform="none" fo:color="#111111" loext:opacity="100%" style:text-line-through-style="none" style:text-line-through-type="none" style:text-position="0% 100%" style:font-name="Roboto Slab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2" style:family="text">
      <style:text-properties fo:font-variant="normal" fo:text-transform="none" fo:color="#111111" loext:opacity="100%" style:text-line-through-style="none" style:text-line-through-type="none" style:text-position="0% 100%" style:font-name="Roboto Slab" fo:font-size="32pt" fo:letter-spacing="normal" fo:font-style="italic" style:text-underline-style="none" fo:font-weight="bold" style:font-name-asian="宋体3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11111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afd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6" draw:id="id16" draw:layer="layout" svg:width="9.652cm" svg:height="2.54cm" svg:x="5.299cm" svg:y="0.355cm">
          <text:p text:style-name="P1"><text:span text:style-name="T1">Four </text:span><text:span text:style-name="T1">Structure</text:span><text:span text:style-name="T1">s for</text:span></text:p>
          <text:p text:style-name="P1"><text:span text:style-name="T1">Modeling </text:span><text:span text:style-name="T1">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3.683cm" svg:height="2.159cm" svg:x="0.746cm" svg:y="5.435cm">
          <text:p text:style-name="P1"><text:span text:style-name="T1">G</text:span><text:span text:style-name="T1">r</text:span><text:span text:style-name="T1">a</text:span><text:span text:style-name="T1">p</text:span><text:span text:style-name="T1">h</text:span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7" draw:id="id17" draw:layer="layout" svg:width="3.683cm" svg:height="2.159cm" svg:x="5.746cm" svg:y="5.435cm">
          <text:p text:style-name="P1"><text:span text:style-name="T1">Inpu</text:span><text:span text:style-name="T1">t</text:span></text:p>
          <text:p text:style-name="P1"><text:span text:style-name="T1">Spa</text:span><text:span text:style-name="T1">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3.683cm" svg:height="2.159cm" svg:x="10.746cm" svg:y="5.435cm">
          <text:p text:style-name="P1"><text:span text:style-name="T1">Logi</text:span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1" draw:id="id11" draw:layer="layout" svg:width="3.683cm" svg:height="2.159cm" svg:x="15.746cm" svg:y="5.435cm">
          <text:p text:style-name="P1"><text:span text:style-name="T1">S</text:span><text:span text:style-name="T1">y</text:span><text:span text:style-name="T1">nt</text:span><text:span text:style-name="T1">a</text:span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2.921cm" svg:height="1.397cm" svg:x="-2.492cm" svg:y="9.901cm">
          <text:p text:style-name="P1"><text:span text:style-name="T1">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2.921cm" svg:height="1.397cm" svg:x="1.508cm" svg:y="9.901cm">
          <text:p text:style-name="P1"><text:span text:style-name="T1">Spe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2.921cm" svg:height="1.397cm" svg:x="-0.492cm" svg:y="12.201cm">
          <text:p text:style-name="P1"><text:span text:style-name="T1">De</text:span><text:span text:style-name="T1">sig</text:span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5" draw:id="id5" draw:layer="layout" svg:width="2.921cm" svg:height="1.616cm" svg:x="3.508cm" svg:y="12.201cm">
          <text:p text:style-name="P1"><text:span text:style-name="T1">U</text:span><text:span text:style-name="T1">s</text:span><text:span text:style-name="T1">e</text:span></text:p>
          <text:p text:style-name="P1"><text:span text:style-name="T1">C</text:span><text:span text:style-name="T1">a</text:span><text:span text:style-name="T1">s</text:span><text:span text:style-name="T1">e</text:span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7" draw:id="id7" draw:layer="layout" svg:width="2.921cm" svg:height="1.397cm" svg:x="7.096cm" svg:y="10.006cm">
          <text:p text:style-name="P1"><text:span text:style-name="T1">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8" draw:id="id8" draw:layer="layout" svg:width="2.921cm" svg:height="1.397cm" svg:x="11.108cm" svg:y="9.801cm">
          <text:p text:style-name="P1"><text:span text:style-name="T1">FS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9" draw:id="id9" draw:layer="layout" svg:width="2.921cm" svg:height="1.397cm" svg:x="9.108cm" svg:y="12.201cm">
          <text:p text:style-name="P1"><text:span text:style-name="T1">Spe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0" draw:id="id10" draw:layer="layout" svg:width="2.921cm" svg:height="1.397cm" svg:x="13.108cm" svg:y="12.201cm">
          <text:p text:style-name="P1"><text:span text:style-name="T1">DN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2" draw:id="id12" draw:layer="layout" svg:width="2.921cm" svg:height="1.397cm" svg:x="15.508cm" svg:y="9.801cm">
          <text:p text:style-name="P1"><text:span text:style-name="T1">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3" draw:id="id13" draw:layer="layout" svg:width="2.921cm" svg:height="1.397cm" svg:x="19.508cm" svg:y="9.801cm">
          <text:p text:style-name="P1"><text:span text:style-name="T1">Mod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4" draw:id="id14" draw:layer="layout" svg:width="2.921cm" svg:height="1.397cm" svg:x="17.508cm" svg:y="12.201cm">
          <text:p text:style-name="P1"><text:span text:style-name="T1">Int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5" draw:id="id15" draw:layer="layout" svg:width="2.921cm" svg:height="1.397cm" svg:x="21.508cm" svg:y="12.201cm">
          <text:p text:style-name="P1"><text:span text:style-name="T1">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line-skew="-0.01cm" svg:x1="2.587cm" svg:y1="7.594cm" svg:x2="-1.031cm" svg:y2="9.901cm" draw:start-shape="id1" draw:start-glue-point="2" draw:end-shape="id2" draw:end-glue-point="0" svg:d="M2587 7594v1143h-3618v1164" svg:viewBox="0 0 3619 2308">
          <text:p/>
        </draw:connector>
        <draw:connector draw:style-name="gr7" draw:text-style-name="P4" draw:layer="layout" draw:line-skew="-0.01cm" svg:x1="2.587cm" svg:y1="7.594cm" svg:x2="2.968cm" svg:y2="9.901cm" draw:start-shape="id1" draw:start-glue-point="2" draw:end-shape="id3" draw:end-glue-point="0" svg:d="M2587 7594v1143h381v1164" svg:viewBox="0 0 382 2308">
          <text:p/>
        </draw:connector>
        <draw:connector draw:style-name="gr7" draw:text-style-name="P4" draw:layer="layout" draw:line-skew="-1.16cm" svg:x1="2.587cm" svg:y1="7.594cm" svg:x2="0.968cm" svg:y2="12.201cm" draw:start-shape="id1" draw:start-glue-point="2" draw:end-shape="id4" draw:end-glue-point="0" svg:d="M2587 7594v1143h-1619v3464" svg:viewBox="0 0 1620 4608">
          <text:p/>
        </draw:connector>
        <draw:connector draw:style-name="gr7" draw:text-style-name="P4" draw:layer="layout" draw:line-skew="-1.16cm" svg:x1="2.587cm" svg:y1="7.594cm" svg:x2="4.968cm" svg:y2="12.201cm" draw:start-shape="id1" draw:end-shape="id5" draw:end-glue-point="0" svg:d="M2587 7594v1144h2381v3463" svg:viewBox="0 0 2382 4608">
          <text:p/>
        </draw:connector>
        <draw:connector draw:style-name="gr7" draw:text-style-name="P4" draw:layer="layout" draw:line-skew="-0.064cm" svg:x1="12.587cm" svg:y1="7.594cm" svg:x2="8.556cm" svg:y2="10.006cm" draw:start-shape="id6" draw:start-glue-point="2" draw:end-shape="id7" draw:end-glue-point="0" svg:d="M12587 7594v1142h-4031v1270" svg:viewBox="0 0 4032 2413">
          <text:p/>
        </draw:connector>
        <draw:connector draw:style-name="gr7" draw:text-style-name="P4" draw:layer="layout" svg:x1="12.587cm" svg:y1="7.594cm" svg:x2="12.568cm" svg:y2="9.801cm" draw:start-shape="id6" draw:end-shape="id8" draw:end-glue-point="0" svg:d="M12587 7594v1103h-19v1104" svg:viewBox="0 0 20 2208">
          <text:p/>
        </draw:connector>
        <draw:connector draw:style-name="gr7" draw:text-style-name="P4" draw:layer="layout" draw:line-skew="-1.16cm" svg:x1="12.587cm" svg:y1="7.594cm" svg:x2="10.568cm" svg:y2="12.201cm" draw:start-shape="id6" draw:start-glue-point="2" draw:end-shape="id9" draw:end-glue-point="0" svg:d="M12587 7594v1143h-2019v3464" svg:viewBox="0 0 2020 4608">
          <text:p/>
        </draw:connector>
        <draw:connector draw:style-name="gr7" draw:text-style-name="P4" draw:layer="layout" draw:line-skew="-1.16cm" svg:x1="12.587cm" svg:y1="7.594cm" svg:x2="14.568cm" svg:y2="12.201cm" draw:start-shape="id6" draw:end-shape="id10" draw:end-glue-point="0" svg:d="M12587 7594v1143h1981v3464" svg:viewBox="0 0 1982 4608">
          <text:p/>
        </draw:connector>
        <draw:connector draw:style-name="gr8" draw:text-style-name="P5" draw:layer="layout" draw:line-skew="0.04cm" svg:x1="17.587cm" svg:y1="7.594cm" svg:x2="16.968cm" svg:y2="9.801cm" draw:start-shape="id11" draw:start-glue-point="2" draw:end-shape="id12" draw:end-glue-point="0" svg:d="M17587 7594v1143h-619v1064" svg:viewBox="0 0 620 2208">
          <text:p/>
        </draw:connector>
        <draw:connector draw:style-name="gr8" draw:text-style-name="P5" draw:layer="layout" draw:line-skew="0.04cm" svg:x1="17.587cm" svg:y1="7.594cm" svg:x2="20.968cm" svg:y2="9.801cm" draw:start-shape="id11" draw:start-glue-point="2" draw:end-shape="id13" draw:end-glue-point="0" svg:d="M17587 7594v1143h3381v1064" svg:viewBox="0 0 3382 2208">
          <text:p/>
        </draw:connector>
        <draw:connector draw:style-name="gr8" draw:text-style-name="P5" draw:layer="layout" draw:line-skew="-1.16cm" svg:x1="17.587cm" svg:y1="7.594cm" svg:x2="18.968cm" svg:y2="12.201cm" draw:start-shape="id11" draw:end-shape="id14" draw:end-glue-point="0" svg:d="M17587 7594v1143h1381v3464" svg:viewBox="0 0 1382 4608">
          <text:p/>
        </draw:connector>
        <draw:connector draw:style-name="gr8" draw:text-style-name="P5" draw:layer="layout" draw:line-skew="-1.16cm" svg:x1="17.587cm" svg:y1="7.594cm" svg:x2="22.968cm" svg:y2="12.201cm" draw:start-shape="id11" draw:end-shape="id15" draw:end-glue-point="0" svg:d="M17587 7594v1143h5381v3464" svg:viewBox="0 0 5382 4608">
          <text:p/>
        </draw:connector>
        <draw:connector draw:style-name="gr7" draw:text-style-name="P4" draw:layer="layout" svg:x1="10.125cm" svg:y1="2.895cm" svg:x2="2.587cm" svg:y2="5.435cm" draw:start-shape="id16" draw:start-glue-point="2" draw:end-shape="id1" draw:end-glue-point="0" svg:d="M10125 2895v1270h-7538v1270" svg:viewBox="0 0 7539 2541">
          <text:p/>
        </draw:connector>
        <draw:connector draw:style-name="gr7" draw:text-style-name="P4" draw:layer="layout" svg:x1="10.125cm" svg:y1="2.895cm" svg:x2="7.587cm" svg:y2="5.435cm" draw:start-shape="id16" draw:end-shape="id17" draw:end-glue-point="0" svg:d="M10125 2895v1270h-2538v1270" svg:viewBox="0 0 2539 2541">
          <text:p/>
        </draw:connector>
        <draw:connector draw:style-name="gr7" draw:text-style-name="P4" draw:layer="layout" svg:x1="10.125cm" svg:y1="2.895cm" svg:x2="12.587cm" svg:y2="5.435cm" draw:start-shape="id16" draw:start-glue-point="2" draw:end-shape="id6" svg:d="M10125 2895v1270h2462v1270" svg:viewBox="0 0 2463 2541">
          <text:p/>
        </draw:connector>
        <draw:connector draw:style-name="gr7" draw:text-style-name="P4" draw:layer="layout" svg:x1="10.125cm" svg:y1="2.895cm" svg:x2="17.587cm" svg:y2="5.435cm" draw:start-shape="id16" draw:end-shape="id11" svg:d="M10125 2895v1270h7462v1270" svg:viewBox="0 0 7463 2541">
          <text:p/>
        </draw:connector>
        <draw:frame draw:style-name="gr9" draw:text-style-name="P7" draw:layer="layout" svg:width="3.556cm" svg:height="1.016cm" svg:x="18.032cm" svg:y="7.701cm">
          <draw:text-box>
            <text:p text:style-name="P6"><text:span text:style-name="T2">Applied </text:span><text:span text:style-name="T2">To</text:span></text:p>
          </draw:text-box>
        </draw:frame>
        <draw:custom-shape draw:style-name="gr1" draw:text-style-name="P2" xml:id="id26" draw:id="id26" draw:layer="layout" svg:width="9.652cm" svg:height="2.54cm" svg:x="5.299cm" svg:y="14.399cm">
          <text:p text:style-name="P1"><text:span text:style-name="T1">Gramm</text:span><text:span text:style-name="T1">ar-</text:span><text:span text:style-name="T1">Based</text:span></text:p>
          <text:p text:style-name="P1"><text:span text:style-name="T1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8" draw:id="id18" draw:layer="layout" svg:width="3.683cm" svg:height="2.159cm" svg:x="-2.654cm" svg:y="19.479cm">
          <text:p text:style-name="P1"><text:span text:style-name="T1">Progra</text:span><text:span text:style-name="T1">m</text:span></text:p>
          <text:p text:style-name="P1"><text:span text:style-name="T1">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27" draw:id="id27" draw:layer="layout" svg:width="3.984cm" svg:height="2.159cm" svg:x="6.245cm" svg:y="19.479cm">
          <text:p text:style-name="P1"><text:span text:style-name="T1">Intergr</text:span><text:span text:style-name="T1">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1" draw:id="id21" draw:layer="layout" svg:width="3.683cm" svg:height="2.159cm" svg:x="10.746cm" svg:y="19.479cm">
          <text:p text:style-name="P1"><text:span text:style-name="T1">Model</text:span></text:p>
          <text:p text:style-name="P1"><text:span text:style-name="T1">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3" draw:id="id23" draw:layer="layout" svg:width="3.683cm" svg:height="2.159cm" svg:x="15.746cm" svg:y="19.479cm">
          <text:p text:style-name="P1"><text:span text:style-name="T1">Input</text:span></text:p>
          <text:p text:style-name="P1"><text:span text:style-name="T1">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xml:id="id19" draw:id="id19" draw:layer="layout" svg:width="5.143cm" svg:height="2.075cm" svg:x="-4.591cm" svg:y="27.945cm">
          <text:list text:style-name="L1">
            <text:list-item>
              <text:p text:style-name="P8"><text:span text:style-name="T3">Compiler </text:span><text:span text:style-name="T3">Testing</text:span></text:p>
            </text:list-item>
            <text:list-item>
              <text:p text:style-name="P8"><text:span text:style-name="T3">Valid and </text:span><text:span text:style-name="T3">invalid</text:span><text:span text:style-name="T3"><text:line-break/></text:span><text:span text:style-name="T3">string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xml:id="id20" draw:id="id20" draw:layer="layout" svg:width="5.588cm" svg:height="3.521cm" svg:x="-1.13cm" svg:y="23.896cm">
          <text:list text:style-name="L1">
            <text:list-item>
              <text:p text:style-name="P10"><text:span text:style-name="T3">Program </text:span><text:span text:style-name="T3">Mutation</text:span></text:p>
            </text:list-item>
            <text:list-item>
              <text:p text:style-name="P10"><text:span text:style-name="T3">Valid </text:span><text:span text:style-name="T3">strings</text:span></text:p>
            </text:list-item>
            <text:list-item>
              <text:p text:style-name="P10"><text:span text:style-name="T3">Mutants </text:span><text:span text:style-name="T3">are not</text:span></text:p>
              <text:p text:style-name="P10"><text:span text:style-name="T3">tests</text:span></text:p>
            </text:list-item>
            <text:list-item>
              <text:p text:style-name="P10"><text:span text:style-name="T3">Must kill </text:span><text:span text:style-name="T3">mutan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line-skew="-2.074cm" svg:x1="-0.812cm" svg:y1="21.638cm" svg:x2="-2.019cm" svg:y2="27.945cm" draw:start-shape="id18" draw:start-glue-point="2" draw:end-shape="id19" draw:end-glue-point="0" svg:d="M-812 21638v1079h-1207v5228" svg:viewBox="0 0 1208 6308">
          <text:p/>
        </draw:connector>
        <draw:connector draw:style-name="gr7" draw:text-style-name="P4" draw:layer="layout" draw:line-skew="-0.049cm" svg:x1="-0.812cm" svg:y1="21.638cm" svg:x2="1.664cm" svg:y2="23.896cm" draw:start-shape="id18" draw:end-shape="id20" draw:end-glue-point="0" svg:d="M-812 21638v1080h2476v1178" svg:viewBox="0 0 2477 2259">
          <text:p/>
        </draw:connector>
        <draw:connector draw:style-name="gr7" draw:text-style-name="P4" draw:layer="layout" svg:x1="12.587cm" svg:y1="21.638cm" svg:x2="12.58cm" svg:y2="28.945cm" draw:start-shape="id21" draw:end-shape="id22" draw:end-glue-point="0" svg:d="M12587 21638v3653h-7v3654" svg:viewBox="0 0 8 7308">
          <text:p/>
        </draw:connector>
        <draw:connector draw:style-name="gr7" draw:text-style-name="P4" draw:layer="layout" draw:line-skew="-0.074cm" svg:x1="17.587cm" svg:y1="21.638cm" svg:x2="16.38cm" svg:y2="23.945cm" draw:start-shape="id23" draw:start-glue-point="2" draw:end-shape="id24" draw:end-glue-point="0" svg:d="M17587 21638v1079h-1207v1228" svg:viewBox="0 0 1208 2308">
          <text:p/>
        </draw:connector>
        <draw:connector draw:style-name="gr7" draw:text-style-name="P4" draw:layer="layout" draw:line-skew="-2.124cm" svg:x1="17.587cm" svg:y1="21.638cm" svg:x2="20.304cm" svg:y2="28.045cm" draw:start-shape="id23" draw:end-shape="id25" draw:end-glue-point="0" svg:d="M17587 21638v1080h2717v5327" svg:viewBox="0 0 2718 6408">
          <text:p/>
        </draw:connector>
        <draw:connector draw:style-name="gr7" draw:text-style-name="P4" draw:layer="layout" svg:x1="10.125cm" svg:y1="16.939cm" svg:x2="-0.812cm" svg:y2="19.479cm" draw:start-shape="id26" draw:start-glue-point="2" draw:end-shape="id18" draw:end-glue-point="0" svg:d="M10125 16939v1270h-10937v1270" svg:viewBox="0 0 10938 2541">
          <text:p/>
        </draw:connector>
        <draw:connector draw:style-name="gr7" draw:text-style-name="P4" draw:layer="layout" svg:x1="10.125cm" svg:y1="16.939cm" svg:x2="8.237cm" svg:y2="19.479cm" draw:start-shape="id26" draw:end-shape="id27" draw:end-glue-point="0" svg:d="M10125 16939v1270h-1888v1270" svg:viewBox="0 0 1889 2541">
          <text:p/>
        </draw:connector>
        <draw:connector draw:style-name="gr7" draw:text-style-name="P4" draw:layer="layout" svg:x1="10.125cm" svg:y1="16.939cm" svg:x2="12.587cm" svg:y2="19.479cm" draw:start-shape="id26" draw:start-glue-point="2" draw:end-shape="id21" svg:d="M10125 16939v1270h2462v1270" svg:viewBox="0 0 2463 2541">
          <text:p/>
        </draw:connector>
        <draw:connector draw:style-name="gr7" draw:text-style-name="P4" draw:layer="layout" svg:x1="10.125cm" svg:y1="16.939cm" svg:x2="17.587cm" svg:y2="19.479cm" draw:start-shape="id26" draw:end-shape="id23" svg:d="M10125 16939v1270h7462v1270" svg:viewBox="0 0 7463 2541">
          <text:p/>
        </draw:connector>
        <draw:frame draw:style-name="gr13" draw:text-style-name="P12" draw:layer="layout" svg:width="2.526cm" svg:height="0.907cm" svg:x="-3.9cm" svg:y="21.91cm">
          <draw:text-box>
            <text:p text:style-name="P6"><text:span text:style-name="T4">Grammar</text:span></text:p>
          </draw:text-box>
        </draw:frame>
        <draw:frame draw:style-name="gr14" draw:text-style-name="P12" draw:layer="layout" svg:width="2.458cm" svg:height="1.563cm" svg:x="-0.699cm" svg:y="22.011cm">
          <draw:text-box>
            <text:p text:style-name="P6"><text:span text:style-name="T4">String</text:span></text:p>
            <text:p text:style-name="P6"><text:span text:style-name="T4">Mutation</text:span></text:p>
          </draw:text-box>
        </draw:frame>
        <draw:custom-shape draw:style-name="gr15" draw:text-style-name="P11" xml:id="id28" draw:id="id28" draw:layer="layout" svg:width="5.588cm" svg:height="4.601cm" svg:x="4.871cm" svg:y="23.896cm">
          <text:list text:style-name="L1">
            <text:list-item>
              <text:p text:style-name="P10"><text:span text:style-name="T3">Test how </text:span><text:span text:style-name="T3">classes</text:span><text:span text:style-name="T3"><text:line-break/></text:span><text:span text:style-name="T3">interact</text:span></text:p>
            </text:list-item>
            <text:list-item>
              <text:p text:style-name="P10"><text:span text:style-name="T3">Valid </text:span><text:span text:style-name="T3">strings</text:span></text:p>
            </text:list-item>
            <text:list-item>
              <text:p text:style-name="P10"><text:span text:style-name="T3">Mutants </text:span><text:span text:style-name="T3">are not</text:span></text:p>
              <text:p text:style-name="P10"><text:span text:style-name="T3">tests</text:span></text:p>
            </text:list-item>
            <text:list-item>
              <text:p text:style-name="P10"><text:span text:style-name="T3">Must kill </text:span><text:span text:style-name="T3">mutants</text:span></text:p>
            </text:list-item>
            <text:list-item>
              <text:p text:style-name="P10"><text:span text:style-name="T3">Includes </text:span><text:span text:style-name="T3">OO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line-skew="-0.176cm" svg:x1="8.237cm" svg:y1="21.638cm" svg:x2="7.665cm" svg:y2="23.896cm" draw:start-shape="id27" draw:start-glue-point="2" draw:end-shape="id28" draw:end-glue-point="0" svg:d="M8237 21638v953h-572v1305" svg:viewBox="0 0 573 2259">
          <text:p/>
        </draw:connector>
        <draw:custom-shape draw:style-name="gr16" draw:text-style-name="P9" xml:id="id22" draw:id="id22" draw:layer="layout" svg:width="5.143cm" svg:height="2.837cm" svg:x="10.009cm" svg:y="28.945cm">
          <text:list text:style-name="L1">
            <text:list-item>
              <text:p text:style-name="P8"><text:span text:style-name="T3">FSMs</text:span></text:p>
            </text:list-item>
            <text:list-item>
              <text:p text:style-name="P8"><text:span text:style-name="T3">Model </text:span><text:span text:style-name="T3">Checking</text:span></text:p>
            </text:list-item>
            <text:list-item>
              <text:p text:style-name="P8"><text:span text:style-name="T3">Valid </text:span><text:span text:style-name="T3">Strings</text:span></text:p>
            </text:list-item>
            <text:list-item>
              <text:p text:style-name="P8"><text:span text:style-name="T3">Traces </text:span><text:span text:style-name="T3">are tes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24" draw:id="id24" draw:layer="layout" svg:width="5.143cm" svg:height="2.837cm" svg:x="13.809cm" svg:y="23.945cm">
          <text:list text:style-name="L1">
            <text:list-item>
              <text:p text:style-name="P8"><text:span text:style-name="T3">Input validation</text:span><text:span text:style-name="T3"><text:line-break/></text:span><text:span text:style-name="T3">testing</text:span></text:p>
            </text:list-item>
            <text:list-item>
              <text:p text:style-name="P8"><text:span text:style-name="T3">XML and others</text:span></text:p>
            </text:list-item>
            <text:list-item>
              <text:p text:style-name="P8"><text:span text:style-name="T3">Valid String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xml:id="id25" draw:id="id25" draw:layer="layout" svg:width="5.591cm" svg:height="3.726cm" svg:x="17.509cm" svg:y="28.045cm">
          <text:list text:style-name="L1">
            <text:list-item>
              <text:p text:style-name="P8"><text:span text:style-name="T3">Input </text:span><text:span text:style-name="T3">validation</text:span></text:p>
            </text:list-item>
            <text:list-item>
              <text:p text:style-name="P8"><text:span text:style-name="T3">XML and </text:span><text:span text:style-name="T3">others</text:span></text:p>
            </text:list-item>
            <text:list-item>
              <text:p text:style-name="P8"><text:span text:style-name="T3">Invalid </text:span><text:span text:style-name="T3">strings</text:span></text:p>
            </text:list-item>
            <text:list-item>
              <text:p text:style-name="P8"><text:span text:style-name="T3">No ground </text:span><text:span text:style-name="T3">strings</text:span></text:p>
            </text:list-item>
            <text:list-item>
              <text:p text:style-name="P8"><text:span text:style-name="T3">Mutants are </text:span><text:span text:style-name="T3">tes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2" draw:layer="layout" svg:width="2.526cm" svg:height="0.907cm" svg:x="14.9cm" svg:y="21.91cm">
          <draw:text-box>
            <text:p text:style-name="P6"><text:span text:style-name="T4">Grammar</text:span></text:p>
          </draw:text-box>
        </draw:frame>
        <draw:frame draw:style-name="gr14" draw:text-style-name="P12" draw:layer="layout" svg:width="2.458cm" svg:height="1.563cm" svg:x="17.801cm" svg:y="22.011cm">
          <draw:text-box>
            <text:p text:style-name="P6"><text:span text:style-name="T4">String</text:span></text:p>
            <text:p text:style-name="P6"><text:span text:style-name="T4">Mutation</text:span></text:p>
          </draw:text-box>
        </draw:frame>
        <draw:frame draw:style-name="gr18" draw:text-style-name="P12" draw:layer="layout" svg:width="4.024cm" svg:height="0.907cm" svg:x="11.202cm" svg:y="22.712cm">
          <draw:text-box>
            <text:p text:style-name="P6"><text:span text:style-name="T4">String </text:span><text:span text:style-name="T4">Mutation</text:span></text:p>
          </draw:text-box>
        </draw:frame>
        <draw:frame draw:style-name="gr18" draw:text-style-name="P12" draw:layer="layout" svg:width="4.024cm" svg:height="0.907cm" svg:x="6.258cm" svg:y="22.713cm">
          <draw:text-box>
            <text:p text:style-name="P6"><text:span text:style-name="T4">String </text:span><text:span text:style-name="T4">Mutation</text:span></text:p>
          </draw:text-box>
        </draw:frame>
      </draw:page>
      <draw:page draw:name="page2" draw:style-name="dp1" draw:master-page-name="Default">
        <draw:custom-shape draw:style-name="gr1" draw:text-style-name="P2" xml:id="id37" draw:id="id37" draw:layer="layout" svg:width="9.652cm" svg:height="2.54cm" svg:x="5.299cm" svg:y="14.398cm">
          <text:p text:style-name="P1"><text:span text:style-name="T1">Grammar</text:span><text:span text:style-name="T1">-Based</text:span></text:p>
          <text:p text:style-name="P1"><text:span text:style-name="T1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xml:id="id29" draw:id="id29" draw:layer="layout" svg:width="3.683cm" svg:height="2.159cm" svg:x="-2.654cm" svg:y="19.478cm">
          <text:p text:style-name="P1"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/text:p>
          <text:p text:style-name="P1"><text:span text:style-name="T1">B</text:span><text:span text:style-name="T1">a</text:span><text:span text:style-name="T1">s</text:span><text:span text:style-name="T1">e</text:span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38" draw:id="id38" draw:layer="layout" svg:width="3.984cm" svg:height="2.159cm" svg:x="6.245cm" svg:y="19.478cm">
          <text:p text:style-name="P1"><text:span text:style-name="T1">In</text:span><text:span text:style-name="T1">te</text:span><text:span text:style-name="T1">r</text:span><text:span text:style-name="T1">gr</text:span><text:span text:style-name="T1">at</text:span><text:span text:style-name="T1">io</text:span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2" draw:id="id32" draw:layer="layout" svg:width="3.683cm" svg:height="2.159cm" svg:x="10.746cm" svg:y="19.478cm">
          <text:p text:style-name="P1"><text:span text:style-name="T1">Model</text:span></text:p>
          <text:p text:style-name="P1"><text:span text:style-name="T1">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4" draw:id="id34" draw:layer="layout" svg:width="3.683cm" svg:height="2.159cm" svg:x="15.746cm" svg:y="19.478cm">
          <text:p text:style-name="P1"><text:span text:style-name="T1">I</text:span><text:span text:style-name="T1">n</text:span><text:span text:style-name="T1">p</text:span><text:span text:style-name="T1">u</text:span><text:span text:style-name="T1">t</text:span></text:p>
          <text:p text:style-name="P1"><text:span text:style-name="T1">B</text:span><text:span text:style-name="T1">a</text:span><text:span text:style-name="T1">s</text:span><text:span text:style-name="T1">e</text:span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xml:id="id30" draw:id="id30" draw:layer="layout" svg:width="5.143cm" svg:height="2.075cm" svg:x="-4.591cm" svg:y="27.944cm">
          <text:list text:style-name="L1">
            <text:list-item>
              <text:p text:style-name="P8"><text:span text:style-name="T3">Compiler </text:span><text:span text:style-name="T3">Testing</text:span></text:p>
            </text:list-item>
            <text:list-item>
              <text:p text:style-name="P8"><text:span text:style-name="T3">Valid and </text:span><text:span text:style-name="T3">invalid</text:span><text:span text:style-name="T3"><text:line-break/></text:span><text:span text:style-name="T3">string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31" draw:id="id31" draw:layer="layout" svg:width="5.588cm" svg:height="3.521cm" svg:x="-1.13cm" svg:y="23.895cm">
          <text:list text:style-name="L1">
            <text:list-item>
              <text:p text:style-name="P10"><text:span text:style-name="T3">Program </text:span><text:span text:style-name="T3">Mutation</text:span></text:p>
            </text:list-item>
            <text:list-item>
              <text:p text:style-name="P10"><text:span text:style-name="T3">Valid </text:span><text:span text:style-name="T3">strings</text:span></text:p>
            </text:list-item>
            <text:list-item>
              <text:p text:style-name="P10"><text:span text:style-name="T3">Mutants </text:span><text:span text:style-name="T3">are not</text:span></text:p>
              <text:p text:style-name="P10"><text:span text:style-name="T3">tests</text:span></text:p>
            </text:list-item>
            <text:list-item>
              <text:p text:style-name="P10"><text:span text:style-name="T3">Must kill </text:span><text:span text:style-name="T3">mutan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line-skew="-2.074cm" svg:x1="-0.812cm" svg:y1="21.637cm" svg:x2="-2.019cm" svg:y2="27.944cm" draw:start-shape="id29" draw:start-glue-point="2" draw:end-shape="id30" draw:end-glue-point="0" svg:d="M-812 21637v1080h-1207v5227" svg:viewBox="0 0 1208 6308">
          <text:p/>
        </draw:connector>
        <draw:connector draw:style-name="gr7" draw:text-style-name="P4" draw:layer="layout" draw:line-skew="-0.049cm" svg:x1="-0.812cm" svg:y1="21.637cm" svg:x2="1.664cm" svg:y2="23.895cm" draw:start-shape="id29" draw:end-shape="id31" draw:end-glue-point="0" svg:d="M-812 21637v1080h2476v1178" svg:viewBox="0 0 2477 2259">
          <text:p/>
        </draw:connector>
        <draw:connector draw:style-name="gr7" draw:text-style-name="P4" draw:layer="layout" svg:x1="12.587cm" svg:y1="21.637cm" svg:x2="12.58cm" svg:y2="28.944cm" draw:start-shape="id32" draw:end-shape="id33" draw:end-glue-point="0" svg:d="M12587 21637v3654h-7v3653" svg:viewBox="0 0 8 7308">
          <text:p/>
        </draw:connector>
        <draw:connector draw:style-name="gr7" draw:text-style-name="P4" draw:layer="layout" draw:line-skew="-0.074cm" svg:x1="17.587cm" svg:y1="21.637cm" svg:x2="16.38cm" svg:y2="23.944cm" draw:start-shape="id34" draw:start-glue-point="2" draw:end-shape="id35" draw:end-glue-point="0" svg:d="M17587 21637v1080h-1207v1227" svg:viewBox="0 0 1208 2308">
          <text:p/>
        </draw:connector>
        <draw:connector draw:style-name="gr7" draw:text-style-name="P4" draw:layer="layout" draw:line-skew="-2.124cm" svg:x1="17.587cm" svg:y1="21.637cm" svg:x2="20.304cm" svg:y2="28.044cm" draw:start-shape="id34" draw:end-shape="id36" draw:end-glue-point="0" svg:d="M17587 21637v1080h2717v5327" svg:viewBox="0 0 2718 6408">
          <text:p/>
        </draw:connector>
        <draw:connector draw:style-name="gr7" draw:text-style-name="P4" draw:layer="layout" svg:x1="10.125cm" svg:y1="16.938cm" svg:x2="-0.812cm" svg:y2="19.478cm" draw:start-shape="id37" draw:start-glue-point="2" draw:end-shape="id29" draw:end-glue-point="0" svg:d="M10125 16938v1270h-10937v1270" svg:viewBox="0 0 10938 2541">
          <text:p/>
        </draw:connector>
        <draw:connector draw:style-name="gr7" draw:text-style-name="P4" draw:layer="layout" svg:x1="10.125cm" svg:y1="16.938cm" svg:x2="8.237cm" svg:y2="19.478cm" draw:start-shape="id37" draw:end-shape="id38" draw:end-glue-point="0" svg:d="M10125 16938v1270h-1888v1270" svg:viewBox="0 0 1889 2541">
          <text:p/>
        </draw:connector>
        <draw:connector draw:style-name="gr7" draw:text-style-name="P4" draw:layer="layout" svg:x1="10.125cm" svg:y1="16.938cm" svg:x2="12.587cm" svg:y2="19.478cm" draw:start-shape="id37" draw:start-glue-point="2" draw:end-shape="id32" svg:d="M10125 16938v1270h2462v1270" svg:viewBox="0 0 2463 2541">
          <text:p/>
        </draw:connector>
        <draw:connector draw:style-name="gr7" draw:text-style-name="P4" draw:layer="layout" svg:x1="10.125cm" svg:y1="16.938cm" svg:x2="17.587cm" svg:y2="19.478cm" draw:start-shape="id37" draw:end-shape="id34" svg:d="M10125 16938v1270h7462v1270" svg:viewBox="0 0 7463 2541">
          <text:p/>
        </draw:connector>
        <draw:frame draw:style-name="gr13" draw:text-style-name="P12" draw:layer="layout" svg:width="2.526cm" svg:height="0.907cm" svg:x="-3.9cm" svg:y="21.909cm">
          <draw:text-box>
            <text:p text:style-name="P6"><text:span text:style-name="T4">Grammar</text:span></text:p>
          </draw:text-box>
        </draw:frame>
        <draw:frame draw:style-name="gr14" draw:text-style-name="P12" draw:layer="layout" svg:width="2.458cm" svg:height="1.563cm" svg:x="-0.799cm" svg:y="22.006cm">
          <draw:text-box>
            <text:p text:style-name="P6"><text:span text:style-name="T4">String</text:span></text:p>
            <text:p text:style-name="P6"><text:span text:style-name="T4">Mutation</text:span></text:p>
          </draw:text-box>
        </draw:frame>
        <draw:custom-shape draw:style-name="gr22" draw:text-style-name="P11" xml:id="id39" draw:id="id39" draw:layer="layout" svg:width="5.588cm" svg:height="4.601cm" svg:x="4.871cm" svg:y="23.895cm">
          <text:list text:style-name="L1">
            <text:list-item>
              <text:p text:style-name="P10"><text:span text:style-name="T3">Test </text:span><text:span text:style-name="T3">how </text:span><text:span text:style-name="T3">class</text:span><text:span text:style-name="T3">es</text:span><text:span text:style-name="T3"><text:line-break/></text:span><text:span text:style-name="T3">intera</text:span><text:span text:style-name="T3">ct</text:span></text:p>
            </text:list-item>
            <text:list-item>
              <text:p text:style-name="P10"><text:span text:style-name="T3">Valid </text:span><text:span text:style-name="T3">strin</text:span><text:span text:style-name="T3">gs</text:span></text:p>
            </text:list-item>
            <text:list-item>
              <text:p text:style-name="P10"><text:span text:style-name="T3">Muta</text:span><text:span text:style-name="T3">nts </text:span><text:span text:style-name="T3">are </text:span><text:span text:style-name="T3">not</text:span></text:p>
              <text:p text:style-name="P10"><text:span text:style-name="T3">tests</text:span></text:p>
            </text:list-item>
            <text:list-item>
              <text:p text:style-name="P10"><text:span text:style-name="T3">Must </text:span><text:span text:style-name="T3">kill </text:span><text:span text:style-name="T3">muta</text:span><text:span text:style-name="T3">nts</text:span></text:p>
            </text:list-item>
            <text:list-item>
              <text:p text:style-name="P10"><text:span text:style-name="T3">Inclu</text:span><text:span text:style-name="T3">des </text:span><text:span text:style-name="T3">OO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line-skew="-0.176cm" svg:x1="8.237cm" svg:y1="21.637cm" svg:x2="7.665cm" svg:y2="23.895cm" draw:start-shape="id38" draw:start-glue-point="2" draw:end-shape="id39" draw:end-glue-point="0" svg:d="M8237 21637v953h-572v1305" svg:viewBox="0 0 573 2259">
          <text:p/>
        </draw:connector>
        <draw:custom-shape draw:style-name="gr16" draw:text-style-name="P9" xml:id="id33" draw:id="id33" draw:layer="layout" svg:width="5.143cm" svg:height="2.837cm" svg:x="10.009cm" svg:y="28.944cm">
          <text:list text:style-name="L1">
            <text:list-item>
              <text:p text:style-name="P8"><text:span text:style-name="T3">FSMs</text:span></text:p>
            </text:list-item>
            <text:list-item>
              <text:p text:style-name="P8"><text:span text:style-name="T3">Mode</text:span><text:span text:style-name="T3">l </text:span><text:span text:style-name="T3">Chec</text:span><text:span text:style-name="T3">king</text:span></text:p>
            </text:list-item>
            <text:list-item>
              <text:p text:style-name="P8"><text:span text:style-name="T3">Valid </text:span><text:span text:style-name="T3">String</text:span><text:span text:style-name="T3">s</text:span></text:p>
            </text:list-item>
            <text:list-item>
              <text:p text:style-name="P8"><text:span text:style-name="T3">Trace</text:span><text:span text:style-name="T3">s are </text:span><text:span text:style-name="T3">tes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35" draw:id="id35" draw:layer="layout" svg:width="5.143cm" svg:height="2.837cm" svg:x="13.809cm" svg:y="23.944cm">
          <text:list text:style-name="L1">
            <text:list-item>
              <text:p text:style-name="P8"><text:span text:style-name="T3">Input validation</text:span><text:span text:style-name="T3"><text:line-break/></text:span><text:span text:style-name="T3">testing</text:span></text:p>
            </text:list-item>
            <text:list-item>
              <text:p text:style-name="P8"><text:span text:style-name="T3">XML and others</text:span></text:p>
            </text:list-item>
            <text:list-item>
              <text:p text:style-name="P8"><text:span text:style-name="T3">Valid String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xml:id="id36" draw:id="id36" draw:layer="layout" svg:width="5.591cm" svg:height="3.726cm" svg:x="17.509cm" svg:y="28.044cm">
          <text:list text:style-name="L1">
            <text:list-item>
              <text:p text:style-name="P8"><text:span text:style-name="T3">Input validation</text:span></text:p>
            </text:list-item>
            <text:list-item>
              <text:p text:style-name="P8"><text:span text:style-name="T3">XML and others</text:span></text:p>
            </text:list-item>
            <text:list-item>
              <text:p text:style-name="P8"><text:span text:style-name="T3">Invalid strings</text:span></text:p>
            </text:list-item>
            <text:list-item>
              <text:p text:style-name="P8"><text:span text:style-name="T3">No ground strings</text:span></text:p>
            </text:list-item>
            <text:list-item>
              <text:p text:style-name="P8"><text:span text:style-name="T3">Mutants are tes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2" draw:layer="layout" svg:width="2.526cm" svg:height="0.907cm" svg:x="14.9cm" svg:y="21.909cm">
          <draw:text-box>
            <text:p text:style-name="P6"><text:span text:style-name="T4">Grammar</text:span></text:p>
          </draw:text-box>
        </draw:frame>
        <draw:frame draw:style-name="gr14" draw:text-style-name="P12" draw:layer="layout" svg:width="2.458cm" svg:height="1.563cm" svg:x="17.701cm" svg:y="22.006cm">
          <draw:text-box>
            <text:p text:style-name="P6"><text:span text:style-name="T4">String</text:span></text:p>
            <text:p text:style-name="P6"><text:span text:style-name="T4">Mutation</text:span></text:p>
          </draw:text-box>
        </draw:frame>
        <draw:frame draw:style-name="gr18" draw:text-style-name="P12" draw:layer="layout" svg:width="4.024cm" svg:height="0.907cm" svg:x="11.202cm" svg:y="22.711cm">
          <draw:text-box>
            <text:p text:style-name="P6"><text:span text:style-name="T4">String </text:span><text:span text:style-name="T4">Mutation</text:span></text:p>
          </draw:text-box>
        </draw:frame>
        <draw:frame draw:style-name="gr18" draw:text-style-name="P12" draw:layer="layout" svg:width="4.024cm" svg:height="0.907cm" svg:x="6.258cm" svg:y="22.712cm">
          <draw:text-box>
            <text:p text:style-name="P6"><text:span text:style-name="T4">String </text:span><text:span text:style-name="T4">Mutation</text:span></text:p>
          </draw:text-box>
        </draw:frame>
        <draw:custom-shape draw:style-name="gr23" draw:text-style-name="P17" xml:id="id40" draw:id="id40" draw:layer="layout" svg:width="5.715cm" svg:height="2.032cm" svg:x="7.318cm" svg:y="0.762cm">
          <text:p text:style-name="P16"><text:span text:style-name="T5">Grammar-based</text:span></text:p>
          <text:p text:style-name="P16"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xml:id="id41" draw:id="id41" draw:layer="layout" svg:width="7.033cm" svg:height="2.032cm" svg:x="1cm" svg:y="4.762cm">
          <text:p text:style-name="P16"><text:span text:style-name="T5">UnMutated Derivations</text:span><text:span text:style-name="T5"><text:line-break/></text:span><text:span text:style-name="T6">(valid strings)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xml:id="id42" draw:id="id42" draw:layer="layout" svg:width="6.069cm" svg:height="2.032cm" svg:x="12.203cm" svg:y="4.762cm">
          <text:p text:style-name="P16"><text:span text:style-name="T5">Mutated Derivations</text:span><text:span text:style-name="T5"><text:line-break/></text:span><text:span text:style-name="T6">(invalid strings)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xml:id="id44" draw:id="id44" draw:layer="layout" svg:width="5.715cm" svg:height="2.032cm" svg:x="16.199cm" svg:y="8.762cm">
          <text:p text:style-name="P16"><text:span text:style-name="T5">Ground String</text:span></text:p>
          <text:p text:style-name="P16"><text:span text:style-name="T5">Muta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xml:id="id43" draw:id="id43" draw:layer="layout" svg:width="5.715cm" svg:height="2.032cm" svg:x="8.199cm" svg:y="8.762cm">
          <text:p text:style-name="P16"><text:span text:style-name="T5">Grammar Mutation</text:span></text:p>
          <text:p text:style-name="P16"><text:span text:style-name="T6">(invalid strings)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xml:id="id46" draw:id="id46" draw:layer="layout" svg:width="5.715cm" svg:height="1.144cm" svg:x="20.199cm" svg:y="12.762cm">
          <text:p text:style-name="P16"><text:span text:style-name="T5">Valid Strings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xml:id="id45" draw:id="id45" draw:layer="layout" svg:width="5.715cm" svg:height="1.144cm" svg:x="12.199cm" svg:y="12.762cm">
          <text:p text:style-name="P16"><text:span text:style-name="T5">Invalid Strings</text:span></text:p>
          <draw:enhanced-geometry svg:viewBox="0 0 21600 21600" draw:type="rectangle" draw:enhanced-path="M 0 0 L 21600 0 21600 21600 0 21600 0 0 Z N"/>
        </draw:custom-shape>
        <draw:connector draw:style-name="gr27" draw:text-style-name="P18" draw:layer="layout" svg:x1="10.175cm" svg:y1="2.794cm" svg:x2="4.516cm" svg:y2="4.762cm" draw:start-shape="id40" draw:start-glue-point="2" draw:end-shape="id41" draw:end-glue-point="0" svg:d="M10175 2794v984h-5659v984" svg:viewBox="0 0 5660 1969">
          <text:p/>
        </draw:connector>
        <draw:connector draw:style-name="gr27" draw:text-style-name="P18" draw:layer="layout" svg:x1="10.175cm" svg:y1="2.794cm" svg:x2="15.237cm" svg:y2="4.762cm" draw:start-shape="id40" draw:start-glue-point="2" draw:end-shape="id42" draw:end-glue-point="0" svg:d="M10175 2794v984h5062v984" svg:viewBox="0 0 5063 1969">
          <text:p/>
        </draw:connector>
        <draw:connector draw:style-name="gr27" draw:text-style-name="P18" draw:layer="layout" svg:x1="15.237cm" svg:y1="6.794cm" svg:x2="11.056cm" svg:y2="8.762cm" draw:start-shape="id42" draw:start-glue-point="2" draw:end-shape="id43" draw:end-glue-point="0" svg:d="M15237 6794v984h-4181v984" svg:viewBox="0 0 4182 1969">
          <text:p/>
        </draw:connector>
        <draw:connector draw:style-name="gr27" draw:text-style-name="P18" draw:layer="layout" svg:x1="15.237cm" svg:y1="6.794cm" svg:x2="19.056cm" svg:y2="8.762cm" draw:start-shape="id42" draw:start-glue-point="2" draw:end-shape="id44" draw:end-glue-point="0" svg:d="M15237 6794v984h3819v984" svg:viewBox="0 0 3820 1969">
          <text:p/>
        </draw:connector>
        <draw:connector draw:style-name="gr27" draw:text-style-name="P18" draw:layer="layout" svg:x1="19.056cm" svg:y1="10.794cm" svg:x2="15.056cm" svg:y2="12.762cm" draw:start-shape="id44" draw:start-glue-point="2" draw:end-shape="id45" draw:end-glue-point="0" svg:d="M19056 10794v984h-4000v984" svg:viewBox="0 0 4001 1969">
          <text:p/>
        </draw:connector>
        <draw:connector draw:style-name="gr27" draw:text-style-name="P18" draw:layer="layout" svg:x1="19.056cm" svg:y1="10.794cm" svg:x2="23.056cm" svg:y2="12.762cm" draw:start-shape="id44" draw:start-glue-point="2" draw:end-shape="id46" draw:end-glue-point="0" svg:d="M19056 10794v984h4000v984" svg:viewBox="0 0 4001 1969">
          <text:p/>
        </draw:connector>
      </draw:page>
      <draw:page draw:name="page3" draw:style-name="dp1" draw:master-page-name="Default">
        <draw:custom-shape draw:style-name="gr28" draw:text-style-name="P21" draw:layer="layout" svg:width="6.477cm" svg:height="7.62cm" svg:x="1.127cm" svg:y="2.143cm">
          <text:p text:style-name="P19"><text:span text:style-name="T7">Original Method</text:span></text:p>
          <text:p text:style-name="P20"><text:span text:style-name="T8"/></text:p>
          <text:p text:style-name="P20"><text:span text:style-name="T8">int Min(int A, int B) {</text:span></text:p>
          <text:p text:style-name="P20"><text:span text:style-name="T8"><text:s text:c="4"/></text:span><text:span text:style-name="T8">int minVal;</text:span><text:span text:style-name="T8"><text:line-break/></text:span><text:span text:style-name="T8"> <text:s text:c="3"/>minVal = A;</text:span><text:span text:style-name="T8"><text:line-break/></text:span><text:span text:style-name="T8"> <text:s text:c="3"/>if (B &lt; A)</text:span></text:p>
          <text:p text:style-name="P20"><text:span text:style-name="T8"><text:s text:c="4"/></text:span><text:span text:style-name="T8">{</text:span><text:span text:style-name="T8"><text:line-break/></text:span><text:span text:style-name="T8"> <text:s text:c="8"/>minVal = B;</text:span><text:span text:style-name="T8"><text:line-break/></text:span><text:span text:style-name="T8"> <text:s text:c="3"/>}</text:span></text:p>
          <text:p text:style-name="P20"><text:span text:style-name="T8"><text:s text:c="4"/></text:span><text:span text:style-name="T8">return(minVal);</text:span></text:p>
          <text:p text:style-name="P20"><text:span text:style-name="T8">} // end Min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xml:id="id48" draw:id="id48" draw:layer="layout" svg:width="9.907cm" svg:height="11.811cm" svg:x="9.127cm" svg:y="2.143cm">
          <draw:glue-point draw:id="4" svg:x="-1.024cm" svg:y="-1.666cm"/>
          <draw:glue-point draw:id="5" svg:x="-1.793cm" svg:y="-0.59cm"/>
          <draw:glue-point draw:id="6" svg:x="-0.383cm" svg:y="0.054cm"/>
          <draw:glue-point draw:id="7" svg:x="-1.409cm" svg:y="1.667cm"/>
          <draw:glue-point draw:id="8" svg:x="-0.511cm" svg:y="2.312cm"/>
          <draw:glue-point draw:id="9" svg:x="2.308cm" svg:y="2.849cm"/>
          <text:p text:style-name="P19"><text:span text:style-name="T7">With Embedded Mutants</text:span></text:p>
          <text:p text:style-name="P20"><text:span text:style-name="T8"/></text:p>
          <text:p text:style-name="P20"><text:span text:style-name="T8">int Min(int A, int B) {</text:span></text:p>
          <text:p text:style-name="P20"><text:span text:style-name="T8"><text:s text:c="6"/></text:span><text:span text:style-name="T8">int minVal;</text:span><text:span text:style-name="T8"><text:line-break/></text:span><text:span text:style-name="T8"> <text:s text:c="5"/>minVal = A;</text:span></text:p>
          <text:p text:style-name="P20"><text:span text:style-name="T9">∆</text:span><text:span text:style-name="T9">1</text:span><text:span text:style-name="T10"> <text:s/></text:span><text:span text:style-name="T11">minVal = B;</text:span><text:span text:style-name="T8"><text:line-break/></text:span><text:span text:style-name="T8"> <text:s text:c="5"/>if (B &lt; A)</text:span></text:p>
          <text:p text:style-name="P20"><text:span text:style-name="T9">∆</text:span><text:span text:style-name="T9">2</text:span><text:span text:style-name="T10"> <text:s/></text:span><text:span text:style-name="T11">if (B &gt; A)</text:span></text:p>
          <text:p text:style-name="P20"><text:span text:style-name="T9">∆</text:span><text:span text:style-name="T9">3</text:span><text:span text:style-name="T10"> <text:s/></text:span><text:span text:style-name="T11">if (B &lt; minVal)</text:span></text:p>
          <text:p text:style-name="P20"><text:span text:style-name="T8"><text:s text:c="6"/></text:span><text:span text:style-name="T8">{</text:span><text:span text:style-name="T8"><text:line-break/></text:span><text:span text:style-name="T8"> <text:s text:c="10"/>minVal = B;</text:span></text:p>
          <text:p text:style-name="P20"><text:span text:style-name="T9">∆</text:span><text:span text:style-name="T9">4</text:span><text:span text:style-name="T8"> <text:s text:c="5"/></text:span><text:span text:style-name="T11">Bomb();</text:span></text:p>
          <text:p text:style-name="P20"><text:span text:style-name="T9">∆</text:span><text:span text:style-name="T9">5</text:span><text:span text:style-name="T11"> <text:s text:c="5"/>minVal = A;</text:span></text:p>
          <text:p text:style-name="P20"><text:span text:style-name="T9">∆</text:span><text:span text:style-name="T9">6</text:span><text:span text:style-name="T10"> </text:span><text:span text:style-name="T11"><text:s text:c="5"/>minVal = failOnZero(B);</text:span><text:span text:style-name="T8"><text:line-break/></text:span><text:span text:style-name="T8"> <text:s text:c="5"/>}</text:span></text:p>
          <text:p text:style-name="P20"><text:span text:style-name="T8"><text:s text:c="6"/></text:span><text:span text:style-name="T8">return(minVal);</text:span></text:p>
          <text:p text:style-name="P20"><text:span text:style-name="T8">} // end Min</text:span></text:p>
          <draw:enhanced-geometry svg:viewBox="0 0 21600 21600" draw:type="rectangle" draw:enhanced-path="M 0 0 L 21600 0 21600 21600 0 21600 0 0 Z N"/>
        </draw:custom-shape>
        <draw:custom-shape draw:style-name="gr30" draw:text-style-name="P24" xml:id="id47" draw:id="id47" draw:layer="layout" svg:width="5.585cm" svg:height="2.032cm" svg:x="17.005cm" svg:y="3.421cm">
          <text:p text:style-name="P23"><text:span text:style-name="T12">Replace one variable</text:span></text:p>
          <text:p text:style-name="P23"><text:span text:style-name="T12">with another</text:span></text:p>
          <draw:enhanced-geometry svg:viewBox="0 0 21600 21600" draw:type="rectangle" draw:enhanced-path="M 0 0 L 21600 0 21600 21600 0 21600 0 0 Z N"/>
        </draw:custom-shape>
        <draw:connector draw:style-name="gr31" draw:text-style-name="P25" draw:layer="layout" draw:type="line" svg:x1="17.005cm" svg:y1="4.437cm" svg:x2="13.066cm" svg:y2="6.081cm" draw:start-shape="id47" draw:start-glue-point="3" draw:end-shape="id48" draw:end-glue-point="4" svg:d="M17005 4437l-3939 1644" svg:viewBox="0 0 3940 1645">
          <text:p/>
        </draw:connector>
        <draw:custom-shape draw:style-name="gr32" draw:text-style-name="P24" xml:id="id49" draw:id="id49" draw:layer="layout" svg:width="5.585cm" svg:height="0.84cm" svg:x="17.005cm" svg:y="5.621cm">
          <text:p text:style-name="P23"><text:span text:style-name="T12">Replaces operator</text:span></text:p>
          <draw:enhanced-geometry svg:viewBox="0 0 21600 21600" draw:type="rectangle" draw:enhanced-path="M 0 0 L 21600 0 21600 21600 0 21600 0 0 Z N"/>
        </draw:custom-shape>
        <draw:connector draw:style-name="gr31" draw:text-style-name="P25" draw:layer="layout" draw:type="line" svg:x1="17.005cm" svg:y1="6.041cm" svg:x2="12.304cm" svg:y2="7.352cm" draw:start-shape="id49" draw:start-glue-point="3" draw:end-shape="id48" draw:end-glue-point="5" svg:d="M17005 6041l-4701 1311" svg:viewBox="0 0 4702 1312">
          <text:p/>
        </draw:connector>
        <draw:custom-shape draw:style-name="gr30" draw:text-style-name="P24" xml:id="id50" draw:id="id50" draw:layer="layout" svg:width="5.585cm" svg:height="2.032cm" svg:x="17.005cm" svg:y="6.721cm">
          <text:p text:style-name="P23"><text:span text:style-name="T12">Immediate runtime</text:span><text:span text:style-name="T12"><text:line-break/></text:span><text:span text:style-name="T12">failure … if reached</text:span></text:p>
          <draw:enhanced-geometry svg:viewBox="0 0 21600 21600" draw:type="rectangle" draw:enhanced-path="M 0 0 L 21600 0 21600 21600 0 21600 0 0 Z N"/>
        </draw:custom-shape>
        <draw:connector draw:style-name="gr31" draw:text-style-name="P25" draw:layer="layout" draw:type="line" svg:x1="17.005cm" svg:y1="7.737cm" svg:x2="12.685cm" svg:y2="10.016cm" draw:start-shape="id50" draw:start-glue-point="3" draw:end-shape="id48" draw:end-glue-point="7" svg:d="M17005 7737l-4320 2279" svg:viewBox="0 0 4321 2280">
          <text:p/>
        </draw:connector>
        <draw:connector draw:style-name="gr31" draw:text-style-name="P25" draw:layer="layout" draw:type="line" svg:x1="17.005cm" svg:y1="4.437cm" svg:x2="13.701cm" svg:y2="8.111cm" draw:start-shape="id47" draw:start-glue-point="3" draw:end-shape="id48" draw:end-glue-point="6" svg:d="M17005 4437l-3304 3674" svg:viewBox="0 0 3305 3675">
          <text:p/>
        </draw:connector>
        <draw:connector draw:style-name="gr31" draw:text-style-name="P25" draw:layer="layout" draw:type="line" svg:x1="17.005cm" svg:y1="4.437cm" svg:x2="13.574cm" svg:y2="10.778cm" draw:start-shape="id47" draw:start-glue-point="3" draw:end-shape="id48" draw:end-glue-point="8" svg:d="M17005 4437l-3431 6341" svg:viewBox="0 0 3432 6342">
          <text:p/>
        </draw:connector>
        <draw:custom-shape draw:style-name="gr33" draw:text-style-name="P24" xml:id="id51" draw:id="id51" draw:layer="layout" svg:width="5.575cm" svg:height="2.032cm" svg:x="17.005cm" svg:y="9.021cm">
          <text:p text:style-name="P23"><text:span text:style-name="T12">Immediate runtime</text:span><text:span text:style-name="T12"><text:line-break/></text:span><text:span text:style-name="T12">failure if B == 0, else</text:span><text:span text:style-name="T12"><text:line-break/></text:span><text:span text:style-name="T12">does nothing</text:span></text:p>
          <draw:enhanced-geometry svg:viewBox="0 0 21600 21600" draw:type="rectangle" draw:enhanced-path="M 0 0 L 21600 0 21600 21600 0 21600 0 0 Z N"/>
        </draw:custom-shape>
        <draw:connector draw:style-name="gr31" draw:text-style-name="P25" draw:layer="layout" draw:type="line" svg:x1="17.005cm" svg:y1="10.037cm" svg:x2="16.366cm" svg:y2="11.412cm" draw:start-shape="id51" draw:start-glue-point="3" draw:end-shape="id48" draw:end-glue-point="9" svg:d="M17005 10037l-639 1375" svg:viewBox="0 0 640 1376">
          <text:p/>
        </draw:connector>
        <draw:custom-shape draw:style-name="gr34" draw:text-style-name="P24" xml:id="id52" draw:id="id52" draw:layer="layout" svg:width="5.232cm" svg:height="2.725cm" svg:x="2.005cm" svg:y="10.721cm">
          <text:p text:style-name="P23"><text:span text:style-name="T12">6 mutants</text:span><text:span text:style-name="T12"><text:line-break/></text:span><text:span text:style-name="T12"><text:line-break/></text:span><text:span text:style-name="T12">Each represents a</text:span><text:span text:style-name="T12"><text:line-break/></text:span><text:span text:style-name="T12">separate program</text:span></text:p>
          <draw:enhanced-geometry svg:viewBox="0 0 21600 21600" draw:type="rectangle" draw:enhanced-path="M 0 0 L 21600 0 21600 21600 0 21600 0 0 Z N"/>
        </draw:custom-shape>
        <draw:connector draw:style-name="gr35" draw:text-style-name="P25" draw:layer="layout" draw:type="line" svg:x1="7.237cm" svg:y1="12.083cm" svg:x2="9.127cm" svg:y2="8.048cm" draw:start-shape="id52" draw:start-glue-point="1" draw:end-shape="id48" svg:d="M7237 12083l1890-4035" svg:viewBox="0 0 1891 4036">
          <text:p/>
        </draw:connector>
        <draw:custom-shape draw:style-name="gr36" draw:text-style-name="P26" draw:layer="layout" svg:width="4.953cm" svg:height="3.288cm" svg:x="1.127cm" svg:y="17.143cm">
          <text:p text:style-name="P20"><text:span text:style-name="T8"><text:s text:c="6"/></text:span><text:span text:style-name="T8">minVal = A;</text:span></text:p>
          <text:p text:style-name="P20"><text:span text:style-name="T9">∆</text:span><text:span text:style-name="T9">1</text:span><text:span text:style-name="T10"> <text:s/></text:span><text:span text:style-name="T11">minVal = B;</text:span><text:span text:style-name="T8"><text:line-break/></text:span><text:span text:style-name="T8"> <text:s text:c="5"/>if (B &lt; A)</text:span></text:p>
          <text:p text:style-name="P20"><text:span text:style-name="T8"><text:s text:c="11"/></text:span><text:span text:style-name="T8">minVal = B;</text:span></text:p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4.953cm" svg:height="2.272cm" svg:x="8.127cm" svg:y="17.143cm">
          <text:p text:style-name="P20"><text:span text:style-name="T8"><text:s text:c="6"/></text:span><text:span text:style-name="T8">minVal = A;</text:span><text:span text:style-name="T8"><text:line-break/></text:span><text:span text:style-name="T8"> <text:s text:c="5"/>if (B &lt; A)</text:span></text:p>
          <text:p text:style-name="P20"><text:span text:style-name="T9">∆</text:span><text:span text:style-name="T9">3</text:span><text:span text:style-name="T10"> </text:span><text:span text:style-name="T13"><text:s/></text:span><text:span text:style-name="T14">if(B &lt; minVal)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38" draw:text-style-name="P27" xml:id="id54" draw:id="id54" draw:layer="layout" svg:width="11.684cm" svg:height="7.239cm" svg:x="1.35cm" svg:y="2.143cm">
          <draw:glue-point draw:id="4" svg:x="-1.386cm" svg:y="-0.613cm"/>
          <draw:glue-point draw:id="5" svg:x="-0.082cm" svg:y="1.141cm"/>
          <text:p text:style-name="P20"><text:span text:style-name="T8">1 <text:s text:c="6"/>boolean isEven(int X)</text:span></text:p>
          <text:p text:style-name="P20"><text:span text:style-name="T8">2 <text:s text:c="5"/>{</text:span><text:span text:style-name="T8"><text:line-break/></text:span><text:span text:style-name="T8">3 <text:s text:c="11"/>if (X &lt; 0)</text:span></text:p>
          <text:p text:style-name="P20"><text:span text:style-name="T8">4 <text:s text:c="16"/>X = 0 – X;</text:span></text:p>
          <text:p text:style-name="P20"><text:span text:style-name="T9">∆</text:span><text:span text:style-name="T9">4 </text:span><text:span text:style-name="T13"><text:s text:c="15"/></text:span><text:span text:style-name="T14">X = 0;</text:span></text:p>
          <text:p text:style-name="P20"><text:span text:style-name="T8">5 <text:s text:c="11"/>if ((double) (X / 2) == ((double) X) / 2.0)</text:span></text:p>
          <text:p text:style-name="P20"><text:span text:style-name="T8">6 <text:s text:c="16"/>return true;</text:span></text:p>
          <text:p text:style-name="P20"><text:span text:style-name="T8">7 <text:s text:c="11"/>else</text:span></text:p>
          <text:p text:style-name="P20"><text:span text:style-name="T8">8 <text:s text:c="16"/>return false;</text:span></text:p>
          <text:p text:style-name="P20"><text:span text:style-name="T8">9 <text:s text:c="5"/>}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56" draw:id="id56" draw:layer="layout" svg:width="12.319cm" svg:height="6.223cm" svg:x="7.731cm" svg:y="7.604cm">
          <draw:glue-point draw:id="4" svg:x="-4.587cm" svg:y="-4.999cm"/>
          <text:p text:style-name="P28"><text:span text:style-name="T15">Propagation</text:span><text:span text:style-name="T16">:</text:span></text:p>
          <text:p text:style-name="P28"><text:span text:style-name="T16"/></text:p>
          <text:p text:style-name="P28"><text:span text:style-name="T16">((double) ((0 – X)/2) == ((double) 0 – X) / 2.0)</text:span></text:p>
          <text:p text:style-name="P28"><text:span text:style-name="T16">!= ((double) (0 / 2) == ((double) 0) / 2.0)</text:span></text:p>
          <text:p text:style-name="P28"><text:span text:style-name="T16"/></text:p>
          <text:p text:style-name="P28"><text:span text:style-name="T16">That is, X is </text:span><text:span text:style-name="T15">not</text:span><text:span text:style-name="T16"> even …</text:span></text:p>
          <text:p text:style-name="P28"><text:span text:style-name="T16"/></text:p>
          <text:p text:style-name="P28"><text:span text:style-name="T16">Thus (X = -6) does </text:span><text:span text:style-name="T15">not</text:span><text:span text:style-name="T16"> kill the mutant under</text:span><text:span text:style-name="T16"><text:line-break/></text:span><text:span text:style-name="T16">strong mutation</text:span></text:p>
          <draw:enhanced-geometry svg:viewBox="0 0 21600 21600" draw:type="rectangle" draw:enhanced-path="M 0 0 L 21600 0 21600 21600 0 21600 0 0 Z N"/>
        </draw:custom-shape>
        <draw:custom-shape draw:style-name="gr40" draw:text-style-name="P31" xml:id="id53" draw:id="id53" draw:layer="layout" svg:width="5.232cm" svg:height="0.836cm" svg:x="13.421cm" svg:y="2.778cm">
          <text:p text:style-name="P30"><text:span text:style-name="T15">Reachability</text:span><text:span text:style-name="T17">: X &lt; 0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xml:id="id55" draw:id="id55" draw:layer="layout" svg:width="5.232cm" svg:height="0.84cm" svg:x="13.421cm" svg:y="3.782cm">
          <text:p text:style-name="P30"><text:span text:style-name="T15">Infection</text:span><text:span text:style-name="T17">: X != 0</text:span></text:p>
          <draw:enhanced-geometry svg:viewBox="0 0 21600 21600" draw:type="rectangle" draw:enhanced-path="M 0 0 L 21600 0 21600 21600 0 21600 0 0 Z N"/>
        </draw:custom-shape>
        <draw:custom-shape draw:style-name="gr42" draw:text-style-name="P31" draw:layer="layout" svg:width="5.232cm" svg:height="2.032cm" svg:x="13.421cm" svg:y="4.882cm">
          <text:p text:style-name="P30"><text:span text:style-name="T17">(X = -6) will kill</text:span></text:p>
          <text:p text:style-name="P30"><text:span text:style-name="T17">mutant 4 under</text:span><text:span text:style-name="T17"><text:line-break/></text:span><text:span text:style-name="T15">weak mutation</text:span></text:p>
          <draw:enhanced-geometry svg:viewBox="0 0 21600 21600" draw:type="rectangle" draw:enhanced-path="M 0 0 L 21600 0 21600 21600 0 21600 0 0 Z N"/>
        </draw:custom-shape>
        <draw:connector draw:style-name="gr31" draw:text-style-name="P25" draw:layer="layout" draw:type="line" svg:x1="13.421cm" svg:y1="3.196cm" svg:x2="5.573cm" svg:y2="5.319cm" draw:start-shape="id53" draw:start-glue-point="3" draw:end-shape="id54" draw:end-glue-point="4" svg:d="M13421 3196l-7848 2123" svg:viewBox="0 0 7849 2124">
          <text:p/>
        </draw:connector>
        <draw:connector draw:style-name="gr31" draw:text-style-name="P25" draw:layer="layout" draw:type="line" svg:x1="13.421cm" svg:y1="4.202cm" svg:x2="5.573cm" svg:y2="5.319cm" draw:start-shape="id55" draw:start-glue-point="3" draw:end-shape="id54" draw:end-glue-point="4" svg:d="M13421 4202l-7848 1117" svg:viewBox="0 0 7849 1118">
          <text:p/>
        </draw:connector>
        <draw:connector draw:style-name="gr31" draw:text-style-name="P25" draw:layer="layout" draw:type="line" svg:x1="8.24cm" svg:y1="7.605cm" svg:x2="7.097cm" svg:y2="6.587cm" draw:start-shape="id56" draw:start-glue-point="4" draw:end-shape="id54" draw:end-glue-point="5" svg:d="M8240 7605l-1143-1018" svg:viewBox="0 0 1144 1019">
          <text:p/>
        </draw:connector>
      </draw:page>
      <draw:page draw:name="page5" draw:style-name="dp1" draw:master-page-name="Default">
        <draw:custom-shape draw:name="AutoShape 42" draw:style-name="gr43" draw:text-style-name="P32" draw:layer="layout" svg:width="17.4cm" svg:height="13.493cm" svg:x="7.723cm" svg:y="2.775cm">
          <text:p/>
          <draw:enhanced-geometry draw:mirror-horizontal="false" draw:mirror-vertical="true" svg:viewBox="0 0 0 0" drawooo:sub-view-size="5 5" draw:text-areas="0 ?f4 ?f3 ?f2" draw:type="ooxml-flowChartPunchedCard" draw:enhanced-path="M 0 1 L 1 0 5 0 5 5 0 5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  <draw:equation draw:name="f4" draw:formula="logheight/5"/>
          </draw:enhanced-geometry>
        </draw:custom-shape>
        <draw:custom-shape draw:name="Text Box 43" draw:style-name="gr44" draw:text-style-name="P34" draw:layer="layout" svg:width="4.003cm" svg:height="1.775cm" svg:x="8.869cm" svg:y="8.085cm">
          <text:p text:style-name="P33"><text:span text:style-name="T18">Automated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45" draw:text-style-name="P36" draw:layer="layout" svg:width="3.553cm" svg:height="1.775cm" svg:x="3.701cm" svg:y="3.415cm">
          <text:p text:style-name="P35"><text:span text:style-name="T19">Input test meth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6" draw:text-style-name="P38" draw:layer="layout" svg:width="2.314cm" svg:height="1.013cm" svg:x="0.411cm" svg:y="3.415cm">
          <text:p text:style-name="P37"><text:span text:style-name="T19">Pro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47" draw:text-style-name="P36" draw:layer="layout" svg:width="3.108cm" svg:height="1.775cm" svg:x="8.239cm" svg:y="3.415cm">
          <text:p text:style-name="P35"><text:span text:style-name="T19">Create muta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48" draw:text-style-name="P39" draw:layer="layout" svg:x1="7.255cm" svg:y1="4.429cm" svg:x2="8.238cm" svg:y2="4.429cm">
          <text:p/>
        </draw:line>
        <draw:custom-shape draw:name="Text Box 9" draw:style-name="gr49" draw:text-style-name="P41" draw:layer="layout" svg:width="2.79cm" svg:height="1.775cm" svg:x="22.103cm" svg:y="3.415cm">
          <text:p text:style-name="P40"><text:span text:style-name="T20">Run T on 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48" draw:text-style-name="P39" draw:layer="layout" svg:x1="21.119cm" svg:y1="4.429cm" svg:x2="22.102cm" svg:y2="4.429cm">
          <text:p/>
        </draw:line>
        <draw:custom-shape draw:name="Text Box 10" draw:style-name="gr50" draw:text-style-name="P43" draw:layer="layout" svg:width="5.202cm" svg:height="3.973cm" svg:x="19.691cm" svg:y="6.855cm">
          <text:p text:style-name="P42"><text:span text:style-name="T20">Run mutants:</text:span></text:p>
          <text:list text:style-name="L4">
            <text:list-item>
              <text:p text:style-name="P42"><text:span text:style-name="T20">schema-based</text:span></text:p>
            </text:list-item>
            <text:list-item>
              <text:p text:style-name="P42"><text:span text:style-name="T20">weak</text:span></text:p>
            </text:list-item>
            <text:list-item>
              <text:p text:style-name="P42"><text:span text:style-name="T20">selectiv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48" draw:text-style-name="P39" draw:layer="layout" svg:x1="23.352cm" svg:y1="5.191cm" svg:x2="22.296cm" svg:y2="6.846cm">
          <text:p/>
        </draw:line>
        <draw:custom-shape draw:name="Text Box 11" draw:style-name="gr51" draw:text-style-name="P41" draw:layer="layout" svg:width="3.84cm" svg:height="2.537cm" svg:x="20.423cm" svg:y="12.326cm">
          <text:p text:style-name="P40"><text:span text:style-name="T20">Eliminate ineffective T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48" draw:text-style-name="P39" draw:layer="layout" svg:x1="22.362cm" svg:y1="10.845cm" svg:x2="22.336cm" svg:y2="12.303cm">
          <text:p/>
        </draw:line>
        <draw:custom-shape draw:name="Text Box 8" draw:style-name="gr52" draw:text-style-name="P36" draw:layer="layout" svg:width="3.461cm" svg:height="1.775cm" svg:x="17.658cm" svg:y="3.415cm">
          <text:p text:style-name="P35"><text:span text:style-name="T19">Generate test c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48" draw:text-style-name="P39" draw:layer="layout" svg:x1="16.678cm" svg:y1="4.429cm" svg:x2="17.662cm" svg:y2="4.429cm">
          <text:p/>
        </draw:line>
        <draw:line draw:name="Line 29" draw:style-name="gr48" draw:text-style-name="P39" draw:layer="layout" svg:x1="11.347cm" svg:y1="4.429cm" svg:x2="12.33cm" svg:y2="4.429cm">
          <text:p/>
        </draw:line>
        <draw:custom-shape draw:name="Text Box 7" draw:style-name="gr53" draw:text-style-name="P36" draw:layer="layout" svg:width="4.347cm" svg:height="2.537cm" svg:x="12.335cm" svg:y="3.415cm">
          <text:p text:style-name="P35"><text:span text:style-name="T19">Run equivalence det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54" draw:text-style-name="P39" draw:layer="layout" svg:x1="16.833cm" svg:y1="13.363cm" svg:x2="20.382cm" svg:y2="13.363cm">
          <text:p/>
        </draw:line>
        <draw:g draw:name="Group 25">
          <draw:custom-shape draw:name="AutoShape 19" draw:style-name="gr55" draw:text-style-name="P44" draw:layer="layout" svg:width="4.572cm" svg:height="4.762cm" svg:x="12.225cm" svg:y="10.983cm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Text Box 16" draw:style-name="gr56" draw:text-style-name="P46" draw:layer="layout" svg:width="3.677cm" svg:height="1.775cm" svg:x="12.675cm" svg:y="12.336cm">
            <text:p text:style-name="P45"><text:span text:style-name="T21">Threshold <text:s text:c="2"/>reached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line draw:name="Line 37" draw:style-name="gr57" draw:text-style-name="P39" draw:layer="layout" svg:x1="2.413cm" svg:y1="4.751cm" svg:x2="2.413cm" svg:y2="15.515cm">
            <text:p/>
          </draw:line>
          <draw:line draw:name="Line 38" draw:style-name="gr48" draw:text-style-name="P39" draw:layer="layout" svg:x1="2.391cm" svg:y1="4.751cm" svg:x2="3.692cm" svg:y2="4.751cm">
            <text:p/>
          </draw:line>
        </draw:g>
        <draw:line draw:name="Line 39" draw:style-name="gr48" draw:text-style-name="P39" draw:layer="layout" svg:x1="2.391cm" svg:y1="4.063cm" svg:x2="3.692cm" svg:y2="4.063cm">
          <text:p/>
        </draw:line>
        <draw:custom-shape draw:name="Text Box 12" draw:style-name="gr58" draw:text-style-name="P41" draw:layer="layout" svg:width="3.553cm" svg:height="1.775cm" svg:x="3.697cm" svg:y="7.009cm">
          <text:p text:style-name="P40"><text:span text:style-name="T20">Define thresh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54" draw:text-style-name="P47" draw:layer="layout" svg:x1="12.167cm" svg:y1="13.363cm" svg:x2="5.469cm" svg:y2="13.363cm">
          <text:p/>
        </draw:line>
        <draw:line draw:name="Line 45" draw:style-name="gr57" draw:text-style-name="P39" draw:layer="layout" svg:x1="5.473cm" svg:y1="13.363cm" svg:x2="5.445cm" svg:y2="8.747cm">
          <text:p/>
        </draw:line>
        <draw:g draw:name="Group 66">
          <draw:line draw:name="Line 33" draw:style-name="gr48" draw:text-style-name="P48" draw:layer="layout" svg:x1="14.513cm" svg:y1="10.969cm" svg:x2="19.161cm" svg:y2="5.191cm">
            <text:p/>
          </draw:line>
          <draw:custom-shape draw:name="Text Box 60" draw:style-name="gr59" draw:text-style-name="P49" draw:layer="layout" svg:width="1.863cm" svg:height="1.013cm" svg:x="14.692cm" svg:y="9.73cm">
            <text:p text:style-name="P45"><text:span text:style-name="T22"><text:s text:c="2"/></text:span><text:span text:style-name="T22">n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3">
          <draw:custom-shape draw:name="AutoShape 20" draw:style-name="gr60" draw:text-style-name="P50" draw:layer="layout" svg:width="3.871cm" svg:height="4.127cm" svg:x="6.651cm" svg:y="14.515cm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Text Box 17" draw:style-name="gr61" draw:text-style-name="P46" draw:layer="layout" svg:width="2.724cm" svg:height="2.537cm" svg:x="7.224cm" svg:y="15.15cm">
            <text:p text:style-name="P45"><text:span text:style-name="T21">P (T) correct 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62" draw:text-style-name="P50" draw:layer="layout" svg:x1="10.553cm" svg:y1="16.578cm" svg:x2="14.522cm" svg:y2="16.578cm">
          <text:p/>
        </draw:line>
        <draw:line draw:name="Line 35" draw:style-name="gr63" draw:text-style-name="P50" draw:layer="layout" svg:x1="14.522cm" svg:y1="16.591cm" svg:x2="14.522cm" svg:y2="15.736cm">
          <text:p/>
        </draw:line>
        <draw:custom-shape draw:name="Text Box 61" draw:style-name="gr64" draw:text-style-name="P49" draw:layer="layout" svg:width="1.648cm" svg:height="1.011cm" svg:x="14.412cm" svg:y="16.164cm">
          <text:p text:style-name="P45"><text:span text:style-name="T2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5" draw:text-style-name="P41" draw:layer="layout" svg:width="1.745cm" svg:height="1.775cm" svg:x="1.54cm" svg:y="15.564cm">
          <text:p text:style-name="P40"><text:span text:style-name="T20">Fix 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62" draw:text-style-name="P51" draw:layer="layout" svg:x1="3.317cm" svg:y1="16.578cm" svg:x2="6.62cm" svg:y2="16.578cm">
          <text:p/>
        </draw:line>
        <draw:custom-shape draw:name="Text Box 62" draw:style-name="gr66" draw:text-style-name="P53" draw:layer="layout" svg:width="1.648cm" svg:height="1.098cm" svg:x="5.324cm" svg:y="15.595cm">
          <text:p text:style-name="P52"><text:span text:style-name="T24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6" draw:style-name="dp1" draw:master-page-name="Default">
        <draw:custom-shape draw:style-name="gr67" draw:text-style-name="P26" draw:layer="layout" svg:width="7.493cm" svg:height="3.721cm" svg:x="1.889cm" svg:y="0.724cm">
          <text:p text:style-name="P20"><text:span text:style-name="T25">Examples</text:span><text:span text:style-name="T26">:</text:span></text:p>
          <text:p text:style-name="P20"><text:span text:style-name="T26"><text:s text:c="6"/></text:span><text:span text:style-name="T26">a = m * (o + p);</text:span><text:span text:style-name="T26"><text:line-break/></text:span><text:span text:style-name="T27">∆1 </text:span><text:span text:style-name="T26"><text:s/></text:span><text:span text:style-name="T11">a = abs(m * (o + p));</text:span></text:p>
          <text:p text:style-name="P20"><text:span text:style-name="T27">∆</text:span><text:span text:style-name="T27">2</text:span><text:span text:style-name="T28"> <text:s/></text:span><text:span text:style-name="T14">a = m * abs((o + p));</text:span></text:p>
          <text:p text:style-name="P20"><text:span text:style-name="T27">∆</text:span><text:span text:style-name="T27">3</text:span><text:span text:style-name="T28"> </text:span><text:span text:style-name="T29"><text:s/></text:span><text:span text:style-name="T14">a = failOnZero(m * (o + p));</text:span></text:p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7.493cm" svg:height="3.721cm" svg:x="1.889cm" svg:y="5.724cm">
          <text:p text:style-name="P20"><text:span text:style-name="T25">Examples</text:span><text:span text:style-name="T26">:</text:span></text:p>
          <text:p text:style-name="P20"><text:span text:style-name="T26"><text:s text:c="6"/></text:span><text:span text:style-name="T26">a = m * (o + p);</text:span><text:span text:style-name="T26"><text:line-break/></text:span><text:span text:style-name="T27">∆1 </text:span><text:span text:style-name="T26"><text:s/></text:span><text:span text:style-name="T11">a = m + (o + p);</text:span></text:p>
          <text:p text:style-name="P20"><text:span text:style-name="T27">∆</text:span><text:span text:style-name="T27">2</text:span><text:span text:style-name="T30"> </text:span><text:span text:style-name="T28"><text:s/></text:span><text:span text:style-name="T14">a = m * (o * p);</text:span></text:p>
          <text:p text:style-name="P20"><text:span text:style-name="T27">∆</text:span><text:span text:style-name="T27">3 </text:span><text:span text:style-name="T31"><text:s/></text:span><text:span text:style-name="T14">a = m leftOp (o + p);</text:span>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0.16cm" svg:height="3.721cm" svg:x="1.889cm" svg:y="10.724cm">
          <text:p text:style-name="P20"><text:span text:style-name="T25">Examples</text:span><text:span text:style-name="T26">:</text:span></text:p>
          <text:p text:style-name="P20"><text:span text:style-name="T26"><text:s text:c="6"/></text:span><text:span text:style-name="T26">if (X &lt;= Y)</text:span><text:span text:style-name="T26"><text:line-break/></text:span><text:span text:style-name="T27">∆1 </text:span><text:span text:style-name="T26"><text:s/></text:span><text:span text:style-name="T32">if (X &gt; Y)</text:span></text:p>
          <text:p text:style-name="P20"><text:span text:style-name="T27">∆</text:span><text:span text:style-name="T27">2</text:span><text:span text:style-name="T30"> <text:s/></text:span><text:span text:style-name="T33">if (X &lt; Y)</text:span></text:p>
          <text:p text:style-name="P20"><text:span text:style-name="T27">∆</text:span><text:span text:style-name="T27">3 </text:span><text:span text:style-name="T31"><text:s/></text:span><text:span text:style-name="T33">if (X falseOp Y) // always returns false</text:span></text:p>
          <draw:enhanced-geometry svg:viewBox="0 0 21600 21600" draw:type="rectangle" draw:enhanced-path="M 0 0 L 21600 0 21600 21600 0 21600 0 0 Z N"/>
        </draw:custom-shape>
        <draw:custom-shape draw:style-name="gr69" draw:text-style-name="P26" draw:layer="layout" svg:width="13.335cm" svg:height="2.945cm" svg:x="1.889cm" svg:y="15.724cm">
          <text:p text:style-name="P20"><text:span text:style-name="T25">Examples</text:span><text:span text:style-name="T26">:</text:span></text:p>
          <text:p text:style-name="P20"><text:span text:style-name="T26"><text:s text:c="6"/></text:span><text:span text:style-name="T26">if (X &lt;= Y &amp;&amp; a &gt; 0)</text:span><text:span text:style-name="T26"><text:line-break/></text:span><text:span text:style-name="T27">∆1 </text:span><text:span text:style-name="T26"><text:s/></text:span><text:span text:style-name="T32">if (X &lt;= Y || a &gt; 0)</text:span></text:p>
          <text:p text:style-name="P20"><text:span text:style-name="T27">∆</text:span><text:span text:style-name="T27">2</text:span><text:span text:style-name="T30"> <text:s/></text:span><text:span text:style-name="T33">if (X &lt;= Y leftOp a &gt; 0) // returns result of left clause</text:span>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0.16cm" svg:height="3.721cm" svg:x="1.889cm" svg:y="19.724cm">
          <text:p text:style-name="P20"><text:span text:style-name="T25">Examples</text:span><text:span text:style-name="T26">:</text:span></text:p>
          <text:p text:style-name="P20"><text:span text:style-name="T26"><text:s text:c="6"/></text:span><text:span text:style-name="T26">byte b = (byte) 16;</text:span></text:p>
          <text:p text:style-name="P20"><text:span text:style-name="T26"><text:s text:c="6"/></text:span><text:span text:style-name="T26">b = b &gt;&gt; 2;</text:span><text:span text:style-name="T26"><text:line-break/></text:span><text:span text:style-name="T27">∆1 </text:span><text:span text:style-name="T26"><text:s/></text:span><text:span text:style-name="T32">b = b &lt;&lt; 2;</text:span></text:p>
          <text:p text:style-name="P20"><text:span text:style-name="T27">∆</text:span><text:span text:style-name="T27">2</text:span><text:span text:style-name="T30"> <text:s/></text:span><text:span text:style-name="T33">b = b leftOp 2; // result if b</text:span>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0.16cm" svg:height="3.721cm" svg:x="1.889cm" svg:y="23.724cm">
          <text:p text:style-name="P20"><text:span text:style-name="T25">Examples</text:span><text:span text:style-name="T26">:</text:span></text:p>
          <text:p text:style-name="P20"><text:span text:style-name="T26"><text:s text:c="6"/></text:span><text:span text:style-name="T26">int a = 60; int b = 13;</text:span></text:p>
          <text:p text:style-name="P20"><text:span text:style-name="T26"><text:s text:c="6"/></text:span><text:span text:style-name="T26">int c = a &amp; b;</text:span><text:span text:style-name="T26"><text:line-break/></text:span><text:span text:style-name="T27">∆1 </text:span><text:span text:style-name="T26"><text:s/></text:span><text:span text:style-name="T32">int c = a | b;</text:span></text:p>
          <text:p text:style-name="P20"><text:span text:style-name="T27">∆</text:span><text:span text:style-name="T27">2</text:span><text:span text:style-name="T30"> <text:s/></text:span><text:span text:style-name="T33">int c = a rightOp b; // result is b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70" draw:text-style-name="P26" draw:layer="layout" svg:width="10.16cm" svg:height="2.959cm" svg:x="1.889cm" svg:y="1.724cm">
          <text:p text:style-name="P20"><text:span text:style-name="T25">Examples</text:span><text:span text:style-name="T26">:</text:span></text:p>
          <text:p text:style-name="P20"><text:span text:style-name="T26"><text:s text:c="6"/></text:span><text:span text:style-name="T26">a = m * (o + p);</text:span></text:p>
          <text:p text:style-name="P20"><text:span text:style-name="T27">∆</text:span><text:span text:style-name="T27">1 </text:span><text:span text:style-name="T26"><text:s/></text:span><text:span text:style-name="T32">a += m * (o + p);</text:span></text:p>
          <text:p text:style-name="P20"><text:span text:style-name="T27">∆</text:span><text:span text:style-name="T27">2</text:span><text:span text:style-name="T30"> <text:s/></text:span><text:span text:style-name="T33">a *= m * (o + p);</text:span></text:p>
          <draw:enhanced-geometry svg:viewBox="0 0 21600 21600" draw:type="rectangle" draw:enhanced-path="M 0 0 L 21600 0 21600 21600 0 21600 0 0 Z N"/>
        </draw:custom-shape>
        <draw:custom-shape draw:style-name="gr70" draw:text-style-name="P26" draw:layer="layout" svg:width="10.16cm" svg:height="2.959cm" svg:x="1.889cm" svg:y="5.724cm">
          <text:p text:style-name="P20"><text:span text:style-name="T25">Examples</text:span><text:span text:style-name="T26">:</text:span></text:p>
          <text:p text:style-name="P20"><text:span text:style-name="T26"><text:s text:c="6"/></text:span><text:span text:style-name="T26">a = m * (o + p);</text:span></text:p>
          <text:p text:style-name="P20"><text:span text:style-name="T27">∆</text:span><text:span text:style-name="T27">1 </text:span><text:span text:style-name="T26"><text:s/></text:span><text:span text:style-name="T32">a = m * -(o + p);</text:span></text:p>
          <text:p text:style-name="P20"><text:span text:style-name="T27">∆</text:span><text:span text:style-name="T27">2</text:span><text:span text:style-name="T30"> <text:s/></text:span><text:span text:style-name="T33">a = -(m * (o + p));</text:span></text:p>
          <draw:enhanced-geometry svg:viewBox="0 0 21600 21600" draw:type="rectangle" draw:enhanced-path="M 0 0 L 21600 0 21600 21600 0 21600 0 0 Z N"/>
        </draw:custom-shape>
        <draw:custom-shape draw:style-name="gr70" draw:text-style-name="P26" draw:layer="layout" svg:width="10.16cm" svg:height="2.959cm" svg:x="1.889cm" svg:y="9.724cm">
          <text:p text:style-name="P20"><text:span text:style-name="T25">Examples</text:span><text:span text:style-name="T26">:</text:span></text:p>
          <text:p text:style-name="P20"><text:span text:style-name="T26"><text:s text:c="6"/></text:span><text:span text:style-name="T26">if !(X &lt;= Y &amp;&amp; !Z)</text:span></text:p>
          <text:p text:style-name="P20"><text:span text:style-name="T27">∆</text:span><text:span text:style-name="T27">1 </text:span><text:span text:style-name="T26"><text:s/></text:span><text:span text:style-name="T32">if !(X &gt; Y &amp;&amp; !Z)</text:span></text:p>
          <text:p text:style-name="P20"><text:span text:style-name="T27">∆</text:span><text:span text:style-name="T27">2</text:span><text:span text:style-name="T30"> <text:s/></text:span><text:span text:style-name="T33">if !(X &lt; Y &amp;&amp; Z)</text:span></text:p>
          <draw:enhanced-geometry svg:viewBox="0 0 21600 21600" draw:type="rectangle" draw:enhanced-path="M 0 0 L 21600 0 21600 21600 0 21600 0 0 Z N"/>
        </draw:custom-shape>
        <draw:custom-shape draw:style-name="gr71" draw:text-style-name="P26" draw:layer="layout" svg:width="10.16cm" svg:height="4.294cm" svg:x="1.889cm" svg:y="13.724cm">
          <text:p text:style-name="P20"><text:span text:style-name="T25">Examples</text:span><text:span text:style-name="T26">:</text:span></text:p>
          <text:p text:style-name="P20"><text:span text:style-name="T26"><text:s text:c="6"/></text:span><text:span text:style-name="T26">a = m * (o + p);</text:span></text:p>
          <text:p text:style-name="P20"><text:span text:style-name="T27">∆</text:span><text:span text:style-name="T27">1 </text:span><text:span text:style-name="T26"><text:s/></text:span><text:span text:style-name="T32">a = o * (o + p);</text:span></text:p>
          <text:p text:style-name="P20"><text:span text:style-name="T27">∆</text:span><text:span text:style-name="T27">2 </text:span><text:span text:style-name="T34"><text:s/></text:span><text:span text:style-name="T33">a = m * (m + p);</text:span></text:p>
          <text:p text:style-name="P20"><text:span text:style-name="T27">∆</text:span><text:span text:style-name="T27">3 </text:span><text:span text:style-name="T34"><text:s/></text:span><text:span text:style-name="T33">a = m * (o + o);</text:span></text:p>
          <text:p text:style-name="P20"><text:span text:style-name="T27">∆</text:span><text:span text:style-name="T27">4 </text:span><text:span text:style-name="T34"><text:s/>p</text:span><text:span text:style-name="T33"> = m * (o + p);</text:span></text:p>
          <draw:enhanced-geometry svg:viewBox="0 0 21600 21600" draw:type="rectangle" draw:enhanced-path="M 0 0 L 21600 0 21600 21600 0 21600 0 0 Z N"/>
        </draw:custom-shape>
        <draw:custom-shape draw:style-name="gr72" draw:text-style-name="P26" draw:layer="layout" svg:width="10.922cm" svg:height="2.342cm" svg:x="1.889cm" svg:y="18.724cm">
          <text:p text:style-name="P20"><text:span text:style-name="T25">Examples</text:span><text:span text:style-name="T26">:</text:span></text:p>
          <text:p text:style-name="P20"><text:span text:style-name="T26"><text:s text:c="6"/></text:span><text:span text:style-name="T26">a = m * (o + p);</text:span></text:p>
          <text:p text:style-name="P20"><text:span text:style-name="T27">∆</text:span><text:span text:style-name="T27">1 </text:span><text:span text:style-name="T26"><text:s/></text:span><text:span text:style-name="T32">Bomb() // Raises exception when reached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1" draw:text-style-name="P2" xml:id="id65" draw:id="id65" draw:layer="layout" svg:width="9.652cm" svg:height="2.54cm" svg:x="5.937cm" svg:y="0.873cm">
          <text:p text:style-name="P1"><text:span text:style-name="T1">Grammar-Based</text:span></text:p>
          <text:p text:style-name="P1"><text:span text:style-name="T1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7" draw:id="id57" draw:layer="layout" svg:width="3.683cm" svg:height="2.159cm" svg:x="-2.016cm" svg:y="5.953cm">
          <text:p text:style-name="P1"><text:span text:style-name="T1">Program</text:span></text:p>
          <text:p text:style-name="P1"><text:span text:style-name="T1">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3" xml:id="id66" draw:id="id66" draw:layer="layout" svg:width="3.984cm" svg:height="2.159cm" svg:x="6.883cm" svg:y="5.953cm">
          <text:p text:style-name="P1"><text:span text:style-name="T1">Integ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0" draw:id="id60" draw:layer="layout" svg:width="3.683cm" svg:height="2.159cm" svg:x="11.384cm" svg:y="5.953cm">
          <text:p text:style-name="P1"><text:span text:style-name="T1">Model</text:span></text:p>
          <text:p text:style-name="P1"><text:span text:style-name="T1">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2" draw:id="id62" draw:layer="layout" svg:width="3.683cm" svg:height="2.159cm" svg:x="16.384cm" svg:y="5.953cm">
          <text:p text:style-name="P1"><text:span text:style-name="T1">Input</text:span></text:p>
          <text:p text:style-name="P1"><text:span text:style-name="T1">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xml:id="id58" draw:id="id58" draw:layer="layout" svg:width="5.143cm" svg:height="2.075cm" svg:x="-3.953cm" svg:y="14.419cm">
          <text:list text:style-name="L1">
            <text:list-item>
              <text:p text:style-name="P8"><text:span text:style-name="T3">Compiler Testing</text:span></text:p>
            </text:list-item>
            <text:list-item>
              <text:p text:style-name="P8"><text:span text:style-name="T3">Valid and invalid</text:span><text:span text:style-name="T3"><text:line-break/></text:span><text:span text:style-name="T3">string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1" xml:id="id59" draw:id="id59" draw:layer="layout" svg:width="5.588cm" svg:height="3.521cm" svg:x="-0.492cm" svg:y="10.37cm">
          <text:list text:style-name="L1">
            <text:list-item>
              <text:p text:style-name="P10"><text:span text:style-name="T3">Program Mutation</text:span></text:p>
            </text:list-item>
            <text:list-item>
              <text:p text:style-name="P10"><text:span text:style-name="T3">Valid strings</text:span></text:p>
            </text:list-item>
            <text:list-item>
              <text:p text:style-name="P10"><text:span text:style-name="T3">Mutants are not</text:span></text:p>
              <text:p text:style-name="P10"><text:span text:style-name="T3">tests</text:span></text:p>
            </text:list-item>
            <text:list-item>
              <text:p text:style-name="P10"><text:span text:style-name="T3">Must kill mutan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line-skew="-2.074cm" svg:x1="-0.174cm" svg:y1="8.112cm" svg:x2="-1.381cm" svg:y2="14.419cm" draw:start-shape="id57" draw:start-glue-point="2" draw:end-shape="id58" draw:end-glue-point="0" svg:d="M-174 8112v1079h-1207v5228" svg:viewBox="0 0 1208 6308">
          <text:p/>
        </draw:connector>
        <draw:connector draw:style-name="gr7" draw:text-style-name="P4" draw:layer="layout" draw:line-skew="-0.049cm" svg:x1="-0.174cm" svg:y1="8.112cm" svg:x2="2.302cm" svg:y2="10.37cm" draw:start-shape="id57" draw:end-shape="id59" draw:end-glue-point="0" svg:d="M-174 8112v1080h2476v1178" svg:viewBox="0 0 2477 2259">
          <text:p/>
        </draw:connector>
        <draw:connector draw:style-name="gr7" draw:text-style-name="P4" draw:layer="layout" svg:x1="13.225cm" svg:y1="8.112cm" svg:x2="13.218cm" svg:y2="15.419cm" draw:start-shape="id60" draw:end-shape="id61" draw:end-glue-point="0" svg:d="M13225 8112v3653h-7v3654" svg:viewBox="0 0 8 7308">
          <text:p/>
        </draw:connector>
        <draw:connector draw:style-name="gr7" draw:text-style-name="P4" draw:layer="layout" draw:line-skew="-0.074cm" svg:x1="18.225cm" svg:y1="8.112cm" svg:x2="17.018cm" svg:y2="10.419cm" draw:start-shape="id62" draw:start-glue-point="2" draw:end-shape="id63" draw:end-glue-point="0" svg:d="M18225 8112v1079h-1207v1228" svg:viewBox="0 0 1208 2308">
          <text:p/>
        </draw:connector>
        <draw:connector draw:style-name="gr7" draw:text-style-name="P4" draw:layer="layout" draw:line-skew="-2.124cm" svg:x1="18.225cm" svg:y1="8.112cm" svg:x2="20.942cm" svg:y2="14.519cm" draw:start-shape="id62" draw:end-shape="id64" draw:end-glue-point="0" svg:d="M18225 8112v1079h2717v5328" svg:viewBox="0 0 2718 6408">
          <text:p/>
        </draw:connector>
        <draw:connector draw:style-name="gr7" draw:text-style-name="P4" draw:layer="layout" svg:x1="10.763cm" svg:y1="3.413cm" svg:x2="-0.174cm" svg:y2="5.953cm" draw:start-shape="id65" draw:start-glue-point="2" draw:end-shape="id57" draw:end-glue-point="0" svg:d="M10763 3413v1270h-10937v1270" svg:viewBox="0 0 10938 2541">
          <text:p/>
        </draw:connector>
        <draw:connector draw:style-name="gr7" draw:text-style-name="P4" draw:layer="layout" svg:x1="10.763cm" svg:y1="3.413cm" svg:x2="8.875cm" svg:y2="5.953cm" draw:start-shape="id65" draw:end-shape="id66" draw:end-glue-point="0" svg:d="M10763 3413v1270h-1888v1270" svg:viewBox="0 0 1889 2541">
          <text:p/>
        </draw:connector>
        <draw:connector draw:style-name="gr7" draw:text-style-name="P4" draw:layer="layout" svg:x1="10.763cm" svg:y1="3.413cm" svg:x2="13.225cm" svg:y2="5.953cm" draw:start-shape="id65" draw:start-glue-point="2" draw:end-shape="id60" svg:d="M10763 3413v1270h2462v1270" svg:viewBox="0 0 2463 2541">
          <text:p/>
        </draw:connector>
        <draw:connector draw:style-name="gr7" draw:text-style-name="P4" draw:layer="layout" svg:x1="10.763cm" svg:y1="3.413cm" svg:x2="18.225cm" svg:y2="5.953cm" draw:start-shape="id65" draw:end-shape="id62" svg:d="M10763 3413v1270h7462v1270" svg:viewBox="0 0 7463 2541">
          <text:p/>
        </draw:connector>
        <draw:frame draw:style-name="gr13" draw:text-style-name="P12" draw:layer="layout" svg:width="2.526cm" svg:height="0.907cm" svg:x="-3.262cm" svg:y="8.384cm">
          <draw:text-box>
            <text:p text:style-name="P6"><text:span text:style-name="T4">Grammar</text:span></text:p>
          </draw:text-box>
        </draw:frame>
        <draw:frame draw:style-name="gr14" draw:text-style-name="P12" draw:layer="layout" svg:width="2.458cm" svg:height="1.563cm" svg:x="-0.161cm" svg:y="8.493cm">
          <draw:text-box>
            <text:p text:style-name="P6"><text:span text:style-name="T4">String</text:span></text:p>
            <text:p text:style-name="P6"><text:span text:style-name="T4">Mutation</text:span></text:p>
          </draw:text-box>
        </draw:frame>
        <draw:custom-shape draw:style-name="gr75" draw:text-style-name="P15" xml:id="id67" draw:id="id67" draw:layer="layout" svg:width="5.588cm" svg:height="4.601cm" svg:x="5.509cm" svg:y="10.37cm">
          <text:list text:style-name="L1">
            <text:list-item>
              <text:p text:style-name="P10"><text:span text:style-name="T3">Test how classes</text:span><text:span text:style-name="T3"><text:line-break/></text:span><text:span text:style-name="T3">interact</text:span></text:p>
            </text:list-item>
            <text:list-item>
              <text:p text:style-name="P10"><text:span text:style-name="T3">Valid strings</text:span></text:p>
            </text:list-item>
            <text:list-item>
              <text:p text:style-name="P10"><text:span text:style-name="T3">Mutants are not</text:span></text:p>
              <text:p text:style-name="P10"><text:span text:style-name="T3">tests</text:span></text:p>
            </text:list-item>
            <text:list-item>
              <text:p text:style-name="P10"><text:span text:style-name="T3">Must kill mutants</text:span></text:p>
            </text:list-item>
            <text:list-item>
              <text:p text:style-name="P10"><text:span text:style-name="T3">Includes OO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line-skew="-0.176cm" svg:x1="8.875cm" svg:y1="8.112cm" svg:x2="8.303cm" svg:y2="10.37cm" draw:start-shape="id66" draw:start-glue-point="2" draw:end-shape="id67" draw:end-glue-point="0" svg:d="M8875 8112v953h-572v1305" svg:viewBox="0 0 573 2259">
          <text:p/>
        </draw:connector>
        <draw:custom-shape draw:style-name="gr16" draw:text-style-name="P9" xml:id="id61" draw:id="id61" draw:layer="layout" svg:width="5.143cm" svg:height="2.837cm" svg:x="10.647cm" svg:y="15.419cm">
          <text:list text:style-name="L1">
            <text:list-item>
              <text:p text:style-name="P8"><text:span text:style-name="T3">FSMs</text:span></text:p>
            </text:list-item>
            <text:list-item>
              <text:p text:style-name="P8"><text:span text:style-name="T3">Model Checking</text:span></text:p>
            </text:list-item>
            <text:list-item>
              <text:p text:style-name="P8"><text:span text:style-name="T3">Valid Strings</text:span></text:p>
            </text:list-item>
            <text:list-item>
              <text:p text:style-name="P8"><text:span text:style-name="T3">Traces are tes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63" draw:id="id63" draw:layer="layout" svg:width="5.143cm" svg:height="2.837cm" svg:x="14.447cm" svg:y="10.419cm">
          <text:list text:style-name="L1">
            <text:list-item>
              <text:p text:style-name="P8"><text:span text:style-name="T3">Input validation</text:span><text:span text:style-name="T3"><text:line-break/></text:span><text:span text:style-name="T3">testing</text:span></text:p>
            </text:list-item>
            <text:list-item>
              <text:p text:style-name="P8"><text:span text:style-name="T3">XML and others</text:span></text:p>
            </text:list-item>
            <text:list-item>
              <text:p text:style-name="P8"><text:span text:style-name="T3">Valid String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xml:id="id64" draw:id="id64" draw:layer="layout" svg:width="5.591cm" svg:height="3.726cm" svg:x="18.147cm" svg:y="14.519cm">
          <text:list text:style-name="L1">
            <text:list-item>
              <text:p text:style-name="P8"><text:span text:style-name="T3">Input validation</text:span></text:p>
            </text:list-item>
            <text:list-item>
              <text:p text:style-name="P8"><text:span text:style-name="T3">XML and others</text:span></text:p>
            </text:list-item>
            <text:list-item>
              <text:p text:style-name="P8"><text:span text:style-name="T3">Invalid strings</text:span></text:p>
            </text:list-item>
            <text:list-item>
              <text:p text:style-name="P8"><text:span text:style-name="T3">No ground strings</text:span></text:p>
            </text:list-item>
            <text:list-item>
              <text:p text:style-name="P8"><text:span text:style-name="T3">Mutants are tes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2" draw:layer="layout" svg:width="2.526cm" svg:height="0.907cm" svg:x="15.538cm" svg:y="8.384cm">
          <draw:text-box>
            <text:p text:style-name="P6"><text:span text:style-name="T4">Grammar</text:span></text:p>
          </draw:text-box>
        </draw:frame>
        <draw:frame draw:style-name="gr14" draw:text-style-name="P12" draw:layer="layout" svg:width="2.458cm" svg:height="1.563cm" svg:x="18.339cm" svg:y="8.493cm">
          <draw:text-box>
            <text:p text:style-name="P6"><text:span text:style-name="T4">String</text:span></text:p>
            <text:p text:style-name="P6"><text:span text:style-name="T4">Mutation</text:span></text:p>
          </draw:text-box>
        </draw:frame>
        <draw:frame draw:style-name="gr18" draw:text-style-name="P12" draw:layer="layout" svg:width="4.024cm" svg:height="0.907cm" svg:x="11.795cm" svg:y="9.186cm">
          <draw:text-box>
            <text:p text:style-name="P6"><text:span text:style-name="T4">String </text:span><text:span text:style-name="T4">Mutation</text:span></text:p>
          </draw:text-box>
        </draw:frame>
        <draw:frame draw:style-name="gr18" draw:text-style-name="P12" draw:layer="layout" svg:width="4.024cm" svg:height="0.907cm" svg:x="6.893cm" svg:y="9.187cm">
          <draw:text-box>
            <text:p text:style-name="P6"><text:span text:style-name="T4">String </text:span><text:span text:style-name="T4">Mutation</text:span></text:p>
          </draw:text-box>
        </draw:frame>
      </draw:page>
      <draw:page draw:name="page9" draw:style-name="dp1" draw:master-page-name="Default">
        <draw:custom-shape draw:style-name="gr76" draw:text-style-name="P54" xml:id="id69" draw:id="id69" draw:layer="layout" svg:width="16.002cm" svg:height="11.43cm" svg:x="1.889cm" svg:y="1.762cm">
          <draw:glue-point draw:id="4" svg:x="-4.285cm" svg:y="1.111cm"/>
          <draw:glue-point draw:id="5" svg:x="-4.285cm" svg:y="-1.888cm"/>
          <draw:glue-point draw:id="6" svg:x="-0.793cm" svg:y="0cm"/>
          <draw:glue-point draw:id="7" svg:x="-0.238cm" svg:y="-3.555cm"/>
          <draw:glue-point draw:id="8" svg:x="-4.761cm" svg:y="-1.66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54" xml:id="id74" draw:id="id74" draw:layer="layout" svg:width="5.842cm" svg:height="7.239cm" svg:x="2.905cm" svg:y="2.778cm">
          <draw:glue-point draw:id="4" svg:x="-3.913cm" svg:y="-1.315cm"/>
          <draw:glue-point draw:id="5" svg:x="-3.695cm" svg:y="-0.964cm"/>
          <draw:glue-point draw:id="6" svg:x="-4.782cm" svg:y="3.246cm"/>
          <draw:glue-point draw:id="7" svg:x="4.782cm" svg:y="-3.771cm"/>
          <draw:glue-point draw:id="8" svg:x="-4.782cm" svg:y="-1.49cm"/>
          <draw:glue-point draw:id="9" svg:x="4.782cm" svg:y="1.491cm"/>
          <text:p/>
          <draw:enhanced-geometry svg:viewBox="0 0 21600 21600" draw:type="rectangle" draw:enhanced-path="M 0 0 L 21600 0 21600 21600 0 21600 0 0 Z N"/>
        </draw:custom-shape>
        <draw:custom-shape draw:style-name="gr78" draw:text-style-name="P56" xml:id="id70" draw:id="id70" draw:layer="layout" svg:width="5.08cm" svg:height="1.27cm" svg:x="3.286cm" svg:y="3.286cm">
          <draw:glue-point draw:id="4" svg:x="4.5cm" svg:y="-4cm"/>
          <draw:glue-point draw:id="5" svg:x="4cm" svg:y="-2cm"/>
          <draw:glue-point draw:id="6" svg:x="4.5cm" svg:y="0cm"/>
          <draw:glue-point draw:id="7" svg:x="4.5cm" svg:y="2cm"/>
          <draw:glue-point draw:id="8" svg:x="4.5cm" svg:y="4cm"/>
          <text:p text:style-name="P55"><text:span text:style-name="T35">public members</text:span></text:p>
          <draw:enhanced-geometry svg:viewBox="0 0 21600 21600" draw:type="rectangle" draw:enhanced-path="M 0 0 L 21600 0 21600 21600 0 21600 0 0 Z N"/>
        </draw:custom-shape>
        <draw:custom-shape draw:style-name="gr78" draw:text-style-name="P56" xml:id="id68" draw:id="id68" draw:layer="layout" svg:width="5.08cm" svg:height="1.27cm" svg:x="3.286cm" svg:y="5.086cm">
          <draw:glue-point draw:id="4" svg:x="-4.25cm" svg:y="-3.173cm"/>
          <draw:glue-point draw:id="5" svg:x="-4.75cm" svg:y="-1.173cm"/>
          <draw:glue-point draw:id="6" svg:x="-4.75cm" svg:y="1.826cm"/>
          <draw:glue-point draw:id="7" svg:x="-4.75cm" svg:y="3.826cm"/>
          <text:p text:style-name="P55"><text:span text:style-name="T35">protected members</text:span></text:p>
          <draw:enhanced-geometry svg:viewBox="0 0 21600 21600" draw:type="rectangle" draw:enhanced-path="M 0 0 L 21600 0 21600 21600 0 21600 0 0 Z N"/>
        </draw:custom-shape>
        <draw:custom-shape draw:style-name="gr78" draw:text-style-name="P56" xml:id="id71" draw:id="id71" draw:layer="layout" svg:width="5.08cm" svg:height="1.27cm" svg:x="3.286cm" svg:y="6.786cm">
          <draw:glue-point draw:id="4" svg:x="4.25cm" svg:y="0.44cm"/>
          <draw:glue-point draw:id="5" svg:x="4.25cm" svg:y="-1.559cm"/>
          <draw:glue-point draw:id="6" svg:x="4.25cm" svg:y="2.44cm"/>
          <text:p text:style-name="P55"><text:span text:style-name="T35">default</text:span></text:p>
          <draw:enhanced-geometry svg:viewBox="0 0 21600 21600" draw:type="rectangle" draw:enhanced-path="M 0 0 L 21600 0 21600 21600 0 21600 0 0 Z N"/>
        </draw:custom-shape>
        <draw:custom-shape draw:style-name="gr78" draw:text-style-name="P56" xml:id="id73" draw:id="id73" draw:layer="layout" svg:width="5.08cm" svg:height="1.27cm" svg:x="3.286cm" svg:y="8.486cm">
          <draw:glue-point draw:id="4" svg:x="-4cm" svg:y="-2.944cm"/>
          <text:p text:style-name="P55"><text:span text:style-name="T35">private members</text:span></text:p>
          <draw:enhanced-geometry svg:viewBox="0 0 21600 21600" draw:type="rectangle" draw:enhanced-path="M 0 0 L 21600 0 21600 21600 0 21600 0 0 Z N"/>
        </draw:custom-shape>
        <draw:custom-shape draw:style-name="gr79" draw:text-style-name="P56" xml:id="id75" draw:id="id75" draw:layer="layout" svg:width="5.842cm" svg:height="1.306cm" svg:x="2.905cm" svg:y="11.378cm">
          <draw:glue-point draw:id="4" svg:x="-4.347cm" svg:y="-3.751cm"/>
          <draw:glue-point draw:id="5" svg:x="3.695cm" svg:y="-3.751cm"/>
          <draw:glue-point draw:id="6" svg:x="4.347cm" svg:y="-1.807cm"/>
          <text:p text:style-name="P55"><text:span text:style-name="T35">Class 2</text:span></text:p>
          <draw:enhanced-geometry svg:viewBox="0 0 21600 21600" draw:type="rectangle" draw:enhanced-path="M 0 0 L 21600 0 21600 21600 0 21600 0 0 Z N"/>
        </draw:custom-shape>
        <draw:custom-shape draw:style-name="gr79" draw:text-style-name="P56" xml:id="id76" draw:id="id76" draw:layer="layout" svg:width="5.842cm" svg:height="1.306cm" svg:x="2.905cm" svg:y="13.678cm">
          <draw:glue-point draw:id="4" svg:x="-4.565cm" svg:y="-2.886cm"/>
          <draw:glue-point draw:id="5" svg:x="4.565cm" svg:y="-2.886cm"/>
          <text:p text:style-name="P55"><text:span text:style-name="T35">Class 5</text:span></text:p>
          <draw:enhanced-geometry svg:viewBox="0 0 21600 21600" draw:type="rectangle" draw:enhanced-path="M 0 0 L 21600 0 21600 21600 0 21600 0 0 Z N"/>
        </draw:custom-shape>
        <draw:custom-shape draw:style-name="gr79" draw:text-style-name="P56" xml:id="id77" draw:id="id77" draw:layer="layout" svg:width="5.842cm" svg:height="1.306cm" svg:x="10.905cm" svg:y="13.678cm">
          <draw:glue-point draw:id="4" svg:x="-4.346cm" svg:y="-2.886cm"/>
          <text:p text:style-name="P55"><text:span text:style-name="T35">Class 4</text:span></text:p>
          <draw:enhanced-geometry svg:viewBox="0 0 21600 21600" draw:type="rectangle" draw:enhanced-path="M 0 0 L 21600 0 21600 21600 0 21600 0 0 Z N"/>
        </draw:custom-shape>
        <draw:custom-shape draw:style-name="gr80" draw:text-style-name="P57" xml:id="id72" draw:id="id72" draw:layer="layout" svg:width="5.842cm" svg:height="1.306cm" svg:x="10.905cm" svg:y="4.978cm">
          <draw:glue-point draw:id="4" svg:x="-4.346cm" svg:y="3.437cm"/>
          <text:p text:style-name="P55"><text:span text:style-name="T35">Class 3</text:span></text:p>
          <draw:enhanced-geometry svg:viewBox="0 0 21600 21600" draw:type="rectangle" draw:enhanced-path="M 0 0 L 21600 0 21600 21600 0 21600 0 0 Z N"/>
        </draw:custom-shape>
        <draw:connector draw:style-name="gr81" draw:text-style-name="P25" draw:layer="layout" draw:type="line" svg:x1="3.413cm" svg:y1="5.573cm" svg:x2="2.272cm" svg:y2="5.573cm" draw:start-shape="id68" draw:start-glue-point="5" draw:end-shape="id69" draw:end-glue-point="8" svg:d="M3413 5573h-1141" svg:viewBox="0 0 1142 1">
          <text:p/>
        </draw:connector>
        <draw:connector draw:style-name="gr81" draw:text-style-name="P25" draw:layer="layout" draw:type="line" svg:x1="8.112cm" svg:y1="3.413cm" svg:x2="9.51cm" svg:y2="3.414cm" draw:start-shape="id70" draw:start-glue-point="4" draw:end-shape="id69" draw:end-glue-point="7" svg:d="M8112 3413l1398 1" svg:viewBox="0 0 1399 2">
          <text:p/>
        </draw:connector>
        <draw:connector draw:style-name="gr81" draw:text-style-name="P25" draw:layer="layout" draw:type="line" svg:x1="7.985cm" svg:y1="7.224cm" svg:x2="11.288cm" svg:y2="6.079cm" draw:start-shape="id71" draw:start-glue-point="5" draw:end-shape="id72" draw:end-glue-point="4" svg:d="M7985 7224l3303-1145" svg:viewBox="0 0 3304 1146">
          <text:p/>
        </draw:connector>
        <draw:connector draw:style-name="gr81" draw:text-style-name="P25" draw:layer="layout" draw:type="line" svg:x1="3.794cm" svg:y1="8.748cm" svg:x2="3.033cm" svg:y2="8.746cm" draw:start-shape="id73" draw:start-glue-point="4" draw:end-shape="id74" draw:end-glue-point="6" svg:d="M3794 8748l-761-2" svg:viewBox="0 0 762 3">
          <text:p/>
        </draw:connector>
        <draw:connector draw:style-name="gr81" draw:text-style-name="P25" draw:layer="layout" draw:type="line" svg:x1="7.985cm" svg:y1="7.73cm" svg:x2="7.984cm" svg:y2="11.542cm" draw:start-shape="id71" draw:start-glue-point="6" draw:end-shape="id75" draw:end-glue-point="5" svg:d="M7985 7730l-1 3812" svg:viewBox="0 0 2 3813">
          <text:p/>
        </draw:connector>
        <draw:connector draw:style-name="gr81" draw:text-style-name="P25" draw:layer="layout" draw:line-skew="-3.538cm" svg:x1="8.112cm" svg:y1="4.429cm" svg:x2="8.365cm" svg:y2="11.796cm" draw:start-shape="id70" draw:start-glue-point="8" draw:end-shape="id75" draw:end-glue-point="6" svg:d="M8112 4429h1162v7367h-909" svg:viewBox="0 0 1163 7368">
          <text:p/>
        </draw:connector>
        <draw:connector draw:style-name="gr81" draw:text-style-name="P25" draw:layer="layout" draw:type="line" svg:x1="7.985cm" svg:y1="7.476cm" svg:x2="8.619cm" svg:y2="7.476cm" draw:start-shape="id71" draw:start-glue-point="4" draw:end-shape="id74" draw:end-glue-point="9" svg:d="M7985 7476h634" svg:viewBox="0 0 635 1">
          <text:p/>
        </draw:connector>
        <draw:connector draw:style-name="gr81" draw:text-style-name="P25" draw:layer="layout" draw:type="line" svg:x1="3.667cm" svg:y1="5.319cm" svg:x2="3.033cm" svg:y2="5.319cm" draw:start-shape="id68" draw:start-glue-point="4" draw:end-shape="id74" draw:end-glue-point="8" svg:d="M3667 5319h-634" svg:viewBox="0 0 635 1">
          <text:p/>
        </draw:connector>
        <draw:connector draw:style-name="gr81" draw:text-style-name="P25" draw:layer="layout" draw:type="line" svg:x1="7.858cm" svg:y1="3.667cm" svg:x2="8.619cm" svg:y2="3.668cm" draw:start-shape="id70" draw:start-glue-point="5" draw:end-shape="id74" draw:end-glue-point="7" svg:d="M7858 3667l761 1" svg:viewBox="0 0 762 2">
          <text:p/>
        </draw:connector>
        <draw:frame draw:style-name="gr82" draw:text-style-name="P58" draw:layer="layout" svg:width="1.882cm" svg:height="0.907cm" svg:x="4.786cm" svg:y="1.943cm">
          <draw:text-box>
            <text:p><text:span text:style-name="T8">Class 1</text:span></text:p>
          </draw:text-box>
        </draw:frame>
        <draw:frame draw:style-name="gr83" draw:text-style-name="P59" draw:layer="layout" svg:width="2.835cm" svg:height="1.09cm" svg:x="14.287cm" svg:y="2.143cm">
          <draw:text-box>
            <text:p><text:span text:style-name="T36">Package</text:span></text:p>
          </draw:text-box>
        </draw:frame>
        <draw:connector draw:style-name="gr84" draw:text-style-name="P25" draw:layer="layout" draw:type="line" svg:x1="5.826cm" svg:y1="11.378cm" svg:x2="5.826cm" svg:y2="10.017cm" draw:start-shape="id75" draw:start-glue-point="0" draw:end-shape="id74" draw:end-glue-point="2" svg:d="M5826 11378v-1361" svg:viewBox="0 0 1 1362">
          <text:p/>
        </draw:connector>
        <draw:connector draw:style-name="gr84" draw:text-style-name="P25" draw:layer="layout" draw:type="line" svg:x1="5.826cm" svg:y1="13.678cm" svg:x2="5.826cm" svg:y2="12.684cm" draw:start-shape="id76" draw:start-glue-point="0" draw:end-shape="id75" draw:end-glue-point="2" svg:d="M5826 13678v-994" svg:viewBox="0 0 1 995">
          <text:p/>
        </draw:connector>
        <draw:connector draw:style-name="gr81" draw:text-style-name="P25" draw:layer="layout" draw:type="lines" draw:line-skew="1.632cm" svg:x1="8.112cm" svg:y1="3.921cm" svg:x2="11.288cm" svg:y2="13.955cm" draw:start-shape="id70" draw:start-glue-point="6" draw:end-shape="id77" draw:end-glue-point="4" svg:d="M8112 3921h2413l763 9230v804" svg:viewBox="0 0 3177 10035">
          <text:p/>
        </draw:connector>
        <draw:connector draw:style-name="gr85" draw:text-style-name="P25" draw:layer="layout" draw:line-skew="0.87cm" svg:x1="8.112cm" svg:y1="4.175cm" svg:x2="8.492cm" svg:y2="13.955cm" draw:start-shape="id70" draw:start-glue-point="7" draw:end-shape="id76" draw:end-glue-point="5" svg:d="M8112 4175h2032v9780h-1652" svg:viewBox="0 0 2033 9781">
          <text:p/>
        </draw:connector>
        <draw:connector draw:style-name="gr85" draw:text-style-name="P25" draw:layer="layout" draw:line-skew="-0.108cm" svg:x1="3.413cm" svg:y1="5.952cm" svg:x2="3.16cm" svg:y2="13.955cm" draw:start-shape="id68" draw:start-glue-point="6" draw:end-shape="id76" draw:end-glue-point="4" svg:d="M3413 5952h-1143v8003h890" svg:viewBox="0 0 1144 8004">
          <text:p/>
        </draw:connector>
        <draw:custom-shape draw:style-name="gr86" draw:text-style-name="P61" xml:id="id79" draw:id="id79" draw:layer="layout" svg:width="5.969cm" svg:height="4.318cm" svg:x="2.016cm" svg:y="16.748cm">
          <draw:glue-point draw:id="4" svg:x="3.511cm" svg:y="0cm"/>
          <draw:glue-point draw:id="5" svg:x="2.873cm" svg:y="4.117cm"/>
          <text:p text:style-name="P60"><text:span text:style-name="T37">Testing Levels</text:span></text:p>
          <text:p text:style-name="P60"><text:span text:style-name="T38">intra-method</text:span><text:span text:style-name="T38"><text:line-break/></text:span><text:span text:style-name="T38">inter-method</text:span><text:span text:style-name="T38"><text:line-break/></text:span><text:span text:style-name="T38">intra-class</text:span><text:span text:style-name="T38"><text:line-break/></text:span><text:span text:style-name="T38">inter-class</text:span></text:p>
          <draw:enhanced-geometry svg:viewBox="0 0 21600 21600" draw:type="rectangle" draw:enhanced-path="M 0 0 L 21600 0 21600 21600 0 21600 0 0 Z N"/>
        </draw:custom-shape>
        <draw:custom-shape draw:style-name="gr87" draw:text-style-name="P63" xml:id="id78" draw:id="id78" draw:layer="layout" svg:width="8.944cm" svg:height="1.016cm" svg:x="9.709cm" svg:y="19.272cm">
          <draw:glue-point draw:id="4" svg:x="-5.047cm" svg:y="-2.342cm"/>
          <draw:glue-point draw:id="5" svg:x="-5.047cm" svg:y="2.657cm"/>
          <text:p text:style-name="P62">Integration mutation operators</text:p>
          <draw:enhanced-geometry svg:viewBox="0 0 21600 21600" draw:type="rectangle" draw:enhanced-path="M 0 0 L 21600 0 21600 21600 0 21600 0 0 Z N"/>
        </draw:custom-shape>
        <draw:connector draw:style-name="gr88" draw:text-style-name="P64" draw:layer="layout" draw:type="line" svg:x1="9.709cm" svg:y1="19.543cm" svg:x2="7.095cm" svg:y2="18.907cm" draw:start-shape="id78" draw:start-glue-point="4" draw:end-shape="id79" draw:end-glue-point="4" svg:d="M9709 19543l-2614-636" svg:viewBox="0 0 2615 637">
          <text:p/>
        </draw:connector>
        <draw:connector draw:style-name="gr88" draw:text-style-name="P64" draw:layer="layout" draw:type="line" svg:x1="9.709cm" svg:y1="20.049cm" svg:x2="6.714cm" svg:y2="20.684cm" draw:start-shape="id78" draw:start-glue-point="5" draw:end-shape="id79" draw:end-glue-point="5" svg:d="M9709 20049l-2995 635" svg:viewBox="0 0 2996 636">
          <text:p/>
        </draw:connector>
        <draw:connector draw:style-name="gr89" draw:text-style-name="P25" draw:layer="layout" draw:line-skew="-0.235cm 1.404cm" svg:x1="3.413cm" svg:y1="6.206cm" svg:x2="3.287cm" svg:y2="11.542cm" draw:start-shape="id68" draw:start-glue-point="7" draw:end-shape="id75" draw:end-glue-point="4" svg:d="M3413 6206h-889v4065h763v1271" svg:viewBox="0 0 890 5337">
          <text:p/>
        </draw:connector>
      </draw:page>
      <draw:page draw:name="page10" draw:style-name="dp1" draw:master-page-name="Default">
        <draw:custom-shape draw:style-name="gr90" draw:text-style-name="P66" draw:layer="layout" svg:width="4.191cm" svg:height="3.302cm" svg:x="2.064cm" svg:y="1.286cm">
          <text:p text:style-name="P65"><text:span text:style-name="T35"><text:s/></text:span><text:span text:style-name="T35">private int x;</text:span></text:p>
          <text:p text:style-name="P65"><text:span text:style-name="T35"><text:s/></text:span><text:span text:style-name="T35">public int x;</text:span></text:p>
          <text:p text:style-name="P65"><text:span text:style-name="T35"><text:s/></text:span><text:span text:style-name="T35">protected int x;</text:span></text:p>
          <text:p text:style-name="P65"><text:span text:style-name="T35"><text:s/></text:span><text:span text:style-name="T35">int x;</text:span></text:p>
          <draw:enhanced-geometry svg:viewBox="0 0 21600 21600" draw:type="rectangle" draw:enhanced-path="M 0 0 L 21600 0 21600 21600 0 21600 0 0 Z N"/>
        </draw:custom-shape>
        <draw:custom-shape draw:style-name="gr91" draw:text-style-name="P56" draw:layer="layout" svg:width="4.953cm" svg:height="1.018cm" svg:x="1.302cm" svg:y="0.27cm">
          <text:p text:style-name="P55"><text:span text:style-name="T35">point</text:span></text:p>
          <draw:enhanced-geometry svg:viewBox="0 0 21600 21600" draw:type="rectangle" draw:enhanced-path="M 0 0 L 21600 0 21600 21600 0 21600 0 0 Z N"/>
        </draw:custom-shape>
        <draw:custom-shape draw:style-name="gr92" draw:text-style-name="P68" draw:layer="layout" svg:width="0.791cm" svg:height="3.302cm" draw:transform="skewX (0.00663225115757845) rotate (0.00663225115757845) translate (1.302cm 1.292cm)">
          <text:p text:style-name="P67"><text:span text:style-name="T39"/></text:p>
          <text:p text:style-name="P67"><text:span text:style-name="T39">Δ1</text:span></text:p>
          <text:p text:style-name="P67"><text:span text:style-name="T39">Δ2</text:span></text:p>
          <text:p text:style-name="P67"><text:span text:style-name="T39">Δ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9" draw:layer="layout" svg:x1="2.089cm" svg:y1="1.311cm" svg:x2="2.089cm" svg:y2="4.562cm">
          <text:p/>
        </draw:line>
        <draw:custom-shape draw:style-name="gr94" draw:text-style-name="P66" draw:layer="layout" svg:width="4.191cm" svg:height="1.715cm" svg:x="2.064cm" svg:y="7.286cm">
          <text:p text:style-name="P65"><text:span text:style-name="T35"><text:s/></text:span><text:span text:style-name="T35">int x;</text:span></text:p>
          <text:p text:style-name="P65"><text:span text:style-name="T35"><text:s/></text:span><text:span text:style-name="T35">int y;</text:span></text:p>
          <draw:enhanced-geometry svg:viewBox="0 0 21600 21600" draw:type="rectangle" draw:enhanced-path="M 0 0 L 21600 0 21600 21600 0 21600 0 0 Z N"/>
        </draw:custom-shape>
        <draw:custom-shape draw:style-name="gr95" draw:text-style-name="P56" draw:layer="layout" svg:width="4.953cm" svg:height="1.018cm" svg:x="1.302cm" svg:y="6.27cm">
          <text:p text:style-name="P55"><text:span text:style-name="T35">point</text:span></text:p>
          <draw:enhanced-geometry svg:viewBox="0 0 21600 21600" draw:type="rectangle" draw:enhanced-path="M 0 0 L 21600 0 21600 21600 0 21600 0 0 Z N"/>
        </draw:custom-shape>
        <draw:custom-shape draw:style-name="gr96" draw:text-style-name="P68" draw:layer="layout" svg:width="0.791cm" svg:height="1.711cm" draw:transform="skewX (0.00645771823237902) rotate (0.00663225115757845) translate (1.302cm 7.2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9" draw:layer="layout" svg:x1="2.089cm" svg:y1="7.311cm" svg:x2="2.089cm" svg:y2="8.987cm">
          <text:p/>
        </draw:line>
        <draw:custom-shape draw:style-name="gr95" draw:text-style-name="P56" draw:layer="layout" svg:width="4.953cm" svg:height="1.018cm" svg:x="1.302cm" svg:y="10.27cm">
          <text:p text:style-name="P55"><text:span text:style-name="T35">colorpoint</text:span></text:p>
          <draw:enhanced-geometry svg:viewBox="0 0 21600 21600" draw:type="rectangle" draw:enhanced-path="M 0 0 L 21600 0 21600 21600 0 21600 0 0 Z N"/>
        </draw:custom-shape>
        <draw:custom-shape draw:style-name="gr97" draw:text-style-name="P68" draw:layer="layout" svg:width="0.791cm" svg:height="1.722cm" draw:transform="skewX (0.00698131700797732) rotate (0.00663225115757845) translate (1.302cm 11.292cm)">
          <text:p text:style-name="P67"><text:span text:style-name="T39">Δ1</text:span></text:p>
          <text:p text:style-name="P67"><text:span text:style-name="T39">Δ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70" draw:layer="layout" svg:x1="3.794cm" svg:y1="10.271cm" svg:x2="3.794cm" svg:y2="9.001cm">
          <text:p/>
        </draw:line>
        <draw:custom-shape draw:style-name="gr94" draw:text-style-name="P66" draw:layer="layout" svg:width="4.191cm" svg:height="1.715cm" svg:x="2.063cm" svg:y="11.293cm">
          <text:p text:style-name="P65"><text:span text:style-name="T35"><text:s/></text:span><text:span text:style-name="T35">int x;</text:span></text:p>
          <text:p text:style-name="P65"><text:span text:style-name="T35"><text:s/></text:span><text:span text:style-name="T35">int y;</text:span></text:p>
          <draw:enhanced-geometry svg:viewBox="0 0 21600 21600" draw:type="rectangle" draw:enhanced-path="M 0 0 L 21600 0 21600 21600 0 21600 0 0 Z N"/>
        </draw:custom-shape>
        <draw:line draw:style-name="gr93" draw:text-style-name="P69" draw:layer="layout" svg:x1="2.067cm" svg:y1="11.311cm" svg:x2="2.067cm" svg:y2="12.987cm">
          <text:p/>
        </draw:line>
        <draw:custom-shape draw:style-name="gr94" draw:text-style-name="P66" draw:layer="layout" svg:width="4.191cm" svg:height="1.715cm" svg:x="2.063cm" svg:y="15.286cm">
          <text:p text:style-name="P65"><text:span text:style-name="T35"><text:s/></text:span><text:span text:style-name="T35">int x;</text:span></text:p>
          <text:p text:style-name="P65"><text:span text:style-name="T35"><text:s/></text:span><text:span text:style-name="T35">int y;</text:span></text:p>
          <draw:enhanced-geometry svg:viewBox="0 0 21600 21600" draw:type="rectangle" draw:enhanced-path="M 0 0 L 21600 0 21600 21600 0 21600 0 0 Z N"/>
        </draw:custom-shape>
        <draw:custom-shape draw:style-name="gr95" draw:text-style-name="P56" draw:layer="layout" svg:width="4.953cm" svg:height="1.018cm" svg:x="1.301cm" svg:y="14.27cm">
          <text:p text:style-name="P55"><text:span text:style-name="T35">point</text:span></text:p>
          <draw:enhanced-geometry svg:viewBox="0 0 21600 21600" draw:type="rectangle" draw:enhanced-path="M 0 0 L 21600 0 21600 21600 0 21600 0 0 Z N"/>
        </draw:custom-shape>
        <draw:custom-shape draw:style-name="gr99" draw:text-style-name="P68" draw:layer="layout" svg:width="0.791cm" svg:height="1.711cm" draw:transform="skewX (0.00645771823237902) rotate (0.00663225115757845) translate (1.301cm 15.2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9" draw:layer="layout" svg:x1="2.088cm" svg:y1="15.311cm" svg:x2="2.088cm" svg:y2="16.987cm">
          <text:p/>
        </draw:line>
        <draw:custom-shape draw:style-name="gr95" draw:text-style-name="P56" draw:layer="layout" svg:width="4.953cm" svg:height="1.018cm" svg:x="1.301cm" svg:y="18.27cm">
          <text:p text:style-name="P55"><text:span text:style-name="T35">colorpoint</text:span></text:p>
          <draw:enhanced-geometry svg:viewBox="0 0 21600 21600" draw:type="rectangle" draw:enhanced-path="M 0 0 L 21600 0 21600 21600 0 21600 0 0 Z N"/>
        </draw:custom-shape>
        <draw:custom-shape draw:style-name="gr100" draw:text-style-name="P68" draw:layer="layout" svg:width="0.791cm" svg:height="2.793cm" draw:transform="skewX (0.00680678408277789) rotate (0.00663225115757845) translate (1.301cm 19.292cm)">
          <text:p text:style-name="P67"><text:span text:style-name="T39"/></text:p>
          <text:p text:style-name="P67"><text:span text:style-name="T39">Δ1</text:span></text:p>
          <text:p text:style-name="P67"><text:span text:style-name="T39"/></text:p>
          <text:p text:style-name="P67"><text:span text:style-name="T39">Δ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70" draw:layer="layout" svg:x1="3.793cm" svg:y1="18.271cm" svg:x2="3.793cm" svg:y2="17.001cm">
          <text:p/>
        </draw:line>
        <draw:custom-shape draw:style-name="gr101" draw:text-style-name="P66" draw:layer="layout" svg:width="4.191cm" svg:height="2.789cm" svg:x="2.062cm" svg:y="19.293cm">
          <text:p text:style-name="P65"><text:span text:style-name="T35"><text:s/></text:span><text:span text:style-name="T35">int x;</text:span></text:p>
          <text:p text:style-name="P65"><text:span text:style-name="T35"><text:s/></text:span><text:span text:style-name="T35">// int x;</text:span></text:p>
          <text:p text:style-name="P65"><text:span text:style-name="T35"><text:s/></text:span><text:span text:style-name="T35">int y;</text:span></text:p>
          <text:p text:style-name="P65"><text:span text:style-name="T35"><text:s/></text:span><text:span text:style-name="T35">// int y;</text:span></text:p>
          <draw:enhanced-geometry svg:viewBox="0 0 21600 21600" draw:type="rectangle" draw:enhanced-path="M 0 0 L 21600 0 21600 21600 0 21600 0 0 Z N"/>
        </draw:custom-shape>
        <draw:line draw:style-name="gr93" draw:text-style-name="P69" draw:layer="layout" svg:x1="2.066cm" svg:y1="19.311cm" svg:x2="2.066cm" svg:y2="22.054cm">
          <text:p/>
        </draw:line>
        <draw:custom-shape draw:style-name="gr102" draw:text-style-name="P66" draw:layer="layout" svg:width="5.287cm" svg:height="1.715cm" svg:x="2.063cm" svg:y="24.286cm">
          <text:p text:style-name="P65"><text:span text:style-name="T35"><text:s/></text:span><text:span text:style-name="T35">void </text:span><text:span text:style-name="T35">set(i</text:span><text:span text:style-name="T35">nt x, </text:span><text:span text:style-name="T35">int y)</text:span></text:p>
          <text:p text:style-name="P65"><text:span text:style-name="T35"><text:s/></text:span></text:p>
          <draw:enhanced-geometry svg:viewBox="0 0 21600 21600" draw:type="rectangle" draw:enhanced-path="M 0 0 L 21600 0 21600 21600 0 21600 0 0 Z N"/>
        </draw:custom-shape>
        <draw:custom-shape draw:style-name="gr103" draw:text-style-name="P56" draw:layer="layout" svg:width="6.049cm" svg:height="1.018cm" svg:x="1.301cm" svg:y="23.27cm">
          <text:p text:style-name="P55"><text:span text:style-name="T35">point</text:span></text:p>
          <draw:enhanced-geometry svg:viewBox="0 0 21600 21600" draw:type="rectangle" draw:enhanced-path="M 0 0 L 21600 0 21600 21600 0 21600 0 0 Z N"/>
        </draw:custom-shape>
        <draw:custom-shape draw:style-name="gr104" draw:text-style-name="P68" draw:layer="layout" svg:width="0.791cm" svg:height="1.711cm" draw:transform="skewX (0.00645771823237902) rotate (0.00663225115757845) translate (1.301cm 24.2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9" draw:layer="layout" svg:x1="2.088cm" svg:y1="24.311cm" svg:x2="2.088cm" svg:y2="25.987cm">
          <text:p/>
        </draw:line>
        <draw:custom-shape draw:style-name="gr103" draw:text-style-name="P56" draw:layer="layout" svg:width="6.049cm" svg:height="1.018cm" svg:x="1.301cm" svg:y="27.27cm">
          <text:p text:style-name="P55"><text:span text:style-name="T35">colorpoint</text:span></text:p>
          <draw:enhanced-geometry svg:viewBox="0 0 21600 21600" draw:type="rectangle" draw:enhanced-path="M 0 0 L 21600 0 21600 21600 0 21600 0 0 Z N"/>
        </draw:custom-shape>
        <draw:custom-shape draw:style-name="gr105" draw:text-style-name="P68" draw:layer="layout" svg:width="0.791cm" svg:height="1.722cm" draw:transform="skewX (0.00698131700797732) rotate (0.00663225115757845) translate (1.301cm 28.292cm)">
          <text:p text:style-name="P67"><text:span text:style-name="T39"/></text:p>
          <text:p text:style-name="P67"><text:span text:style-name="T39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70" draw:layer="layout" svg:x1="4.293cm" svg:y1="27.271cm" svg:x2="4.293cm" svg:y2="26.001cm">
          <text:p/>
        </draw:line>
        <draw:custom-shape draw:style-name="gr106" draw:text-style-name="P66" draw:layer="layout" svg:width="5.288cm" svg:height="1.715cm" svg:x="2.062cm" svg:y="28.293cm">
          <text:p text:style-name="P65"><text:span text:style-name="T39"><text:s/></text:span><text:span text:style-name="T35">void set(int x, int y)</text:span></text:p>
          <text:p text:style-name="P65"><text:span text:style-name="T39"><text:s/></text:span><text:span text:style-name="T39">// </text:span><text:span text:style-name="T35">void set(int x, int y)</text:span></text:p>
          <draw:enhanced-geometry svg:viewBox="0 0 21600 21600" draw:type="rectangle" draw:enhanced-path="M 0 0 L 21600 0 21600 21600 0 21600 0 0 Z N"/>
        </draw:custom-shape>
        <draw:line draw:style-name="gr93" draw:text-style-name="P69" draw:layer="layout" svg:x1="2.066cm" svg:y1="28.311cm" svg:x2="2.066cm" svg:y2="29.987cm">
          <text:p/>
        </draw:line>
        <draw:custom-shape draw:style-name="gr107" draw:text-style-name="P66" draw:layer="layout" svg:width="6.867cm" svg:height="1.715cm" svg:x="10.262cm" svg:y="1.287cm">
          <text:p text:style-name="P65"><text:span text:style-name="T35"><text:s/></text:span><text:span text:style-name="T35">void set(int x, int y)</text:span><text:span text:style-name="T35"><text:line-break/></text:span><text:span text:style-name="T35"> { <text:s/>width = 5; … }</text:span></text:p>
          <draw:enhanced-geometry svg:viewBox="0 0 21600 21600" draw:type="rectangle" draw:enhanced-path="M 0 0 L 21600 0 21600 21600 0 21600 0 0 Z N"/>
        </draw:custom-shape>
        <draw:custom-shape draw:style-name="gr108" draw:text-style-name="P56" draw:layer="layout" svg:width="7.629cm" svg:height="1.018cm" svg:x="9.5cm" svg:y="0.271cm">
          <text:p text:style-name="P55"><text:span text:style-name="T35">point</text:span></text:p>
          <draw:enhanced-geometry svg:viewBox="0 0 21600 21600" draw:type="rectangle" draw:enhanced-path="M 0 0 L 21600 0 21600 21600 0 21600 0 0 Z N"/>
        </draw:custom-shape>
        <draw:custom-shape draw:style-name="gr109" draw:text-style-name="P68" draw:layer="layout" svg:width="0.791cm" svg:height="1.711cm" draw:transform="skewX (0.00645771823237902) rotate (0.00663225115757845) translate (9.5cm 1.2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9" draw:layer="layout" svg:x1="10.287cm" svg:y1="1.312cm" svg:x2="10.287cm" svg:y2="2.988cm">
          <text:p/>
        </draw:line>
        <draw:custom-shape draw:style-name="gr108" draw:text-style-name="P56" draw:layer="layout" svg:width="7.629cm" svg:height="1.018cm" svg:x="9.5cm" svg:y="4.271cm">
          <text:p text:style-name="P55"><text:span text:style-name="T35">colorpoint</text:span></text:p>
          <draw:enhanced-geometry svg:viewBox="0 0 21600 21600" draw:type="rectangle" draw:enhanced-path="M 0 0 L 21600 0 21600 21600 0 21600 0 0 Z N"/>
        </draw:custom-shape>
        <draw:custom-shape draw:style-name="gr110" draw:text-style-name="P68" draw:layer="layout" svg:width="0.791cm" svg:height="2.793cm" draw:transform="skewX (0.00680678408277789) rotate (0.00663225115757845) translate (9.5cm 5.293cm)">
          <text:p text:style-name="P67"><text:span text:style-name="T39"/></text:p>
          <text:p text:style-name="P67"><text:span text:style-name="T39"/></text:p>
          <text:p text:style-name="P67"><text:span text:style-name="T39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70" draw:layer="layout" svg:x1="13.292cm" svg:y1="4.272cm" svg:x2="13.292cm" svg:y2="3.002cm">
          <text:p/>
        </draw:line>
        <draw:custom-shape draw:style-name="gr111" draw:text-style-name="P66" draw:layer="layout" svg:width="6.868cm" svg:height="2.789cm" svg:x="10.261cm" svg:y="5.294cm">
          <text:p text:style-name="P65"><text:span text:style-name="T39"><text:s/></text:span><text:span text:style-name="T35">void set(int x, int y)</text:span><text:span text:style-name="T35"><text:line-break/></text:span><text:span text:style-name="T35"> { <text:s/>super.set(x, y); width = 10;}</text:span><text:span text:style-name="T35"><text:line-break/></text:span><text:span text:style-name="T35"> { width = 10; super.set(x, y); }</text:span></text:p>
          <draw:enhanced-geometry svg:viewBox="0 0 21600 21600" draw:type="rectangle" draw:enhanced-path="M 0 0 L 21600 0 21600 21600 0 21600 0 0 Z N"/>
        </draw:custom-shape>
        <draw:line draw:style-name="gr93" draw:text-style-name="P69" draw:layer="layout" svg:x1="10.265cm" svg:y1="5.312cm" svg:x2="10.265cm" svg:y2="8.055cm">
          <text:p/>
        </draw:line>
        <draw:custom-shape draw:style-name="gr112" draw:text-style-name="P66" draw:layer="layout" svg:width="6.867cm" svg:height="5.698cm" svg:x="10.262cm" svg:y="10.288cm">
          <text:p text:style-name="P65"><text:span text:style-name="T35"><text:s/></text:span><text:span text:style-name="T35">void set(int x, int y)</text:span><text:span text:style-name="T35"><text:line-break/></text:span><text:span text:style-name="T35"> void setP(int x, int y)</text:span></text:p>
          <text:p text:style-name="P65"><text:span text:style-name="T35"><text:s/>…</text:span></text:p>
          <text:p text:style-name="P65"><text:span text:style-name="T35"><text:s/></text:span><text:span text:style-name="T35">void setDimension (int d)</text:span></text:p>
          <text:p text:style-name="P65"><text:span text:style-name="T35"><text:s/></text:span><text:span text:style-name="T35">{ …</text:span></text:p>
          <text:p text:style-name="P65"><text:span text:style-name="T35"><text:s text:c="6"/></text:span><text:span text:style-name="T35">set(x, y);</text:span><text:span text:style-name="T35"><text:line-break/></text:span><text:span text:style-name="T35"> <text:s text:c="5"/>setP(x, y);</text:span><text:span text:style-name="T35"><text:line-break/></text:span><text:span text:style-name="T35"> <text:s text:c="2"/>… <text:s/>}</text:span></text:p>
          <draw:enhanced-geometry svg:viewBox="0 0 21600 21600" draw:type="rectangle" draw:enhanced-path="M 0 0 L 21600 0 21600 21600 0 21600 0 0 Z N"/>
        </draw:custom-shape>
        <draw:custom-shape draw:style-name="gr108" draw:text-style-name="P56" draw:layer="layout" svg:width="7.629cm" svg:height="1.018cm" svg:x="9.5cm" svg:y="9.272cm">
          <text:p text:style-name="P55"><text:span text:style-name="T35">point</text:span></text:p>
          <draw:enhanced-geometry svg:viewBox="0 0 21600 21600" draw:type="rectangle" draw:enhanced-path="M 0 0 L 21600 0 21600 21600 0 21600 0 0 Z N"/>
        </draw:custom-shape>
        <draw:custom-shape draw:style-name="gr113" draw:text-style-name="P68" draw:layer="layout" svg:width="0.791cm" svg:height="5.695cm" draw:transform="skewX (0.00645771823237902) rotate (0.00663225115757845) translate (9.5cm 10.294cm)">
          <text:p text:style-name="P67"><text:span text:style-name="T39"/></text:p>
          <text:p text:style-name="P67"><text:span text:style-name="T39">Δ1</text:span></text:p>
          <text:p text:style-name="P67"><text:span text:style-name="T39"/></text:p>
          <text:p text:style-name="P67"><text:span text:style-name="T39"/></text:p>
          <text:p text:style-name="P67"><text:span text:style-name="T39"/></text:p>
          <text:p text:style-name="P67"><text:span text:style-name="T39"/></text:p>
          <text:p text:style-name="P67"><text:span text:style-name="T39">Δ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9" draw:layer="layout" svg:x1="10.287cm" svg:y1="10.313cm" svg:x2="10.287cm" svg:y2="15.986cm">
          <text:p/>
        </draw:line>
        <draw:custom-shape draw:style-name="gr108" draw:text-style-name="P56" draw:layer="layout" svg:width="7.629cm" svg:height="1.018cm" svg:x="9.5cm" svg:y="17.272cm">
          <text:p text:style-name="P55"><text:span text:style-name="T35">colorpoint</text:span></text:p>
          <draw:enhanced-geometry svg:viewBox="0 0 21600 21600" draw:type="rectangle" draw:enhanced-path="M 0 0 L 21600 0 21600 21600 0 21600 0 0 Z N"/>
        </draw:custom-shape>
        <draw:custom-shape draw:style-name="gr114" draw:text-style-name="P68" draw:layer="layout" svg:width="0.791cm" svg:height="1.632cm" draw:transform="skewX (0.00680678408277788) rotate (0.00663225115757845) translate (9.5cm 18.294cm)">
          <text:p text:style-name="P67"><text:span text:style-name="T39"/></text:p>
          <text:p text:style-name="P67"><text:span text:style-name="T39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70" draw:layer="layout" svg:x1="13.292cm" svg:y1="17.273cm" svg:x2="13.292cm" svg:y2="16.003cm">
          <text:p/>
        </draw:line>
        <draw:custom-shape draw:style-name="gr115" draw:text-style-name="P66" draw:layer="layout" svg:width="6.868cm" svg:height="1.628cm" svg:x="10.261cm" svg:y="18.295cm">
          <text:p text:style-name="P65"><text:span text:style-name="T39"><text:s/></text:span><text:span text:style-name="T39">...</text:span></text:p>
          <text:p text:style-name="P65"><text:span text:style-name="T39"><text:s/></text:span><text:span text:style-name="T35">void set(int x, int y)</text:span></text:p>
          <draw:enhanced-geometry svg:viewBox="0 0 21600 21600" draw:type="rectangle" draw:enhanced-path="M 0 0 L 21600 0 21600 21600 0 21600 0 0 Z N"/>
        </draw:custom-shape>
        <draw:line draw:style-name="gr93" draw:text-style-name="P69" draw:layer="layout" svg:x1="10.265cm" svg:y1="18.313cm" svg:x2="10.265cm" svg:y2="19.923cm">
          <text:p/>
        </draw:line>
        <draw:custom-shape draw:style-name="gr116" draw:text-style-name="P72" draw:layer="layout" svg:width="5.08cm" svg:height="3.683cm" svg:x="15.548cm" svg:y="14.176cm">
          <text:p text:style-name="P71"><text:span text:style-name="T8">point p;</text:span></text:p>
          <text:p text:style-name="P71"><text:span text:style-name="T8">p = new colorpoint()</text:span><text:span text:style-name="T8"><text:line-break/></text:span><text:span text:style-name="T8">…</text:span><text:span text:style-name="T8"><text:line-break/></text:span><text:span text:style-name="T8">p.set(1,2);</text:span><text:span text:style-name="T8"><text:line-break/></text:span><text:span text:style-name="T8">p.setDimension(3);</text:span></text:p>
          <draw:enhanced-geometry svg:viewBox="0 0 21600 21600" draw:type="rectangle" draw:enhanced-path="M 0 0 L 21600 0 21600 21600 0 21600 0 0 Z N"/>
        </draw:custom-shape>
        <draw:custom-shape draw:style-name="gr117" draw:text-style-name="P66" draw:layer="layout" svg:width="4.191cm" svg:height="1.003cm" svg:x="11.562cm" svg:y="21.587cm">
          <text:p text:style-name="P65"><text:span text:style-name="T35"><text:s/></text:span><text:span text:style-name="T35">int getX()</text:span></text:p>
          <draw:enhanced-geometry svg:viewBox="0 0 21600 21600" draw:type="rectangle" draw:enhanced-path="M 0 0 L 21600 0 21600 21600 0 21600 0 0 Z N"/>
        </draw:custom-shape>
        <draw:custom-shape draw:style-name="gr95" draw:text-style-name="P56" draw:layer="layout" svg:width="4.953cm" svg:height="1.018cm" svg:x="10.8cm" svg:y="20.571cm">
          <text:p text:style-name="P55"><text:span text:style-name="T35">point</text:span></text:p>
          <draw:enhanced-geometry svg:viewBox="0 0 21600 21600" draw:type="rectangle" draw:enhanced-path="M 0 0 L 21600 0 21600 21600 0 21600 0 0 Z N"/>
        </draw:custom-shape>
        <draw:custom-shape draw:style-name="gr118" draw:text-style-name="P68" draw:layer="layout" svg:width="0.791cm" svg:height="1cm" draw:transform="skewX (0.00593411945678072) rotate (0.00663225115757845) translate (10.8cm 21.5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9" draw:layer="layout" svg:x1="11.587cm" svg:y1="21.612cm" svg:x2="11.587cm" svg:y2="22.59cm">
          <text:p/>
        </draw:line>
        <draw:custom-shape draw:style-name="gr95" draw:text-style-name="P56" draw:layer="layout" svg:width="4.953cm" svg:height="1.018cm" svg:x="10.8cm" svg:y="23.871cm">
          <text:p text:style-name="P55"><text:span text:style-name="T35">colorpoint</text:span></text:p>
          <draw:enhanced-geometry svg:viewBox="0 0 21600 21600" draw:type="rectangle" draw:enhanced-path="M 0 0 L 21600 0 21600 21600 0 21600 0 0 Z N"/>
        </draw:custom-shape>
        <draw:custom-shape draw:style-name="gr119" draw:text-style-name="P68" draw:layer="layout" svg:width="0.791cm" svg:height="2.793cm" draw:transform="skewX (0.00680678408277789) rotate (0.00663225115757845) translate (10.8cm 24.893cm)">
          <text:p text:style-name="P67"><text:span text:style-name="T39"/></text:p>
          <text:p text:style-name="P67"><text:span text:style-name="T39"/></text:p>
          <text:p text:style-name="P67"><text:span text:style-name="T39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70" draw:layer="layout" svg:x1="13.292cm" svg:y1="23.872cm" svg:x2="13.292cm" svg:y2="22.602cm">
          <text:p/>
        </draw:line>
        <draw:custom-shape draw:style-name="gr101" draw:text-style-name="P66" draw:layer="layout" svg:width="4.191cm" svg:height="2.789cm" svg:x="11.561cm" svg:y="24.894cm">
          <text:p text:style-name="P65"><text:span text:style-name="T35"><text:s/></text:span><text:span text:style-name="T35">int getX() {</text:span><text:span text:style-name="T35"><text:line-break/></text:span><text:span text:style-name="T35"> <text:s text:c="4"/>return x;</text:span><text:span text:style-name="T35"><text:line-break/></text:span><text:span text:style-name="T35"> <text:s text:c="4"/>return super.x;</text:span><text:span text:style-name="T35"><text:line-break/></text:span><text:span text:style-name="T35"> }</text:span></text:p>
          <draw:enhanced-geometry svg:viewBox="0 0 21600 21600" draw:type="rectangle" draw:enhanced-path="M 0 0 L 21600 0 21600 21600 0 21600 0 0 Z N"/>
        </draw:custom-shape>
        <draw:line draw:style-name="gr93" draw:text-style-name="P69" draw:layer="layout" svg:x1="11.565cm" svg:y1="24.912cm" svg:x2="11.565cm" svg:y2="27.655cm">
          <text:p/>
        </draw:line>
      </draw:page>
      <draw:page draw:name="page11" draw:style-name="dp1" draw:master-page-name="Default">
        <draw:custom-shape draw:style-name="gr117" draw:text-style-name="P66" draw:layer="layout" svg:width="4.191cm" svg:height="1.003cm" svg:x="1.889cm" svg:y="2.004cm">
          <text:p text:style-name="P65"><text:span text:style-name="T35"><text:s/></text:span><text:span text:style-name="T35">int getX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56" draw:layer="layout" svg:width="4.953cm" svg:height="1.018cm" svg:x="1.127cm" svg:y="0.988cm">
          <text:p text:style-name="P55"><text:span text:style-name="T35">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68" draw:layer="layout" svg:width="0.791cm" svg:height="1cm" draw:transform="skewX (0.00593411945678072) rotate (0.00663225115757845) translate (1.127cm 2.01cm)">
          <text:p text:style-name="P67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9" draw:layer="layout" svg:x1="1.914cm" svg:y1="2.029cm" svg:x2="1.914cm" svg:y2="3.007cm">
          <text:p/>
        </draw:line>
        <draw:custom-shape draw:style-name="gr95" draw:text-style-name="P56" draw:layer="layout" svg:width="4.953cm" svg:height="1.018cm" svg:x="1.127cm" svg:y="4.288cm">
          <text:p text:style-name="P55"><text:span text:style-name="T35">color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68" draw:layer="layout" svg:width="0.791cm" svg:height="2.793cm" draw:transform="skewX (0.00680678408277789) rotate (0.00663225115757845) translate (1.127cm 5.31cm)">
          <text:p text:style-name="P67"><text:span text:style-name="T39"/></text:p>
          <text:p text:style-name="P67"><text:span text:style-name="T39"/></text:p>
          <text:p text:style-name="P67"><text:span text:style-name="T39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70" draw:layer="layout" svg:x1="3.619cm" svg:y1="4.289cm" svg:x2="3.619cm" svg:y2="3.019cm">
          <text:p/>
        </draw:line>
        <draw:custom-shape draw:style-name="gr101" draw:text-style-name="P66" draw:layer="layout" svg:width="4.191cm" svg:height="2.789cm" svg:x="1.888cm" svg:y="5.311cm">
          <text:p text:style-name="P65"><text:span text:style-name="T35"><text:s/></text:span><text:span text:style-name="T35">int getX() {</text:span><text:span text:style-name="T35"><text:line-break/></text:span><text:span text:style-name="T35"> <text:s text:c="4"/>return super.x;</text:span><text:span text:style-name="T35"><text:line-break/></text:span><text:span text:style-name="T35"> <text:s text:c="4"/>return x;</text:span><text:span text:style-name="T35"><text:line-break/></text:span><text:span text:style-name="T35"> 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9" draw:layer="layout" svg:x1="1.892cm" svg:y1="5.329cm" svg:x2="1.892cm" svg:y2="8.072cm">
          <text:p/>
        </draw:line>
        <draw:custom-shape draw:style-name="gr122" draw:text-style-name="P66" draw:layer="layout" svg:width="7.485cm" svg:height="1.715cm" svg:x="1.262cm" svg:y="10.288cm">
          <text:p text:style-name="P65"><text:span text:style-name="T35"><text:s/></text:span><text:span text:style-name="T35">point(int x, int y)</text:span><text:span text:style-name="T35"><text:line-break/></text:span><text:span text:style-name="T35">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56" draw:layer="layout" svg:width="8.247cm" svg:height="1.018cm" svg:x="0.5cm" svg:y="9.272cm">
          <text:p text:style-name="P55"><text:span text:style-name="T35">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68" draw:layer="layout" svg:width="0.791cm" svg:height="1.711cm" draw:transform="skewX (0.00645771823237902) rotate (0.00663225115757845) translate (0.5cm 10.294cm)">
          <text:p text:style-name="P67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9" draw:layer="layout" svg:x1="1.287cm" svg:y1="10.313cm" svg:x2="1.287cm" svg:y2="11.989cm">
          <text:p/>
        </draw:line>
        <draw:custom-shape draw:style-name="gr123" draw:text-style-name="P56" draw:layer="layout" svg:width="8.247cm" svg:height="1.018cm" svg:x="0.5cm" svg:y="13.272cm">
          <text:p text:style-name="P55"><text:span text:style-name="T35">color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68" draw:layer="layout" svg:width="0.791cm" svg:height="4.234cm" draw:transform="skewX (0.00680678408277788) rotate (0.00663225115757845) translate (0.5cm 14.294cm)">
          <text:p text:style-name="P67"><text:span text:style-name="T39"/></text:p>
          <text:p text:style-name="P67"><text:span text:style-name="T39"/></text:p>
          <text:p text:style-name="P67"><text:span text:style-name="T39"/></text:p>
          <text:p text:style-name="P67"><text:span text:style-name="T39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70" draw:layer="layout" svg:x1="4.592cm" svg:y1="13.273cm" svg:x2="4.592cm" svg:y2="12.003cm">
          <text:p/>
        </draw:line>
        <draw:custom-shape draw:style-name="gr126" draw:text-style-name="P66" draw:layer="layout" svg:width="7.486cm" svg:height="4.231cm" svg:x="1.261cm" svg:y="14.295cm">
          <text:p text:style-name="P65"><text:span text:style-name="T39"><text:s/></text:span><text:span text:style-name="T39">colorpoint(int x, int y, int color)</text:span><text:span text:style-name="T39"><text:line-break/></text:span><text:span text:style-name="T39"> {</text:span><text:span text:style-name="T39"><text:line-break/></text:span><text:span text:style-name="T39"> <text:s text:c="4"/>super(x, y);</text:span><text:span text:style-name="T39"><text:line-break/></text:span><text:span text:style-name="T39"> <text:s text:c="4"/>// super(x, y);</text:span></text:p>
          <text:p text:style-name="P65"><text:span text:style-name="T39"><text:s text:c="5"/>…</text:span><text:span text:style-name="T39"><text:line-break/></text:span><text:span text:style-name="T39"> </text:span><text:span text:style-name="T3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9" draw:layer="layout" svg:x1="1.265cm" svg:y1="14.313cm" svg:x2="1.265cm" svg:y2="18.526cm">
          <text:p/>
        </draw:line>
        <draw:custom-shape draw:style-name="gr127" draw:text-style-name="P66" draw:layer="layout" svg:width="4.216cm" svg:height="1.715cm" svg:x="0.492cm" svg:y="20.399cm">
          <text:p text:style-name="P65"><text:span text:style-name="T35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56" draw:layer="layout" svg:width="4.224cm" svg:height="1.018cm" svg:x="0.492cm" svg:y="19.383cm">
          <text:p text:style-name="P55"><text:span text:style-name="T35">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56" draw:layer="layout" svg:width="4.224cm" svg:height="1.018cm" svg:x="0.492cm" svg:y="23.383cm">
          <text:p text:style-name="P55"><text:span text:style-name="T35">colorpoint</text:span></text:p>
          <draw:enhanced-geometry svg:viewBox="0 0 21600 21600" draw:type="rectangle" draw:enhanced-path="M 0 0 L 21600 0 21600 21600 0 21600 0 0 Z N"/>
        </draw:custom-shape>
        <draw:line draw:style-name="gr129" draw:text-style-name="P25" draw:layer="layout" svg:x1="2.255cm" svg:y1="23.384cm" svg:x2="2.255cm" svg:y2="22.114cm">
          <text:p/>
        </draw:line>
        <draw:custom-shape draw:style-name="gr127" draw:text-style-name="P66" draw:layer="layout" svg:width="4.216cm" svg:height="1.715cm" svg:x="0.496cm" svg:y="24.406cm">
          <text:p text:style-name="P65"><text:span text:style-name="T35"><text:s/></text:span></text:p>
          <draw:enhanced-geometry svg:viewBox="0 0 21600 21600" draw:type="rectangle" draw:enhanced-path="M 0 0 L 21600 0 21600 21600 0 21600 0 0 Z N"/>
        </draw:custom-shape>
        <draw:custom-shape draw:style-name="gr130" draw:text-style-name="P72" draw:layer="layout" svg:width="5.08cm" svg:height="2.42cm" svg:x="5.669cm" svg:y="21.524cm">
          <text:p text:style-name="P71"><text:span text:style-name="T8">point p;</text:span></text:p>
          <text:p text:style-name="P71"><text:span text:style-name="T26">p = new point()</text:span><text:span text:style-name="T26"><text:line-break/></text:span><text:span text:style-name="T8">p = new colorpoint()</text:span><text:span text:style-name="T8"><text:line-break/></text:span><text:span text:style-name="T8"/></text:p>
          <draw:enhanced-geometry svg:viewBox="0 0 21600 21600" draw:type="rectangle" draw:enhanced-path="M 0 0 L 21600 0 21600 21600 0 21600 0 0 Z N"/>
        </draw:custom-shape>
        <draw:custom-shape draw:style-name="gr131" draw:text-style-name="P73" draw:layer="layout" svg:width="0.791cm" svg:height="2.417cm" draw:transform="skewX (0.00663225115757845) rotate (0.00663225115757845) translate (4.862cm 21.529cm)">
          <text:p text:style-name="P67"><text:span text:style-name="T39"/></text:p>
          <text:p text:style-name="P67"><text:span text:style-name="T39"/></text:p>
          <text:p text:style-name="P67"><text:span text:style-name="T39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2" draw:text-style-name="P74" draw:layer="layout" svg:x1="5.65cm" svg:y1="21.556cm" svg:x2="5.65cm" svg:y2="23.944cm">
          <text:p/>
        </draw:line>
        <draw:custom-shape draw:style-name="gr94" draw:text-style-name="P66" draw:layer="layout" svg:width="4.191cm" svg:height="1.715cm" svg:x="10.525cm" svg:y="1.399cm">
          <text:p text:style-name="P65"><text:span text:style-name="T35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56" draw:layer="layout" svg:width="4.953cm" svg:height="1.018cm" svg:x="9.763cm" svg:y="0.383cm">
          <text:p text:style-name="P55"><text:span text:style-name="T35">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68" draw:layer="layout" svg:width="0.791cm" svg:height="1.711cm" draw:transform="skewX (0.00645771823237902) rotate (0.00663225115757845) translate (9.763cm 1.405cm)">
          <text:p text:style-name="P67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9" draw:layer="layout" svg:x1="10.55cm" svg:y1="1.424cm" svg:x2="10.55cm" svg:y2="3.1cm">
          <text:p/>
        </draw:line>
        <draw:custom-shape draw:style-name="gr95" draw:text-style-name="P56" draw:layer="layout" svg:width="4.953cm" svg:height="1.018cm" svg:x="9.763cm" svg:y="4.383cm">
          <text:p text:style-name="P55"><text:span text:style-name="T35">color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68" draw:layer="layout" svg:width="0.791cm" svg:height="1.722cm" draw:transform="skewX (0.00698131700797732) rotate (0.00663225115757845) translate (9.763cm 5.405cm)">
          <text:p text:style-name="P67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70" draw:layer="layout" svg:x1="12.255cm" svg:y1="4.384cm" svg:x2="12.255cm" svg:y2="3.114cm">
          <text:p/>
        </draw:line>
        <draw:custom-shape draw:style-name="gr94" draw:text-style-name="P66" draw:layer="layout" svg:width="4.191cm" svg:height="1.715cm" svg:x="10.524cm" svg:y="5.406cm">
          <text:p text:style-name="P65"><text:span text:style-name="T35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9" draw:layer="layout" svg:x1="10.528cm" svg:y1="5.424cm" svg:x2="10.528cm" svg:y2="7.1cm">
          <text:p/>
        </draw:line>
        <draw:custom-shape draw:style-name="gr135" draw:text-style-name="P72" draw:layer="layout" svg:width="5.27cm" svg:height="2.42cm" svg:x="15.669cm" svg:y="2.524cm">
          <text:p text:style-name="P71"><text:span text:style-name="T8">point p;</text:span></text:p>
          <text:p text:style-name="P71"><text:span text:style-name="T8">colorpoint p;</text:span></text:p>
          <text:p text:style-name="P71"><text:span text:style-name="T8">p = new colorpoint();</text:span><text:span text:style-name="T8"><text:line-break/></text:span><text:span text:style-name="T8"/></text:p>
          <draw:enhanced-geometry svg:viewBox="0 0 21600 21600" draw:type="rectangle" draw:enhanced-path="M 0 0 L 21600 0 21600 21600 0 21600 0 0 Z N"/>
        </draw:custom-shape>
        <draw:custom-shape draw:style-name="gr136" draw:text-style-name="P73" draw:layer="layout" svg:width="0.791cm" svg:height="2.417cm" draw:transform="skewX (0.00663225115757845) rotate (0.00663225115757845) translate (14.862cm 2.529cm)">
          <text:p text:style-name="P67"><text:span text:style-name="T39"/></text:p>
          <text:p text:style-name="P67"><text:span text:style-name="T39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2" draw:text-style-name="P74" draw:layer="layout" svg:x1="15.65cm" svg:y1="2.556cm" svg:x2="15.65cm" svg:y2="4.944cm">
          <text:p/>
        </draw:line>
        <draw:custom-shape draw:style-name="gr94" draw:text-style-name="P66" draw:layer="layout" svg:width="4.191cm" svg:height="1.715cm" svg:x="10.525cm" svg:y="8.699cm">
          <text:p text:style-name="P65"><text:span text:style-name="T35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56" draw:layer="layout" svg:width="4.953cm" svg:height="1.018cm" svg:x="9.763cm" svg:y="7.683cm">
          <text:p text:style-name="P55"><text:span text:style-name="T35">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68" draw:layer="layout" svg:width="0.791cm" svg:height="1.711cm" draw:transform="skewX (0.00645771823237902) rotate (0.00663225115757845) translate (9.763cm 8.705cm)">
          <text:p text:style-name="P67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9" draw:layer="layout" svg:x1="10.55cm" svg:y1="8.724cm" svg:x2="10.55cm" svg:y2="10.4cm">
          <text:p/>
        </draw:line>
        <draw:custom-shape draw:style-name="gr95" draw:text-style-name="P56" draw:layer="layout" svg:width="4.953cm" svg:height="1.018cm" svg:x="9.763cm" svg:y="11.683cm">
          <text:p text:style-name="P55"><text:span text:style-name="T35">color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68" draw:layer="layout" svg:width="0.791cm" svg:height="1.722cm" draw:transform="skewX (0.00698131700797732) rotate (0.00663225115757845) translate (9.763cm 12.705cm)">
          <text:p text:style-name="P67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70" draw:layer="layout" svg:x1="12.255cm" svg:y1="11.684cm" svg:x2="12.255cm" svg:y2="10.414cm">
          <text:p/>
        </draw:line>
        <draw:custom-shape draw:style-name="gr94" draw:text-style-name="P66" draw:layer="layout" svg:width="4.191cm" svg:height="1.715cm" svg:x="10.524cm" svg:y="12.706cm">
          <text:p text:style-name="P65"><text:span text:style-name="T35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9" draw:layer="layout" svg:x1="10.528cm" svg:y1="12.724cm" svg:x2="10.528cm" svg:y2="14.4cm">
          <text:p/>
        </draw:line>
        <draw:custom-shape draw:style-name="gr139" draw:text-style-name="P72" draw:layer="layout" svg:width="7.048cm" svg:height="2.86cm" svg:x="15.669cm" svg:y="9.824cm">
          <text:p text:style-name="P71"><text:span text:style-name="T8">boolean equals(point p)</text:span><text:span text:style-name="T8"><text:line-break/></text:span><text:span text:style-name="T8">{ … }</text:span></text:p>
          <text:p text:style-name="P71"><text:span text:style-name="T8">boolean equals(colorpoint p)</text:span></text:p>
          <text:p text:style-name="P71"><text:span text:style-name="T8">{ … }</text:span><text:span text:style-name="T8"><text:line-break/></text:span><text:span text:style-name="T8"/></text:p>
          <draw:enhanced-geometry svg:viewBox="0 0 21600 21600" draw:type="rectangle" draw:enhanced-path="M 0 0 L 21600 0 21600 21600 0 21600 0 0 Z N"/>
        </draw:custom-shape>
        <draw:custom-shape draw:style-name="gr140" draw:text-style-name="P73" draw:layer="layout" svg:width="0.791cm" svg:height="2.858cm" draw:transform="skewX (0.00628318530717958) rotate (0.00663225115757845) translate (14.862cm 9.829cm)">
          <text:p text:style-name="P67"><text:span text:style-name="T39"/></text:p>
          <text:p text:style-name="P67"><text:span text:style-name="T39"/></text:p>
          <text:p text:style-name="P67"><text:span text:style-name="T39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2" draw:text-style-name="P74" draw:layer="layout" svg:x1="15.65cm" svg:y1="9.856cm" svg:x2="15.65cm" svg:y2="12.684cm">
          <text:p/>
        </draw:line>
        <draw:custom-shape draw:style-name="gr94" draw:text-style-name="P66" draw:layer="layout" svg:width="4.191cm" svg:height="1.715cm" svg:x="12.525cm" svg:y="16.399cm">
          <text:p text:style-name="P65"><text:span text:style-name="T35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56" draw:layer="layout" svg:width="4.953cm" svg:height="1.018cm" svg:x="11.763cm" svg:y="15.383cm">
          <text:p text:style-name="P55"><text:span text:style-name="T35">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68" draw:layer="layout" svg:width="0.791cm" svg:height="1.711cm" draw:transform="skewX (0.00645771823237902) rotate (0.00663225115757845) translate (11.763cm 16.405cm)">
          <text:p text:style-name="P67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9" draw:layer="layout" svg:x1="12.55cm" svg:y1="16.424cm" svg:x2="12.55cm" svg:y2="18.1cm">
          <text:p/>
        </draw:line>
        <draw:custom-shape draw:style-name="gr95" draw:text-style-name="P56" draw:layer="layout" svg:width="4.953cm" svg:height="1.018cm" svg:x="11.763cm" svg:y="19.383cm">
          <text:p text:style-name="P55"><text:span text:style-name="T35">color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68" draw:layer="layout" svg:width="0.791cm" svg:height="1.722cm" draw:transform="skewX (0.00698131700797732) rotate (0.00663225115757845) translate (11.763cm 20.405cm)">
          <text:p text:style-name="P67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70" draw:layer="layout" svg:x1="14.255cm" svg:y1="19.384cm" svg:x2="14.255cm" svg:y2="18.114cm">
          <text:p/>
        </draw:line>
        <draw:custom-shape draw:style-name="gr94" draw:text-style-name="P66" draw:layer="layout" svg:width="4.191cm" svg:height="1.715cm" svg:x="12.524cm" svg:y="20.406cm">
          <text:p text:style-name="P65"><text:span text:style-name="T35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9" draw:layer="layout" svg:x1="12.528cm" svg:y1="20.424cm" svg:x2="12.528cm" svg:y2="22.1cm">
          <text:p/>
        </draw:line>
        <draw:custom-shape draw:style-name="gr143" draw:text-style-name="P72" draw:layer="layout" svg:width="5.81cm" svg:height="2.907cm" svg:x="17.669cm" svg:y="17.524cm">
          <text:p text:style-name="P71"><text:span text:style-name="T8">point p;</text:span></text:p>
          <text:p text:style-name="P71"><text:span text:style-name="T8">p = new colorpoint();</text:span><text:span text:style-name="T8"><text:line-break/></text:span><text:span text:style-name="T8">int x = p.getX();</text:span><text:span text:style-name="T8"><text:line-break/></text:span><text:span text:style-name="T8">int x = (point) p.getX();</text:span><text:span text:style-name="T8"><text:line-break/></text:span><text:span text:style-name="T8"/></text:p>
          <draw:enhanced-geometry svg:viewBox="0 0 21600 21600" draw:type="rectangle" draw:enhanced-path="M 0 0 L 21600 0 21600 21600 0 21600 0 0 Z N"/>
        </draw:custom-shape>
        <draw:custom-shape draw:style-name="gr144" draw:text-style-name="P73" draw:layer="layout" svg:width="0.791cm" svg:height="2.905cm" draw:transform="skewX (0.00645771823237902) rotate (0.00663225115757845) translate (16.862cm 17.529cm)">
          <text:p text:style-name="P67"><text:span text:style-name="T39"/></text:p>
          <text:p text:style-name="P67"><text:span text:style-name="T39"/></text:p>
          <text:p text:style-name="P67"><text:span text:style-name="T39"/></text:p>
          <text:p text:style-name="P67"><text:span text:style-name="T39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2" draw:text-style-name="P74" draw:layer="layout" svg:x1="17.65cm" svg:y1="17.556cm" svg:x2="17.65cm" svg:y2="20.431cm">
          <text:p/>
        </draw:line>
      </draw:page>
      <draw:page draw:name="page12" draw:style-name="dp1" draw:master-page-name="Default">
        <draw:custom-shape draw:style-name="gr94" draw:text-style-name="P66" draw:layer="layout" svg:width="4.191cm" svg:height="1.715cm" svg:x="2.017cm" svg:y="2.27cm">
          <text:p text:style-name="P65"><text:span text:style-name="T35"><text:s/></text:span></text:p>
          <draw:enhanced-geometry svg:viewBox="0 0 21600 21600" draw:type="rectangle" draw:enhanced-path="M 0 0 L 21600 0 21600 21600 0 21600 0 0 Z N"/>
        </draw:custom-shape>
        <draw:custom-shape draw:style-name="gr95" draw:text-style-name="P56" draw:layer="layout" svg:width="4.953cm" svg:height="1.018cm" svg:x="1.255cm" svg:y="1.254cm">
          <text:p text:style-name="P55"><text:span text:style-name="T35">point</text:span></text:p>
          <draw:enhanced-geometry svg:viewBox="0 0 21600 21600" draw:type="rectangle" draw:enhanced-path="M 0 0 L 21600 0 21600 21600 0 21600 0 0 Z N"/>
        </draw:custom-shape>
        <draw:custom-shape draw:style-name="gr145" draw:text-style-name="P68" draw:layer="layout" svg:width="0.791cm" svg:height="1.711cm" draw:transform="skewX (0.00645771823237902) rotate (0.00663225115757845) translate (1.255cm 2.2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9" draw:layer="layout" svg:x1="2.042cm" svg:y1="2.295cm" svg:x2="2.042cm" svg:y2="3.971cm">
          <text:p/>
        </draw:line>
        <draw:custom-shape draw:style-name="gr95" draw:text-style-name="P56" draw:layer="layout" svg:width="4.953cm" svg:height="1.018cm" svg:x="1.255cm" svg:y="5.254cm">
          <text:p text:style-name="P55"><text:span text:style-name="T35">colorpoint</text:span></text:p>
          <draw:enhanced-geometry svg:viewBox="0 0 21600 21600" draw:type="rectangle" draw:enhanced-path="M 0 0 L 21600 0 21600 21600 0 21600 0 0 Z N"/>
        </draw:custom-shape>
        <draw:custom-shape draw:style-name="gr146" draw:text-style-name="P68" draw:layer="layout" svg:width="0.791cm" svg:height="1.722cm" draw:transform="skewX (0.00698131700797732) rotate (0.00663225115757845) translate (1.255cm 6.2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70" draw:layer="layout" svg:x1="3.747cm" svg:y1="5.255cm" svg:x2="3.747cm" svg:y2="3.985cm">
          <text:p/>
        </draw:line>
        <draw:custom-shape draw:style-name="gr94" draw:text-style-name="P66" draw:layer="layout" svg:width="4.191cm" svg:height="1.715cm" svg:x="2.016cm" svg:y="6.277cm">
          <text:p text:style-name="P65"><text:span text:style-name="T35"><text:s/></text:span></text:p>
          <draw:enhanced-geometry svg:viewBox="0 0 21600 21600" draw:type="rectangle" draw:enhanced-path="M 0 0 L 21600 0 21600 21600 0 21600 0 0 Z N"/>
        </draw:custom-shape>
        <draw:line draw:style-name="gr93" draw:text-style-name="P69" draw:layer="layout" svg:x1="2.02cm" svg:y1="6.295cm" svg:x2="2.02cm" svg:y2="7.971cm">
          <text:p/>
        </draw:line>
        <draw:custom-shape draw:style-name="gr143" draw:text-style-name="P72" draw:layer="layout" svg:width="5.81cm" svg:height="2.907cm" svg:x="7.161cm" svg:y="3.395cm">
          <text:p text:style-name="P71"><text:span text:style-name="T8">point p;</text:span></text:p>
          <text:p text:style-name="P71"><text:span text:style-name="T8">p = new colorpoint();</text:span><text:span text:style-name="T8"><text:line-break/></text:span><text:span text:style-name="T8">int x = (point) p.getX();</text:span><text:span text:style-name="T8"><text:line-break/></text:span><text:span text:style-name="T8">int x = p.getX();</text:span><text:span text:style-name="T8"><text:line-break/></text:span><text:span text:style-name="T8"/></text:p>
          <draw:enhanced-geometry svg:viewBox="0 0 21600 21600" draw:type="rectangle" draw:enhanced-path="M 0 0 L 21600 0 21600 21600 0 21600 0 0 Z N"/>
        </draw:custom-shape>
        <draw:custom-shape draw:style-name="gr147" draw:text-style-name="P73" draw:layer="layout" svg:width="0.791cm" svg:height="2.905cm" draw:transform="skewX (0.00645771823237902) rotate (0.00663225115757845) translate (6.354cm 3.4cm)">
          <text:p text:style-name="P67"><text:span text:style-name="T39"/></text:p>
          <text:p text:style-name="P67"><text:span text:style-name="T39"/></text:p>
          <text:p text:style-name="P67"><text:span text:style-name="T39"/></text:p>
          <text:p text:style-name="P67"><text:span text:style-name="T39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2" draw:text-style-name="P74" draw:layer="layout" svg:x1="7.142cm" svg:y1="3.427cm" svg:x2="7.142cm" svg:y2="6.302cm">
          <text:p/>
        </draw:line>
        <draw:custom-shape draw:style-name="gr94" draw:text-style-name="P66" draw:layer="layout" svg:width="4.191cm" svg:height="1.715cm" svg:x="2.017cm" svg:y="10.27cm">
          <text:p text:style-name="P65"><text:span text:style-name="T35"><text:s/></text:span></text:p>
          <draw:enhanced-geometry svg:viewBox="0 0 21600 21600" draw:type="rectangle" draw:enhanced-path="M 0 0 L 21600 0 21600 21600 0 21600 0 0 Z N"/>
        </draw:custom-shape>
        <draw:custom-shape draw:style-name="gr95" draw:text-style-name="P56" draw:layer="layout" svg:width="4.953cm" svg:height="1.018cm" svg:x="1.255cm" svg:y="9.254cm">
          <text:p text:style-name="P55"><text:span text:style-name="T35">point</text:span></text:p>
          <draw:enhanced-geometry svg:viewBox="0 0 21600 21600" draw:type="rectangle" draw:enhanced-path="M 0 0 L 21600 0 21600 21600 0 21600 0 0 Z N"/>
        </draw:custom-shape>
        <draw:custom-shape draw:style-name="gr148" draw:text-style-name="P68" draw:layer="layout" svg:width="0.791cm" svg:height="1.711cm" draw:transform="skewX (0.00645771823237902) rotate (0.00663225115757845) translate (1.255cm 10.2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9" draw:layer="layout" svg:x1="2.042cm" svg:y1="10.295cm" svg:x2="2.042cm" svg:y2="11.971cm">
          <text:p/>
        </draw:line>
        <draw:custom-shape draw:style-name="gr149" draw:text-style-name="P76" draw:layer="layout" svg:width="3.142cm" svg:height="1.018cm" svg:x="0.255cm" svg:y="13.254cm">
          <text:p text:style-name="P75"><text:span text:style-name="T35">colorpoint</text:span></text:p>
          <draw:enhanced-geometry svg:viewBox="0 0 21600 21600" draw:type="rectangle" draw:enhanced-path="M 0 0 L 21600 0 21600 21600 0 21600 0 0 Z N"/>
        </draw:custom-shape>
        <draw:custom-shape draw:style-name="gr150" draw:text-style-name="P68" draw:layer="layout" svg:width="0.791cm" svg:height="1.204cm" draw:transform="skewX (0.00663225115757845) rotate (0.00663225115757845) translate (0.255cm 14.2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70" draw:layer="layout" svg:x1="1.747cm" svg:y1="13.255cm" svg:x2="1.747cm" svg:y2="11.985cm">
          <text:p/>
        </draw:line>
        <draw:custom-shape draw:style-name="gr151" draw:text-style-name="P66" draw:layer="layout" svg:width="2.381cm" svg:height="1.201cm" svg:x="1.016cm" svg:y="14.277cm">
          <text:p text:style-name="P65"><text:span text:style-name="T35"><text:s/></text:span></text:p>
          <draw:enhanced-geometry svg:viewBox="0 0 21600 21600" draw:type="rectangle" draw:enhanced-path="M 0 0 L 21600 0 21600 21600 0 21600 0 0 Z N"/>
        </draw:custom-shape>
        <draw:line draw:style-name="gr93" draw:text-style-name="P69" draw:layer="layout" svg:x1="1.02cm" svg:y1="14.295cm" svg:x2="1.02cm" svg:y2="15.478cm">
          <text:p/>
        </draw:line>
        <draw:custom-shape draw:style-name="gr152" draw:text-style-name="P72" draw:layer="layout" svg:width="7.047cm" svg:height="2.273cm" svg:x="7.161cm" svg:y="10.495cm">
          <text:p text:style-name="P71"><text:span text:style-name="T8">point p = new point(0, 0);</text:span></text:p>
          <text:p text:style-name="P71"><text:span text:style-name="T8">int x = (colorpoint) p.getX();</text:span><text:span text:style-name="T8"><text:line-break/></text:span><text:span text:style-name="T8">int x = (point3D) p.getX();</text:span><text:span text:style-name="T8"><text:line-break/></text:span><text:span text:style-name="T8"/></text:p>
          <draw:enhanced-geometry svg:viewBox="0 0 21600 21600" draw:type="rectangle" draw:enhanced-path="M 0 0 L 21600 0 21600 21600 0 21600 0 0 Z N"/>
        </draw:custom-shape>
        <draw:custom-shape draw:style-name="gr153" draw:text-style-name="P73" draw:layer="layout" svg:width="0.791cm" svg:height="2.27cm" draw:transform="skewX (0.00663225115757845) rotate (0.00663225115757845) translate (6.354cm 10.5cm)">
          <text:p text:style-name="P67"><text:span text:style-name="T39"/></text:p>
          <text:p text:style-name="P67"><text:span text:style-name="T39"/></text:p>
          <text:p text:style-name="P67"><text:span text:style-name="T39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2" draw:text-style-name="P74" draw:layer="layout" svg:x1="7.142cm" svg:y1="10.527cm" svg:x2="7.142cm" svg:y2="12.768cm">
          <text:p/>
        </draw:line>
        <draw:custom-shape draw:style-name="gr149" draw:text-style-name="P76" draw:layer="layout" svg:width="3.142cm" svg:height="1.018cm" svg:x="4.255cm" svg:y="13.268cm">
          <text:p text:style-name="P75"><text:span text:style-name="T35">point3D</text:span></text:p>
          <draw:enhanced-geometry svg:viewBox="0 0 21600 21600" draw:type="rectangle" draw:enhanced-path="M 0 0 L 21600 0 21600 21600 0 21600 0 0 Z N"/>
        </draw:custom-shape>
        <draw:custom-shape draw:style-name="gr154" draw:text-style-name="P68" draw:layer="layout" svg:width="0.791cm" svg:height="1.191cm" draw:transform="skewX (0.00663225115757845) rotate (0.00663225115757845) translate (4.255cm 14.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70" draw:layer="layout" svg:x1="5.747cm" svg:y1="13.269cm" svg:x2="5.747cm" svg:y2="11.999cm">
          <text:p/>
        </draw:line>
        <draw:custom-shape draw:style-name="gr155" draw:text-style-name="P66" draw:layer="layout" svg:width="2.381cm" svg:height="1.187cm" svg:x="5.016cm" svg:y="14.291cm">
          <text:p text:style-name="P65"><text:span text:style-name="T35"><text:s/></text:span></text:p>
          <draw:enhanced-geometry svg:viewBox="0 0 21600 21600" draw:type="rectangle" draw:enhanced-path="M 0 0 L 21600 0 21600 21600 0 21600 0 0 Z N"/>
        </draw:custom-shape>
        <draw:line draw:style-name="gr93" draw:text-style-name="P69" draw:layer="layout" svg:x1="5.02cm" svg:y1="14.309cm" svg:x2="5.02cm" svg:y2="15.478cm">
          <text:p/>
        </draw:line>
        <draw:custom-shape draw:style-name="gr94" draw:text-style-name="P66" draw:layer="layout" svg:width="4.191cm" svg:height="1.715cm" svg:x="2.017cm" svg:y="17.276cm">
          <text:p text:style-name="P65"><text:span text:style-name="T35"><text:s/></text:span></text:p>
          <draw:enhanced-geometry svg:viewBox="0 0 21600 21600" draw:type="rectangle" draw:enhanced-path="M 0 0 L 21600 0 21600 21600 0 21600 0 0 Z N"/>
        </draw:custom-shape>
        <draw:custom-shape draw:style-name="gr95" draw:text-style-name="P56" draw:layer="layout" svg:width="4.953cm" svg:height="1.018cm" svg:x="1.255cm" svg:y="16.26cm">
          <text:p text:style-name="P55"><text:span text:style-name="T35">point</text:span></text:p>
          <draw:enhanced-geometry svg:viewBox="0 0 21600 21600" draw:type="rectangle" draw:enhanced-path="M 0 0 L 21600 0 21600 21600 0 21600 0 0 Z N"/>
        </draw:custom-shape>
        <draw:custom-shape draw:style-name="gr156" draw:text-style-name="P68" draw:layer="layout" svg:width="0.791cm" svg:height="1.711cm" draw:transform="skewX (0.00645771823237902) rotate (0.00663225115757845) translate (1.255cm 17.2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9" draw:layer="layout" svg:x1="2.042cm" svg:y1="17.301cm" svg:x2="2.042cm" svg:y2="18.977cm">
          <text:p/>
        </draw:line>
        <draw:custom-shape draw:style-name="gr149" draw:text-style-name="P76" draw:layer="layout" svg:width="3.142cm" svg:height="1.018cm" svg:x="0.255cm" svg:y="20.26cm">
          <text:p text:style-name="P75"><text:span text:style-name="T35">colorpoint</text:span></text:p>
          <draw:enhanced-geometry svg:viewBox="0 0 21600 21600" draw:type="rectangle" draw:enhanced-path="M 0 0 L 21600 0 21600 21600 0 21600 0 0 Z N"/>
        </draw:custom-shape>
        <draw:custom-shape draw:style-name="gr157" draw:text-style-name="P68" draw:layer="layout" svg:width="0.791cm" svg:height="1.204cm" draw:transform="skewX (0.00663225115757845) rotate (0.00663225115757845) translate (0.255cm 21.2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70" draw:layer="layout" svg:x1="1.747cm" svg:y1="20.261cm" svg:x2="1.747cm" svg:y2="18.991cm">
          <text:p/>
        </draw:line>
        <draw:custom-shape draw:style-name="gr151" draw:text-style-name="P66" draw:layer="layout" svg:width="2.381cm" svg:height="1.201cm" svg:x="1.016cm" svg:y="21.283cm">
          <text:p text:style-name="P65"><text:span text:style-name="T35"><text:s/></text:span></text:p>
          <draw:enhanced-geometry svg:viewBox="0 0 21600 21600" draw:type="rectangle" draw:enhanced-path="M 0 0 L 21600 0 21600 21600 0 21600 0 0 Z N"/>
        </draw:custom-shape>
        <draw:line draw:style-name="gr93" draw:text-style-name="P69" draw:layer="layout" svg:x1="1.02cm" svg:y1="21.301cm" svg:x2="1.02cm" svg:y2="22.484cm">
          <text:p/>
        </draw:line>
        <draw:custom-shape draw:style-name="gr158" draw:text-style-name="P72" draw:layer="layout" svg:width="8.825cm" svg:height="3.549cm" svg:x="7.161cm" svg:y="16.501cm">
          <text:p text:style-name="P71"><text:span text:style-name="T8">point p = new point(0, 0);</text:span></text:p>
          <text:p text:style-name="P71"><text:span text:style-name="T8">colorpoint cp = new colorpoint(0, 0);</text:span><text:span text:style-name="T8"><text:line-break/></text:span><text:span text:style-name="T8">point3D p3d = new point3D(0, 0, 0);</text:span></text:p>
          <text:p text:style-name="P71"><text:span text:style-name="T8">p = cp;</text:span></text:p>
          <text:p text:style-name="P71"><text:span text:style-name="T8">p = p3d;</text:span><text:span text:style-name="T8"><text:line-break/></text:span><text:span text:style-name="T8"/></text:p>
          <draw:enhanced-geometry svg:viewBox="0 0 21600 21600" draw:type="rectangle" draw:enhanced-path="M 0 0 L 21600 0 21600 21600 0 21600 0 0 Z N"/>
        </draw:custom-shape>
        <draw:custom-shape draw:style-name="gr159" draw:text-style-name="P73" draw:layer="layout" svg:width="0.791cm" svg:height="3.546cm" draw:transform="skewX (0.00645771823237902) rotate (0.00663225115757845) translate (6.354cm 16.506cm)">
          <text:p text:style-name="P67"><text:span text:style-name="T39"/></text:p>
          <text:p text:style-name="P67"><text:span text:style-name="T39"/></text:p>
          <text:p text:style-name="P67"><text:span text:style-name="T39"/></text:p>
          <text:p text:style-name="P67"><text:span text:style-name="T39"/></text:p>
          <text:p text:style-name="P67"><text:span text:style-name="T39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2" draw:text-style-name="P74" draw:layer="layout" svg:x1="7.142cm" svg:y1="16.533cm" svg:x2="7.142cm" svg:y2="20.05cm">
          <text:p/>
        </draw:line>
        <draw:custom-shape draw:style-name="gr149" draw:text-style-name="P76" draw:layer="layout" svg:width="3.142cm" svg:height="1.018cm" svg:x="4.255cm" svg:y="20.274cm">
          <text:p text:style-name="P75"><text:span text:style-name="T35">point3D</text:span></text:p>
          <draw:enhanced-geometry svg:viewBox="0 0 21600 21600" draw:type="rectangle" draw:enhanced-path="M 0 0 L 21600 0 21600 21600 0 21600 0 0 Z N"/>
        </draw:custom-shape>
        <draw:custom-shape draw:style-name="gr160" draw:text-style-name="P68" draw:layer="layout" svg:width="0.791cm" svg:height="1.191cm" draw:transform="skewX (0.00663225115757845) rotate (0.00663225115757845) translate (4.255cm 21.2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70" draw:layer="layout" svg:x1="5.747cm" svg:y1="20.275cm" svg:x2="5.747cm" svg:y2="19.005cm">
          <text:p/>
        </draw:line>
        <draw:custom-shape draw:style-name="gr155" draw:text-style-name="P66" draw:layer="layout" svg:width="2.381cm" svg:height="1.187cm" svg:x="5.016cm" svg:y="21.297cm">
          <text:p text:style-name="P65"><text:span text:style-name="T35"><text:s/></text:span></text:p>
          <draw:enhanced-geometry svg:viewBox="0 0 21600 21600" draw:type="rectangle" draw:enhanced-path="M 0 0 L 21600 0 21600 21600 0 21600 0 0 Z N"/>
        </draw:custom-shape>
        <draw:line draw:style-name="gr93" draw:text-style-name="P69" draw:layer="layout" svg:x1="5.02cm" svg:y1="21.315cm" svg:x2="5.02cm" svg:y2="22.484cm">
          <text:p/>
        </draw:line>
        <draw:custom-shape draw:style-name="gr117" draw:text-style-name="P77" draw:layer="layout" svg:width="4.191cm" svg:height="1.003cm" svg:x="16.951cm" svg:y="2.39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76" draw:layer="layout" svg:width="4.953cm" svg:height="1.018cm" svg:x="16.189cm" svg:y="1.378cm">
          <text:p text:style-name="P75"><text:span text:style-name="T35">point</text:span></text:p>
          <draw:enhanced-geometry svg:viewBox="0 0 21600 21600" draw:type="rectangle" draw:enhanced-path="M 0 0 L 21600 0 21600 21600 0 21600 0 0 Z N"/>
        </draw:custom-shape>
        <draw:custom-shape draw:style-name="gr161" draw:text-style-name="P68" draw:layer="layout" svg:width="0.791cm" svg:height="1cm" draw:transform="skewX (0.00593411945678072) rotate (0.00663225115757845) translate (16.189cm 2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9" draw:layer="layout" svg:x1="16.976cm" svg:y1="2.419cm" svg:x2="16.976cm" svg:y2="3.397cm">
          <text:p/>
        </draw:line>
        <draw:custom-shape draw:style-name="gr162" draw:text-style-name="P76" draw:layer="layout" svg:width="8.128cm" svg:height="1.018cm" svg:x="14.589cm" svg:y="4.678cm">
          <text:p text:style-name="P75"><text:span text:style-name="T35">point3D</text:span></text:p>
          <draw:enhanced-geometry svg:viewBox="0 0 21600 21600" draw:type="rectangle" draw:enhanced-path="M 0 0 L 21600 0 21600 21600 0 21600 0 0 Z N"/>
        </draw:custom-shape>
        <draw:custom-shape draw:style-name="gr163" draw:text-style-name="P68" draw:layer="layout" svg:width="0.791cm" svg:height="2.287cm" draw:transform="skewX (0.00698131700797732) rotate (0.00663225115757845) translate (14.589cm 5.7cm)">
          <text:p text:style-name="P67"><text:span text:style-name="T39"/></text:p>
          <text:p text:style-name="P67"><text:span text:style-name="T39"/></text:p>
          <text:p text:style-name="P67"><text:span text:style-name="T39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70" draw:layer="layout" svg:x1="18.681cm" svg:y1="4.679cm" svg:x2="18.681cm" svg:y2="3.409cm">
          <text:p/>
        </draw:line>
        <draw:custom-shape draw:style-name="gr164" draw:text-style-name="P77" draw:layer="layout" svg:width="7.367cm" svg:height="2.284cm" svg:x="15.35cm" svg:y="5.701cm">
          <text:p text:style-name="P78"><text:span text:style-name="T35">void set(int x, int y) { S1 }</text:span></text:p>
          <text:p text:style-name="P78"><text:span text:style-name="T35">void set(int x, int y, int z) { S2 }</text:span></text:p>
          <text:p text:style-name="P78"><text:span text:style-name="T35">void set(int x, int y, int z) { </text:span><text:span text:style-name="T40">S1</text:span><text:span text:style-name="T35"> }</text:span></text:p>
          <draw:enhanced-geometry svg:viewBox="0 0 21600 21600" draw:type="rectangle" draw:enhanced-path="M 0 0 L 21600 0 21600 21600 0 21600 0 0 Z N"/>
        </draw:custom-shape>
        <draw:line draw:style-name="gr93" draw:text-style-name="P69" draw:layer="layout" svg:x1="15.354cm" svg:y1="5.719cm" svg:x2="15.354cm" svg:y2="7.985cm">
          <text:p/>
        </draw:line>
        <draw:custom-shape draw:style-name="gr117" draw:text-style-name="P77" draw:layer="layout" svg:width="4.191cm" svg:height="1.003cm" svg:x="16.951cm" svg:y="9.50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76" draw:layer="layout" svg:width="4.953cm" svg:height="1.018cm" svg:x="16.189cm" svg:y="8.485cm">
          <text:p text:style-name="P75"><text:span text:style-name="T35">point</text:span></text:p>
          <draw:enhanced-geometry svg:viewBox="0 0 21600 21600" draw:type="rectangle" draw:enhanced-path="M 0 0 L 21600 0 21600 21600 0 21600 0 0 Z N"/>
        </draw:custom-shape>
        <draw:custom-shape draw:style-name="gr165" draw:text-style-name="P68" draw:layer="layout" svg:width="0.791cm" svg:height="1cm" draw:transform="skewX (0.00593411945678072) rotate (0.00663225115757845) translate (16.189cm 9.5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9" draw:layer="layout" svg:x1="16.976cm" svg:y1="9.526cm" svg:x2="16.976cm" svg:y2="10.504cm">
          <text:p/>
        </draw:line>
        <draw:custom-shape draw:style-name="gr162" draw:text-style-name="P76" draw:layer="layout" svg:width="8.128cm" svg:height="1.018cm" svg:x="14.589cm" svg:y="11.785cm">
          <text:p text:style-name="P75"><text:span text:style-name="T35">point3D</text:span></text:p>
          <draw:enhanced-geometry svg:viewBox="0 0 21600 21600" draw:type="rectangle" draw:enhanced-path="M 0 0 L 21600 0 21600 21600 0 21600 0 0 Z N"/>
        </draw:custom-shape>
        <draw:custom-shape draw:style-name="gr166" draw:text-style-name="P68" draw:layer="layout" svg:width="0.791cm" svg:height="2.287cm" draw:transform="skewX (0.00698131700797732) rotate (0.00663225115757845) translate (14.589cm 12.807cm)">
          <text:p text:style-name="P67"><text:span text:style-name="T39"/></text:p>
          <text:p text:style-name="P67"><text:span text:style-name="T39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70" draw:layer="layout" svg:x1="18.681cm" svg:y1="11.786cm" svg:x2="18.681cm" svg:y2="10.516cm">
          <text:p/>
        </draw:line>
        <draw:custom-shape draw:style-name="gr164" draw:text-style-name="P77" draw:layer="layout" svg:width="7.367cm" svg:height="2.284cm" svg:x="15.35cm" svg:y="12.808cm">
          <text:p text:style-name="P78"><text:span text:style-name="T35">void set(int x, int y) { ... }</text:span></text:p>
          <text:p text:style-name="P78"><text:span text:style-name="T35">//void set(int x, int y) { ... }</text:span></text:p>
          <text:p text:style-name="P78"><text:span text:style-name="T35">void set(int x, int y, int z) { </text:span><text:span text:style-name="T41">...</text:span><text:span text:style-name="T35"> }</text:span></text:p>
          <draw:enhanced-geometry svg:viewBox="0 0 21600 21600" draw:type="rectangle" draw:enhanced-path="M 0 0 L 21600 0 21600 21600 0 21600 0 0 Z N"/>
        </draw:custom-shape>
        <draw:line draw:style-name="gr93" draw:text-style-name="P69" draw:layer="layout" svg:x1="15.354cm" svg:y1="12.826cm" svg:x2="15.354cm" svg:y2="15.092cm">
          <text:p/>
        </draw:line>
        <draw:custom-shape draw:style-name="gr117" draw:text-style-name="P77" draw:layer="layout" svg:width="4.191cm" svg:height="1.003cm" svg:x="11.951cm" svg:y="21.50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76" draw:layer="layout" svg:width="4.953cm" svg:height="1.018cm" svg:x="11.189cm" svg:y="20.492cm">
          <text:p text:style-name="P75"><text:span text:style-name="T35">point</text:span></text:p>
          <draw:enhanced-geometry svg:viewBox="0 0 21600 21600" draw:type="rectangle" draw:enhanced-path="M 0 0 L 21600 0 21600 21600 0 21600 0 0 Z N"/>
        </draw:custom-shape>
        <draw:custom-shape draw:style-name="gr167" draw:text-style-name="P68" draw:layer="layout" svg:width="0.791cm" svg:height="1cm" draw:transform="skewX (0.00593411945678072) rotate (0.00663225115757845) translate (11.189cm 21.5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9" draw:layer="layout" svg:x1="11.976cm" svg:y1="21.533cm" svg:x2="11.976cm" svg:y2="22.511cm">
          <text:p/>
        </draw:line>
        <draw:custom-shape draw:style-name="gr162" draw:text-style-name="P76" draw:layer="layout" svg:width="8.128cm" svg:height="1.018cm" svg:x="9.589cm" svg:y="23.792cm">
          <text:p text:style-name="P75"><text:span text:style-name="T35">point3D</text:span></text:p>
          <draw:enhanced-geometry svg:viewBox="0 0 21600 21600" draw:type="rectangle" draw:enhanced-path="M 0 0 L 21600 0 21600 21600 0 21600 0 0 Z N"/>
        </draw:custom-shape>
        <draw:custom-shape draw:style-name="gr168" draw:text-style-name="P68" draw:layer="layout" svg:width="0.791cm" svg:height="1.716cm" draw:transform="skewX (0.00698131700797732) rotate (0.00663225115757845) translate (9.589cm 24.814cm)">
          <text:p text:style-name="P67"><text:span text:style-name="T39"/></text:p>
          <text:p text:style-name="P67"><text:span text:style-name="T39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70" draw:layer="layout" svg:x1="13.681cm" svg:y1="23.793cm" svg:x2="13.681cm" svg:y2="22.523cm">
          <text:p/>
        </draw:line>
        <draw:custom-shape draw:style-name="gr169" draw:text-style-name="P77" draw:layer="layout" svg:width="7.367cm" svg:height="1.712cm" svg:x="10.35cm" svg:y="24.815cm">
          <text:p text:style-name="P78"><text:span text:style-name="T35">void set(int x, int y) { ... }</text:span></text:p>
          <text:p text:style-name="P78"><text:span text:style-name="T35">void set(int x, int y, int z) { </text:span><text:span text:style-name="T41">...</text:span><text:span text:style-name="T35"> }</text:span></text:p>
          <draw:enhanced-geometry svg:viewBox="0 0 21600 21600" draw:type="rectangle" draw:enhanced-path="M 0 0 L 21600 0 21600 21600 0 21600 0 0 Z N"/>
        </draw:custom-shape>
        <draw:line draw:style-name="gr93" draw:text-style-name="P69" draw:layer="layout" svg:x1="10.354cm" svg:y1="24.833cm" svg:x2="10.354cm" svg:y2="26.527cm">
          <text:p/>
        </draw:line>
        <draw:custom-shape draw:style-name="gr170" draw:text-style-name="P72" draw:layer="layout" svg:width="6.065cm" svg:height="2.273cm" svg:x="17.16cm" svg:y="21.207cm">
          <text:p text:style-name="P71"><text:span text:style-name="T8">point p = new point3D();</text:span></text:p>
          <text:p text:style-name="P71"><text:span text:style-name="T8">p.set(5, 7, 9);</text:span><text:span text:style-name="T8"><text:line-break/></text:span><text:span text:style-name="T8">p.set(5, 7);</text:span><text:span text:style-name="T8"><text:line-break/></text:span><text:span text:style-name="T8"/></text:p>
          <draw:enhanced-geometry svg:viewBox="0 0 21600 21600" draw:type="rectangle" draw:enhanced-path="M 0 0 L 21600 0 21600 21600 0 21600 0 0 Z N"/>
        </draw:custom-shape>
        <draw:custom-shape draw:style-name="gr171" draw:text-style-name="P73" draw:layer="layout" svg:width="0.791cm" svg:height="2.27cm" draw:transform="skewX (0.00663225115757845) rotate (0.00663225115757845) translate (16.353cm 21.212cm)">
          <text:p text:style-name="P67"><text:span text:style-name="T39"/></text:p>
          <text:p text:style-name="P67"><text:span text:style-name="T39"/></text:p>
          <text:p text:style-name="P67"><text:span text:style-name="T39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2" draw:text-style-name="P74" draw:layer="layout" svg:x1="17.141cm" svg:y1="21.239cm" svg:x2="17.141cm" svg:y2="23.48cm">
          <text:p/>
        </draw:line>
      </draw:page>
      <draw:page draw:name="page13" draw:style-name="dp1" draw:master-page-name="Default">
        <draw:custom-shape draw:style-name="gr172" draw:text-style-name="P77" draw:layer="layout" svg:width="4.905cm" svg:height="6.191cm" svg:x="2.064cm" svg:y="1.286cm">
          <text:p text:style-name="P78"><text:span text:style-name="T35">…</text:span><text:span text:style-name="T35"><text:line-break/></text:span><text:span text:style-name="T35">void set(int x, int y)</text:span><text:span text:style-name="T35"><text:line-break/></text:span><text:span text:style-name="T35">{</text:span><text:span text:style-name="T35"><text:line-break/></text:span><text:span text:style-name="T35"> <text:s text:c="5"/>x = x;</text:span><text:span text:style-name="T35"><text:line-break/></text:span><text:span text:style-name="T35"> <text:s text:c="5"/>this.x = x;</text:span><text:span text:style-name="T35"><text:line-break/></text:span><text:span text:style-name="T35"> <text:s text:c="5"/>y = y;</text:span><text:span text:style-name="T35"><text:line-break/></text:span><text:span text:style-name="T35"> <text:s text:c="5"/>this.y = y;</text:span><text:span text:style-name="T35"><text:line-break/></text:span><text:span text:style-name="T35">}</text:span><text:span text:style-name="T35"><text:line-break/></text:span><text:span text:style-name="T35">...</text:span></text:p>
          <draw:enhanced-geometry svg:viewBox="0 0 21600 21600" draw:type="rectangle" draw:enhanced-path="M 0 0 L 21600 0 21600 21600 0 21600 0 0 Z N"/>
        </draw:custom-shape>
        <draw:custom-shape draw:style-name="gr173" draw:text-style-name="P76" draw:layer="layout" svg:width="5.667cm" svg:height="1.018cm" svg:x="1.302cm" svg:y="0.27cm">
          <text:p text:style-name="P75"><text:span text:style-name="T35">point</text:span></text:p>
          <draw:enhanced-geometry svg:viewBox="0 0 21600 21600" draw:type="rectangle" draw:enhanced-path="M 0 0 L 21600 0 21600 21600 0 21600 0 0 Z N"/>
        </draw:custom-shape>
        <draw:custom-shape draw:style-name="gr174" draw:text-style-name="P68" draw:layer="layout" svg:width="0.791cm" svg:height="6.187cm" draw:transform="skewX (0.00663225115757845) rotate (0.00663225115757845) translate (1.302cm 1.292cm)">
          <text:p text:style-name="P67"><text:span text:style-name="T39"/></text:p>
          <text:p text:style-name="P67"><text:span text:style-name="T39"/></text:p>
          <text:p text:style-name="P67"><text:span text:style-name="T39"/></text:p>
          <text:p text:style-name="P67"><text:span text:style-name="T39"/></text:p>
          <text:p text:style-name="P67"><text:span text:style-name="T39">Δ1</text:span></text:p>
          <text:p text:style-name="P67"><text:span text:style-name="T39"/></text:p>
          <text:p text:style-name="P67"><text:span text:style-name="T39">Δ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9" draw:layer="layout" svg:x1="2.089cm" svg:y1="1.311cm" svg:x2="2.089cm" svg:y2="7.477cm">
          <text:p/>
        </draw:line>
        <draw:custom-shape draw:style-name="gr172" draw:text-style-name="P77" draw:layer="layout" svg:width="4.905cm" svg:height="6.191cm" svg:x="2.063cm" svg:y="9.293cm">
          <text:p text:style-name="P78"><text:span text:style-name="T39">…</text:span><text:span text:style-name="T39"><text:line-break/></text:span><text:span text:style-name="T39">void set(int x, int y)</text:span><text:span text:style-name="T39"><text:line-break/></text:span><text:span text:style-name="T39">{</text:span><text:span text:style-name="T39"><text:line-break/></text:span><text:span text:style-name="T39"> <text:s text:c="5"/></text:span><text:span text:style-name="T35">this.x = x;</text:span></text:p>
          <text:p text:style-name="P78"><text:span text:style-name="T39"><text:s text:c="6"/></text:span><text:span text:style-name="T39">x = x;</text:span><text:span text:style-name="T39"><text:line-break/></text:span><text:span text:style-name="T39"> <text:s text:c="5"/>this.y = y;</text:span><text:span text:style-name="T39"><text:line-break/></text:span><text:span text:style-name="T35"> <text:s text:c="5"/>y = y;</text:span><text:span text:style-name="T35"><text:line-break/></text:span><text:span text:style-name="T35">}</text:span><text:span text:style-name="T35"><text:line-break/></text:span><text:span text:style-name="T35">...</text:span></text:p>
          <draw:enhanced-geometry svg:viewBox="0 0 21600 21600" draw:type="rectangle" draw:enhanced-path="M 0 0 L 21600 0 21600 21600 0 21600 0 0 Z N"/>
        </draw:custom-shape>
        <draw:custom-shape draw:style-name="gr173" draw:text-style-name="P76" draw:layer="layout" svg:width="5.667cm" svg:height="1.018cm" svg:x="1.301cm" svg:y="8.277cm">
          <text:p text:style-name="P75"><text:span text:style-name="T35">point</text:span></text:p>
          <draw:enhanced-geometry svg:viewBox="0 0 21600 21600" draw:type="rectangle" draw:enhanced-path="M 0 0 L 21600 0 21600 21600 0 21600 0 0 Z N"/>
        </draw:custom-shape>
        <draw:custom-shape draw:style-name="gr175" draw:text-style-name="P68" draw:layer="layout" svg:width="0.791cm" svg:height="6.187cm" draw:transform="skewX (0.00663225115757845) rotate (0.00663225115757845) translate (1.301cm 9.299cm)">
          <text:p text:style-name="P67"><text:span text:style-name="T39"/></text:p>
          <text:p text:style-name="P67"><text:span text:style-name="T39"/></text:p>
          <text:p text:style-name="P67"><text:span text:style-name="T39"/></text:p>
          <text:p text:style-name="P67"><text:span text:style-name="T39"/></text:p>
          <text:p text:style-name="P67"><text:span text:style-name="T39">Δ1</text:span></text:p>
          <text:p text:style-name="P67"><text:span text:style-name="T39"/></text:p>
          <text:p text:style-name="P67"><text:span text:style-name="T39">Δ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9" draw:layer="layout" svg:x1="2.088cm" svg:y1="9.318cm" svg:x2="2.088cm" svg:y2="15.484cm">
          <text:p/>
        </draw:line>
        <draw:custom-shape draw:style-name="gr176" draw:text-style-name="P77" draw:layer="layout" svg:width="5.415cm" svg:height="3.02cm" svg:x="2.062cm" svg:y="18.3cm">
          <text:p text:style-name="P78"><text:span text:style-name="T35">public int x = 0;</text:span><text:span text:style-name="T35"><text:line-break/></text:span><text:span text:style-name="T35">public static int x = 0;</text:span><text:span text:style-name="T35"><text:line-break/></text:span><text:span text:style-name="T35">public int y = 0;</text:span><text:span text:style-name="T35"><text:line-break/></text:span><text:span text:style-name="T35">public static int y = 0;</text:span></text:p>
          <draw:enhanced-geometry svg:viewBox="0 0 21600 21600" draw:type="rectangle" draw:enhanced-path="M 0 0 L 21600 0 21600 21600 0 21600 0 0 Z N"/>
        </draw:custom-shape>
        <draw:custom-shape draw:style-name="gr177" draw:text-style-name="P76" draw:layer="layout" svg:width="6.177cm" svg:height="1.018cm" svg:x="1.3cm" svg:y="17.284cm">
          <text:p text:style-name="P75"><text:span text:style-name="T35">point</text:span></text:p>
          <draw:enhanced-geometry svg:viewBox="0 0 21600 21600" draw:type="rectangle" draw:enhanced-path="M 0 0 L 21600 0 21600 21600 0 21600 0 0 Z N"/>
        </draw:custom-shape>
        <draw:custom-shape draw:style-name="gr178" draw:text-style-name="P68" draw:layer="layout" svg:width="0.791cm" svg:height="3.016cm" draw:transform="skewX (0.00663225115757845) rotate (0.00663225115757845) translate (1.3cm 18.306cm)">
          <text:p text:style-name="P67"><text:span text:style-name="T39"/></text:p>
          <text:p text:style-name="P67"><text:span text:style-name="T39">Δ1</text:span></text:p>
          <text:p text:style-name="P67"><text:span text:style-name="T39"/></text:p>
          <text:p text:style-name="P67"><text:span text:style-name="T39">Δ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9" draw:layer="layout" svg:x1="2.087cm" svg:y1="18.325cm" svg:x2="2.087cm" svg:y2="21.32cm">
          <text:p/>
        </draw:line>
        <draw:custom-shape draw:style-name="gr176" draw:text-style-name="P77" draw:layer="layout" svg:width="5.415cm" svg:height="3.02cm" svg:x="2.062cm" svg:y="23.306cm">
          <text:p text:style-name="P78"><text:span text:style-name="T35">public static int x = 0;</text:span><text:span text:style-name="T35"><text:line-break/></text:span><text:span text:style-name="T35">public int x = 0;</text:span><text:span text:style-name="T35"><text:line-break/></text:span><text:span text:style-name="T35">public static int y = 0;</text:span><text:span text:style-name="T35"><text:line-break/></text:span><text:span text:style-name="T35">public int y = 0;</text:span></text:p>
          <draw:enhanced-geometry svg:viewBox="0 0 21600 21600" draw:type="rectangle" draw:enhanced-path="M 0 0 L 21600 0 21600 21600 0 21600 0 0 Z N"/>
        </draw:custom-shape>
        <draw:custom-shape draw:style-name="gr177" draw:text-style-name="P76" draw:layer="layout" svg:width="6.177cm" svg:height="1.018cm" svg:x="1.3cm" svg:y="22.29cm">
          <text:p text:style-name="P75"><text:span text:style-name="T35">point</text:span></text:p>
          <draw:enhanced-geometry svg:viewBox="0 0 21600 21600" draw:type="rectangle" draw:enhanced-path="M 0 0 L 21600 0 21600 21600 0 21600 0 0 Z N"/>
        </draw:custom-shape>
        <draw:custom-shape draw:style-name="gr179" draw:text-style-name="P68" draw:layer="layout" svg:width="0.791cm" svg:height="3.016cm" draw:transform="skewX (0.00663225115757845) rotate (0.00663225115757845) translate (1.3cm 23.312cm)">
          <text:p text:style-name="P67"><text:span text:style-name="T39"/></text:p>
          <text:p text:style-name="P67"><text:span text:style-name="T39">Δ1</text:span></text:p>
          <text:p text:style-name="P67"><text:span text:style-name="T39"/></text:p>
          <text:p text:style-name="P67"><text:span text:style-name="T39">Δ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9" draw:layer="layout" svg:x1="2.087cm" svg:y1="23.331cm" svg:x2="2.087cm" svg:y2="26.326cm">
          <text:p/>
        </draw:line>
        <draw:custom-shape draw:style-name="gr180" draw:text-style-name="P77" draw:layer="layout" svg:width="2.876cm" svg:height="2.355cm" svg:x="10.062cm" svg:y="1.312cm">
          <text:p text:style-name="P78"><text:span text:style-name="T35">int x = 5;</text:span><text:span text:style-name="T35"><text:line-break/></text:span><text:span text:style-name="T35">int x;</text:span><text:span text:style-name="T35"><text:line-break/></text:span><text:span text:style-name="T35">...</text:span></text:p>
          <draw:enhanced-geometry svg:viewBox="0 0 21600 21600" draw:type="rectangle" draw:enhanced-path="M 0 0 L 21600 0 21600 21600 0 21600 0 0 Z N"/>
        </draw:custom-shape>
        <draw:custom-shape draw:style-name="gr181" draw:text-style-name="P76" draw:layer="layout" svg:width="3.638cm" svg:height="1.018cm" svg:x="9.3cm" svg:y="0.296cm">
          <text:p text:style-name="P75"><text:span text:style-name="T35">point</text:span></text:p>
          <draw:enhanced-geometry svg:viewBox="0 0 21600 21600" draw:type="rectangle" draw:enhanced-path="M 0 0 L 21600 0 21600 21600 0 21600 0 0 Z N"/>
        </draw:custom-shape>
        <draw:custom-shape draw:style-name="gr182" draw:text-style-name="P68" draw:layer="layout" svg:width="0.791cm" svg:height="2.351cm" draw:transform="skewX (0.00680678408277788) rotate (0.00663225115757845) translate (9.3cm 1.318cm)">
          <text:p text:style-name="P67"><text:span text:style-name="T39"/></text:p>
          <text:p text:style-name="P67"><text:span text:style-name="T39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9" draw:layer="layout" svg:x1="10.087cm" svg:y1="1.337cm" svg:x2="10.087cm" svg:y2="3.667cm">
          <text:p/>
        </draw:line>
        <draw:custom-shape draw:style-name="gr183" draw:text-style-name="P77" draw:layer="layout" svg:width="3.257cm" svg:height="2.355cm" svg:x="10.062cm" svg:y="5.319cm">
          <text:p text:style-name="P78"><text:span text:style-name="T35">point() {…}</text:span><text:span text:style-name="T35"><text:line-break/></text:span><text:span text:style-name="T35">// point() {…}</text:span></text:p>
          <text:p text:style-name="P78"><text:span text:style-name="T35">...</text:span></text:p>
          <draw:enhanced-geometry svg:viewBox="0 0 21600 21600" draw:type="rectangle" draw:enhanced-path="M 0 0 L 21600 0 21600 21600 0 21600 0 0 Z N"/>
        </draw:custom-shape>
        <draw:custom-shape draw:style-name="gr184" draw:text-style-name="P76" draw:layer="layout" svg:width="4.019cm" svg:height="1.018cm" svg:x="9.3cm" svg:y="4.303cm">
          <text:p text:style-name="P75"><text:span text:style-name="T35">point</text:span></text:p>
          <draw:enhanced-geometry svg:viewBox="0 0 21600 21600" draw:type="rectangle" draw:enhanced-path="M 0 0 L 21600 0 21600 21600 0 21600 0 0 Z N"/>
        </draw:custom-shape>
        <draw:custom-shape draw:style-name="gr185" draw:text-style-name="P68" draw:layer="layout" svg:width="0.791cm" svg:height="2.351cm" draw:transform="skewX (0.00680678408277788) rotate (0.00663225115757845) translate (9.3cm 5.325cm)">
          <text:p text:style-name="P67"><text:span text:style-name="T39"/></text:p>
          <text:p text:style-name="P67"><text:span text:style-name="T39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9" draw:layer="layout" svg:x1="10.087cm" svg:y1="5.344cm" svg:x2="10.087cm" svg:y2="7.674cm">
          <text:p/>
        </draw:line>
      </draw:page>
      <draw:page draw:name="page14" draw:style-name="dp2" draw:master-page-name="Default">
        <draw:custom-shape draw:style-name="gr186" draw:text-style-name="P80" xml:id="id88" draw:id="id88" draw:layer="layout" svg:width="9.652cm" svg:height="2.54cm" svg:x="5.938cm" svg:y="0.874cm">
          <text:p text:style-name="P79"><text:span text:style-name="T42">Grammar-Based</text:span></text:p>
          <text:p text:style-name="P79"><text:span text:style-name="T42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80" xml:id="id80" draw:id="id80" draw:layer="layout" svg:width="3.683cm" svg:height="2.159cm" svg:x="-2.015cm" svg:y="5.954cm">
          <text:p text:style-name="P79"><text:span text:style-name="T42">Program</text:span></text:p>
          <text:p text:style-name="P79"><text:span text:style-name="T42">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80" xml:id="id89" draw:id="id89" draw:layer="layout" svg:width="3.984cm" svg:height="2.159cm" svg:x="6.884cm" svg:y="5.954cm">
          <text:p text:style-name="P79"><text:span text:style-name="T42">Interg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81" xml:id="id83" draw:id="id83" draw:layer="layout" svg:width="3.683cm" svg:height="2.159cm" svg:x="11.385cm" svg:y="5.954cm">
          <text:p text:style-name="P79"><text:span text:style-name="T42">Model</text:span></text:p>
          <text:p text:style-name="P79"><text:span text:style-name="T42">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80" xml:id="id85" draw:id="id85" draw:layer="layout" svg:width="3.683cm" svg:height="2.159cm" svg:x="16.385cm" svg:y="5.954cm">
          <text:p text:style-name="P79"><text:span text:style-name="T42">Input</text:span></text:p>
          <text:p text:style-name="P79"><text:span text:style-name="T42">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83" xml:id="id81" draw:id="id81" draw:layer="layout" svg:width="5.143cm" svg:height="2.075cm" svg:x="-3.952cm" svg:y="14.42cm">
          <text:list text:style-name="L1">
            <text:list-item>
              <text:p text:style-name="P82"><text:span text:style-name="T43">Compiler Testing</text:span></text:p>
            </text:list-item>
            <text:list-item>
              <text:p text:style-name="P82"><text:span text:style-name="T43">Valid and invalid</text:span><text:span text:style-name="T43"><text:line-break/></text:span><text:span text:style-name="T43">string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85" xml:id="id82" draw:id="id82" draw:layer="layout" svg:width="5.588cm" svg:height="3.521cm" svg:x="-0.491cm" svg:y="10.371cm">
          <text:list text:style-name="L1">
            <text:list-item>
              <text:p text:style-name="P84"><text:span text:style-name="T43">Program Mutation</text:span></text:p>
            </text:list-item>
            <text:list-item>
              <text:p text:style-name="P84"><text:span text:style-name="T43">Valid strings</text:span></text:p>
            </text:list-item>
            <text:list-item>
              <text:p text:style-name="P84"><text:span text:style-name="T43">Mutants are not</text:span></text:p>
              <text:p text:style-name="P84"><text:span text:style-name="T43">tests</text:span></text:p>
            </text:list-item>
            <text:list-item>
              <text:p text:style-name="P84"><text:span text:style-name="T43">Must kill mutan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2" draw:text-style-name="P86" draw:layer="layout" draw:line-skew="-2.074cm" svg:x1="-0.173cm" svg:y1="8.113cm" svg:x2="-1.38cm" svg:y2="14.42cm" draw:start-shape="id80" draw:start-glue-point="2" draw:end-shape="id81" draw:end-glue-point="0" svg:d="M-173 8113v1080h-1207v5227" svg:viewBox="0 0 1208 6308">
          <text:p/>
        </draw:connector>
        <draw:connector draw:style-name="gr192" draw:text-style-name="P86" draw:layer="layout" draw:line-skew="-0.049cm" svg:x1="-0.173cm" svg:y1="8.113cm" svg:x2="2.303cm" svg:y2="10.371cm" draw:start-shape="id80" draw:end-shape="id82" draw:end-glue-point="0" svg:d="M-173 8113v1080h2476v1178" svg:viewBox="0 0 2477 2259">
          <text:p/>
        </draw:connector>
        <draw:connector draw:style-name="gr192" draw:text-style-name="P86" draw:layer="layout" svg:x1="13.226cm" svg:y1="8.113cm" svg:x2="13.219cm" svg:y2="15.42cm" draw:start-shape="id83" draw:end-shape="id84" draw:end-glue-point="0" svg:d="M13226 8113v3654h-7v3653" svg:viewBox="0 0 8 7308">
          <text:p/>
        </draw:connector>
        <draw:connector draw:style-name="gr192" draw:text-style-name="P86" draw:layer="layout" draw:line-skew="-0.074cm" svg:x1="18.226cm" svg:y1="8.113cm" svg:x2="17.019cm" svg:y2="10.42cm" draw:start-shape="id85" draw:start-glue-point="2" draw:end-shape="id86" draw:end-glue-point="0" svg:d="M18226 8113v1080h-1207v1227" svg:viewBox="0 0 1208 2308">
          <text:p/>
        </draw:connector>
        <draw:connector draw:style-name="gr192" draw:text-style-name="P86" draw:layer="layout" draw:line-skew="-2.124cm" svg:x1="18.226cm" svg:y1="8.113cm" svg:x2="20.943cm" svg:y2="14.52cm" draw:start-shape="id85" draw:end-shape="id87" draw:end-glue-point="0" svg:d="M18226 8113v1080h2717v5327" svg:viewBox="0 0 2718 6408">
          <text:p/>
        </draw:connector>
        <draw:connector draw:style-name="gr192" draw:text-style-name="P86" draw:layer="layout" svg:x1="10.764cm" svg:y1="3.414cm" svg:x2="-0.173cm" svg:y2="5.954cm" draw:start-shape="id88" draw:start-glue-point="2" draw:end-shape="id80" draw:end-glue-point="0" svg:d="M10764 3414v1270h-10937v1270" svg:viewBox="0 0 10938 2541">
          <text:p/>
        </draw:connector>
        <draw:connector draw:style-name="gr192" draw:text-style-name="P86" draw:layer="layout" svg:x1="10.764cm" svg:y1="3.414cm" svg:x2="8.876cm" svg:y2="5.954cm" draw:start-shape="id88" draw:end-shape="id89" draw:end-glue-point="0" svg:d="M10764 3414v1270h-1888v1270" svg:viewBox="0 0 1889 2541">
          <text:p/>
        </draw:connector>
        <draw:connector draw:style-name="gr192" draw:text-style-name="P86" draw:layer="layout" svg:x1="10.764cm" svg:y1="3.414cm" svg:x2="13.226cm" svg:y2="5.954cm" draw:start-shape="id88" draw:start-glue-point="2" draw:end-shape="id83" svg:d="M10764 3414v1270h2462v1270" svg:viewBox="0 0 2463 2541">
          <text:p/>
        </draw:connector>
        <draw:connector draw:style-name="gr192" draw:text-style-name="P86" draw:layer="layout" svg:x1="10.764cm" svg:y1="3.414cm" svg:x2="18.226cm" svg:y2="5.954cm" draw:start-shape="id88" draw:end-shape="id85" svg:d="M10764 3414v1270h7462v1270" svg:viewBox="0 0 7463 2541">
          <text:p/>
        </draw:connector>
        <draw:frame draw:style-name="gr193" draw:text-style-name="P58" draw:layer="layout" svg:width="2.526cm" svg:height="0.907cm" svg:x="-3.261cm" svg:y="8.385cm">
          <draw:text-box>
            <text:p><text:span text:style-name="T8">Grammar</text:span></text:p>
          </draw:text-box>
        </draw:frame>
        <draw:frame draw:style-name="gr194" draw:text-style-name="P58" draw:layer="layout" svg:width="2.458cm" svg:height="1.563cm" svg:x="-0.16cm" svg:y="8.386cm">
          <draw:text-box>
            <text:p><text:span text:style-name="T8">String</text:span></text:p>
            <text:p><text:span text:style-name="T8">Mutation</text:span></text:p>
          </draw:text-box>
        </draw:frame>
        <draw:custom-shape draw:style-name="gr195" draw:text-style-name="P85" xml:id="id90" draw:id="id90" draw:layer="layout" svg:width="5.588cm" svg:height="4.601cm" svg:x="5.51cm" svg:y="10.371cm">
          <text:list text:style-name="L1">
            <text:list-item>
              <text:p text:style-name="P84"><text:span text:style-name="T43">Test how classes</text:span><text:span text:style-name="T43"><text:line-break/></text:span><text:span text:style-name="T43">interact</text:span></text:p>
            </text:list-item>
            <text:list-item>
              <text:p text:style-name="P84"><text:span text:style-name="T43">Valid strings</text:span></text:p>
            </text:list-item>
            <text:list-item>
              <text:p text:style-name="P84"><text:span text:style-name="T43">Mutants are not</text:span></text:p>
              <text:p text:style-name="P84"><text:span text:style-name="T43">tests</text:span></text:p>
            </text:list-item>
            <text:list-item>
              <text:p text:style-name="P84"><text:span text:style-name="T43">Must kill mutants</text:span></text:p>
            </text:list-item>
            <text:list-item>
              <text:p text:style-name="P84"><text:span text:style-name="T43">Includes OO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2" draw:text-style-name="P86" draw:layer="layout" draw:line-skew="-0.176cm" svg:x1="8.876cm" svg:y1="8.113cm" svg:x2="8.304cm" svg:y2="10.371cm" draw:start-shape="id89" draw:start-glue-point="2" draw:end-shape="id90" draw:end-glue-point="0" svg:d="M8876 8113v953h-572v1305" svg:viewBox="0 0 573 2259">
          <text:p/>
        </draw:connector>
        <draw:custom-shape draw:style-name="gr196" draw:text-style-name="P87" xml:id="id84" draw:id="id84" draw:layer="layout" svg:width="5.143cm" svg:height="2.837cm" svg:x="10.648cm" svg:y="15.42cm">
          <text:list text:style-name="L1">
            <text:list-item>
              <text:p text:style-name="P82"><text:span text:style-name="T43">FSMs</text:span></text:p>
            </text:list-item>
            <text:list-item>
              <text:p text:style-name="P82"><text:span text:style-name="T43">Model Checking</text:span></text:p>
            </text:list-item>
            <text:list-item>
              <text:p text:style-name="P82"><text:span text:style-name="T43">Valid Strings</text:span></text:p>
            </text:list-item>
            <text:list-item>
              <text:p text:style-name="P82"><text:span text:style-name="T43">Traces are tes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83" xml:id="id86" draw:id="id86" draw:layer="layout" svg:width="5.143cm" svg:height="2.837cm" svg:x="14.448cm" svg:y="10.42cm">
          <text:list text:style-name="L1">
            <text:list-item>
              <text:p text:style-name="P82"><text:span text:style-name="T43">Input validation</text:span><text:span text:style-name="T43"><text:line-break/></text:span><text:span text:style-name="T43">testing</text:span></text:p>
            </text:list-item>
            <text:list-item>
              <text:p text:style-name="P82"><text:span text:style-name="T43">XML and others</text:span></text:p>
            </text:list-item>
            <text:list-item>
              <text:p text:style-name="P82"><text:span text:style-name="T43">Valid String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83" xml:id="id87" draw:id="id87" draw:layer="layout" svg:width="5.591cm" svg:height="3.726cm" svg:x="18.148cm" svg:y="14.52cm">
          <text:list text:style-name="L1">
            <text:list-item>
              <text:p text:style-name="P82"><text:span text:style-name="T43">Input validation</text:span></text:p>
            </text:list-item>
            <text:list-item>
              <text:p text:style-name="P82"><text:span text:style-name="T43">XML and others</text:span></text:p>
            </text:list-item>
            <text:list-item>
              <text:p text:style-name="P82"><text:span text:style-name="T43">Invalid strings</text:span></text:p>
            </text:list-item>
            <text:list-item>
              <text:p text:style-name="P82"><text:span text:style-name="T43">No ground strings</text:span></text:p>
            </text:list-item>
            <text:list-item>
              <text:p text:style-name="P82"><text:span text:style-name="T43">Mutants are tes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text-style-name="P58" draw:layer="layout" svg:width="2.526cm" svg:height="0.907cm" svg:x="15.539cm" svg:y="8.385cm">
          <draw:text-box>
            <text:p><text:span text:style-name="T8">Grammar</text:span></text:p>
          </draw:text-box>
        </draw:frame>
        <draw:frame draw:style-name="gr194" draw:text-style-name="P58" draw:layer="layout" svg:width="2.458cm" svg:height="1.563cm" svg:x="18.34cm" svg:y="8.386cm">
          <draw:text-box>
            <text:p><text:span text:style-name="T8">String</text:span></text:p>
            <text:p><text:span text:style-name="T8">Mutation</text:span></text:p>
          </draw:text-box>
        </draw:frame>
        <draw:frame draw:style-name="gr199" draw:text-style-name="P58" draw:layer="layout" svg:width="4.024cm" svg:height="0.907cm" svg:x="11.641cm" svg:y="9.187cm">
          <draw:text-box>
            <text:p><text:span text:style-name="T8">String </text:span><text:span text:style-name="T8">Mutation</text:span></text:p>
          </draw:text-box>
        </draw:frame>
        <draw:frame draw:style-name="gr199" draw:text-style-name="P58" draw:layer="layout" svg:width="4.024cm" svg:height="0.907cm" svg:x="6.742cm" svg:y="9.188cm">
          <draw:text-box>
            <text:p><text:span text:style-name="T8">String </text:span><text:span text:style-name="T8">Mutation</text:span></text:p>
          </draw:text-box>
        </draw:frame>
        <draw:custom-shape draw:style-name="gr200" draw:text-style-name="P88" draw:layer="layout" svg:width="11.811cm" svg:height="8.763cm" svg:x="1cm" svg:y="19.923cm">
          <text:p/>
          <draw:enhanced-geometry svg:viewBox="0 0 21600 21600" draw:type="rectangle" draw:enhanced-path="M 0 0 L 21600 0 21600 21600 0 21600 0 0 Z N"/>
        </draw:custom-shape>
        <draw:custom-shape draw:style-name="gr201" draw:text-style-name="P90" draw:layer="layout" svg:width="3.937cm" svg:height="1.778cm" svg:x="4.937cm" svg:y="19.026cm">
          <text:p text:style-name="P89"><text:span text:style-name="T36">FSM</text:span></text:p>
          <text:p text:style-name="P89"><text:span text:style-name="T36">Version</text:span></text:p>
          <draw:enhanced-geometry svg:viewBox="0 0 21600 21600" draw:type="rectangle" draw:enhanced-path="M 0 0 L 21600 0 21600 21600 0 21600 0 0 Z N"/>
        </draw:custom-shape>
        <draw:custom-shape draw:style-name="gr202" draw:text-style-name="P92" xml:id="id91" draw:id="id91" draw:layer="layout" svg:width="2.032cm" svg:height="2.032cm" svg:x="2.843cm" svg:y="21.082cm">
          <text:p text:style-name="P91"><text:span text:style-name="T44">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92" xml:id="id92" draw:id="id92" draw:layer="layout" svg:width="2.032cm" svg:height="2.032cm" svg:x="9.844cm" svg:y="21.083cm">
          <text:p text:style-name="P91"><text:span text:style-name="T44">T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92" xml:id="id93" draw:id="id93" draw:layer="layout" svg:width="2.032cm" svg:height="2.032cm" svg:x="9.845cm" svg:y="25.184cm">
          <text:p text:style-name="P91"><text:span text:style-name="T44">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92" xml:id="id94" draw:id="id94" draw:layer="layout" svg:width="2.032cm" svg:height="2.032cm" svg:x="2.846cm" svg:y="25.185cm">
          <text:p text:style-name="P91"><text:span text:style-name="T44">T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3" draw:text-style-name="P93" draw:layer="layout" draw:type="line" svg:x1="4.875cm" svg:y1="22.098cm" svg:x2="9.844cm" svg:y2="22.099cm" draw:start-shape="id91" draw:start-glue-point="10" draw:end-shape="id92" draw:end-glue-point="6" svg:d="M4875 22098l4969 1" svg:viewBox="0 0 4970 2">
          <text:p/>
        </draw:connector>
        <draw:connector draw:style-name="gr203" draw:text-style-name="P93" draw:layer="layout" draw:type="line" svg:x1="10.86cm" svg:y1="23.115cm" svg:x2="10.861cm" svg:y2="25.184cm" draw:start-shape="id92" draw:start-glue-point="8" draw:end-shape="id93" draw:end-glue-point="4" svg:d="M10860 23115l1 2069" svg:viewBox="0 0 2 2070">
          <text:p/>
        </draw:connector>
        <draw:connector draw:style-name="gr203" draw:text-style-name="P93" draw:layer="layout" draw:type="line" svg:x1="9.845cm" svg:y1="26.2cm" svg:x2="4.878cm" svg:y2="26.201cm" draw:start-shape="id93" draw:start-glue-point="6" draw:end-shape="id94" draw:end-glue-point="10" svg:d="M9845 26200l-4967 1" svg:viewBox="0 0 4968 2">
          <text:p/>
        </draw:connector>
        <draw:connector draw:style-name="gr203" draw:text-style-name="P94" draw:layer="layout" draw:type="curve" draw:line-skew="0.546cm -0.711cm" svg:x1="3.862cm" svg:y1="27.217cm" svg:x2="2.846cm" svg:y2="26.201cm" draw:start-shape="id94" draw:start-glue-point="8" draw:end-shape="id94" draw:end-glue-point="6" svg:d="M3862 27217c0 1632-1134 1360-1858 698s-1036-1714 842-1714" svg:viewBox="0 0 2424 2234">
          <text:p/>
        </draw:connector>
        <draw:line draw:style-name="gr204" draw:text-style-name="P94" draw:layer="layout" svg:x1="1.573cm" svg:y1="22.125cm" svg:x2="2.843cm" svg:y2="22.125cm">
          <text:p/>
        </draw:line>
      </draw:page>
      <draw:page draw:name="page15" draw:style-name="dp2" draw:master-page-name="Default">
        <draw:custom-shape draw:style-name="gr205" draw:text-style-name="P88" xml:id="id103" draw:id="id103" draw:layer="layout" svg:width="11.811cm" svg:height="8.763cm" svg:x="-0.127cm" svg:y="11.01cm">
          <text:p/>
          <draw:enhanced-geometry svg:viewBox="0 0 21600 21600" draw:type="rectangle" draw:enhanced-path="M 0 0 L 21600 0 21600 21600 0 21600 0 0 Z N"/>
        </draw:custom-shape>
        <draw:custom-shape draw:style-name="gr206" draw:text-style-name="P90" draw:layer="layout" svg:width="3.937cm" svg:height="1.778cm" svg:x="3.81cm" svg:y="10.113cm">
          <text:p text:style-name="P89"><text:span text:style-name="T36">FSM</text:span></text:p>
          <text:p text:style-name="P89"><text:span text:style-name="T36">Version</text:span></text:p>
          <draw:enhanced-geometry svg:viewBox="0 0 21600 21600" draw:type="rectangle" draw:enhanced-path="M 0 0 L 21600 0 21600 21600 0 21600 0 0 Z N"/>
        </draw:custom-shape>
        <draw:custom-shape draw:style-name="gr207" draw:text-style-name="P92" xml:id="id95" draw:id="id95" draw:layer="layout" svg:width="2.032cm" svg:height="2.032cm" svg:x="1.716cm" svg:y="12.169cm">
          <text:p text:style-name="P91"><text:span text:style-name="T44">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92" xml:id="id96" draw:id="id96" draw:layer="layout" svg:width="2.032cm" svg:height="2.032cm" svg:x="8.717cm" svg:y="12.17cm">
          <text:p text:style-name="P91"><text:span text:style-name="T44">T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92" xml:id="id97" draw:id="id97" draw:layer="layout" svg:width="2.032cm" svg:height="2.032cm" svg:x="8.718cm" svg:y="16.271cm">
          <text:p text:style-name="P91"><text:span text:style-name="T44">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92" xml:id="id98" draw:id="id98" draw:layer="layout" svg:width="2.032cm" svg:height="2.032cm" svg:x="1.719cm" svg:y="16.272cm">
          <text:p text:style-name="P91"><text:span text:style-name="T44">T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3" draw:text-style-name="P93" draw:layer="layout" draw:type="line" svg:x1="3.748cm" svg:y1="13.185cm" svg:x2="8.717cm" svg:y2="13.186cm" draw:start-shape="id95" draw:start-glue-point="10" draw:end-shape="id96" draw:end-glue-point="6" svg:d="M3748 13185l4969 1" svg:viewBox="0 0 4970 2">
          <text:p/>
        </draw:connector>
        <draw:connector draw:style-name="gr203" draw:text-style-name="P93" draw:layer="layout" draw:type="line" svg:x1="9.733cm" svg:y1="14.202cm" svg:x2="9.734cm" svg:y2="16.271cm" draw:start-shape="id96" draw:start-glue-point="8" draw:end-shape="id97" draw:end-glue-point="4" svg:d="M9733 14202l1 2069" svg:viewBox="0 0 2 2070">
          <text:p/>
        </draw:connector>
        <draw:connector draw:style-name="gr203" draw:text-style-name="P93" draw:layer="layout" draw:type="line" svg:x1="8.718cm" svg:y1="17.287cm" svg:x2="3.751cm" svg:y2="17.288cm" draw:start-shape="id97" draw:start-glue-point="6" draw:end-shape="id98" draw:end-glue-point="10" svg:d="M8718 17287l-4967 1" svg:viewBox="0 0 4968 2">
          <text:p/>
        </draw:connector>
        <draw:connector draw:style-name="gr203" draw:text-style-name="P94" draw:layer="layout" draw:type="curve" draw:line-skew="0.546cm -0.711cm" svg:x1="2.735cm" svg:y1="18.304cm" svg:x2="1.719cm" svg:y2="17.288cm" draw:start-shape="id98" draw:start-glue-point="8" draw:end-shape="id98" draw:end-glue-point="6" svg:d="M2735 18304c0 1632-1134 1360-1858 698s-1036-1714 842-1714" svg:viewBox="0 0 2424 2234">
          <text:p/>
        </draw:connector>
        <draw:line draw:style-name="gr204" draw:text-style-name="P94" draw:layer="layout" svg:x1="0.446cm" svg:y1="13.212cm" svg:x2="1.716cm" svg:y2="13.212cm">
          <text:p/>
        </draw:line>
        <draw:custom-shape draw:style-name="gr205" draw:text-style-name="P88" xml:id="id104" draw:id="id104" draw:layer="layout" svg:width="11.811cm" svg:height="8.763cm" svg:x="16.873cm" svg:y="11.01cm">
          <text:p/>
          <draw:enhanced-geometry svg:viewBox="0 0 21600 21600" draw:type="rectangle" draw:enhanced-path="M 0 0 L 21600 0 21600 21600 0 21600 0 0 Z N"/>
        </draw:custom-shape>
        <draw:custom-shape draw:style-name="gr206" draw:text-style-name="P90" draw:layer="layout" svg:width="3.937cm" svg:height="1.778cm" svg:x="20.81cm" svg:y="10.113cm">
          <text:p text:style-name="P89"><text:span text:style-name="T36">FSM</text:span></text:p>
          <text:p text:style-name="P89"><text:span text:style-name="T36">Version</text:span></text:p>
          <draw:enhanced-geometry svg:viewBox="0 0 21600 21600" draw:type="rectangle" draw:enhanced-path="M 0 0 L 21600 0 21600 21600 0 21600 0 0 Z N"/>
        </draw:custom-shape>
        <draw:custom-shape draw:style-name="gr207" draw:text-style-name="P92" xml:id="id99" draw:id="id99" draw:layer="layout" svg:width="2.032cm" svg:height="2.032cm" svg:x="18.716cm" svg:y="12.169cm">
          <text:p text:style-name="P91"><text:span text:style-name="T44">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92" xml:id="id100" draw:id="id100" draw:layer="layout" svg:width="2.032cm" svg:height="2.032cm" svg:x="25.717cm" svg:y="12.17cm">
          <text:p text:style-name="P91"><text:span text:style-name="T44">T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92" xml:id="id101" draw:id="id101" draw:layer="layout" svg:width="2.032cm" svg:height="2.032cm" svg:x="25.718cm" svg:y="16.271cm">
          <text:p text:style-name="P91"><text:span text:style-name="T44">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92" xml:id="id102" draw:id="id102" draw:layer="layout" svg:width="2.032cm" svg:height="2.032cm" svg:x="18.719cm" svg:y="16.272cm">
          <text:p text:style-name="P91"><text:span text:style-name="T44">T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3" draw:text-style-name="P93" draw:layer="layout" draw:type="line" svg:x1="20.748cm" svg:y1="13.185cm" svg:x2="25.717cm" svg:y2="13.186cm" draw:start-shape="id99" draw:start-glue-point="10" draw:end-shape="id100" draw:end-glue-point="6" svg:d="M20748 13185l4969 1" svg:viewBox="0 0 4970 2">
          <text:p/>
        </draw:connector>
        <draw:connector draw:style-name="gr203" draw:text-style-name="P93" draw:layer="layout" draw:type="line" svg:x1="26.733cm" svg:y1="14.202cm" svg:x2="26.734cm" svg:y2="16.271cm" draw:start-shape="id100" draw:start-glue-point="8" draw:end-shape="id101" draw:end-glue-point="4" svg:d="M26733 14202l1 2069" svg:viewBox="0 0 2 2070">
          <text:p/>
        </draw:connector>
        <draw:connector draw:style-name="gr203" draw:text-style-name="P93" draw:layer="layout" draw:type="line" svg:x1="25.718cm" svg:y1="17.287cm" svg:x2="20.751cm" svg:y2="17.288cm" draw:start-shape="id101" draw:start-glue-point="6" draw:end-shape="id102" draw:end-glue-point="10" svg:d="M25718 17287l-4967 1" svg:viewBox="0 0 4968 2">
          <text:p/>
        </draw:connector>
        <draw:connector draw:style-name="gr203" draw:text-style-name="P94" draw:layer="layout" draw:type="curve" draw:line-skew="0.546cm -0.711cm" svg:x1="19.735cm" svg:y1="18.304cm" svg:x2="18.719cm" svg:y2="17.288cm" draw:start-shape="id102" draw:start-glue-point="8" draw:end-shape="id102" draw:end-glue-point="6" svg:d="M19735 18304c0 1632-1134 1360-1858 698s-1036-1714 842-1714" svg:viewBox="0 0 2424 2234">
          <text:p/>
        </draw:connector>
        <draw:line draw:style-name="gr204" draw:text-style-name="P94" draw:layer="layout" svg:x1="17.446cm" svg:y1="13.212cm" svg:x2="18.716cm" svg:y2="13.212cm">
          <text:p/>
        </draw:line>
        <draw:connector draw:style-name="gr208" draw:text-style-name="P96" draw:layer="layout" draw:type="line" svg:x1="11.684cm" svg:y1="15.391cm" svg:x2="16.873cm" svg:y2="15.391cm" draw:start-shape="id103" draw:start-glue-point="1" draw:end-shape="id104" draw:end-glue-point="3" svg:d="M11684 15391h5189" svg:viewBox="0 0 5190 1">
          <text:p text:style-name="P95">Mutated</text:p>
          <text:p text:style-name="P95">FSM</text:p>
        </draw:connector>
        <draw:custom-shape draw:style-name="gr209" draw:text-style-name="P98" xml:id="id105" draw:id="id105" draw:layer="layout" svg:width="7.62cm" svg:height="6.096cm" svg:x="2.046cm" svg:y="2.143cm">
          <text:p text:style-name="P97"><text:span text:style-name="T36">next(y) := case</text:span></text:p>
          <text:p text:style-name="P97"><text:span text:style-name="T36"><text:s text:c="21"/></text:span><text:span text:style-name="T36">x &amp; !y : false;</text:span><text:span text:style-name="T36"><text:line-break/></text:span><text:span text:style-name="T36"> <text:s text:c="20"/>x &amp; y <text:s/>: y;</text:span><text:span text:style-name="T36"><text:line-break/></text:span><text:span text:style-name="T36"> <text:s text:c="20"/>!x &amp; y : <text:s/>false;</text:span></text:p>
          <text:p text:style-name="P97"><text:span text:style-name="T45">Δ 1 <text:s text:c="14"/>!x &amp; y : true;</text:span></text:p>
          <text:p text:style-name="P97"><text:span text:style-name="T36"><text:s text:c="21"/></text:span><text:span text:style-name="T36">true <text:s text:c="2"/>: true;</text:span></text:p>
          <text:p text:style-name="P97"><text:span text:style-name="T36"><text:s text:c="16"/></text:span><text:span text:style-name="T36">esac;</text:span></text:p>
          <draw:enhanced-geometry svg:viewBox="0 0 21600 21600" draw:type="rectangle" draw:enhanced-path="M 0 0 L 21600 0 21600 21600 0 21600 0 0 Z N"/>
        </draw:custom-shape>
        <draw:custom-shape draw:style-name="gr210" draw:text-style-name="P98" xml:id="id106" draw:id="id106" draw:layer="layout" svg:width="10.16cm" svg:height="6.096cm" svg:x="17.599cm" svg:y="2.143cm">
          <text:p text:style-name="P97"><text:span text:style-name="T36">next(y) := case</text:span></text:p>
          <text:p text:style-name="P97"><text:span text:style-name="T36"><text:s text:c="21"/></text:span><text:span text:style-name="T36">x &amp; !y : false;</text:span><text:span text:style-name="T36"><text:line-break/></text:span><text:span text:style-name="T36"> <text:s text:c="20"/>x &amp; y <text:s/>: y;</text:span><text:span text:style-name="T36"><text:line-break/></text:span><text:span text:style-name="T36"> <text:s text:c="20"/>!x &amp; y : <text:s/>false;</text:span></text:p>
          <text:p text:style-name="P97"><text:span text:style-name="T36"><text:s text:c="21"/></text:span><text:span text:style-name="T36">true <text:s text:c="2"/>: true;</text:span></text:p>
          <text:p text:style-name="P97"><text:span text:style-name="T36"><text:s text:c="16"/></text:span><text:span text:style-name="T36">Esac;</text:span></text:p>
          <text:p text:style-name="P97"><text:span text:style-name="T45">SPEC AG (!x &amp; y) → AX (y = true)</text:span></text:p>
          <draw:enhanced-geometry svg:viewBox="0 0 21600 21600" draw:type="rectangle" draw:enhanced-path="M 0 0 L 21600 0 21600 21600 0 21600 0 0 Z N"/>
        </draw:custom-shape>
        <draw:connector draw:style-name="gr211" draw:text-style-name="P96" draw:layer="layout" draw:type="line" svg:x1="9.666cm" svg:y1="5.191cm" svg:x2="17.599cm" svg:y2="5.191cm" draw:start-shape="id105" draw:start-glue-point="1" draw:end-shape="id106" draw:end-glue-point="3" svg:d="M9666 5191h7933" svg:viewBox="0 0 7934 1">
          <text:p text:style-name="P95">Written in SMV as</text:p>
          <text:p text:style-name="P95"/>
        </draw:connector>
        <draw:line draw:style-name="gr212" draw:text-style-name="P25" draw:layer="layout" svg:x1="21.49cm" svg:y1="17.945cm" svg:x2="22.76cm" svg:y2="16.675cm">
          <text:p/>
        </draw:line>
        <draw:line draw:style-name="gr212" draw:text-style-name="P25" draw:layer="layout" svg:x1="22.29cm" svg:y1="17.945cm" svg:x2="23.56cm" svg:y2="16.675cm">
          <text:p/>
        </draw:line>
        <draw:line draw:style-name="gr212" draw:text-style-name="P25" draw:layer="layout" svg:x1="23.09cm" svg:y1="17.945cm" svg:x2="24.36cm" svg:y2="16.675cm">
          <text:p/>
        </draw:line>
        <draw:line draw:style-name="gr212" draw:text-style-name="P25" draw:layer="layout" svg:x1="23.89cm" svg:y1="17.945cm" svg:x2="25.16cm" svg:y2="16.675cm">
          <text:p/>
        </draw:line>
        <draw:connector draw:style-name="gr213" draw:text-style-name="P25" draw:layer="layout" draw:type="curve" svg:x1="27.75cm" svg:y1="17.287cm" svg:x2="27.749cm" svg:y2="13.186cm" draw:start-shape="id101" draw:start-glue-point="10" draw:end-shape="id100" draw:end-glue-point="10" svg:d="M27750 17287c813 0 813-4101-1-4101" svg:viewBox="0 0 612 4102">
          <text:p/>
        </draw:connector>
      </draw:page>
      <draw:page draw:name="page16" draw:style-name="dp2" draw:master-page-name="Default">
        <draw:custom-shape draw:style-name="gr205" draw:text-style-name="P88" draw:layer="layout" svg:width="11.811cm" svg:height="8.763cm" svg:x="10.873cm" svg:y="2.01cm">
          <text:p/>
          <draw:enhanced-geometry svg:viewBox="0 0 21600 21600" draw:type="rectangle" draw:enhanced-path="M 0 0 L 21600 0 21600 21600 0 21600 0 0 Z N"/>
        </draw:custom-shape>
        <draw:custom-shape draw:style-name="gr206" draw:text-style-name="P90" draw:layer="layout" svg:width="3.937cm" svg:height="1.778cm" svg:x="14.81cm" svg:y="1.113cm">
          <text:p text:style-name="P89"><text:span text:style-name="T36">FSM</text:span></text:p>
          <text:p text:style-name="P89"><text:span text:style-name="T36">Version</text:span></text:p>
          <draw:enhanced-geometry svg:viewBox="0 0 21600 21600" draw:type="rectangle" draw:enhanced-path="M 0 0 L 21600 0 21600 21600 0 21600 0 0 Z N"/>
        </draw:custom-shape>
        <draw:custom-shape draw:style-name="gr207" draw:text-style-name="P92" xml:id="id107" draw:id="id107" draw:layer="layout" svg:width="2.032cm" svg:height="2.032cm" svg:x="12.716cm" svg:y="3.169cm">
          <text:p text:style-name="P91"><text:span text:style-name="T44">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92" xml:id="id108" draw:id="id108" draw:layer="layout" svg:width="2.032cm" svg:height="2.032cm" svg:x="19.717cm" svg:y="3.17cm">
          <text:p text:style-name="P91"><text:span text:style-name="T44">T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92" xml:id="id109" draw:id="id109" draw:layer="layout" svg:width="2.032cm" svg:height="2.032cm" svg:x="19.718cm" svg:y="7.271cm">
          <text:p text:style-name="P91"><text:span text:style-name="T44">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92" xml:id="id110" draw:id="id110" draw:layer="layout" svg:width="2.032cm" svg:height="2.032cm" svg:x="12.719cm" svg:y="7.272cm">
          <text:p text:style-name="P91"><text:span text:style-name="T44">T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3" draw:text-style-name="P93" draw:layer="layout" draw:type="line" svg:x1="14.748cm" svg:y1="4.185cm" svg:x2="19.717cm" svg:y2="4.186cm" draw:start-shape="id107" draw:start-glue-point="10" draw:end-shape="id108" draw:end-glue-point="6" svg:d="M14748 4185l4969 1" svg:viewBox="0 0 4970 2">
          <text:p/>
        </draw:connector>
        <draw:connector draw:style-name="gr203" draw:text-style-name="P93" draw:layer="layout" draw:type="line" svg:x1="20.733cm" svg:y1="5.202cm" svg:x2="20.734cm" svg:y2="7.271cm" draw:start-shape="id108" draw:start-glue-point="8" draw:end-shape="id109" draw:end-glue-point="4" svg:d="M20733 5202l1 2069" svg:viewBox="0 0 2 2070">
          <text:p/>
        </draw:connector>
        <draw:connector draw:style-name="gr203" draw:text-style-name="P93" draw:layer="layout" draw:type="line" svg:x1="19.718cm" svg:y1="8.287cm" svg:x2="14.751cm" svg:y2="8.288cm" draw:start-shape="id109" draw:start-glue-point="6" draw:end-shape="id110" draw:end-glue-point="10" svg:d="M19718 8287l-4967 1" svg:viewBox="0 0 4968 2">
          <text:p/>
        </draw:connector>
        <draw:connector draw:style-name="gr203" draw:text-style-name="P94" draw:layer="layout" draw:type="curve" draw:line-skew="0.546cm -0.711cm" svg:x1="13.735cm" svg:y1="9.304cm" svg:x2="12.719cm" svg:y2="8.288cm" draw:start-shape="id110" draw:start-glue-point="8" draw:end-shape="id110" draw:end-glue-point="6" svg:d="M13735 9304c0 1632-1134 1360-1858 698s-1036-1714 842-1714" svg:viewBox="0 0 2424 2234">
          <text:p/>
        </draw:connector>
        <draw:line draw:style-name="gr204" draw:text-style-name="P94" draw:layer="layout" svg:x1="11.446cm" svg:y1="4.212cm" svg:x2="12.716cm" svg:y2="4.212cm">
          <text:p/>
        </draw:line>
        <draw:line draw:style-name="gr212" draw:text-style-name="P25" draw:layer="layout" svg:x1="15.49cm" svg:y1="8.945cm" svg:x2="16.76cm" svg:y2="7.675cm">
          <text:p/>
        </draw:line>
        <draw:line draw:style-name="gr212" draw:text-style-name="P25" draw:layer="layout" svg:x1="16.29cm" svg:y1="8.945cm" svg:x2="17.56cm" svg:y2="7.675cm">
          <text:p/>
        </draw:line>
        <draw:line draw:style-name="gr212" draw:text-style-name="P25" draw:layer="layout" svg:x1="17.09cm" svg:y1="8.945cm" svg:x2="18.36cm" svg:y2="7.675cm">
          <text:p/>
        </draw:line>
        <draw:line draw:style-name="gr212" draw:text-style-name="P25" draw:layer="layout" svg:x1="17.89cm" svg:y1="8.945cm" svg:x2="19.16cm" svg:y2="7.675cm">
          <text:p/>
        </draw:line>
        <draw:connector draw:style-name="gr213" draw:text-style-name="P25" draw:layer="layout" draw:type="curve" svg:x1="21.75cm" svg:y1="8.287cm" svg:x2="21.749cm" svg:y2="4.186cm" draw:start-shape="id109" draw:start-glue-point="10" draw:end-shape="id108" draw:end-glue-point="10" svg:d="M21750 8287c813 0 813-4101-1-4101" svg:viewBox="0 0 612 4102">
          <text:p/>
        </draw:connector>
        <draw:custom-shape draw:style-name="gr214" draw:text-style-name="P100" draw:layer="layout" svg:width="7.69cm" svg:height="3.734cm" svg:x="0.454cm" svg:y="4.359cm">
          <text:p text:style-name="P99"><text:span text:style-name="T46">/* state 1 */</text:span><text:span text:style-name="T47"> </text:span><text:span text:style-name="T46">{x = 0, y = 0}</text:span></text:p>
          <text:p text:style-name="P99"><text:span text:style-name="T46">/* state 2 */</text:span><text:span text:style-name="T48"> </text:span><text:span text:style-name="T46">{x = 1, y = 1}</text:span></text:p>
          <text:p text:style-name="P99"><text:span text:style-name="T46">/* state 3 */</text:span><text:span text:style-name="T48"> </text:span><text:span text:style-name="T46">{x = 0, y = 1}</text:span></text:p>
          <text:p text:style-name="P99"><text:span text:style-name="T46">/* state 4 */</text:span><text:span text:style-name="T48"> </text:span><text:span text:style-name="T46">{x = 1, y = 0}</text:span></text:p>
          <draw:enhanced-geometry svg:viewBox="0 0 21600 21600" draw:type="rectangle" draw:enhanced-path="M 0 0 L 21600 0 21600 21600 0 21600 0 0 Z N"/>
        </draw:custom-shape>
      </draw:page>
      <draw:page draw:name="page17" draw:style-name="dp2" draw:master-page-name="Default">
        <draw:custom-shape draw:style-name="gr186" draw:text-style-name="P80" xml:id="id119" draw:id="id119" draw:layer="layout" svg:width="9.652cm" svg:height="2.54cm" svg:x="5.938cm" svg:y="0.874cm">
          <text:p text:style-name="P79"><text:span text:style-name="T42">Grammar-Based</text:span></text:p>
          <text:p text:style-name="P79"><text:span text:style-name="T42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80" xml:id="id111" draw:id="id111" draw:layer="layout" svg:width="3.683cm" svg:height="2.159cm" svg:x="-2.015cm" svg:y="5.954cm">
          <text:p text:style-name="P79"><text:span text:style-name="T42">Program</text:span></text:p>
          <text:p text:style-name="P79"><text:span text:style-name="T42">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80" xml:id="id120" draw:id="id120" draw:layer="layout" svg:width="3.984cm" svg:height="2.159cm" svg:x="6.884cm" svg:y="5.954cm">
          <text:p text:style-name="P79"><text:span text:style-name="T42">Interg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80" xml:id="id114" draw:id="id114" draw:layer="layout" svg:width="3.683cm" svg:height="2.159cm" svg:x="11.385cm" svg:y="5.954cm">
          <text:p text:style-name="P79"><text:span text:style-name="T42">Model</text:span></text:p>
          <text:p text:style-name="P79"><text:span text:style-name="T42">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81" xml:id="id116" draw:id="id116" draw:layer="layout" svg:width="3.683cm" svg:height="2.159cm" svg:x="16.385cm" svg:y="5.954cm">
          <text:p text:style-name="P79"><text:span text:style-name="T42">Input</text:span></text:p>
          <text:p text:style-name="P79"><text:span text:style-name="T42">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83" xml:id="id112" draw:id="id112" draw:layer="layout" svg:width="5.143cm" svg:height="2.075cm" svg:x="-3.952cm" svg:y="14.42cm">
          <text:list text:style-name="L1">
            <text:list-item>
              <text:p text:style-name="P82"><text:span text:style-name="T43">Compiler Testing</text:span></text:p>
            </text:list-item>
            <text:list-item>
              <text:p text:style-name="P82"><text:span text:style-name="T43">Valid and invalid</text:span><text:span text:style-name="T43"><text:line-break/></text:span><text:span text:style-name="T43">string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85" xml:id="id113" draw:id="id113" draw:layer="layout" svg:width="5.588cm" svg:height="3.521cm" svg:x="-0.491cm" svg:y="10.371cm">
          <text:list text:style-name="L1">
            <text:list-item>
              <text:p text:style-name="P84"><text:span text:style-name="T43">Program Mutation</text:span></text:p>
            </text:list-item>
            <text:list-item>
              <text:p text:style-name="P84"><text:span text:style-name="T43">Valid strings</text:span></text:p>
            </text:list-item>
            <text:list-item>
              <text:p text:style-name="P84"><text:span text:style-name="T43">Mutants are not</text:span></text:p>
              <text:p text:style-name="P84"><text:span text:style-name="T43">tests</text:span></text:p>
            </text:list-item>
            <text:list-item>
              <text:p text:style-name="P84"><text:span text:style-name="T43">Must kill mutan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2" draw:text-style-name="P86" draw:layer="layout" draw:line-skew="-2.074cm" svg:x1="-0.173cm" svg:y1="8.113cm" svg:x2="-1.38cm" svg:y2="14.42cm" draw:start-shape="id111" draw:start-glue-point="2" draw:end-shape="id112" draw:end-glue-point="0" svg:d="M-173 8113v1080h-1207v5227" svg:viewBox="0 0 1208 6308">
          <text:p/>
        </draw:connector>
        <draw:connector draw:style-name="gr192" draw:text-style-name="P86" draw:layer="layout" draw:line-skew="-0.049cm" svg:x1="-0.173cm" svg:y1="8.113cm" svg:x2="2.303cm" svg:y2="10.371cm" draw:start-shape="id111" draw:end-shape="id113" draw:end-glue-point="0" svg:d="M-173 8113v1080h2476v1178" svg:viewBox="0 0 2477 2259">
          <text:p/>
        </draw:connector>
        <draw:connector draw:style-name="gr192" draw:text-style-name="P86" draw:layer="layout" svg:x1="13.226cm" svg:y1="8.113cm" svg:x2="13.219cm" svg:y2="15.42cm" draw:start-shape="id114" draw:end-shape="id115" draw:end-glue-point="0" svg:d="M13226 8113v3654h-7v3653" svg:viewBox="0 0 8 7308">
          <text:p/>
        </draw:connector>
        <draw:connector draw:style-name="gr192" draw:text-style-name="P86" draw:layer="layout" draw:line-skew="-0.074cm" svg:x1="18.226cm" svg:y1="8.113cm" svg:x2="17.019cm" svg:y2="10.42cm" draw:start-shape="id116" draw:start-glue-point="2" draw:end-shape="id117" draw:end-glue-point="0" svg:d="M18226 8113v1080h-1207v1227" svg:viewBox="0 0 1208 2308">
          <text:p/>
        </draw:connector>
        <draw:connector draw:style-name="gr192" draw:text-style-name="P86" draw:layer="layout" draw:line-skew="-2.124cm" svg:x1="18.226cm" svg:y1="8.113cm" svg:x2="20.943cm" svg:y2="14.52cm" draw:start-shape="id116" draw:end-shape="id118" draw:end-glue-point="0" svg:d="M18226 8113v1080h2717v5327" svg:viewBox="0 0 2718 6408">
          <text:p/>
        </draw:connector>
        <draw:connector draw:style-name="gr192" draw:text-style-name="P86" draw:layer="layout" svg:x1="10.764cm" svg:y1="3.414cm" svg:x2="-0.173cm" svg:y2="5.954cm" draw:start-shape="id119" draw:start-glue-point="2" draw:end-shape="id111" draw:end-glue-point="0" svg:d="M10764 3414v1270h-10937v1270" svg:viewBox="0 0 10938 2541">
          <text:p/>
        </draw:connector>
        <draw:connector draw:style-name="gr192" draw:text-style-name="P86" draw:layer="layout" svg:x1="10.764cm" svg:y1="3.414cm" svg:x2="8.876cm" svg:y2="5.954cm" draw:start-shape="id119" draw:end-shape="id120" draw:end-glue-point="0" svg:d="M10764 3414v1270h-1888v1270" svg:viewBox="0 0 1889 2541">
          <text:p/>
        </draw:connector>
        <draw:connector draw:style-name="gr192" draw:text-style-name="P86" draw:layer="layout" svg:x1="10.764cm" svg:y1="3.414cm" svg:x2="13.226cm" svg:y2="5.954cm" draw:start-shape="id119" draw:start-glue-point="2" draw:end-shape="id114" svg:d="M10764 3414v1270h2462v1270" svg:viewBox="0 0 2463 2541">
          <text:p/>
        </draw:connector>
        <draw:connector draw:style-name="gr192" draw:text-style-name="P86" draw:layer="layout" svg:x1="10.764cm" svg:y1="3.414cm" svg:x2="18.226cm" svg:y2="5.954cm" draw:start-shape="id119" draw:end-shape="id116" svg:d="M10764 3414v1270h7462v1270" svg:viewBox="0 0 7463 2541">
          <text:p/>
        </draw:connector>
        <draw:frame draw:style-name="gr193" draw:text-style-name="P58" draw:layer="layout" svg:width="2.526cm" svg:height="0.907cm" svg:x="-3.261cm" svg:y="8.385cm">
          <draw:text-box>
            <text:p><text:span text:style-name="T8">Grammar</text:span></text:p>
          </draw:text-box>
        </draw:frame>
        <draw:frame draw:style-name="gr194" draw:text-style-name="P58" draw:layer="layout" svg:width="2.458cm" svg:height="1.563cm" svg:x="-0.16cm" svg:y="8.386cm">
          <draw:text-box>
            <text:p><text:span text:style-name="T8">String</text:span></text:p>
            <text:p><text:span text:style-name="T8">Mutation</text:span></text:p>
          </draw:text-box>
        </draw:frame>
        <draw:custom-shape draw:style-name="gr216" draw:text-style-name="P85" xml:id="id121" draw:id="id121" draw:layer="layout" svg:width="5.588cm" svg:height="4.601cm" svg:x="5.51cm" svg:y="10.371cm">
          <text:list text:style-name="L1">
            <text:list-item>
              <text:p text:style-name="P84"><text:span text:style-name="T43">Test how classes</text:span><text:span text:style-name="T43"><text:line-break/></text:span><text:span text:style-name="T43">interact</text:span></text:p>
            </text:list-item>
            <text:list-item>
              <text:p text:style-name="P84"><text:span text:style-name="T43">Valid strings</text:span></text:p>
            </text:list-item>
            <text:list-item>
              <text:p text:style-name="P84"><text:span text:style-name="T43">Mutants are not</text:span></text:p>
              <text:p text:style-name="P84"><text:span text:style-name="T43">tests</text:span></text:p>
            </text:list-item>
            <text:list-item>
              <text:p text:style-name="P84"><text:span text:style-name="T43">Must kill mutants</text:span></text:p>
            </text:list-item>
            <text:list-item>
              <text:p text:style-name="P84"><text:span text:style-name="T43">Includes OO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2" draw:text-style-name="P86" draw:layer="layout" draw:line-skew="-0.176cm" svg:x1="8.876cm" svg:y1="8.113cm" svg:x2="8.304cm" svg:y2="10.371cm" draw:start-shape="id120" draw:start-glue-point="2" draw:end-shape="id121" draw:end-glue-point="0" svg:d="M8876 8113v953h-572v1305" svg:viewBox="0 0 573 2259">
          <text:p/>
        </draw:connector>
        <draw:custom-shape draw:style-name="gr197" draw:text-style-name="P83" xml:id="id115" draw:id="id115" draw:layer="layout" svg:width="5.143cm" svg:height="2.837cm" svg:x="10.648cm" svg:y="15.42cm">
          <text:list text:style-name="L1">
            <text:list-item>
              <text:p text:style-name="P82"><text:span text:style-name="T43">FSMs</text:span></text:p>
            </text:list-item>
            <text:list-item>
              <text:p text:style-name="P82"><text:span text:style-name="T43">Model Checking</text:span></text:p>
            </text:list-item>
            <text:list-item>
              <text:p text:style-name="P82"><text:span text:style-name="T43">Valid Strings</text:span></text:p>
            </text:list-item>
            <text:list-item>
              <text:p text:style-name="P82"><text:span text:style-name="T43">Traces are tes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6" draw:text-style-name="P87" xml:id="id117" draw:id="id117" draw:layer="layout" svg:width="5.143cm" svg:height="2.837cm" svg:x="14.448cm" svg:y="10.42cm">
          <text:list text:style-name="L1">
            <text:list-item>
              <text:p text:style-name="P82"><text:span text:style-name="T43">Input validation</text:span><text:span text:style-name="T43"><text:line-break/></text:span><text:span text:style-name="T43">testing</text:span></text:p>
            </text:list-item>
            <text:list-item>
              <text:p text:style-name="P82"><text:span text:style-name="T43">XML and others</text:span></text:p>
            </text:list-item>
            <text:list-item>
              <text:p text:style-name="P82"><text:span text:style-name="T43">Valid String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87" xml:id="id118" draw:id="id118" draw:layer="layout" svg:width="5.591cm" svg:height="3.726cm" svg:x="18.148cm" svg:y="14.52cm">
          <text:list text:style-name="L1">
            <text:list-item>
              <text:p text:style-name="P82"><text:span text:style-name="T43">Input validation</text:span></text:p>
            </text:list-item>
            <text:list-item>
              <text:p text:style-name="P82"><text:span text:style-name="T43">XML and others</text:span></text:p>
            </text:list-item>
            <text:list-item>
              <text:p text:style-name="P82"><text:span text:style-name="T43">Invalid strings</text:span></text:p>
            </text:list-item>
            <text:list-item>
              <text:p text:style-name="P82"><text:span text:style-name="T43">No ground strings</text:span></text:p>
            </text:list-item>
            <text:list-item>
              <text:p text:style-name="P82"><text:span text:style-name="T43">Mutants are tes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text-style-name="P58" draw:layer="layout" svg:width="2.526cm" svg:height="0.907cm" svg:x="15.539cm" svg:y="8.385cm">
          <draw:text-box>
            <text:p><text:span text:style-name="T8">Grammar</text:span></text:p>
          </draw:text-box>
        </draw:frame>
        <draw:frame draw:style-name="gr194" draw:text-style-name="P58" draw:layer="layout" svg:width="2.458cm" svg:height="1.563cm" svg:x="18.34cm" svg:y="8.386cm">
          <draw:text-box>
            <text:p><text:span text:style-name="T8">String</text:span></text:p>
            <text:p><text:span text:style-name="T8">Mutation</text:span></text:p>
          </draw:text-box>
        </draw:frame>
        <draw:frame draw:style-name="gr199" draw:text-style-name="P58" draw:layer="layout" svg:width="4.024cm" svg:height="0.907cm" svg:x="11.641cm" svg:y="9.187cm">
          <draw:text-box>
            <text:p><text:span text:style-name="T8">String </text:span><text:span text:style-name="T8">Mutation</text:span></text:p>
          </draw:text-box>
        </draw:frame>
        <draw:frame draw:style-name="gr199" draw:text-style-name="P58" draw:layer="layout" svg:width="4.024cm" svg:height="0.907cm" svg:x="6.742cm" svg:y="9.188cm">
          <draw:text-box>
            <text:p><text:span text:style-name="T8">String </text:span><text:span text:style-name="T8">Mutation</text:span></text:p>
          </draw:text-box>
        </draw:frame>
        <draw:custom-shape draw:style-name="gr218" draw:text-style-name="P102" xml:id="id122" draw:id="id122" draw:layer="layout" svg:width="3.937cm" svg:height="2.667cm" svg:x="7.731cm" svg:y="21.574cm">
          <text:p text:style-name="P101"><text:span text:style-name="T49">Rea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9" draw:text-style-name="P103" draw:layer="layout" draw:type="curve" draw:line-skew="-0.673cm" svg:x1="8.307cm" svg:y1="21.964cm" svg:x2="11.092cm" svg:y2="21.964cm" draw:start-shape="id122" draw:start-glue-point="5" draw:end-shape="id122" draw:end-glue-point="11" svg:d="M8307 21964c0-2407 2785-2407 2785 0" svg:viewBox="0 0 2786 1806">
          <text:p/>
        </draw:connector>
        <draw:connector draw:style-name="gr219" draw:text-style-name="P103" draw:layer="layout" draw:type="curve" draw:line-skew="0.745cm" svg:x1="11.092cm" svg:y1="23.851cm" svg:x2="8.307cm" svg:y2="23.851cm" draw:start-shape="id122" draw:start-glue-point="9" draw:end-shape="id122" draw:end-glue-point="7" svg:d="M11092 23851c0 2514-2785 2514-2785 0" svg:viewBox="0 0 2786 1887">
          <text:p/>
        </draw:connector>
        <draw:frame draw:style-name="gr220" draw:text-style-name="P104" draw:layer="layout" svg:width="2.784cm" svg:height="1.183cm" svg:x="11.284cm" svg:y="20.531cm">
          <draw:text-box>
            <text:p><text:span text:style-name="T49">deposit</text:span></text:p>
          </draw:text-box>
        </draw:frame>
        <draw:frame draw:style-name="gr221" draw:text-style-name="P104" draw:layer="layout" svg:width="2.009cm" svg:height="1.183cm" svg:x="6.085cm" svg:y="24.231cm">
          <draw:text-box>
            <text:p><text:span text:style-name="T49">debit</text:span></text:p>
          </draw:text-box>
        </draw:frame>
        <draw:frame draw:style-name="gr222" draw:text-style-name="P59" draw:layer="layout" svg:width="6.568cm" svg:height="1.09cm" svg:x="6.623cm" svg:y="26.119cm">
          <draw:text-box>
            <text:p><text:span text:style-name="T36">FSM of </text:span><text:span text:style-name="T36">the </text:span><text:span text:style-name="T36">Gramma</text:span><text:span text:style-name="T36">r</text:span></text:p>
          </draw:text-box>
        </draw:frame>
      </draw:page>
      <draw:page draw:name="page18" draw:style-name="dp2" draw:master-page-name="Default">
        <draw:custom-shape draw:style-name="gr223" draw:text-style-name="P105" xml:id="id132" draw:id="id132" draw:layer="layout" svg:width="1.397cm" svg:height="1.397cm" svg:x="4.2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105" xml:id="id123" draw:id="id123" draw:layer="layout" svg:width="1.397cm" svg:height="1.397cm" svg:x="7.2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105" xml:id="id124" draw:id="id124" draw:layer="layout" svg:width="1.397cm" svg:height="1.397cm" svg:x="10.2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105" xml:id="id125" draw:id="id125" draw:layer="layout" svg:width="1.397cm" svg:height="1.397cm" svg:x="13.2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105" xml:id="id126" draw:id="id126" draw:layer="layout" svg:width="1.397cm" svg:height="1.397cm" svg:x="16.2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105" xml:id="id127" draw:id="id127" draw:layer="layout" svg:width="1.397cm" svg:height="1.397cm" svg:x="16.27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105" xml:id="id128" draw:id="id128" draw:layer="layout" svg:width="1.397cm" svg:height="1.397cm" svg:x="13.27cm" svg:y="7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105" xml:id="id129" draw:id="id129" draw:layer="layout" svg:width="1.397cm" svg:height="1.397cm" svg:x="10.27cm" svg:y="7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105" xml:id="id130" draw:id="id130" draw:layer="layout" svg:width="1.397cm" svg:height="1.397cm" svg:x="7.27cm" svg:y="7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105" xml:id="id131" draw:id="id131" draw:layer="layout" svg:width="1.397cm" svg:height="1.397cm" svg:x="4.27cm" svg:y="7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4" draw:text-style-name="P25" draw:layer="layout" draw:type="line" svg:x1="8.667cm" svg:y1="2.969cm" svg:x2="10.27cm" svg:y2="2.969cm" draw:start-shape="id123" draw:start-glue-point="10" draw:end-shape="id124" draw:end-glue-point="6" svg:d="M8667 2969h1603" svg:viewBox="0 0 1604 1">
          <text:p/>
        </draw:connector>
        <draw:connector draw:style-name="gr204" draw:text-style-name="P25" draw:layer="layout" draw:type="line" svg:x1="11.667cm" svg:y1="2.969cm" svg:x2="13.27cm" svg:y2="2.969cm" draw:start-shape="id124" draw:start-glue-point="10" draw:end-shape="id125" draw:end-glue-point="6" svg:d="M11667 2969h1603" svg:viewBox="0 0 1604 1">
          <text:p/>
        </draw:connector>
        <draw:connector draw:style-name="gr204" draw:text-style-name="P25" draw:layer="layout" draw:type="line" svg:x1="14.667cm" svg:y1="2.969cm" svg:x2="16.27cm" svg:y2="2.969cm" draw:start-shape="id125" draw:start-glue-point="10" draw:end-shape="id126" draw:end-glue-point="6" svg:d="M14667 2969h1603" svg:viewBox="0 0 1604 1">
          <text:p/>
        </draw:connector>
        <draw:connector draw:style-name="gr204" draw:text-style-name="P25" draw:layer="layout" draw:type="line" svg:x1="16.969cm" svg:y1="3.667cm" svg:x2="16.969cm" svg:y2="5.27cm" draw:start-shape="id126" draw:start-glue-point="8" draw:end-shape="id127" draw:end-glue-point="4" svg:d="M16969 3667v1603" svg:viewBox="0 0 1 1604">
          <text:p/>
        </draw:connector>
        <draw:connector draw:style-name="gr204" draw:text-style-name="P25" draw:layer="layout" draw:type="line" svg:x1="13.27cm" svg:y1="7.969cm" svg:x2="11.667cm" svg:y2="7.969cm" draw:start-shape="id128" draw:start-glue-point="6" draw:end-shape="id129" draw:end-glue-point="10" svg:d="M13270 7969h-1603" svg:viewBox="0 0 1604 1">
          <text:p/>
        </draw:connector>
        <draw:connector draw:style-name="gr204" draw:text-style-name="P25" draw:layer="layout" draw:type="line" svg:x1="10.27cm" svg:y1="7.969cm" svg:x2="8.667cm" svg:y2="7.969cm" draw:start-shape="id129" draw:start-glue-point="6" draw:end-shape="id130" draw:end-glue-point="10" svg:d="M10270 7969h-1603" svg:viewBox="0 0 1604 1">
          <text:p/>
        </draw:connector>
        <draw:connector draw:style-name="gr204" draw:text-style-name="P25" draw:layer="layout" draw:type="line" svg:x1="7.27cm" svg:y1="7.969cm" svg:x2="5.667cm" svg:y2="7.969cm" draw:start-shape="id130" draw:start-glue-point="6" draw:end-shape="id131" draw:end-glue-point="10" svg:d="M7270 7969h-1603" svg:viewBox="0 0 1604 1">
          <text:p/>
        </draw:connector>
        <draw:connector draw:style-name="gr204" draw:text-style-name="P25" draw:layer="layout" draw:type="line" svg:x1="4.969cm" svg:y1="7.27cm" svg:x2="4.969cm" svg:y2="3.667cm" draw:start-shape="id131" draw:start-glue-point="4" draw:end-shape="id132" draw:end-glue-point="8" svg:d="M4969 7270v-3603" svg:viewBox="0 0 1 3604">
          <text:p/>
        </draw:connector>
        <draw:connector draw:style-name="gr204" draw:text-style-name="P25" draw:layer="layout" draw:type="curve" svg:x1="5.463cm" svg:y1="2.474cm" svg:x2="7.474cm" svg:y2="2.474cm" draw:start-shape="id132" draw:start-glue-point="11" draw:end-shape="id123" draw:end-glue-point="5" svg:d="M5463 2474h2011" svg:viewBox="0 0 2012 1">
          <text:p/>
        </draw:connector>
        <draw:connector draw:style-name="gr204" draw:text-style-name="P25" draw:layer="layout" draw:type="curve" svg:x1="5.463cm" svg:y1="3.463cm" svg:x2="7.474cm" svg:y2="3.463cm" draw:start-shape="id132" draw:start-glue-point="9" draw:end-shape="id123" draw:end-glue-point="7" svg:d="M5463 3463h2011" svg:viewBox="0 0 2012 1">
          <text:p/>
        </draw:connector>
        <draw:connector draw:style-name="gr204" draw:text-style-name="P25" draw:layer="layout" draw:type="curve" svg:x1="10.474cm" svg:y1="7.474cm" svg:x2="11.463cm" svg:y2="7.474cm" draw:start-shape="id129" draw:start-glue-point="5" draw:end-shape="id129" draw:end-glue-point="11" svg:d="M10474 7474c0-1119 989-1119 989 0" svg:viewBox="0 0 990 840">
          <text:p/>
        </draw:connector>
        <draw:connector draw:style-name="gr204" draw:text-style-name="P25" draw:layer="layout" draw:type="curve" svg:x1="16.969cm" svg:y1="6.667cm" svg:x2="14.667cm" svg:y2="7.969cm" draw:start-shape="id127" draw:start-glue-point="8" draw:end-shape="id128" draw:end-glue-point="10" svg:d="M16969 6667c0 868-767 1302-2302 1302" svg:viewBox="0 0 2303 1303">
          <text:p/>
        </draw:connector>
        <draw:frame draw:style-name="gr224" draw:text-style-name="P106" draw:layer="layout" svg:width="2.343cm" svg:height="0.962cm" svg:x="5.32cm" svg:y="1.344cm">
          <draw:text-box>
            <text:p>deposit</text:p>
          </draw:text-box>
        </draw:frame>
        <draw:frame draw:style-name="gr225" draw:text-style-name="P106" draw:layer="layout" svg:width="1.675cm" svg:height="0.962cm" svg:x="5.521cm" svg:y="3.544cm">
          <draw:text-box>
            <text:p>debit</text:p>
          </draw:text-box>
        </draw:frame>
        <draw:frame draw:style-name="gr226" draw:text-style-name="P106" draw:layer="layout" svg:width="1.463cm" svg:height="0.962cm" svg:x="8.822cm" svg:y="1.744cm">
          <draw:text-box>
            <text:p>digit</text:p>
          </draw:text-box>
        </draw:frame>
        <draw:frame draw:style-name="gr226" draw:text-style-name="P106" draw:layer="layout" svg:width="1.463cm" svg:height="0.962cm" svg:x="11.823cm" svg:y="1.744cm">
          <draw:text-box>
            <text:p>digit</text:p>
          </draw:text-box>
        </draw:frame>
        <draw:frame draw:style-name="gr226" draw:text-style-name="P106" draw:layer="layout" svg:width="1.463cm" svg:height="0.962cm" svg:x="14.824cm" svg:y="1.744cm">
          <draw:text-box>
            <text:p>digit</text:p>
          </draw:text-box>
        </draw:frame>
        <draw:frame draw:style-name="gr226" draw:text-style-name="P106" draw:layer="layout" svg:width="1.463cm" svg:height="0.962cm" svg:x="11.825cm" svg:y="6.744cm">
          <draw:text-box>
            <text:p>digit</text:p>
          </draw:text-box>
        </draw:frame>
        <draw:frame draw:style-name="gr226" draw:text-style-name="P106" draw:layer="layout" svg:width="1.463cm" svg:height="0.962cm" svg:x="10.326cm" svg:y="5.744cm">
          <draw:text-box>
            <text:p>digit</text:p>
          </draw:text-box>
        </draw:frame>
        <draw:frame draw:style-name="gr226" draw:text-style-name="P106" draw:layer="layout" svg:width="1.463cm" svg:height="0.962cm" svg:x="5.826cm" svg:y="6.744cm">
          <draw:text-box>
            <text:p>digit</text:p>
          </draw:text-box>
        </draw:frame>
        <draw:frame draw:style-name="gr226" draw:text-style-name="P106" draw:layer="layout" svg:width="1.463cm" svg:height="0.962cm" svg:x="3.527cm" svg:y="5.244cm">
          <draw:text-box>
            <text:p>digit</text:p>
          </draw:text-box>
        </draw:frame>
        <draw:frame draw:style-name="gr227" draw:text-style-name="P106" draw:layer="layout" svg:width="0.904cm" svg:height="0.962cm" svg:x="9.127cm" svg:y="6.744cm">
          <draw:text-box>
            <text:p>“.”</text:p>
          </draw:text-box>
        </draw:frame>
        <draw:frame draw:style-name="gr228" draw:text-style-name="P106" draw:layer="layout" svg:width="0.654cm" svg:height="0.962cm" svg:x="15.427cm" svg:y="6.744cm">
          <draw:text-box>
            <text:p>$</text:p>
          </draw:text-box>
        </draw:frame>
        <draw:line draw:style-name="gr203" draw:text-style-name="P25" draw:layer="layout" svg:x1="2.746cm" svg:y1="2.956cm" svg:x2="4.27cm" svg:y2="2.956cm">
          <text:p/>
        </draw:line>
        <draw:custom-shape draw:style-name="gr229" draw:text-style-name="P107" draw:layer="layout" svg:width="5.207cm" svg:height="6.223cm" svg:x="2.143cm" svg:y="12.938cm">
          <text:p/>
          <draw:enhanced-geometry svg:viewBox="0 0 21600 21600" draw:type="rectangle" draw:enhanced-path="M 0 0 L 21600 0 21600 21600 0 21600 0 0 Z N"/>
        </draw:custom-shape>
        <draw:custom-shape draw:style-name="gr230" draw:text-style-name="P109" xml:id="id135" draw:id="id135" draw:layer="layout" svg:width="1.397cm" svg:height="1.651cm" svg:x="2.778cm" svg:y="13.954cm">
          <text:p text:style-name="P108"><text:span text:style-name="T36">P1</text:span></text:p>
          <draw:enhanced-geometry svg:viewBox="0 0 21600 21600" draw:type="rectangle" draw:enhanced-path="M 0 0 L 21600 0 21600 21600 0 21600 0 0 Z N"/>
        </draw:custom-shape>
        <draw:custom-shape draw:style-name="gr230" draw:text-style-name="P109" xml:id="id134" draw:id="id134" draw:layer="layout" svg:width="1.397cm" svg:height="1.651cm" svg:x="5.378cm" svg:y="13.954cm">
          <text:p text:style-name="P108"><text:span text:style-name="T36">P2</text:span></text:p>
          <draw:enhanced-geometry svg:viewBox="0 0 21600 21600" draw:type="rectangle" draw:enhanced-path="M 0 0 L 21600 0 21600 21600 0 21600 0 0 Z N"/>
        </draw:custom-shape>
        <draw:custom-shape draw:style-name="gr231" draw:text-style-name="P109" xml:id="id133" draw:id="id133" draw:layer="layout" svg:width="1.905cm" svg:height="1.778cm" svg:x="3.794cm" svg:y="16.875cm">
          <text:p text:style-name="P108"><text:span text:style-name="T36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04" draw:text-style-name="P94" draw:layer="layout" draw:type="line" svg:x1="4.747cm" svg:y1="16.875cm" svg:x2="6.076cm" svg:y2="15.605cm" draw:start-shape="id133" draw:start-glue-point="5" draw:end-shape="id134" draw:end-glue-point="2" svg:d="M4747 16875l1329-1270" svg:viewBox="0 0 1330 1271">
          <text:p/>
        </draw:connector>
        <draw:connector draw:style-name="gr204" draw:text-style-name="P94" draw:layer="layout" draw:type="line" svg:x1="3.476cm" svg:y1="15.605cm" svg:x2="4.747cm" svg:y2="16.875cm" draw:start-shape="id135" draw:start-glue-point="2" draw:end-shape="id133" draw:end-glue-point="5" svg:d="M3476 15605l1271 1270" svg:viewBox="0 0 1272 1271">
          <text:p/>
        </draw:connector>
        <draw:custom-shape draw:style-name="gr232" draw:text-style-name="P107" draw:layer="layout" svg:width="5.207cm" svg:height="9.525cm" svg:x="12.143cm" svg:y="12.938cm">
          <text:p/>
          <draw:enhanced-geometry svg:viewBox="0 0 21600 21600" draw:type="rectangle" draw:enhanced-path="M 0 0 L 21600 0 21600 21600 0 21600 0 0 Z N"/>
        </draw:custom-shape>
        <draw:custom-shape draw:style-name="gr233" draw:text-style-name="P109" xml:id="id138" draw:id="id138" draw:layer="layout" svg:width="1.397cm" svg:height="1.651cm" svg:x="12.778cm" svg:y="13.954cm">
          <text:p text:style-name="P108"><text:span text:style-name="T36">P1</text:span></text:p>
          <draw:enhanced-geometry svg:viewBox="0 0 21600 21600" draw:type="rectangle" draw:enhanced-path="M 0 0 L 21600 0 21600 21600 0 21600 0 0 Z N"/>
        </draw:custom-shape>
        <draw:custom-shape draw:style-name="gr233" draw:text-style-name="P109" xml:id="id137" draw:id="id137" draw:layer="layout" svg:width="1.397cm" svg:height="1.651cm" svg:x="15.378cm" svg:y="13.954cm">
          <text:p text:style-name="P108"><text:span text:style-name="T36">P2</text:span></text:p>
          <draw:enhanced-geometry svg:viewBox="0 0 21600 21600" draw:type="rectangle" draw:enhanced-path="M 0 0 L 21600 0 21600 21600 0 21600 0 0 Z N"/>
        </draw:custom-shape>
        <draw:custom-shape draw:style-name="gr234" draw:text-style-name="P109" xml:id="id139" draw:id="id139" draw:layer="layout" svg:width="1.905cm" svg:height="1.778cm" svg:x="13.794cm" svg:y="20.075cm">
          <text:p text:style-name="P108"><text:span text:style-name="T36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04" draw:text-style-name="P94" draw:layer="layout" draw:type="line" svg:x1="14.746cm" svg:y1="16.954cm" svg:x2="16.076cm" svg:y2="15.605cm" draw:start-shape="id136" draw:start-glue-point="0" draw:end-shape="id137" draw:end-glue-point="2" svg:d="M14746 16954l1330-1349" svg:viewBox="0 0 1331 1350">
          <text:p/>
        </draw:connector>
        <draw:connector draw:style-name="gr204" draw:text-style-name="P94" draw:layer="layout" draw:type="line" svg:x1="13.476cm" svg:y1="15.605cm" svg:x2="14.746cm" svg:y2="16.954cm" draw:start-shape="id138" draw:start-glue-point="2" draw:end-shape="id136" draw:end-glue-point="0" svg:d="M13476 15605l1270 1349" svg:viewBox="0 0 1271 1350">
          <text:p/>
        </draw:connector>
        <draw:custom-shape draw:style-name="gr233" draw:text-style-name="P109" xml:id="id136" draw:id="id136" draw:layer="layout" svg:width="1.397cm" svg:height="1.651cm" svg:x="14.048cm" svg:y="16.954cm">
          <text:p text:style-name="P108"><text:span text:style-name="T36">WM</text:span></text:p>
          <draw:enhanced-geometry svg:viewBox="0 0 21600 21600" draw:type="rectangle" draw:enhanced-path="M 0 0 L 21600 0 21600 21600 0 21600 0 0 Z N"/>
        </draw:custom-shape>
        <draw:connector draw:style-name="gr235" draw:text-style-name="P94" draw:layer="layout" draw:type="line" svg:x1="14.746cm" svg:y1="18.605cm" svg:x2="14.747cm" svg:y2="20.075cm" draw:start-shape="id136" draw:start-glue-point="2" draw:end-shape="id139" draw:end-glue-point="5" svg:d="M14746 18605l1 1470" svg:viewBox="0 0 2 1471">
          <text:p/>
        </draw:connector>
        <draw:frame draw:style-name="gr236" draw:text-style-name="P110" draw:layer="layout" svg:width="2.318cm" svg:height="1.276cm" svg:x="3.586cm" svg:y="11.595cm">
          <draw:text-box>
            <text:p><text:span text:style-name="T50">1970s</text:span></text:p>
          </draw:text-box>
        </draw:frame>
        <draw:frame draw:style-name="gr236" draw:text-style-name="P110" draw:layer="layout" svg:width="2.318cm" svg:height="1.276cm" svg:x="13.586cm" svg:y="11.595cm">
          <draw:text-box>
            <text:p><text:span text:style-name="T50">1980s</text:span></text:p>
          </draw:text-box>
        </draw:frame>
      </draw:page>
      <draw:page draw:name="page19" draw:style-name="dp2" draw:master-page-name="Default">
        <draw:custom-shape draw:style-name="gr237" draw:text-style-name="P107" draw:layer="layout" svg:width="8.574cm" svg:height="10.849cm" svg:x="1.189cm" svg:y="2.978cm">
          <text:p/>
          <draw:enhanced-geometry svg:viewBox="0 0 21600 21600" draw:type="rectangle" draw:enhanced-path="M 0 0 L 21600 0 21600 21600 0 21600 0 0 Z N"/>
        </draw:custom-shape>
        <draw:custom-shape draw:style-name="gr233" draw:text-style-name="P109" xml:id="id143" draw:id="id143" draw:layer="layout" svg:width="1.397cm" svg:height="1.651cm" svg:x="1.524cm" svg:y="3.994cm">
          <text:p text:style-name="P108"><text:span text:style-name="T36">P1</text:span></text:p>
          <draw:enhanced-geometry svg:viewBox="0 0 21600 21600" draw:type="rectangle" draw:enhanced-path="M 0 0 L 21600 0 21600 21600 0 21600 0 0 Z N"/>
        </draw:custom-shape>
        <draw:custom-shape draw:style-name="gr233" draw:text-style-name="P109" xml:id="id141" draw:id="id141" draw:layer="layout" svg:width="1.397cm" svg:height="1.651cm" svg:x="5.924cm" svg:y="3.994cm">
          <text:p text:style-name="P108"><text:span text:style-name="T36">P2</text:span></text:p>
          <draw:enhanced-geometry svg:viewBox="0 0 21600 21600" draw:type="rectangle" draw:enhanced-path="M 0 0 L 21600 0 21600 21600 0 21600 0 0 Z N"/>
        </draw:custom-shape>
        <draw:custom-shape draw:style-name="gr238" draw:text-style-name="P109" xml:id="id142" draw:id="id142" draw:layer="layout" svg:width="1.905cm" svg:height="3.331cm" svg:x="3.477cm" svg:y="10.115cm">
          <draw:glue-point draw:id="9" svg:x="5.217cm" svg:y="2.713cm"/>
          <text:p text:style-name="P108"><text:span text:style-name="T36">XML</text:span></text:p>
          <text:p text:style-name="P108"><text:span text:style-name="T36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04" draw:text-style-name="P94" draw:layer="layout" draw:type="line" svg:x1="5.417cm" svg:y1="7.083cm" svg:x2="6.622cm" svg:y2="5.645cm" draw:start-shape="id140" draw:start-glue-point="11" draw:end-shape="id141" draw:end-glue-point="2" svg:d="M5417 7083l1205-1438" svg:viewBox="0 0 1206 1439">
          <text:p/>
        </draw:connector>
        <draw:connector draw:style-name="gr235" draw:text-style-name="P94" draw:layer="layout" draw:type="line" svg:x1="4.429cm" svg:y1="8.493cm" svg:x2="4.43cm" svg:y2="10.115cm" draw:start-shape="id140" draw:start-glue-point="8" draw:end-shape="id142" draw:end-glue-point="5" svg:d="M4429 8493l1 1622" svg:viewBox="0 0 2 1623">
          <text:p/>
        </draw:connector>
        <draw:frame draw:style-name="gr239" draw:text-style-name="P110" draw:layer="layout" svg:width="2.445cm" svg:height="1.276cm" svg:x="4.132cm" svg:y="1.635cm">
          <draw:text-box>
            <text:p><text:span text:style-name="T50">2000s</text:span></text:p>
          </draw:text-box>
        </draw:frame>
        <draw:custom-shape draw:style-name="gr240" draw:text-style-name="P109" xml:id="id140" draw:id="id140" draw:layer="layout" svg:width="2.794cm" svg:height="1.651cm" svg:x="3.032cm" svg:y="6.842cm">
          <text:p text:style-name="P108"><text:span text:style-name="T36">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4" draw:text-style-name="P94" draw:layer="layout" draw:type="line" svg:x1="3.441cm" svg:y1="7.083cm" svg:x2="2.222cm" svg:y2="5.645cm" draw:start-shape="id140" draw:start-glue-point="5" draw:end-shape="id143" draw:end-glue-point="2" svg:d="M3441 7083l-1219-1438" svg:viewBox="0 0 1220 1439">
          <text:p/>
        </draw:connector>
        <draw:custom-shape draw:style-name="gr233" draw:text-style-name="P109" xml:id="id144" draw:id="id144" draw:layer="layout" svg:width="1.397cm" svg:height="1.651cm" svg:x="3.731cm" svg:y="3.994cm">
          <text:p text:style-name="P108"><text:span text:style-name="T36">P1</text:span></text:p>
          <draw:enhanced-geometry svg:viewBox="0 0 21600 21600" draw:type="rectangle" draw:enhanced-path="M 0 0 L 21600 0 21600 21600 0 21600 0 0 Z N"/>
        </draw:custom-shape>
        <draw:connector draw:style-name="gr204" draw:text-style-name="P94" draw:layer="layout" draw:type="line" svg:x1="4.429cm" svg:y1="6.842cm" svg:x2="4.429cm" svg:y2="5.645cm" draw:start-shape="id140" draw:start-glue-point="4" draw:end-shape="id144" draw:end-glue-point="2" svg:d="M4429 6842v-1197" svg:viewBox="0 0 1 1198">
          <text:p/>
        </draw:connector>
        <draw:custom-shape draw:style-name="gr241" draw:text-style-name="P109" xml:id="id145" draw:id="id145" draw:layer="layout" svg:width="2.905cm" svg:height="1.778cm" svg:x="6.477cm" svg:y="9.716cm">
          <text:p text:style-name="P108"><text:span text:style-name="T36">Schem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04" draw:text-style-name="P94" draw:layer="layout" draw:type="line" svg:x1="7.93cm" svg:y1="9.716cm" svg:x2="5.417cm" svg:y2="8.252cm" draw:start-shape="id145" draw:start-glue-point="5" draw:end-shape="id140" draw:end-glue-point="9" svg:d="M7930 9716l-2513-1464" svg:viewBox="0 0 2514 1465">
          <text:p/>
        </draw:connector>
        <draw:connector draw:style-name="gr204" draw:text-style-name="P94" draw:layer="layout" draw:type="line" svg:x1="7.93cm" svg:y1="11.494cm" svg:x2="5.382cm" svg:y2="12.683cm" draw:start-shape="id145" draw:start-glue-point="7" draw:end-shape="id142" draw:end-glue-point="9" svg:d="M7930 11494l-2548 1189" svg:viewBox="0 0 2549 1190">
          <text:p/>
        </draw:connector>
      </draw:page>
      <draw:page draw:name="page20" draw:style-name="dp2" draw:master-page-name="Default">
        <draw:custom-shape draw:name="Freeform 6" draw:style-name="gr242" draw:text-style-name="P111" draw:layer="layout" svg:width="14.242cm" svg:height="14.639cm" svg:x="5.579cm" svg:y="2.14cm">
          <text:p/>
          <draw:enhanced-geometry draw:mirror-horizontal="false" draw:mirror-vertical="false" svg:viewBox="0 0 0 0" drawooo:sub-view-size="5478905 5688820" draw:text-areas="0 0 ?f32 ?f33" draw:type="ooxml-non-primitive" draw:enhanced-path="M 1813810 82446 C 1801318 84944 1788420 85913 1776335 89941 1765735 93474 1746354 104931 1746354 104931 L 824459 434714 0 1828800 C 2498 2261016 4997 2693233 7495 3125449 60298 3444783 386266 3855950 157397 4084819 L 1678899 5141626 C 2420882 5151653 3380229 5688820 3904938 5164111 L 4954249 4122295 5478905 2525842 5029200 1484026 4826833 457200 3904938 0 2480872 104931 1813810 82446 Z N">
            <draw:equation draw:name="f0" draw:formula="1813810*logwidth/5478905"/>
            <draw:equation draw:name="f1" draw:formula="82446*logheight/5688820"/>
            <draw:equation draw:name="f2" draw:formula="1776335*logwidth/5478905"/>
            <draw:equation draw:name="f3" draw:formula="89941*logheight/5688820"/>
            <draw:equation draw:name="f4" draw:formula="1746354*logwidth/5478905"/>
            <draw:equation draw:name="f5" draw:formula="104931*logheight/5688820"/>
            <draw:equation draw:name="f6" draw:formula="824459*logwidth/5478905"/>
            <draw:equation draw:name="f7" draw:formula="434714*logheight/5688820"/>
            <draw:equation draw:name="f8" draw:formula="0*logwidth/5478905"/>
            <draw:equation draw:name="f9" draw:formula="1828800*logheight/5688820"/>
            <draw:equation draw:name="f10" draw:formula="7495*logwidth/5478905"/>
            <draw:equation draw:name="f11" draw:formula="3125449*logheight/5688820"/>
            <draw:equation draw:name="f12" draw:formula="157397*logwidth/5478905"/>
            <draw:equation draw:name="f13" draw:formula="4084819*logheight/5688820"/>
            <draw:equation draw:name="f14" draw:formula="1678899*logwidth/5478905"/>
            <draw:equation draw:name="f15" draw:formula="5141626*logheight/5688820"/>
            <draw:equation draw:name="f16" draw:formula="3904938*logwidth/5478905"/>
            <draw:equation draw:name="f17" draw:formula="5164111*logheight/5688820"/>
            <draw:equation draw:name="f18" draw:formula="4954249*logwidth/5478905"/>
            <draw:equation draw:name="f19" draw:formula="4122295*logheight/5688820"/>
            <draw:equation draw:name="f20" draw:formula="5478905*logwidth/5478905"/>
            <draw:equation draw:name="f21" draw:formula="2525842*logheight/5688820"/>
            <draw:equation draw:name="f22" draw:formula="5029200*logwidth/5478905"/>
            <draw:equation draw:name="f23" draw:formula="1484026*logheight/5688820"/>
            <draw:equation draw:name="f24" draw:formula="4826833*logwidth/5478905"/>
            <draw:equation draw:name="f25" draw:formula="457200*logheight/5688820"/>
            <draw:equation draw:name="f26" draw:formula="3904938*logwidth/5478905"/>
            <draw:equation draw:name="f27" draw:formula="0*logheight/5688820"/>
            <draw:equation draw:name="f28" draw:formula="2480872*logwidth/5478905"/>
            <draw:equation draw:name="f29" draw:formula="104931*logheight/5688820"/>
            <draw:equation draw:name="f30" draw:formula="1813810*logwidth/5478905"/>
            <draw:equation draw:name="f31" draw:formula="82446*logheight/5688820"/>
            <draw:equation draw:name="f32" draw:formula="logwidth"/>
            <draw:equation draw:name="f33" draw:formula="logheight"/>
          </draw:enhanced-geometry>
        </draw:custom-shape>
        <draw:custom-shape draw:name="Freeform 7" draw:style-name="gr243" draw:text-style-name="P111" draw:layer="layout" svg:width="14.507cm" svg:height="13.749cm" svg:x="5.447cm" svg:y="2.585cm">
          <text:p/>
          <draw:enhanced-geometry draw:mirror-horizontal="false" draw:mirror-vertical="false" svg:viewBox="0 0 0 0" drawooo:sub-view-size="5580561 5343993" draw:text-areas="0 0 ?f22 ?f23" draw:type="ooxml-non-primitive" draw:enhanced-path="M 1311639 284813 C 990385 428998 509761 412078 352268 727022 233147 1031162 0 1314786 0 1641422 L 284813 4362137 C 1349771 5117426 909750 5111645 1371600 5111645 L 3117954 5343993 4961744 4512039 5321508 2623278 C 5191304 1964744 5580561 652072 4909278 652072 L 3402767 0 1311639 284813 Z N">
            <draw:equation draw:name="f0" draw:formula="1311639*logwidth/5580561"/>
            <draw:equation draw:name="f1" draw:formula="284813*logheight/5343993"/>
            <draw:equation draw:name="f2" draw:formula="352268*logwidth/5580561"/>
            <draw:equation draw:name="f3" draw:formula="727022*logheight/5343993"/>
            <draw:equation draw:name="f4" draw:formula="0*logwidth/5580561"/>
            <draw:equation draw:name="f5" draw:formula="1641422*logheight/5343993"/>
            <draw:equation draw:name="f6" draw:formula="284813*logwidth/5580561"/>
            <draw:equation draw:name="f7" draw:formula="4362137*logheight/5343993"/>
            <draw:equation draw:name="f8" draw:formula="1371600*logwidth/5580561"/>
            <draw:equation draw:name="f9" draw:formula="5111645*logheight/5343993"/>
            <draw:equation draw:name="f10" draw:formula="3117954*logwidth/5580561"/>
            <draw:equation draw:name="f11" draw:formula="5343993*logheight/5343993"/>
            <draw:equation draw:name="f12" draw:formula="4961744*logwidth/5580561"/>
            <draw:equation draw:name="f13" draw:formula="4512039*logheight/5343993"/>
            <draw:equation draw:name="f14" draw:formula="5321508*logwidth/5580561"/>
            <draw:equation draw:name="f15" draw:formula="2623278*logheight/5343993"/>
            <draw:equation draw:name="f16" draw:formula="4909278*logwidth/5580561"/>
            <draw:equation draw:name="f17" draw:formula="652072*logheight/5343993"/>
            <draw:equation draw:name="f18" draw:formula="3402767*logwidth/5580561"/>
            <draw:equation draw:name="f19" draw:formula="0*logheight/5343993"/>
            <draw:equation draw:name="f20" draw:formula="1311639*logwidth/5580561"/>
            <draw:equation draw:name="f21" draw:formula="284813*logheight/5343993"/>
            <draw:equation draw:name="f22" draw:formula="logwidth"/>
            <draw:equation draw:name="f23" draw:formula="logheight"/>
          </draw:enhanced-geometry>
        </draw:custom-shape>
        <draw:custom-shape draw:name="Oval 5" draw:style-name="gr244" draw:text-style-name="P111" draw:layer="layout" svg:width="15.451cm" svg:height="13.334cm" svg:x="4.975cm" svg:y="2.7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" draw:style-name="gr245" draw:text-style-name="P113" draw:layer="layout" svg:width="5.714cm" svg:height="1.945cm" svg:x="18.416cm" svg:y="2.387cm">
          <text:p text:style-name="P112"><text:span text:style-name="T51">Desired inputs (goal domai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46" draw:text-style-name="P113" draw:layer="layout" svg:width="7.196cm" svg:height="1.945cm" svg:x="12.066cm" svg:y="6.408cm">
          <text:p text:style-name="P112"><text:span text:style-name="T51">Described inputs (specified domai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47" draw:text-style-name="P113" draw:layer="layout" svg:width="8.254cm" svg:height="1.945cm" svg:x="0.213cm" svg:y="14.452cm">
          <text:p text:style-name="P112"><text:span text:style-name="T51">Accepted inputs (implemented domai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21" draw:style-name="dp2" draw:master-page-name="Default">
        <draw:custom-shape draw:name="Donut 11" draw:style-name="gr248" draw:text-style-name="P114" draw:layer="layout" svg:width="17.144cm" svg:height="15.027cm" svg:x="3.991cm" svg:y="2.434cm">
          <text:p/>
          <draw:enhanced-geometry draw:mirror-horizontal="false" draw:mirror-vertical="false" svg:viewBox="0 0 0 0" draw:text-areas="?f10 ?f13 ?f11 ?f14" draw:type="ooxml-donut" draw:modifiers="13806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position="?f2 ?f12" draw:handle-radius-range-maximum="50000" draw:handle-radius-range-minimum="0"/>
          </draw:enhanced-geometry>
        </draw:custom-shape>
        <draw:custom-shape draw:name="Freeform 6" draw:style-name="gr242" draw:text-style-name="P115" draw:layer="layout" svg:width="14.242cm" svg:height="14.639cm" svg:x="5.547cm" svg:y="3.034cm">
          <text:p/>
          <draw:enhanced-geometry draw:mirror-horizontal="false" draw:mirror-vertical="false" svg:viewBox="0 0 0 0" drawooo:sub-view-size="5478905 5688820" draw:text-areas="0 0 ?f32 ?f33" draw:type="ooxml-non-primitive" draw:enhanced-path="M 1813810 82446 C 1801318 84944 1788420 85913 1776335 89941 1765735 93474 1746354 104931 1746354 104931 L 824459 434714 0 1828800 C 2498 2261016 4997 2693233 7495 3125449 60298 3444783 386266 3855950 157397 4084819 L 1678899 5141626 C 2420882 5151653 3380229 5688820 3904938 5164111 L 4954249 4122295 5478905 2525842 5029200 1484026 4826833 457200 3904938 0 2480872 104931 1813810 82446 Z N">
            <draw:equation draw:name="f0" draw:formula="1813810*logwidth/5478905"/>
            <draw:equation draw:name="f1" draw:formula="82446*logheight/5688820"/>
            <draw:equation draw:name="f2" draw:formula="1776335*logwidth/5478905"/>
            <draw:equation draw:name="f3" draw:formula="89941*logheight/5688820"/>
            <draw:equation draw:name="f4" draw:formula="1746354*logwidth/5478905"/>
            <draw:equation draw:name="f5" draw:formula="104931*logheight/5688820"/>
            <draw:equation draw:name="f6" draw:formula="824459*logwidth/5478905"/>
            <draw:equation draw:name="f7" draw:formula="434714*logheight/5688820"/>
            <draw:equation draw:name="f8" draw:formula="0*logwidth/5478905"/>
            <draw:equation draw:name="f9" draw:formula="1828800*logheight/5688820"/>
            <draw:equation draw:name="f10" draw:formula="7495*logwidth/5478905"/>
            <draw:equation draw:name="f11" draw:formula="3125449*logheight/5688820"/>
            <draw:equation draw:name="f12" draw:formula="157397*logwidth/5478905"/>
            <draw:equation draw:name="f13" draw:formula="4084819*logheight/5688820"/>
            <draw:equation draw:name="f14" draw:formula="1678899*logwidth/5478905"/>
            <draw:equation draw:name="f15" draw:formula="5141626*logheight/5688820"/>
            <draw:equation draw:name="f16" draw:formula="3904938*logwidth/5478905"/>
            <draw:equation draw:name="f17" draw:formula="5164111*logheight/5688820"/>
            <draw:equation draw:name="f18" draw:formula="4954249*logwidth/5478905"/>
            <draw:equation draw:name="f19" draw:formula="4122295*logheight/5688820"/>
            <draw:equation draw:name="f20" draw:formula="5478905*logwidth/5478905"/>
            <draw:equation draw:name="f21" draw:formula="2525842*logheight/5688820"/>
            <draw:equation draw:name="f22" draw:formula="5029200*logwidth/5478905"/>
            <draw:equation draw:name="f23" draw:formula="1484026*logheight/5688820"/>
            <draw:equation draw:name="f24" draw:formula="4826833*logwidth/5478905"/>
            <draw:equation draw:name="f25" draw:formula="457200*logheight/5688820"/>
            <draw:equation draw:name="f26" draw:formula="3904938*logwidth/5478905"/>
            <draw:equation draw:name="f27" draw:formula="0*logheight/5688820"/>
            <draw:equation draw:name="f28" draw:formula="2480872*logwidth/5478905"/>
            <draw:equation draw:name="f29" draw:formula="104931*logheight/5688820"/>
            <draw:equation draw:name="f30" draw:formula="1813810*logwidth/5478905"/>
            <draw:equation draw:name="f31" draw:formula="82446*logheight/5688820"/>
            <draw:equation draw:name="f32" draw:formula="logwidth"/>
            <draw:equation draw:name="f33" draw:formula="logheight"/>
          </draw:enhanced-geometry>
        </draw:custom-shape>
        <draw:custom-shape draw:name="Freeform 7" draw:style-name="gr243" draw:text-style-name="P115" draw:layer="layout" svg:width="14.507cm" svg:height="13.749cm" svg:x="5.415cm" svg:y="3.479cm">
          <text:p/>
          <draw:enhanced-geometry draw:mirror-horizontal="false" draw:mirror-vertical="false" svg:viewBox="0 0 0 0" drawooo:sub-view-size="5580561 5343993" draw:text-areas="0 0 ?f22 ?f23" draw:type="ooxml-non-primitive" draw:enhanced-path="M 1311639 284813 C 990385 428998 509761 412078 352268 727022 233147 1031162 0 1314786 0 1641422 L 284813 4362137 C 1349771 5117426 909750 5111645 1371600 5111645 L 3117954 5343993 4961744 4512039 5321508 2623278 C 5191304 1964744 5580561 652072 4909278 652072 L 3402767 0 1311639 284813 Z N">
            <draw:equation draw:name="f0" draw:formula="1311639*logwidth/5580561"/>
            <draw:equation draw:name="f1" draw:formula="284813*logheight/5343993"/>
            <draw:equation draw:name="f2" draw:formula="352268*logwidth/5580561"/>
            <draw:equation draw:name="f3" draw:formula="727022*logheight/5343993"/>
            <draw:equation draw:name="f4" draw:formula="0*logwidth/5580561"/>
            <draw:equation draw:name="f5" draw:formula="1641422*logheight/5343993"/>
            <draw:equation draw:name="f6" draw:formula="284813*logwidth/5580561"/>
            <draw:equation draw:name="f7" draw:formula="4362137*logheight/5343993"/>
            <draw:equation draw:name="f8" draw:formula="1371600*logwidth/5580561"/>
            <draw:equation draw:name="f9" draw:formula="5111645*logheight/5343993"/>
            <draw:equation draw:name="f10" draw:formula="3117954*logwidth/5580561"/>
            <draw:equation draw:name="f11" draw:formula="5343993*logheight/5343993"/>
            <draw:equation draw:name="f12" draw:formula="4961744*logwidth/5580561"/>
            <draw:equation draw:name="f13" draw:formula="4512039*logheight/5343993"/>
            <draw:equation draw:name="f14" draw:formula="5321508*logwidth/5580561"/>
            <draw:equation draw:name="f15" draw:formula="2623278*logheight/5343993"/>
            <draw:equation draw:name="f16" draw:formula="4909278*logwidth/5580561"/>
            <draw:equation draw:name="f17" draw:formula="652072*logheight/5343993"/>
            <draw:equation draw:name="f18" draw:formula="3402767*logwidth/5580561"/>
            <draw:equation draw:name="f19" draw:formula="0*logheight/5343993"/>
            <draw:equation draw:name="f20" draw:formula="1311639*logwidth/5580561"/>
            <draw:equation draw:name="f21" draw:formula="284813*logheight/5343993"/>
            <draw:equation draw:name="f22" draw:formula="logwidth"/>
            <draw:equation draw:name="f23" draw:formula="logheight"/>
          </draw:enhanced-geometry>
        </draw:custom-shape>
        <draw:custom-shape draw:name="Oval 5" draw:style-name="gr244" draw:text-style-name="P115" draw:layer="layout" svg:width="15.451cm" svg:height="13.334cm" svg:x="4.943cm" svg:y="3.6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" draw:style-name="gr249" draw:text-style-name="P113" draw:layer="layout" svg:width="4.867cm" svg:height="1.098cm" svg:x="18.172cm" svg:y="3.281cm">
          <text:p text:style-name="P112"><text:span text:style-name="T51">goal do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50" draw:text-style-name="P113" draw:layer="layout" svg:width="6.349cm" svg:height="1.098cm" svg:x="12.881cm" svg:y="7.302cm">
          <text:p text:style-name="P112"><text:span text:style-name="T51">specified do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51" draw:text-style-name="P113" draw:layer="layout" svg:width="7.831cm" svg:height="1.098cm" svg:x="0.604cm" svg:y="15.346cm">
          <text:p text:style-name="P112"><text:span text:style-name="T51">implemented do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52" draw:text-style-name="P116" draw:layer="layout" svg:width="24.112cm" svg:height="2.957cm" svg:x="0.604cm" svg:y="10.477cm">
          <text:p text:style-name="P112"><text:span text:style-name="T52">This region is a rich source of software errors 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ill Sans MT" svg:font-family="'Gill Sans MT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modern" style:font-pitch="variable"/>
    <style:font-face style:name="Noto Sans CJK SC1" svg:font-family="'Noto Sans CJK SC'" style:font-pitch="variable"/>
    <style:font-face style:name="Noto Sans CJK SC2" svg:font-family="'Noto Sans CJK SC'" style:font-family-generic="system" style:font-pitch="variable"/>
    <style:font-face style:name="Roboto" svg:font-family="Roboto" style:font-pitch="variable"/>
    <style:font-face style:name="Roboto Condensed" svg:font-family="'Roboto Condensed'" style:font-pitch="variable"/>
    <style:font-face style:name="Roboto Slab" svg:font-family="'Roboto Slab'" style:font-pitch="variable"/>
    <style:font-face style:name="Roboto Slab1" svg:font-family="'Roboto Slab'" style:font-family-generic="swiss" style:font-pitch="variable"/>
    <style:font-face style:name="宋体" svg:font-family="宋体" style:font-pitch="variable"/>
    <style:font-face style:name="宋体1" svg:font-family="宋体" style:font-family-generic="modern" style:font-pitch="variable"/>
    <style:font-face style:name="宋体2" svg:font-family="宋体" style:font-family-generic="modern"/>
    <style:font-face style:name="宋体3" svg:font-family="宋体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Triangle_20_unfilled" draw:display-name="Triangle unfilled" svg:viewBox="0 0 3000 3000" svg:d="M1500 0l1500 3000h-3000zM1500 447l-1176 2353h2353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051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111111" draw:marker-end-width="0.356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14T18:32:56.611099297</meta:creation-date>
    <dc:date>2022-03-30T10:53:37.202387838</dc:date>
    <meta:editing-duration>PT8H45M8S</meta:editing-duration>
    <meta:editing-cycles>25</meta:editing-cycles>
    <meta:generator>LibreOffice/7.2.5.2$Linux_X86_64 LibreOffice_project/20$Build-2</meta:generator>
    <meta:document-statistic meta:object-count="651"/>
  </office:meta>
</office:document-meta>
</file>